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F1]=1)" style:apply-style-name="Untitled1" style:base-cell-address="Sheet1.D1"/>
    </style:style>
    <style:style style:name="ce5" style:family="table-cell" style:parent-style-name="Default">
      <style:map style:condition="is-true-formula([.$F1]=1)" style:apply-style-name="Untitled1" style:base-cell-address="Sheet1.D1"/>
    </style:style>
    <style:style style:name="ce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F1]=1)" style:apply-style-name="Untitled1" style:base-cell-address="Sheet1.E1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F1]=1)" style:apply-style-name="Untitled1" style:base-cell-address="Sheet1.E1"/>
    </style:style>
    <style:style style:name="ce8" style:family="table-cell" style:parent-style-name="Default" style:data-style-name="N100">
      <style:table-cell-properties fo:wrap-option="no-wrap"/>
      <style:map style:condition="is-true-formula([.$F1]=1)" style:apply-style-name="Untitled1" style:base-cell-address="Sheet1.E1"/>
    </style:style>
    <style:style style:name="ce9" style:family="table-cell" style:parent-style-name="Default" style:data-style-name="N100">
      <style:table-cell-properties fo:wrap-option="no-wrap"/>
    </style:style>
    <style:style style:name="ce10" style:family="table-cell" style:parent-style-name="Default" style:data-style-name="N99"/>
    <style:style style:name="ce22" style:family="table-cell" style:parent-style-name="Default" style:data-style-name="N99">
      <style:map style:condition="is-true-formula([.$F1]=1)" style:apply-style-name="Untitled1" style:base-cell-address="Sheet1.E1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5"/>
        <table:table-column table:style-name="co1" table:default-cell-style-name="ce9"/>
        <table:table-column table:style-name="co4" table:default-cell-style-name="ce9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xNumber</text:p>
          </table:table-cell>
          <table:table-cell table:style-name="ce1" office:value-type="string" calcext:value-type="string">
            <text:p>Species</text:p>
          </table:table-cell>
          <table:table-cell table:style-name="ce4" office:value-type="string" calcext:value-type="string">
            <text:p>ExtraInfo</text:p>
          </table:table-cell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IsDuplicateImage</text:p>
          </table:table-cell>
          <table:table-cell office:value-type="string" calcext:value-type="string">
            <text:p>Generation</text:p>
          </table:table-cell>
          <table:table-cell table:style-name="ce10" office:value-type="string" calcext:value-type="string">
            <text:p>Starter</text:p>
          </table:table-cell>
          <table:table-cell table:style-name="ce10" office:value-type="string" calcext:value-type="string">
            <text:p>Fossil</text:p>
          </table:table-cell>
          <table:table-cell table:style-name="ce10" office:value-type="string" calcext:value-type="string">
            <text:p>Baby</text:p>
          </table:table-cell>
          <table:table-cell table:style-name="ce10" office:value-type="string" calcext:value-type="string">
            <text:p>Legendary</text:p>
          </table:table-cell>
          <table:table-cell table:style-name="ce10" office:value-type="string" calcext:value-type="string">
            <text:p>Mythical</text:p>
          </table:table-cell>
          <table:table-cell table:style-name="ce10" office:value-type="string" calcext:value-type="string">
            <text:p>UltraBeast</text:p>
          </table:table-cell>
          <table:table-cell table:style-name="ce10" office:value-type="string" calcext:value-type="string">
            <text:p>Paradox</text:p>
          </table:table-cell>
          <table:table-cell office:value-type="string" calcext:value-type="string">
            <text:p>Glitch</text:p>
          </table:table-cell>
          <table:table-cell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M (00)</text:p>
          </table:table-cell>
          <table:table-cell table:style-name="ce4" office:value-type="string" calcext:value-type="string">
            <text:p>Index: 000</text:p>
          </table:table-cell>
          <table:table-cell table:style-name="ce6" office:value-type="string" calcext:value-type="string">
            <text:p>https://archives.bulbagarden.net/media/upload/9/98/Missingno_RB.png</text:p>
          </table:table-cell>
          <table:table-cell table:style-name="ce10" table:formula="of:=AND(NOT(ISBLANK([.E2])); COUNTIF([.E:.E]; &quot;=&quot; &amp; [.E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issingNo.</text:p>
          </table:table-cell>
          <table:table-cell table:style-name="ce4" office:value-type="string" calcext:value-type="string">
            <text:p>Index: Many</text:p>
          </table:table-cell>
          <table:table-cell table:style-name="ce6" office:value-type="string" calcext:value-type="string">
            <text:p>https://archives.bulbagarden.net/media/upload/b/b7/Missingno.png</text:p>
          </table:table-cell>
          <table:table-cell table:style-name="ce10" table:formula="of:=AND(NOT(ISBLANK([.E3])); COUNTIF([.E:.E]; &quot;=&quot; &amp; [.E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3TrainerPoké $</text:p>
          </table:table-cell>
          <table:table-cell table:style-name="ce4"/>
          <table:table-cell table:style-name="ce7" office:value-type="string" calcext:value-type="string">
            <text:p>https://archives.bulbagarden.net/media/upload/3/3b/YGlitch176.png</text:p>
          </table:table-cell>
          <table:table-cell table:style-name="ce10" table:formula="of:=AND(NOT(ISBLANK([.E4])); COUNTIF([.E:.E]; &quot;=&quot; &amp; [.E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▶ A</text:p>
          </table:table-cell>
          <table:table-cell table:style-name="ce4" office:value-type="string" calcext:value-type="string">
            <text:p>Index: 191</text:p>
          </table:table-cell>
          <table:table-cell table:style-name="ce7" office:value-type="string" calcext:value-type="string">
            <text:p>https://archives.bulbagarden.net/media/upload/b/b3/RBGlitch250.png</text:p>
          </table:table-cell>
          <table:table-cell table:style-name="ce10" table:formula="of:=AND(NOT(ISBLANK([.E5])); COUNTIF([.E:.E]; &quot;=&quot; &amp; [.E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 4</text:p>
          </table:table-cell>
          <table:table-cell table:style-name="ce4" office:value-type="string" calcext:value-type="string">
            <text:p>Index: 191</text:p>
          </table:table-cell>
          <table:table-cell table:style-name="ce7" office:value-type="string" calcext:value-type="string">
            <text:p>https://archives.bulbagarden.net/media/upload/3/39/YGlitch250.png</text:p>
          </table:table-cell>
          <table:table-cell table:style-name="ce10" table:formula="of:=AND(NOT(ISBLANK([.E6])); COUNTIF([.E:.E]; &quot;=&quot; &amp; [.E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Index: 192</text:p>
          </table:table-cell>
          <table:table-cell table:style-name="ce6" office:value-type="string" calcext:value-type="string">
            <text:p>https://archives.bulbagarden.net/media/upload/0/0d/RBGlitch061.png</text:p>
          </table:table-cell>
          <table:table-cell table:style-name="ce10" table:formula="of:=AND(NOT(ISBLANK([.E7])); COUNTIF([.E:.E]; &quot;=&quot; &amp; [.E7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 4 Hy</text:p>
          </table:table-cell>
          <table:table-cell table:style-name="ce4"/>
          <table:table-cell table:style-name="ce6" office:value-type="string" calcext:value-type="string">
            <text:p>https://archives.bulbagarden.net/media/upload/2/29/YGlitch080.png</text:p>
          </table:table-cell>
          <table:table-cell table:style-name="ce10" table:formula="of:=AND(NOT(ISBLANK([.E8])); COUNTIF([.E:.E]; &quot;=&quot; &amp; [.E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C1)</text:p>
          </table:table-cell>
          <table:table-cell table:style-name="ce4" office:value-type="string" calcext:value-type="string">
            <text:p>Index: 193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9])); COUNTIF([.E:.E]; &quot;=&quot; &amp; [.E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♀ .</text:p>
          </table:table-cell>
          <table:table-cell table:style-name="ce4"/>
          <table:table-cell table:style-name="ce6" office:value-type="string" calcext:value-type="string">
            <text:p>https://archives.bulbagarden.net/media/upload/4/42/YGlitch_193.png</text:p>
          </table:table-cell>
          <table:table-cell table:style-name="ce10" table:formula="of:=AND(NOT(ISBLANK([.E10])); COUNTIF([.E:.E]; &quot;=&quot; &amp; [.E1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.4</text:p>
          </table:table-cell>
          <table:table-cell table:style-name="ce4" office:value-type="string" calcext:value-type="string">
            <text:p>Index: 194</text:p>
          </table:table-cell>
          <table:table-cell table:style-name="ce6" office:value-type="string" calcext:value-type="string">
            <text:p>https://archives.bulbagarden.net/media/upload/6/6f/RBGlitch234.png</text:p>
          </table:table-cell>
          <table:table-cell table:style-name="ce10" table:formula="of:=AND(NOT(ISBLANK([.E11])); COUNTIF([.E:.E]; &quot;=&quot; &amp; [.E1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PkMnp' '</text:p>
          </table:table-cell>
          <table:table-cell table:style-name="ce4"/>
          <table:table-cell table:style-name="ce6" office:value-type="string" calcext:value-type="string">
            <text:p>https://archives.bulbagarden.net/media/upload/e/e7/YGlitch230.png</text:p>
          </table:table-cell>
          <table:table-cell table:style-name="ce10" table:formula="of:=AND(NOT(ISBLANK([.E12])); COUNTIF([.E:.E]; &quot;=&quot; &amp; [.E1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 POKé</text:p>
          </table:table-cell>
          <table:table-cell table:style-name="ce4"/>
          <table:table-cell table:style-name="ce6" office:value-type="string" calcext:value-type="string">
            <text:p>https://archives.bulbagarden.net/media/upload/7/79/RBGlitch064.png</text:p>
          </table:table-cell>
          <table:table-cell table:style-name="ce10" table:formula="of:=AND(NOT(ISBLANK([.E13])); COUNTIF([.E:.E]; &quot;=&quot; &amp; [.E1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 Z4</text:p>
          </table:table-cell>
          <table:table-cell/>
          <table:table-cell table:style-name="ce8" office:value-type="string" calcext:value-type="string">
            <text:p>https://archives.bulbagarden.net/media/upload/b/bd/YGlitch015.png</text:p>
          </table:table-cell>
          <table:table-cell table:style-name="ce10" table:formula="of:=AND(NOT(ISBLANK([.E14])); COUNTIF([.E:.E]; &quot;=&quot; &amp; [.E1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kéWTrainer</text:p>
          </table:table-cell>
          <table:table-cell table:style-name="ce4" office:value-type="string" calcext:value-type="string">
            <text:p>Index: 196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15])); COUNTIF([.E:.E]; &quot;=&quot; &amp; [.E1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X ゥ- xゥ,</text:p>
          </table:table-cell>
          <table:table-cell table:style-name="ce4" office:value-type="string" calcext:value-type="string">
            <text:p>Index: 196</text:p>
          </table:table-cell>
          <table:table-cell table:style-name="ce6" office:value-type="string" calcext:value-type="string">
            <text:p>https://archives.bulbagarden.net/media/upload/0/06/YGlitch203.png</text:p>
          </table:table-cell>
          <table:table-cell table:style-name="ce10" table:formula="of:=AND(NOT(ISBLANK([.E16])); COUNTIF([.E:.E]; &quot;=&quot; &amp; [.E1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(C5)</text:p>
          </table:table-cell>
          <table:table-cell table:style-name="ce4" office:value-type="string" calcext:value-type="string">
            <text:p>Index: 197</text:p>
          </table:table-cell>
          <table:table-cell table:style-name="ce6" office:value-type="string" calcext:value-type="string">
            <text:p>https://archives.bulbagarden.net/media/upload/b/b3/RBGlitch250.png</text:p>
          </table:table-cell>
          <table:table-cell table:style-name="ce10" table:formula="of:=AND(NOT(ISBLANK([.E17])); COUNTIF([.E:.E]; &quot;=&quot; &amp; [.E17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 .</text:p>
          </table:table-cell>
          <table:table-cell table:style-name="ce4"/>
          <table:table-cell table:style-name="ce6" office:value-type="string" calcext:value-type="string">
            <text:p>https://archives.bulbagarden.net/media/upload/f/f7/YGlitch055.png</text:p>
          </table:table-cell>
          <table:table-cell table:style-name="ce10" table:formula="of:=AND(NOT(ISBLANK([.E18])); COUNTIF([.E:.E]; &quot;=&quot; &amp; [.E1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L ゥM 4</text:p>
          </table:table-cell>
          <table:table-cell table:style-name="ce4"/>
          <table:table-cell table:style-name="ce6" office:value-type="string" calcext:value-type="string">
            <text:p>https://archives.bulbagarden.net/media/upload/c/c9/RBGlitch062.png</text:p>
          </table:table-cell>
          <table:table-cell table:style-name="ce10" table:formula="of:=AND(NOT(ISBLANK([.E19])); COUNTIF([.E:.E]; &quot;=&quot; &amp; [.E19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ァ7g</text:p>
          </table:table-cell>
          <table:table-cell table:style-name="ce4"/>
          <table:table-cell table:style-name="ce6" office:value-type="string" calcext:value-type="string">
            <text:p>https://archives.bulbagarden.net/media/upload/0/03/YGlitch079.png</text:p>
          </table:table-cell>
          <table:table-cell table:style-name="ce10" table:formula="of:=AND(NOT(ISBLANK([.E20])); COUNTIF([.E:.E]; &quot;=&quot; &amp; [.E2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♀Pゥ ゥゥT</text:p>
          </table:table-cell>
          <table:table-cell table:style-name="ce4" office:value-type="string" calcext:value-type="string">
            <text:p>Index: 199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21])); COUNTIF([.E:.E]; &quot;=&quot; &amp; [.E2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u</text:p>
          </table:table-cell>
          <table:table-cell table:style-name="ce4"/>
          <table:table-cell table:style-name="ce6" office:value-type="string" calcext:value-type="string">
            <text:p>https://archives.bulbagarden.net/media/upload/1/1c/YGlitch006.png</text:p>
          </table:table-cell>
          <table:table-cell table:style-name="ce10" table:formula="of:=AND(NOT(ISBLANK([.E22])); COUNTIF([.E:.E]; &quot;=&quot; &amp; [.E2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U?</text:p>
          </table:table-cell>
          <table:table-cell table:style-name="ce4" office:value-type="string" calcext:value-type="string">
            <text:p>Index: 200</text:p>
          </table:table-cell>
          <table:table-cell table:style-name="ce6" office:value-type="string" calcext:value-type="string">
            <text:p>https://archives.bulbagarden.net/media/upload/6/6f/RBGlitch234.png</text:p>
          </table:table-cell>
          <table:table-cell table:style-name="ce10" table:formula="of:=AND(NOT(ISBLANK([.E23])); COUNTIF([.E:.E]; &quot;=&quot; &amp; [.E2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 g</text:p>
          </table:table-cell>
          <table:table-cell table:style-name="ce4"/>
          <table:table-cell table:style-name="ce6" office:value-type="string" calcext:value-type="string">
            <text:p>https://archives.bulbagarden.net/media/upload/d/d6/YGlitch000.png</text:p>
          </table:table-cell>
          <table:table-cell table:style-name="ce10" table:formula="of:=AND(NOT(ISBLANK([.E24])); COUNTIF([.E:.E]; &quot;=&quot; &amp; [.E2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◣ゥ 8</text:p>
          </table:table-cell>
          <table:table-cell table:style-name="ce4" office:value-type="string" calcext:value-type="string">
            <text:p>Index: 201</text:p>
          </table:table-cell>
          <table:table-cell table:style-name="ce6" office:value-type="string" calcext:value-type="string">
            <text:p>https://archives.bulbagarden.net/media/upload/a/a6/RBGlitch095.png</text:p>
          </table:table-cell>
          <table:table-cell table:style-name="ce10" table:formula="of:=AND(NOT(ISBLANK([.E25])); COUNTIF([.E:.E]; &quot;=&quot; &amp; [.E2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C4SH</text:p>
          </table:table-cell>
          <table:table-cell table:style-name="ce4" office:value-type="string" calcext:value-type="string">
            <text:p>Index: 202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26])); COUNTIF([.E:.E]; &quot;=&quot; &amp; [.E2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CA)</text:p>
          </table:table-cell>
          <table:table-cell table:style-name="ce4"/>
          <table:table-cell table:style-name="ce6" office:value-type="string" calcext:value-type="string">
            <text:p>https://archives.bulbagarden.net/media/upload/3/37/YGlitch229.png</text:p>
          </table:table-cell>
          <table:table-cell table:style-name="ce10" table:formula="of:=AND(NOT(ISBLANK([.E27])); COUNTIF([.E:.E]; &quot;=&quot; &amp; [.E2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Index: 203</text:p>
          </table:table-cell>
          <table:table-cell table:style-name="ce7" office:value-type="string" calcext:value-type="string">
            <text:p>https://archives.bulbagarden.net/media/upload/f/f6/RBGlitch017.png</text:p>
          </table:table-cell>
          <table:table-cell table:style-name="ce10" table:formula="of:=AND(NOT(ISBLANK([.E28])); COUNTIF([.E:.E]; &quot;=&quot; &amp; [.E28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◣ n</text:p>
          </table:table-cell>
          <table:table-cell table:style-name="ce4"/>
          <table:table-cell table:style-name="ce6" office:value-type="string" calcext:value-type="string">
            <text:p>https://archives.bulbagarden.net/media/upload/7/7c/RBGlitch204.png</text:p>
          </table:table-cell>
          <table:table-cell table:style-name="ce10" table:formula="of:=AND(NOT(ISBLANK([.E29])); COUNTIF([.E:.E]; &quot;=&quot; &amp; [.E29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.8</text:p>
          </table:table-cell>
          <table:table-cell table:style-name="ce4" office:value-type="string" calcext:value-type="string">
            <text:p>Index: 204</text:p>
          </table:table-cell>
          <table:table-cell table:style-name="ce6" office:value-type="string" calcext:value-type="string">
            <text:p>https://archives.bulbagarden.net/media/upload/b/bc/YGlitch206.png</text:p>
          </table:table-cell>
          <table:table-cell table:style-name="ce10" table:formula="of:=AND(NOT(ISBLANK([.E30])); COUNTIF([.E:.E]; &quot;=&quot; &amp; [.E30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. B</text:p>
          </table:table-cell>
          <table:table-cell table:style-name="ce4"/>
          <table:table-cell table:style-name="ce6" office:value-type="string" calcext:value-type="string">
            <text:p>https://archives.bulbagarden.net/media/upload/b/b8/YGlitch009.png</text:p>
          </table:table-cell>
          <table:table-cell table:style-name="ce10" table:formula="of:=AND(NOT(ISBLANK([.E31])); COUNTIF([.E:.E]; &quot;=&quot; &amp; [.E31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▼ W G d</text:p>
          </table:table-cell>
          <table:table-cell table:style-name="ce4"/>
          <table:table-cell table:style-name="ce6" office:value-type="string" calcext:value-type="string">
            <text:p>https://archives.bulbagarden.net/media/upload/f/f7/RBGlitch024.png</text:p>
          </table:table-cell>
          <table:table-cell table:style-name="ce10" table:formula="of:=AND(NOT(ISBLANK([.E32])); COUNTIF([.E:.E]; &quot;=&quot; &amp; [.E3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pゥぁ ゥぇ (CE)</text:p>
          </table:table-cell>
          <table:table-cell table:style-name="ce4" office:value-type="string" calcext:value-type="string">
            <text:p>Index: 206</text:p>
          </table:table-cell>
          <table:table-cell table:style-name="ce6" office:value-type="string" calcext:value-type="string">
            <text:p>https://archives.bulbagarden.net/media/upload/b/bc/YGlitch206.png</text:p>
          </table:table-cell>
          <table:table-cell table:style-name="ce10" table:formula="of:=AND(NOT(ISBLANK([.E33])); COUNTIF([.E:.E]; &quot;=&quot; &amp; [.E3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PkMn4X</text:p>
          </table:table-cell>
          <table:table-cell table:style-name="ce4"/>
          <table:table-cell table:style-name="ce6" office:value-type="string" calcext:value-type="string">
            <text:p>https://archives.bulbagarden.net/media/upload/8/83/RBGlitch207.png</text:p>
          </table:table-cell>
          <table:table-cell table:style-name="ce10" table:formula="of:=AND(NOT(ISBLANK([.E34])); COUNTIF([.E:.E]; &quot;=&quot; &amp; [.E3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, ゥァ (CF)</text:p>
          </table:table-cell>
          <table:table-cell table:style-name="ce4" office:value-type="string" calcext:value-type="string">
            <text:p>Index: 207</text:p>
          </table:table-cell>
          <table:table-cell table:style-name="ce6" office:value-type="string" calcext:value-type="string">
            <text:p>https://archives.bulbagarden.net/media/upload/3/34/CF_Hex_Yellow.png</text:p>
          </table:table-cell>
          <table:table-cell table:style-name="ce10" table:formula="of:=AND(NOT(ISBLANK([.E35])); COUNTIF([.E:.E]; &quot;=&quot; &amp; [.E35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PkMn T</text:p>
          </table:table-cell>
          <table:table-cell table:style-name="ce4" office:value-type="string" calcext:value-type="string">
            <text:p>Index: 208</text:p>
          </table:table-cell>
          <table:table-cell table:style-name="ce6" office:value-type="string" calcext:value-type="string">
            <text:p>https://archives.bulbagarden.net/media/upload/b/b3/RBGlitch250.png</text:p>
          </table:table-cell>
          <table:table-cell table:style-name="ce10" table:formula="of:=AND(NOT(ISBLANK([.E36])); COUNTIF([.E:.E]; &quot;=&quot; &amp; [.E3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'</text:p>
          </table:table-cell>
          <table:table-cell table:style-name="ce4"/>
          <table:table-cell table:style-name="ce6" office:value-type="string" calcext:value-type="string">
            <text:p>https://archives.bulbagarden.net/media/upload/e/ea/YGlitch093.png</text:p>
          </table:table-cell>
          <table:table-cell table:style-name="ce10" table:formula="of:=AND(NOT(ISBLANK([.E37])); COUNTIF([.E:.E]; &quot;=&quot; &amp; [.E3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B 8 4 8</text:p>
          </table:table-cell>
          <table:table-cell table:style-name="ce4"/>
          <table:table-cell table:style-name="ce6" office:value-type="string" calcext:value-type="string">
            <text:p>https://archives.bulbagarden.net/media/upload/7/71/RBGlitch072.png</text:p>
          </table:table-cell>
          <table:table-cell table:style-name="ce10" table:formula="of:=AND(NOT(ISBLANK([.E38])); COUNTIF([.E:.E]; &quot;=&quot; &amp; [.E3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 ァ h</text:p>
          </table:table-cell>
          <table:table-cell table:style-name="ce4"/>
          <table:table-cell table:style-name="ce6" office:value-type="string" calcext:value-type="string">
            <text:p>https://archives.bulbagarden.net/media/upload/1/19/YGlitch084.png</text:p>
          </table:table-cell>
          <table:table-cell table:style-name="ce10" table:formula="of:=AND(NOT(ISBLANK([.E39])); COUNTIF([.E:.E]; &quot;=&quot; &amp; [.E39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'</text:p>
          </table:table-cell>
          <table:table-cell table:style-name="ce4" office:value-type="string" calcext:value-type="string">
            <text:p>Index: 210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40])); COUNTIF([.E:.E]; &quot;=&quot; &amp; [.E40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 p'u ゥ</text:p>
          </table:table-cell>
          <table:table-cell table:style-name="ce4" office:value-type="string" calcext:value-type="string">
            <text:p>Index: 211</text:p>
          </table:table-cell>
          <table:table-cell table:style-name="ce6" office:value-type="string" calcext:value-type="string">
            <text:p>https://archives.bulbagarden.net/media/upload/6/6f/RBGlitch234.png</text:p>
          </table:table-cell>
          <table:table-cell table:style-name="ce10" table:formula="of:=AND(NOT(ISBLANK([.E41])); COUNTIF([.E:.E]; &quot;=&quot; &amp; [.E4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ゥ)</text:p>
          </table:table-cell>
          <table:table-cell table:style-name="ce4"/>
          <table:table-cell table:style-name="ce6" office:value-type="string" calcext:value-type="string">
            <text:p>https://archives.bulbagarden.net/media/upload/4/47/YGlitch128.png</text:p>
          </table:table-cell>
          <table:table-cell table:style-name="ce10" table:formula="of:=AND(NOT(ISBLANK([.E42])); COUNTIF([.E:.E]; &quot;=&quot; &amp; [.E4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ゥ G</text:p>
          </table:table-cell>
          <table:table-cell table:style-name="ce4"/>
          <table:table-cell table:style-name="ce6" office:value-type="string" calcext:value-type="string">
            <text:p>https://archives.bulbagarden.net/media/upload/0/0b/RBGlitch094.png</text:p>
          </table:table-cell>
          <table:table-cell table:style-name="ce10" table:formula="of:=AND(NOT(ISBLANK([.E43])); COUNTIF([.E:.E]; &quot;=&quot; &amp; [.E4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D4)</text:p>
          </table:table-cell>
          <table:table-cell table:style-name="ce4" office:value-type="string" calcext:value-type="string">
            <text:p>Index: 212</text:p>
          </table:table-cell>
          <table:table-cell table:style-name="ce6" office:value-type="string" calcext:value-type="string">
            <text:p>https://archives.bulbagarden.net/media/upload/3/38/YGlitch143.png</text:p>
          </table:table-cell>
          <table:table-cell table:style-name="ce10" table:formula="of:=AND(NOT(ISBLANK([.E44])); COUNTIF([.E:.E]; &quot;=&quot; &amp; [.E44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ゥ ゥ ゥ</text:p>
          </table:table-cell>
          <table:table-cell table:style-name="ce4" office:value-type="string" calcext:value-type="string">
            <text:p>Index: 213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45])); COUNTIF([.E:.E]; &quot;=&quot; &amp; [.E4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 h</text:p>
          </table:table-cell>
          <table:table-cell table:style-name="ce4" office:value-type="string" calcext:value-type="string">
            <text:p>Index: 214</text:p>
          </table:table-cell>
          <table:table-cell table:style-name="ce6" office:value-type="string" calcext:value-type="string">
            <text:p>https://archives.bulbagarden.net/media/upload/b/b3/RBGlitch250.png</text:p>
          </table:table-cell>
          <table:table-cell table:style-name="ce10" table:formula="of:=AND(NOT(ISBLANK([.E46])); COUNTIF([.E:.E]; &quot;=&quot; &amp; [.E4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D7)</text:p>
          </table:table-cell>
          <table:table-cell table:style-name="ce4" office:value-type="string" calcext:value-type="string">
            <text:p>Index: 215</text:p>
          </table:table-cell>
          <table:table-cell table:style-name="ce6" office:value-type="string" calcext:value-type="string">
            <text:p>https://archives.bulbagarden.net/media/upload/0/0d/RBGlitch061.png</text:p>
          </table:table-cell>
          <table:table-cell table:style-name="ce10" table:formula="of:=AND(NOT(ISBLANK([.E47])); COUNTIF([.E:.E]; &quot;=&quot; &amp; [.E47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 (D7)</text:p>
          </table:table-cell>
          <table:table-cell table:style-name="ce4"/>
          <table:table-cell table:style-name="ce6" office:value-type="string" calcext:value-type="string">
            <text:p>https://archives.bulbagarden.net/media/upload/7/7a/YGlitch016.png</text:p>
          </table:table-cell>
          <table:table-cell table:style-name="ce10" table:formula="of:=AND(NOT(ISBLANK([.E48])); COUNTIF([.E:.E]; &quot;=&quot; &amp; [.E4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aPkMnゥ ♂ fPkMnk</text:p>
          </table:table-cell>
          <table:table-cell table:style-name="ce4" office:value-type="string" calcext:value-type="string">
            <text:p>Index: 216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49])); COUNTIF([.E:.E]; &quot;=&quot; &amp; [.E4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(D8)</text:p>
          </table:table-cell>
          <table:table-cell table:style-name="ce4"/>
          <table:table-cell table:style-name="ce6" office:value-type="string" calcext:value-type="string">
            <text:p>https://archives.bulbagarden.net/media/upload/c/c5/YGlitch205.png</text:p>
          </table:table-cell>
          <table:table-cell table:style-name="ce10" table:formula="of:=AND(NOT(ISBLANK([.E50])); COUNTIF([.E:.E]; &quot;=&quot; &amp; [.E5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RPkMn "</text:p>
          </table:table-cell>
          <table:table-cell table:style-name="ce4" office:value-type="string" calcext:value-type="string">
            <text:p>Index: 217</text:p>
          </table:table-cell>
          <table:table-cell table:style-name="ce6" office:value-type="string" calcext:value-type="string">
            <text:p>https://archives.bulbagarden.net/media/upload/6/6f/RBGlitch234.png</text:p>
          </table:table-cell>
          <table:table-cell table:style-name="ce10" table:formula="of:=AND(NOT(ISBLANK([.E51])); COUNTIF([.E:.E]; &quot;=&quot; &amp; [.E5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D9)</text:p>
          </table:table-cell>
          <table:table-cell table:style-name="ce4"/>
          <table:table-cell table:style-name="ce6" office:value-type="string" calcext:value-type="string">
            <text:p>https://archives.bulbagarden.net/media/upload/f/fb/YGlitch254.png</text:p>
          </table:table-cell>
          <table:table-cell table:style-name="ce10" table:formula="of:=AND(NOT(ISBLANK([.E52])); COUNTIF([.E:.E]; &quot;=&quot; &amp; [.E5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 (DA)</text:p>
          </table:table-cell>
          <table:table-cell table:style-name="ce4" office:value-type="string" calcext:value-type="string">
            <text:p>Index: 218</text:p>
          </table:table-cell>
          <table:table-cell table:style-name="ce6" office:value-type="string" calcext:value-type="string">
            <text:p>https://archives.bulbagarden.net/media/upload/a/a6/RBGlitch095.png</text:p>
          </table:table-cell>
          <table:table-cell table:style-name="ce10" table:formula="of:=AND(NOT(ISBLANK([.E53])); COUNTIF([.E:.E]; &quot;=&quot; &amp; [.E5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)</text:p>
          </table:table-cell>
          <table:table-cell table:style-name="ce4"/>
          <table:table-cell table:style-name="ce6" office:value-type="string" calcext:value-type="string">
            <text:p>https://archives.bulbagarden.net/media/upload/e/ed/YGlitch021.png</text:p>
          </table:table-cell>
          <table:table-cell table:style-name="ce10" table:formula="of:=AND(NOT(ISBLANK([.E54])); COUNTIF([.E:.E]; &quot;=&quot; &amp; [.E5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DB)</text:p>
          </table:table-cell>
          <table:table-cell table:style-name="ce4" office:value-type="string" calcext:value-type="string">
            <text:p>Index: 219</text:p>
          </table:table-cell>
          <table:table-cell table:style-name="ce6" office:value-type="string" calcext:value-type="string">
            <text:p>https://archives.bulbagarden.net/media/upload/b/b1/RBGlitch205.png</text:p>
          </table:table-cell>
          <table:table-cell table:style-name="ce10" table:formula="of:=AND(NOT(ISBLANK([.E55])); COUNTIF([.E:.E]; &quot;=&quot; &amp; [.E5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' B</text:p>
          </table:table-cell>
          <table:table-cell table:style-name="ce4" office:value-type="string" calcext:value-type="string">
            <text:p>Index: 219</text:p>
          </table:table-cell>
          <table:table-cell table:style-name="ce6" office:value-type="string" calcext:value-type="string">
            <text:p>https://archives.bulbagarden.net/media/upload/3/39/YGlitch250.png</text:p>
          </table:table-cell>
          <table:table-cell table:style-name="ce10" table:formula="of:=AND(NOT(ISBLANK([.E56])); COUNTIF([.E:.E]; &quot;=&quot; &amp; [.E56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DC)</text:p>
          </table:table-cell>
          <table:table-cell table:style-name="ce4" office:value-type="string" calcext:value-type="string">
            <text:p>Index: 220</text:p>
          </table:table-cell>
          <table:table-cell table:style-name="ce6" office:value-type="string" calcext:value-type="string">
            <text:p>https://archives.bulbagarden.net/media/upload/f/f6/RBGlitch017.png</text:p>
          </table:table-cell>
          <table:table-cell table:style-name="ce10" table:formula="of:=AND(NOT(ISBLANK([.E57])); COUNTIF([.E:.E]; &quot;=&quot; &amp; [.E57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kMn (DC)</text:p>
          </table:table-cell>
          <table:table-cell table:style-name="ce4" office:value-type="string" calcext:value-type="string">
            <text:p>Index: 220</text:p>
          </table:table-cell>
          <table:table-cell table:style-name="ce6" office:value-type="string" calcext:value-type="string">
            <text:p>https://archives.bulbagarden.net/media/upload/5/58/YGlitch202.png</text:p>
          </table:table-cell>
          <table:table-cell table:style-name="ce10" table:formula="of:=AND(NOT(ISBLANK([.E58])); COUNTIF([.E:.E]; &quot;=&quot; &amp; [.E58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, ゥァ (DD)</text:p>
          </table:table-cell>
          <table:table-cell table:style-name="ce4" office:value-type="string" calcext:value-type="string">
            <text:p>Index: 221</text:p>
          </table:table-cell>
          <table:table-cell table:style-name="ce6" office:value-type="string" calcext:value-type="string">
            <text:p>https://archives.bulbagarden.net/media/upload/1/19/YGlitch207.png</text:p>
          </table:table-cell>
          <table:table-cell table:style-name="ce10" table:formula="of:=AND(NOT(ISBLANK([.E59])); COUNTIF([.E:.E]; &quot;=&quot; &amp; [.E5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 (DE)</text:p>
          </table:table-cell>
          <table:table-cell table:style-name="ce4"/>
          <table:table-cell table:style-name="ce6" office:value-type="string" calcext:value-type="string">
            <text:p>https://archives.bulbagarden.net/media/upload/0/05/YGlitch245.png</text:p>
          </table:table-cell>
          <table:table-cell table:style-name="ce10" table:formula="of:=AND(NOT(ISBLANK([.E60])); COUNTIF([.E:.E]; &quot;=&quot; &amp; [.E6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.PkMn</text:p>
          </table:table-cell>
          <table:table-cell table:style-name="ce4" office:value-type="string" calcext:value-type="string">
            <text:p>Index: 223</text:p>
          </table:table-cell>
          <table:table-cell table:style-name="ce6" office:value-type="string" calcext:value-type="string">
            <text:p>https://archives.bulbagarden.net/media/upload/b/b3/RBGlitch250.png</text:p>
          </table:table-cell>
          <table:table-cell table:style-name="ce10" table:formula="of:=AND(NOT(ISBLANK([.E61])); COUNTIF([.E:.E]; &quot;=&quot; &amp; [.E6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 ID</text:p>
          </table:table-cell>
          <table:table-cell table:style-name="ce4"/>
          <table:table-cell table:style-name="ce6" office:value-type="string" calcext:value-type="string">
            <text:p>https://archives.bulbagarden.net/media/upload/6/6a/YGlitch062.png</text:p>
          </table:table-cell>
          <table:table-cell table:style-name="ce10" table:formula="of:=AND(NOT(ISBLANK([.E62])); COUNTIF([.E:.E]; &quot;=&quot; &amp; [.E6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/PkMn ▼PkMn</text:p>
          </table:table-cell>
          <table:table-cell table:style-name="ce4" office:value-type="string" calcext:value-type="string">
            <text:p>Index: 224</text:p>
          </table:table-cell>
          <table:table-cell table:style-name="ce6" office:value-type="string" calcext:value-type="string">
            <text:p>https://archives.bulbagarden.net/media/upload/1/13/RBGlitch085.png</text:p>
          </table:table-cell>
          <table:table-cell table:style-name="ce10" table:formula="of:=AND(NOT(ISBLANK([.E63])); COUNTIF([.E:.E]; &quot;=&quot; &amp; [.E6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 P ァ</text:p>
          </table:table-cell>
          <table:table-cell table:style-name="ce4"/>
          <table:table-cell table:style-name="ce6" office:value-type="string" calcext:value-type="string">
            <text:p>https://archives.bulbagarden.net/media/upload/0/01/YGlitch085.png</text:p>
          </table:table-cell>
          <table:table-cell table:style-name="ce10" table:formula="of:=AND(NOT(ISBLANK([.E64])); COUNTIF([.E:.E]; &quot;=&quot; &amp; [.E6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v</text:p>
          </table:table-cell>
          <table:table-cell table:style-name="ce4" office:value-type="string" calcext:value-type="string">
            <text:p>Index: 225</text:p>
          </table:table-cell>
          <table:table-cell table:style-name="ce6" office:value-type="string" calcext:value-type="string">
            <text:p>https://archives.bulbagarden.net/media/upload/d/d8/RBGlitch236.png</text:p>
          </table:table-cell>
          <table:table-cell table:style-name="ce10" table:formula="of:=AND(NOT(ISBLANK([.E65])); COUNTIF([.E:.E]; &quot;=&quot; &amp; [.E6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r 'r 4</text:p>
          </table:table-cell>
          <table:table-cell table:style-name="ce4"/>
          <table:table-cell table:style-name="ce6" office:value-type="string" calcext:value-type="string">
            <text:p>https://archives.bulbagarden.net/media/upload/1/1a/YGlitch234.png</text:p>
          </table:table-cell>
          <table:table-cell table:style-name="ce10" table:formula="of:=AND(NOT(ISBLANK([.E66])); COUNTIF([.E:.E]; &quot;=&quot; &amp; [.E6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……</text:p>
          </table:table-cell>
          <table:table-cell table:style-name="ce4"/>
          <table:table-cell table:style-name="ce6" office:value-type="string" calcext:value-type="string">
            <text:p>https://archives.bulbagarden.net/media/upload/1/1f/RBGlitch245.png</text:p>
          </table:table-cell>
          <table:table-cell table:style-name="ce10" table:formula="of:=AND(NOT(ISBLANK([.E67])); COUNTIF([.E:.E]; &quot;=&quot; &amp; [.E6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(h4to89</text:p>
          </table:table-cell>
          <table:table-cell table:style-name="ce4" office:value-type="string" calcext:value-type="string">
            <text:p>Index: 226</text:p>
          </table:table-cell>
          <table:table-cell table:style-name="ce6" office:value-type="string" calcext:value-type="string">
            <text:p>https://archives.bulbagarden.net/media/upload/5/58/YGlitch202.png</text:p>
          </table:table-cell>
          <table:table-cell table:style-name="ce10" table:formula="of:=AND(NOT(ISBLANK([.E68])); COUNTIF([.E:.E]; &quot;=&quot; &amp; [.E68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E3)</text:p>
          </table:table-cell>
          <table:table-cell table:style-name="ce4" office:value-type="string" calcext:value-type="string">
            <text:p>Index: 227</text:p>
          </table:table-cell>
          <table:table-cell table:style-name="ce6" office:value-type="string" calcext:value-type="string">
            <text:p>https://archives.bulbagarden.net/media/upload/c/cf/RBGlitch240.png</text:p>
          </table:table-cell>
          <table:table-cell table:style-name="ce10" table:formula="of:=AND(NOT(ISBLANK([.E69])); COUNTIF([.E:.E]; &quot;=&quot; &amp; [.E6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 89 4</text:p>
          </table:table-cell>
          <table:table-cell table:style-name="ce4" office:value-type="string" calcext:value-type="string">
            <text:p>Index: 227</text:p>
          </table:table-cell>
          <table:table-cell table:style-name="ce6" office:value-type="string" calcext:value-type="string">
            <text:p>https://archives.bulbagarden.net/media/upload/1/19/YGlitch207.png</text:p>
          </table:table-cell>
          <table:table-cell table:style-name="ce10" table:formula="of:=AND(NOT(ISBLANK([.E70])); COUNTIF([.E:.E]; &quot;=&quot; &amp; [.E70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E4)</text:p>
          </table:table-cell>
          <table:table-cell table:style-name="ce4" office:value-type="string" calcext:value-type="string">
            <text:p>Index: 228</text:p>
          </table:table-cell>
          <table:table-cell table:style-name="ce6" office:value-type="string" calcext:value-type="string">
            <text:p>https://archives.bulbagarden.net/media/upload/7/75/RBGlitch175.png</text:p>
          </table:table-cell>
          <table:table-cell table:style-name="ce10" table:formula="of:=AND(NOT(ISBLANK([.E71])); COUNTIF([.E:.E]; &quot;=&quot; &amp; [.E7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B 4 8</text:p>
          </table:table-cell>
          <table:table-cell table:style-name="ce4" office:value-type="string" calcext:value-type="string">
            <text:p>Index: 228</text:p>
          </table:table-cell>
          <table:table-cell table:style-name="ce6" office:value-type="string" calcext:value-type="string">
            <text:p>https://archives.bulbagarden.net/media/upload/3/39/YGlitch250.png</text:p>
          </table:table-cell>
          <table:table-cell table:style-name="ce10" table:formula="of:=AND(NOT(ISBLANK([.E72])); COUNTIF([.E:.E]; &quot;=&quot; &amp; [.E72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Index: 229</text:p>
          </table:table-cell>
          <table:table-cell table:style-name="ce6" office:value-type="string" calcext:value-type="string">
            <text:p>https://archives.bulbagarden.net/media/upload/f/f9/RBGlitch245_b.png</text:p>
          </table:table-cell>
          <table:table-cell table:style-name="ce10" table:formula="of:=AND(NOT(ISBLANK([.E73])); COUNTIF([.E:.E]; &quot;=&quot; &amp; [.E7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 ゥ</text:p>
          </table:table-cell>
          <table:table-cell table:style-name="ce4"/>
          <table:table-cell table:style-name="ce6" office:value-type="string" calcext:value-type="string">
            <text:p>https://archives.bulbagarden.net/media/upload/0/0d/YGlitch053.png</text:p>
          </table:table-cell>
          <table:table-cell table:style-name="ce10" table:formula="of:=AND(NOT(ISBLANK([.E74])); COUNTIF([.E:.E]; &quot;=&quot; &amp; [.E7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 -</text:p>
          </table:table-cell>
          <table:table-cell table:style-name="ce4" office:value-type="string" calcext:value-type="string">
            <text:p>Index: 230</text:p>
          </table:table-cell>
          <table:table-cell table:style-name="ce6" office:value-type="string" calcext:value-type="string">
            <text:p>https://archives.bulbagarden.net/media/upload/c/cf/RBGlitch240.png</text:p>
          </table:table-cell>
          <table:table-cell table:style-name="ce10" table:formula="of:=AND(NOT(ISBLANK([.E75])); COUNTIF([.E:.E]; &quot;=&quot; &amp; [.E7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</text:p>
          </table:table-cell>
          <table:table-cell table:style-name="ce4"/>
          <table:table-cell table:style-name="ce6" office:value-type="string" calcext:value-type="string">
            <text:p>https://archives.bulbagarden.net/media/upload/4/42/YGlitch215.png</text:p>
          </table:table-cell>
          <table:table-cell table:style-name="ce10" table:formula="of:=AND(NOT(ISBLANK([.E76])); COUNTIF([.E:.E]; &quot;=&quot; &amp; [.E7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ゥ 4$</text:p>
          </table:table-cell>
          <table:table-cell table:style-name="ce4"/>
          <table:table-cell table:style-name="ce6" office:value-type="string" calcext:value-type="string">
            <text:p>https://archives.bulbagarden.net/media/upload/0/0b/RBGlitch174.png</text:p>
          </table:table-cell>
          <table:table-cell table:style-name="ce10" table:formula="of:=AND(NOT(ISBLANK([.E77])); COUNTIF([.E:.E]; &quot;=&quot; &amp; [.E7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HIゥ.</text:p>
          </table:table-cell>
          <table:table-cell table:style-name="ce4" office:value-type="string" calcext:value-type="string">
            <text:p>Index: 231</text:p>
          </table:table-cell>
          <table:table-cell table:style-name="ce6" office:value-type="string" calcext:value-type="string">
            <text:p>https://archives.bulbagarden.net/media/upload/0/06/YGlitch203.png</text:p>
          </table:table-cell>
          <table:table-cell table:style-name="ce10" table:formula="of:=AND(NOT(ISBLANK([.E78])); COUNTIF([.E:.E]; &quot;=&quot; &amp; [.E78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X C</text:p>
          </table:table-cell>
          <table:table-cell table:style-name="ce4" office:value-type="string" calcext:value-type="string">
            <text:p>Index: 232</text:p>
          </table:table-cell>
          <table:table-cell table:style-name="ce6" office:value-type="string" calcext:value-type="string">
            <text:p>https://archives.bulbagarden.net/media/upload/f/f9/RBGlitch245_b.png</text:p>
          </table:table-cell>
          <table:table-cell table:style-name="ce10" table:formula="of:=AND(NOT(ISBLANK([.E79])); COUNTIF([.E:.E]; &quot;=&quot; &amp; [.E7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Index: 233</text:p>
          </table:table-cell>
          <table:table-cell table:style-name="ce6" office:value-type="string" calcext:value-type="string">
            <text:p>https://archives.bulbagarden.net/media/upload/7/75/RBGlitch175.png</text:p>
          </table:table-cell>
          <table:table-cell table:style-name="ce10" table:formula="of:=AND(NOT(ISBLANK([.E80])); COUNTIF([.E:.E]; &quot;=&quot; &amp; [.E80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 (EA)</text:p>
          </table:table-cell>
          <table:table-cell table:style-name="ce4" office:value-type="string" calcext:value-type="string">
            <text:p>Index: 234</text:p>
          </table:table-cell>
          <table:table-cell table:style-name="ce6" office:value-type="string" calcext:value-type="string">
            <text:p>https://archives.bulbagarden.net/media/upload/6/6f/RBGlitch234.png</text:p>
          </table:table-cell>
          <table:table-cell table:style-name="ce10" table:formula="of:=AND(NOT(ISBLANK([.E81])); COUNTIF([.E:.E]; &quot;=&quot; &amp; [.E8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r ゥ</text:p>
          </table:table-cell>
          <table:table-cell table:style-name="ce4" office:value-type="string" calcext:value-type="string">
            <text:p>Index: 234</text:p>
          </table:table-cell>
          <table:table-cell table:style-name="ce6" office:value-type="string" calcext:value-type="string">
            <text:p>https://archives.bulbagarden.net/media/upload/3/38/YGlitch143.png</text:p>
          </table:table-cell>
          <table:table-cell table:style-name="ce10" table:formula="of:=AND(NOT(ISBLANK([.E82])); COUNTIF([.E:.E]; &quot;=&quot; &amp; [.E82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EB)</text:p>
          </table:table-cell>
          <table:table-cell table:style-name="ce4" office:value-type="string" calcext:value-type="string">
            <text:p>Index: 235</text:p>
          </table:table-cell>
          <table:table-cell table:style-name="ce6" office:value-type="string" calcext:value-type="string">
            <text:p>https://archives.bulbagarden.net/media/upload/1/13/RBGlitch085.png</text:p>
          </table:table-cell>
          <table:table-cell table:style-name="ce10" table:formula="of:=AND(NOT(ISBLANK([.E83])); COUNTIF([.E:.E]; &quot;=&quot; &amp; [.E83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$ Pゥ. 4(</text:p>
          </table:table-cell>
          <table:table-cell table:style-name="ce4" office:value-type="string" calcext:value-type="string">
            <text:p>Index: 235</text:p>
          </table:table-cell>
          <table:table-cell table:style-name="ce6" office:value-type="string" calcext:value-type="string">
            <text:p>https://archives.bulbagarden.net/media/upload/a/ae/YGlitch195.png</text:p>
          </table:table-cell>
          <table:table-cell table:style-name="ce10" table:formula="of:=AND(NOT(ISBLANK([.E84])); COUNTIF([.E:.E]; &quot;=&quot; &amp; [.E84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EC)</text:p>
          </table:table-cell>
          <table:table-cell table:style-name="ce4" office:value-type="string" calcext:value-type="string">
            <text:p>Index: 236</text:p>
          </table:table-cell>
          <table:table-cell table:style-name="ce6" office:value-type="string" calcext:value-type="string">
            <text:p>https://archives.bulbagarden.net/media/upload/d/d8/RBGlitch236.png</text:p>
          </table:table-cell>
          <table:table-cell table:style-name="ce10" table:formula="of:=AND(NOT(ISBLANK([.E85])); COUNTIF([.E:.E]; &quot;=&quot; &amp; [.E85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/</text:p>
          </table:table-cell>
          <table:table-cell table:style-name="ce4"/>
          <table:table-cell table:style-name="ce6" office:value-type="string" calcext:value-type="string">
            <text:p>https://archives.bulbagarden.net/media/upload/c/c7/YGlitchEC.png</text:p>
          </table:table-cell>
          <table:table-cell table:style-name="ce10" table:formula="of:=AND(NOT(ISBLANK([.E86])); COUNTIF([.E:.E]; &quot;=&quot; &amp; [.E8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ゥ</text:p>
          </table:table-cell>
          <table:table-cell table:style-name="ce4"/>
          <table:table-cell table:style-name="ce6" office:value-type="string" calcext:value-type="string">
            <text:p>https://archives.bulbagarden.net/media/upload/f/ff/Pokemon_Red_h-Chiisai-U.png</text:p>
          </table:table-cell>
          <table:table-cell table:style-name="ce10" table:formula="of:=AND(NOT(ISBLANK([.E87])); COUNTIF([.E:.E]; &quot;=&quot; &amp; [.E8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(h4?</text:p>
          </table:table-cell>
          <table:table-cell table:style-name="ce4"/>
          <table:table-cell table:style-name="ce6" office:value-type="string" calcext:value-type="string">
            <text:p>https://archives.bulbagarden.net/media/upload/6/63/YGlitch159.png</text:p>
          </table:table-cell>
          <table:table-cell table:style-name="ce10" table:formula="of:=AND(NOT(ISBLANK([.E88])); COUNTIF([.E:.E]; &quot;=&quot; &amp; [.E8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.g</text:p>
          </table:table-cell>
          <table:table-cell table:style-name="ce4" office:value-type="string" calcext:value-type="string">
            <text:p>Index: 238</text:p>
          </table:table-cell>
          <table:table-cell table:style-name="ce6" office:value-type="string" calcext:value-type="string">
            <text:p>https://archives.bulbagarden.net/media/upload/7/75/RBGlitch175.png</text:p>
          </table:table-cell>
          <table:table-cell table:style-name="ce10" table:formula="of:=AND(NOT(ISBLANK([.E89])); COUNTIF([.E:.E]; &quot;=&quot; &amp; [.E89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► ゥ▼ ゥ</text:p>
          </table:table-cell>
          <table:table-cell table:style-name="ce4" office:value-type="string" calcext:value-type="string">
            <text:p>Index: 238</text:p>
          </table:table-cell>
          <table:table-cell table:style-name="ce6" office:value-type="string" calcext:value-type="string">
            <text:p>https://archives.bulbagarden.net/media/upload/a/ae/YGlitch195.png</text:p>
          </table:table-cell>
          <table:table-cell table:style-name="ce10" table:formula="of:=AND(NOT(ISBLANK([.E90])); COUNTIF([.E:.E]; &quot;=&quot; &amp; [.E90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$'M</text:p>
          </table:table-cell>
          <table:table-cell table:style-name="ce4"/>
          <table:table-cell table:style-name="ce6" office:value-type="string" calcext:value-type="string">
            <text:p>https://archives.bulbagarden.net/media/upload/4/45/S%27mpage.png</text:p>
          </table:table-cell>
          <table:table-cell table:style-name="ce10" table:formula="of:=AND(NOT(ISBLANK([.E91])); COUNTIF([.E:.E]; &quot;=&quot; &amp; [.E91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 4Pゥ ゥ...</text:p>
          </table:table-cell>
          <table:table-cell table:style-name="ce4"/>
          <table:table-cell table:style-name="ce6" office:value-type="string" calcext:value-type="string">
            <text:p>https://archives.bulbagarden.net/media/upload/7/72/YGlitch040.png</text:p>
          </table:table-cell>
          <table:table-cell table:style-name="ce10" table:formula="of:=AND(NOT(ISBLANK([.E92])); COUNTIF([.E:.E]; &quot;=&quot; &amp; [.E9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$ (F0)</text:p>
          </table:table-cell>
          <table:table-cell table:style-name="ce4"/>
          <table:table-cell table:style-name="ce6" office:value-type="string" calcext:value-type="string">
            <text:p>https://archives.bulbagarden.net/media/upload/3/39/PokedollarGlitch.png</text:p>
          </table:table-cell>
          <table:table-cell table:style-name="ce10" table:formula="of:=AND(NOT(ISBLANK([.E93])); COUNTIF([.E:.E]; &quot;=&quot; &amp; [.E9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4</text:p>
          </table:table-cell>
          <table:table-cell table:style-name="ce4" office:value-type="string" calcext:value-type="string">
            <text:p>Index: 241</text:p>
          </table:table-cell>
          <table:table-cell table:style-name="ce6" office:value-type="string" calcext:value-type="string">
            <text:p>https://archives.bulbagarden.net/media/upload/f/fe/RBGlitch213.png</text:p>
          </table:table-cell>
          <table:table-cell table:style-name="ce10" table:formula="of:=AND(NOT(ISBLANK([.E94])); COUNTIF([.E:.E]; &quot;=&quot; &amp; [.E94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l (F2)</text:p>
          </table:table-cell>
          <table:table-cell table:style-name="ce4"/>
          <table:table-cell table:style-name="ce6" office:value-type="string" calcext:value-type="string">
            <text:p>https://archives.bulbagarden.net/media/upload/5/5f/RBGlitch209.png</text:p>
          </table:table-cell>
          <table:table-cell table:style-name="ce10" table:formula="of:=AND(NOT(ISBLANK([.E95])); COUNTIF([.E:.E]; &quot;=&quot; &amp; [.E95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ゥェ ゥ ▷</text:p>
          </table:table-cell>
          <table:table-cell table:style-name="ce4"/>
          <table:table-cell table:style-name="ce6" office:value-type="string" calcext:value-type="string">
            <text:p>https://archives.bulbagarden.net/media/upload/7/7d/YGlitch127.png</text:p>
          </table:table-cell>
          <table:table-cell table:style-name="ce10" table:formula="of:=AND(NOT(ISBLANK([.E96])); COUNTIF([.E:.E]; &quot;=&quot; &amp; [.E9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l (F3)</text:p>
          </table:table-cell>
          <table:table-cell table:style-name="ce4"/>
          <table:table-cell table:style-name="ce6" office:value-type="string" calcext:value-type="string">
            <text:p>https://archives.bulbagarden.net/media/upload/e/ec/RBGlitch026.png</text:p>
          </table:table-cell>
          <table:table-cell table:style-name="ce10" table:formula="of:=AND(NOT(ISBLANK([.E97])); COUNTIF([.E:.E]; &quot;=&quot; &amp; [.E9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$ A (F3)</text:p>
          </table:table-cell>
          <table:table-cell table:style-name="ce4" office:value-type="string" calcext:value-type="string">
            <text:p>Index: 243</text:p>
          </table:table-cell>
          <table:table-cell table:style-name="ce6" office:value-type="string" calcext:value-type="string">
            <text:p>https://archives.bulbagarden.net/media/upload/a/ae/YGlitch195.png</text:p>
          </table:table-cell>
          <table:table-cell table:style-name="ce10" table:formula="of:=AND(NOT(ISBLANK([.E98])); COUNTIF([.E:.E]; &quot;=&quot; &amp; [.E98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$ (F4)</text:p>
          </table:table-cell>
          <table:table-cell table:style-name="ce4"/>
          <table:table-cell table:style-name="ce6" office:value-type="string" calcext:value-type="string">
            <text:p>https://archives.bulbagarden.net/media/upload/f/f3/RBGlitch254.png</text:p>
          </table:table-cell>
          <table:table-cell table:style-name="ce10" table:formula="of:=AND(NOT(ISBLANK([.E99])); COUNTIF([.E:.E]; &quot;=&quot; &amp; [.E99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♂ p ゥ</text:p>
          </table:table-cell>
          <table:table-cell table:style-name="ce4"/>
          <table:table-cell table:style-name="ce6" office:value-type="string" calcext:value-type="string">
            <text:p>https://archives.bulbagarden.net/media/upload/a/a6/YGlitchF4.png</text:p>
          </table:table-cell>
          <table:table-cell table:style-name="ce10" table:formula="of:=AND(NOT(ISBLANK([.E100])); COUNTIF([.E:.E]; &quot;=&quot; &amp; [.E10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(F5)</text:p>
          </table:table-cell>
          <table:table-cell table:style-name="ce4"/>
          <table:table-cell table:style-name="ce6" office:value-type="string" calcext:value-type="string">
            <text:p>https://archives.bulbagarden.net/media/upload/5/5b/RBGlitch255.png</text:p>
          </table:table-cell>
          <table:table-cell table:style-name="ce10" table:formula="of:=AND(NOT(ISBLANK([.E101])); COUNTIF([.E:.E]; &quot;=&quot; &amp; [.E101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▼ pゥ</text:p>
          </table:table-cell>
          <table:table-cell table:style-name="ce4" office:value-type="string" calcext:value-type="string">
            <text:p>Index: 245</text:p>
          </table:table-cell>
          <table:table-cell table:style-name="ce6" office:value-type="string" calcext:value-type="string">
            <text:p>https://archives.bulbagarden.net/media/upload/3/38/YGlitch143.png</text:p>
          </table:table-cell>
          <table:table-cell table:style-name="ce10" table:formula="of:=AND(NOT(ISBLANK([.E102])); COUNTIF([.E:.E]; &quot;=&quot; &amp; [.E102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'Mp</text:p>
          </table:table-cell>
          <table:table-cell table:style-name="ce4"/>
          <table:table-cell table:style-name="ce6" office:value-type="string" calcext:value-type="string">
            <text:p>https://archives.bulbagarden.net/media/upload/2/28/RBGlitch040.png</text:p>
          </table:table-cell>
          <table:table-cell table:style-name="ce10" table:formula="of:=AND(NOT(ISBLANK([.E103])); COUNTIF([.E:.E]; &quot;=&quot; &amp; [.E10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$ A (F6)</text:p>
          </table:table-cell>
          <table:table-cell table:style-name="ce4" office:value-type="string" calcext:value-type="string">
            <text:p>Index: 246</text:p>
          </table:table-cell>
          <table:table-cell table:style-name="ce6" office:value-type="string" calcext:value-type="string">
            <text:p>https://archives.bulbagarden.net/media/upload/a/ae/YGlitch195.png</text:p>
          </table:table-cell>
          <table:table-cell table:style-name="ce10" table:formula="of:=AND(NOT(ISBLANK([.E104])); COUNTIF([.E:.E]; &quot;=&quot; &amp; [.E104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Ng'Mp</text:p>
          </table:table-cell>
          <table:table-cell table:style-name="ce4"/>
          <table:table-cell table:style-name="ce6" office:value-type="string" calcext:value-type="string">
            <text:p>https://archives.bulbagarden.net/media/upload/3/3c/RBGlitch018.png</text:p>
          </table:table-cell>
          <table:table-cell table:style-name="ce10" table:formula="of:=AND(NOT(ISBLANK([.E105])); COUNTIF([.E:.E]; &quot;=&quot; &amp; [.E105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 4- 4</text:p>
          </table:table-cell>
          <table:table-cell table:style-name="ce4"/>
          <table:table-cell table:style-name="ce6" office:value-type="string" calcext:value-type="string">
            <text:p>https://archives.bulbagarden.net/media/upload/6/68/YGlitch144.png</text:p>
          </table:table-cell>
          <table:table-cell table:style-name="ce10" table:formula="of:=AND(NOT(ISBLANK([.E106])); COUNTIF([.E:.E]; &quot;=&quot; &amp; [.E10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4 h</text:p>
          </table:table-cell>
          <table:table-cell table:style-name="ce4" office:value-type="string" calcext:value-type="string">
            <text:p>Index: 249</text:p>
          </table:table-cell>
          <table:table-cell table:style-name="ce6" office:value-type="string" calcext:value-type="string">
            <text:p>https://archives.bulbagarden.net/media/upload/f/fe/RBGlitch213.png</text:p>
          </table:table-cell>
          <table:table-cell table:style-name="ce10" table:formula="of:=AND(NOT(ISBLANK([.E107])); COUNTIF([.E:.E]; &quot;=&quot; &amp; [.E107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style-name="ce4"/>
          <table:table-cell table:style-name="ce6" office:value-type="string" calcext:value-type="string">
            <text:p>https://archives.bulbagarden.net/media/upload/0/03/Missingno_Y.png</text:p>
          </table:table-cell>
          <table:table-cell table:style-name="ce10" table:formula="of:=AND(NOT(ISBLANK([.E108])); COUNTIF([.E:.E]; &quot;=&quot; &amp; [.E108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Glitch (FA)</text:p>
          </table:table-cell>
          <table:table-cell table:style-name="ce4"/>
          <table:table-cell table:style-name="ce6" office:value-type="string" calcext:value-type="string">
            <text:p>https://archives.bulbagarden.net/media/upload/3/3b/RBGlitchFA.png</text:p>
          </table:table-cell>
          <table:table-cell table:style-name="ce10" table:formula="of:=AND(NOT(ISBLANK([.E109])); COUNTIF([.E:.E]; &quot;=&quot; &amp; [.E109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▾ ゥ♂</text:p>
          </table:table-cell>
          <table:table-cell table:style-name="ce4"/>
          <table:table-cell table:style-name="ce6" office:value-type="string" calcext:value-type="string">
            <text:p>https://archives.bulbagarden.net/media/upload/3/35/YGlitch126.png</text:p>
          </table:table-cell>
          <table:table-cell table:style-name="ce10" table:formula="of:=AND(NOT(ISBLANK([.E110])); COUNTIF([.E:.E]; &quot;=&quot; &amp; [.E110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M 'N g</text:p>
          </table:table-cell>
          <table:table-cell table:style-name="ce4" office:value-type="string" calcext:value-type="string">
            <text:p>Index: 251</text:p>
          </table:table-cell>
          <table:table-cell table:style-name="ce6" office:value-type="string" calcext:value-type="string">
            <text:p>https://archives.bulbagarden.net/media/upload/a/a6/RBGlitch095.png</text:p>
          </table:table-cell>
          <table:table-cell table:style-name="ce10" table:formula="of:=AND(NOT(ISBLANK([.E111])); COUNTIF([.E:.E]; &quot;=&quot; &amp; [.E111])&gt;1)" office:value-type="boolean" office:boolean-value="true" calcext:value-type="boolean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 q ,</text:p>
          </table:table-cell>
          <table:table-cell table:style-name="ce4"/>
          <table:table-cell table:style-name="ce6" office:value-type="string" calcext:value-type="string">
            <text:p>https://archives.bulbagarden.net/media/upload/2/21/YGlitch018.png</text:p>
          </table:table-cell>
          <table:table-cell table:style-name="ce10" table:formula="of:=AND(NOT(ISBLANK([.E112])); COUNTIF([.E:.E]; &quot;=&quot; &amp; [.E112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$ 6ゥ</text:p>
          </table:table-cell>
          <table:table-cell table:style-name="ce4"/>
          <table:table-cell table:style-name="ce6" office:value-type="string" calcext:value-type="string">
            <text:p>https://archives.bulbagarden.net/media/upload/1/18/RBGlitch135.png</text:p>
          </table:table-cell>
          <table:table-cell table:style-name="ce10" table:formula="of:=AND(NOT(ISBLANK([.E113])); COUNTIF([.E:.E]; &quot;=&quot; &amp; [.E113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× 'rゥ. 4-</text:p>
          </table:table-cell>
          <table:table-cell table:style-name="ce4"/>
          <table:table-cell table:style-name="ce6" office:value-type="string" calcext:value-type="string">
            <text:p>https://archives.bulbagarden.net/media/upload/b/b6/YGlitch027.png</text:p>
          </table:table-cell>
          <table:table-cell table:style-name="ce10" table:formula="of:=AND(NOT(ISBLANK([.E114])); COUNTIF([.E:.E]; &quot;=&quot; &amp; [.E114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'M (FE)</text:p>
          </table:table-cell>
          <table:table-cell table:style-name="ce4"/>
          <table:table-cell table:style-name="ce6" office:value-type="string" calcext:value-type="string">
            <text:p>https://archives.bulbagarden.net/media/upload/4/4f/RBGlitch079.png</text:p>
          </table:table-cell>
          <table:table-cell table:style-name="ce10" table:formula="of:=AND(NOT(ISBLANK([.E115])); COUNTIF([.E:.E]; &quot;=&quot; &amp; [.E115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ゥ/ 4ァ 4,</text:p>
          </table:table-cell>
          <table:table-cell table:style-name="ce4"/>
          <table:table-cell table:style-name="ce6" office:value-type="string" calcext:value-type="string">
            <text:p>https://archives.bulbagarden.net/media/upload/f/fe/YGlitch011.png</text:p>
          </table:table-cell>
          <table:table-cell table:style-name="ce10" table:formula="of:=AND(NOT(ISBLANK([.E116])); COUNTIF([.E:.E]; &quot;=&quot; &amp; [.E116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Q ◣</text:p>
          </table:table-cell>
          <table:table-cell table:style-name="ce4"/>
          <table:table-cell table:style-name="ce6" office:value-type="string" calcext:value-type="string">
            <text:p>https://archives.bulbagarden.net/media/upload/8/83/YGlitch121.png</text:p>
          </table:table-cell>
          <table:table-cell table:style-name="ce10" table:formula="of:=AND(NOT(ISBLANK([.E117])); COUNTIF([.E:.E]; &quot;=&quot; &amp; [.E117])&gt;1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???? (00)</text:p>
          </table:table-cell>
          <table:table-cell table:style-name="ce4"/>
          <table:table-cell table:style-name="ce6" office:value-type="string" calcext:value-type="string">
            <text:p>https://archives.bulbagarden.net/media/upload/8/85/GSCGlitch000.png</text:p>
          </table:table-cell>
          <table:table-cell table:style-name="ce10" table:formula="of:=AND(NOT(ISBLANK([.E118])); COUNTIF([.E:.E]; &quot;=&quot; &amp; [.E118])&gt;1)" office:value-type="boolean" office:boolean-value="false" calcext:value-type="boolean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???? (FC)</text:p>
          </table:table-cell>
          <table:table-cell table:style-name="ce4"/>
          <table:table-cell table:style-name="ce6" office:value-type="string" calcext:value-type="string">
            <text:p>https://archives.bulbagarden.net/media/upload/6/6d/GSCGlitch252.png</text:p>
          </table:table-cell>
          <table:table-cell table:style-name="ce10" table:formula="of:=AND(NOT(ISBLANK([.E119])); COUNTIF([.E:.E]; &quot;=&quot; &amp; [.E119])&gt;1)" office:value-type="boolean" office:boolean-value="false" calcext:value-type="boolean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???? (FE)</text:p>
          </table:table-cell>
          <table:table-cell table:style-name="ce4"/>
          <table:table-cell table:style-name="ce6" office:value-type="string" calcext:value-type="string">
            <text:p>https://archives.bulbagarden.net/media/upload/a/a8/GSCGlitch254.png</text:p>
          </table:table-cell>
          <table:table-cell table:style-name="ce10" table:formula="of:=AND(NOT(ISBLANK([.E120])); COUNTIF([.E:.E]; &quot;=&quot; &amp; [.E120])&gt;1)" office:value-type="boolean" office:boolean-value="false" calcext:value-type="boolean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???? (FF)</text:p>
          </table:table-cell>
          <table:table-cell table:style-name="ce4"/>
          <table:table-cell table:style-name="ce6" office:value-type="string" calcext:value-type="string">
            <text:p>https://archives.bulbagarden.net/media/upload/5/51/GSCGlitch255.png</text:p>
          </table:table-cell>
          <table:table-cell table:style-name="ce10" table:formula="of:=AND(NOT(ISBLANK([.E121])); COUNTIF([.E:.E]; &quot;=&quot; &amp; [.E121])&gt;1)" office:value-type="boolean" office:boolean-value="false" calcext:value-type="boolean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?????????</text:p>
          </table:table-cell>
          <table:table-cell table:style-name="ce4"/>
          <table:table-cell table:style-name="ce6" office:value-type="string" calcext:value-type="string">
            <text:p>https://archives.bulbagarden.net/media/upload/1/1a/Spr_3e_000.png</text:p>
          </table:table-cell>
          <table:table-cell table:style-name="ce10" table:formula="of:=AND(NOT(ISBLANK([.E122])); COUNTIF([.E:.E]; &quot;=&quot; &amp; [.E122])&gt;1)" office:value-type="boolean" office:boolean-value="false" calcext:value-type="boolean">
            <text:p>FALS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4"/>
          <table:table-cell table:style-name="ce6" office:value-type="string" calcext:value-type="string">
            <text:p>https://archives.bulbagarden.net/media/upload/8/89/Spr_3e_Hyphen.png</text:p>
          </table:table-cell>
          <table:table-cell table:style-name="ce10" table:formula="of:=AND(NOT(ISBLANK([.E123])); COUNTIF([.E:.E]; &quot;=&quot; &amp; [.E123])&gt;1)" office:value-type="boolean" office:boolean-value="false" calcext:value-type="boolean">
            <text:p>FALS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style-name="ce4"/>
          <table:table-cell table:style-name="ce6" office:value-type="string" calcext:value-type="string">
            <text:p>https://archives.bulbagarden.net/media/upload/7/74/Spr_3e_Question_Mark.png</text:p>
          </table:table-cell>
          <table:table-cell table:style-name="ce10" table:formula="of:=AND(NOT(ISBLANK([.E124])); COUNTIF([.E:.E]; &quot;=&quot; &amp; [.E124])&gt;1)" office:value-type="boolean" office:boolean-value="false" calcext:value-type="boolean">
            <text:p>FALS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----</text:p>
          </table:table-cell>
          <table:table-cell table:style-name="ce4"/>
          <table:table-cell table:style-name="ce6" office:value-type="string" calcext:value-type="string">
            <text:p>https://archives.bulbagarden.net/media/upload/f/ff/DP_Box.png</text:p>
          </table:table-cell>
          <table:table-cell table:style-name="ce10" table:formula="of:=AND(NOT(ISBLANK([.E125])); COUNTIF([.E:.E]; &quot;=&quot; &amp; [.E125])&gt;1)" office:value-type="boolean" office:boolean-value="false" calcext:value-type="boolean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6"/>
          <table:table-cell table:style-name="ce10"/>
          <table:table-cell table:style-name="ce11"/>
          <table:table-cell table:style-name="ce10" table:number-columns-repeated="8"/>
          <table:table-cell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lbasaur</text:p>
          </table:table-cell>
          <table:table-cell table:style-name="ce4"/>
          <table:table-cell table:style-name="ce6"/>
          <table:table-cell table:style-name="ce10" table:formula="of:=AND(NOT(ISBLANK([.E226])); COUNTIF([.E:.E]; &quot;=&quot; &amp; [.E22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vysaur</text:p>
          </table:table-cell>
          <table:table-cell table:style-name="ce4"/>
          <table:table-cell table:style-name="ce6"/>
          <table:table-cell table:style-name="ce22" table:formula="of:=AND(NOT(ISBLANK([.E227])); COUNTIF([.E:.E]; &quot;=&quot; &amp; [.E22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enusaur</text:p>
          </table:table-cell>
          <table:table-cell table:style-name="ce4"/>
          <table:table-cell table:style-name="ce6"/>
          <table:table-cell table:style-name="ce22" table:formula="of:=AND(NOT(ISBLANK([.E228])); COUNTIF([.E:.E]; &quot;=&quot; &amp; [.E22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armander</text:p>
          </table:table-cell>
          <table:table-cell table:style-name="ce4"/>
          <table:table-cell table:style-name="ce6"/>
          <table:table-cell table:style-name="ce22" table:formula="of:=AND(NOT(ISBLANK([.E229])); COUNTIF([.E:.E]; &quot;=&quot; &amp; [.E22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eleon</text:p>
          </table:table-cell>
          <table:table-cell table:style-name="ce4"/>
          <table:table-cell table:style-name="ce6"/>
          <table:table-cell table:style-name="ce22" table:formula="of:=AND(NOT(ISBLANK([.E230])); COUNTIF([.E:.E]; &quot;=&quot; &amp; [.E23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izard</text:p>
          </table:table-cell>
          <table:table-cell table:style-name="ce4"/>
          <table:table-cell table:style-name="ce6"/>
          <table:table-cell table:style-name="ce22" table:formula="of:=AND(NOT(ISBLANK([.E231])); COUNTIF([.E:.E]; &quot;=&quot; &amp; [.E23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quirtle</text:p>
          </table:table-cell>
          <table:table-cell table:style-name="ce4"/>
          <table:table-cell table:style-name="ce6"/>
          <table:table-cell table:style-name="ce22" table:formula="of:=AND(NOT(ISBLANK([.E232])); COUNTIF([.E:.E]; &quot;=&quot; &amp; [.E23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Wartortle</text:p>
          </table:table-cell>
          <table:table-cell table:style-name="ce4"/>
          <table:table-cell table:style-name="ce6"/>
          <table:table-cell table:style-name="ce22" table:formula="of:=AND(NOT(ISBLANK([.E233])); COUNTIF([.E:.E]; &quot;=&quot; &amp; [.E23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Blastoise</text:p>
          </table:table-cell>
          <table:table-cell table:style-name="ce4"/>
          <table:table-cell table:style-name="ce6"/>
          <table:table-cell table:style-name="ce22" table:formula="of:=AND(NOT(ISBLANK([.E234])); COUNTIF([.E:.E]; &quot;=&quot; &amp; [.E23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aterpie</text:p>
          </table:table-cell>
          <table:table-cell table:style-name="ce4"/>
          <table:table-cell table:style-name="ce6"/>
          <table:table-cell table:style-name="ce22" table:formula="of:=AND(NOT(ISBLANK([.E235])); COUNTIF([.E:.E]; &quot;=&quot; &amp; [.E23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etapod</text:p>
          </table:table-cell>
          <table:table-cell table:style-name="ce4"/>
          <table:table-cell table:style-name="ce6"/>
          <table:table-cell table:style-name="ce22" table:formula="of:=AND(NOT(ISBLANK([.E236])); COUNTIF([.E:.E]; &quot;=&quot; &amp; [.E23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utterfree</text:p>
          </table:table-cell>
          <table:table-cell table:style-name="ce4"/>
          <table:table-cell table:style-name="ce6"/>
          <table:table-cell table:style-name="ce22" table:formula="of:=AND(NOT(ISBLANK([.E237])); COUNTIF([.E:.E]; &quot;=&quot; &amp; [.E23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Weedle</text:p>
          </table:table-cell>
          <table:table-cell table:style-name="ce4"/>
          <table:table-cell table:style-name="ce6"/>
          <table:table-cell table:style-name="ce22" table:formula="of:=AND(NOT(ISBLANK([.E238])); COUNTIF([.E:.E]; &quot;=&quot; &amp; [.E23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Kakuna</text:p>
          </table:table-cell>
          <table:table-cell table:style-name="ce4"/>
          <table:table-cell table:style-name="ce6"/>
          <table:table-cell table:style-name="ce22" table:formula="of:=AND(NOT(ISBLANK([.E239])); COUNTIF([.E:.E]; &quot;=&quot; &amp; [.E23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eedrill</text:p>
          </table:table-cell>
          <table:table-cell table:style-name="ce4"/>
          <table:table-cell table:style-name="ce6"/>
          <table:table-cell table:style-name="ce22" table:formula="of:=AND(NOT(ISBLANK([.E240])); COUNTIF([.E:.E]; &quot;=&quot; &amp; [.E24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idgey</text:p>
          </table:table-cell>
          <table:table-cell table:style-name="ce4"/>
          <table:table-cell table:style-name="ce6"/>
          <table:table-cell table:style-name="ce22" table:formula="of:=AND(NOT(ISBLANK([.E241])); COUNTIF([.E:.E]; &quot;=&quot; &amp; [.E24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idgeotto</text:p>
          </table:table-cell>
          <table:table-cell table:style-name="ce4"/>
          <table:table-cell table:style-name="ce6"/>
          <table:table-cell table:style-name="ce22" table:formula="of:=AND(NOT(ISBLANK([.E242])); COUNTIF([.E:.E]; &quot;=&quot; &amp; [.E24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idgeot</text:p>
          </table:table-cell>
          <table:table-cell table:style-name="ce4"/>
          <table:table-cell table:style-name="ce6"/>
          <table:table-cell table:style-name="ce22" table:formula="of:=AND(NOT(ISBLANK([.E243])); COUNTIF([.E:.E]; &quot;=&quot; &amp; [.E24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Rattata</text:p>
          </table:table-cell>
          <table:table-cell table:style-name="ce4"/>
          <table:table-cell table:style-name="ce6"/>
          <table:table-cell table:style-name="ce22" table:formula="of:=AND(NOT(ISBLANK([.E244])); COUNTIF([.E:.E]; &quot;=&quot; &amp; [.E24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Raticate</text:p>
          </table:table-cell>
          <table:table-cell table:style-name="ce4"/>
          <table:table-cell table:style-name="ce6"/>
          <table:table-cell table:style-name="ce22" table:formula="of:=AND(NOT(ISBLANK([.E245])); COUNTIF([.E:.E]; &quot;=&quot; &amp; [.E24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pearow</text:p>
          </table:table-cell>
          <table:table-cell table:style-name="ce4"/>
          <table:table-cell table:style-name="ce6"/>
          <table:table-cell table:style-name="ce22" table:formula="of:=AND(NOT(ISBLANK([.E246])); COUNTIF([.E:.E]; &quot;=&quot; &amp; [.E24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Fearow</text:p>
          </table:table-cell>
          <table:table-cell table:style-name="ce4"/>
          <table:table-cell table:style-name="ce6"/>
          <table:table-cell table:style-name="ce22" table:formula="of:=AND(NOT(ISBLANK([.E247])); COUNTIF([.E:.E]; &quot;=&quot; &amp; [.E24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Ekans</text:p>
          </table:table-cell>
          <table:table-cell table:style-name="ce4"/>
          <table:table-cell table:style-name="ce6"/>
          <table:table-cell table:style-name="ce22" table:formula="of:=AND(NOT(ISBLANK([.E248])); COUNTIF([.E:.E]; &quot;=&quot; &amp; [.E24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Arbok</text:p>
          </table:table-cell>
          <table:table-cell table:style-name="ce4"/>
          <table:table-cell table:style-name="ce6"/>
          <table:table-cell table:style-name="ce22" table:formula="of:=AND(NOT(ISBLANK([.E249])); COUNTIF([.E:.E]; &quot;=&quot; &amp; [.E24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Pikachu</text:p>
          </table:table-cell>
          <table:table-cell table:style-name="ce4"/>
          <table:table-cell table:style-name="ce6"/>
          <table:table-cell table:style-name="ce22" table:formula="of:=AND(NOT(ISBLANK([.E250])); COUNTIF([.E:.E]; &quot;=&quot; &amp; [.E25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aichu</text:p>
          </table:table-cell>
          <table:table-cell table:style-name="ce4"/>
          <table:table-cell table:style-name="ce6"/>
          <table:table-cell table:style-name="ce22" table:formula="of:=AND(NOT(ISBLANK([.E251])); COUNTIF([.E:.E]; &quot;=&quot; &amp; [.E25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Sandshrew</text:p>
          </table:table-cell>
          <table:table-cell table:style-name="ce4"/>
          <table:table-cell table:style-name="ce6"/>
          <table:table-cell table:style-name="ce22" table:formula="of:=AND(NOT(ISBLANK([.E252])); COUNTIF([.E:.E]; &quot;=&quot; &amp; [.E25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andslash</text:p>
          </table:table-cell>
          <table:table-cell table:style-name="ce4"/>
          <table:table-cell table:style-name="ce6"/>
          <table:table-cell table:style-name="ce22" table:formula="of:=AND(NOT(ISBLANK([.E253])); COUNTIF([.E:.E]; &quot;=&quot; &amp; [.E25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Nidoran♀</text:p>
          </table:table-cell>
          <table:table-cell table:style-name="ce4"/>
          <table:table-cell table:style-name="ce6"/>
          <table:table-cell table:style-name="ce22" table:formula="of:=AND(NOT(ISBLANK([.E254])); COUNTIF([.E:.E]; &quot;=&quot; &amp; [.E25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Nidorina</text:p>
          </table:table-cell>
          <table:table-cell table:style-name="ce4"/>
          <table:table-cell table:style-name="ce6"/>
          <table:table-cell table:style-name="ce22" table:formula="of:=AND(NOT(ISBLANK([.E255])); COUNTIF([.E:.E]; &quot;=&quot; &amp; [.E25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Nidoqueen</text:p>
          </table:table-cell>
          <table:table-cell table:style-name="ce4"/>
          <table:table-cell table:style-name="ce6"/>
          <table:table-cell table:style-name="ce22" table:formula="of:=AND(NOT(ISBLANK([.E256])); COUNTIF([.E:.E]; &quot;=&quot; &amp; [.E25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Nidoran♂</text:p>
          </table:table-cell>
          <table:table-cell table:style-name="ce4"/>
          <table:table-cell table:style-name="ce6"/>
          <table:table-cell table:style-name="ce22" table:formula="of:=AND(NOT(ISBLANK([.E257])); COUNTIF([.E:.E]; &quot;=&quot; &amp; [.E25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Nidorino</text:p>
          </table:table-cell>
          <table:table-cell table:style-name="ce4"/>
          <table:table-cell table:style-name="ce6"/>
          <table:table-cell table:style-name="ce22" table:formula="of:=AND(NOT(ISBLANK([.E258])); COUNTIF([.E:.E]; &quot;=&quot; &amp; [.E25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Nidoking</text:p>
          </table:table-cell>
          <table:table-cell table:style-name="ce4"/>
          <table:table-cell table:style-name="ce6"/>
          <table:table-cell table:style-name="ce22" table:formula="of:=AND(NOT(ISBLANK([.E259])); COUNTIF([.E:.E]; &quot;=&quot; &amp; [.E25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Clefairy</text:p>
          </table:table-cell>
          <table:table-cell table:style-name="ce4"/>
          <table:table-cell table:style-name="ce6"/>
          <table:table-cell table:style-name="ce22" table:formula="of:=AND(NOT(ISBLANK([.E260])); COUNTIF([.E:.E]; &quot;=&quot; &amp; [.E26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Clefable</text:p>
          </table:table-cell>
          <table:table-cell table:style-name="ce4"/>
          <table:table-cell table:style-name="ce6"/>
          <table:table-cell table:style-name="ce22" table:formula="of:=AND(NOT(ISBLANK([.E261])); COUNTIF([.E:.E]; &quot;=&quot; &amp; [.E26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Vulpix</text:p>
          </table:table-cell>
          <table:table-cell table:style-name="ce4"/>
          <table:table-cell table:style-name="ce6"/>
          <table:table-cell table:style-name="ce22" table:formula="of:=AND(NOT(ISBLANK([.E262])); COUNTIF([.E:.E]; &quot;=&quot; &amp; [.E26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netales</text:p>
          </table:table-cell>
          <table:table-cell table:style-name="ce4"/>
          <table:table-cell table:style-name="ce6"/>
          <table:table-cell table:style-name="ce22" table:formula="of:=AND(NOT(ISBLANK([.E263])); COUNTIF([.E:.E]; &quot;=&quot; &amp; [.E26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Jigglypuff</text:p>
          </table:table-cell>
          <table:table-cell table:style-name="ce4"/>
          <table:table-cell table:style-name="ce6"/>
          <table:table-cell table:style-name="ce22" table:formula="of:=AND(NOT(ISBLANK([.E264])); COUNTIF([.E:.E]; &quot;=&quot; &amp; [.E26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Wigglytuff</text:p>
          </table:table-cell>
          <table:table-cell table:style-name="ce4"/>
          <table:table-cell table:style-name="ce6"/>
          <table:table-cell table:style-name="ce22" table:formula="of:=AND(NOT(ISBLANK([.E265])); COUNTIF([.E:.E]; &quot;=&quot; &amp; [.E26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Zubat</text:p>
          </table:table-cell>
          <table:table-cell table:style-name="ce4"/>
          <table:table-cell table:style-name="ce6"/>
          <table:table-cell table:style-name="ce22" table:formula="of:=AND(NOT(ISBLANK([.E266])); COUNTIF([.E:.E]; &quot;=&quot; &amp; [.E26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Golbat</text:p>
          </table:table-cell>
          <table:table-cell table:style-name="ce4"/>
          <table:table-cell table:style-name="ce6"/>
          <table:table-cell table:style-name="ce22" table:formula="of:=AND(NOT(ISBLANK([.E267])); COUNTIF([.E:.E]; &quot;=&quot; &amp; [.E26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Oddish</text:p>
          </table:table-cell>
          <table:table-cell table:style-name="ce4"/>
          <table:table-cell table:style-name="ce6"/>
          <table:table-cell table:style-name="ce22" table:formula="of:=AND(NOT(ISBLANK([.E268])); COUNTIF([.E:.E]; &quot;=&quot; &amp; [.E26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loom</text:p>
          </table:table-cell>
          <table:table-cell table:style-name="ce4"/>
          <table:table-cell table:style-name="ce6"/>
          <table:table-cell table:style-name="ce22" table:formula="of:=AND(NOT(ISBLANK([.E269])); COUNTIF([.E:.E]; &quot;=&quot; &amp; [.E26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Vileplume</text:p>
          </table:table-cell>
          <table:table-cell table:style-name="ce4"/>
          <table:table-cell table:style-name="ce6"/>
          <table:table-cell table:style-name="ce22" table:formula="of:=AND(NOT(ISBLANK([.E270])); COUNTIF([.E:.E]; &quot;=&quot; &amp; [.E27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aras</text:p>
          </table:table-cell>
          <table:table-cell table:style-name="ce4"/>
          <table:table-cell table:style-name="ce6"/>
          <table:table-cell table:style-name="ce22" table:formula="of:=AND(NOT(ISBLANK([.E271])); COUNTIF([.E:.E]; &quot;=&quot; &amp; [.E27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Parasect</text:p>
          </table:table-cell>
          <table:table-cell table:style-name="ce4"/>
          <table:table-cell table:style-name="ce6"/>
          <table:table-cell table:style-name="ce22" table:formula="of:=AND(NOT(ISBLANK([.E272])); COUNTIF([.E:.E]; &quot;=&quot; &amp; [.E27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Venonat</text:p>
          </table:table-cell>
          <table:table-cell table:style-name="ce4"/>
          <table:table-cell table:style-name="ce6"/>
          <table:table-cell table:style-name="ce22" table:formula="of:=AND(NOT(ISBLANK([.E273])); COUNTIF([.E:.E]; &quot;=&quot; &amp; [.E27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Venomoth</text:p>
          </table:table-cell>
          <table:table-cell table:style-name="ce4"/>
          <table:table-cell table:style-name="ce6"/>
          <table:table-cell table:style-name="ce22" table:formula="of:=AND(NOT(ISBLANK([.E274])); COUNTIF([.E:.E]; &quot;=&quot; &amp; [.E27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iglett</text:p>
          </table:table-cell>
          <table:table-cell table:style-name="ce4"/>
          <table:table-cell table:style-name="ce6"/>
          <table:table-cell table:style-name="ce22" table:formula="of:=AND(NOT(ISBLANK([.E275])); COUNTIF([.E:.E]; &quot;=&quot; &amp; [.E27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Dugtrio</text:p>
          </table:table-cell>
          <table:table-cell table:style-name="ce4"/>
          <table:table-cell table:style-name="ce6"/>
          <table:table-cell table:style-name="ce22" table:formula="of:=AND(NOT(ISBLANK([.E276])); COUNTIF([.E:.E]; &quot;=&quot; &amp; [.E27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Meowth</text:p>
          </table:table-cell>
          <table:table-cell table:style-name="ce4"/>
          <table:table-cell table:style-name="ce6"/>
          <table:table-cell table:style-name="ce22" table:formula="of:=AND(NOT(ISBLANK([.E277])); COUNTIF([.E:.E]; &quot;=&quot; &amp; [.E27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Persian</text:p>
          </table:table-cell>
          <table:table-cell table:style-name="ce4"/>
          <table:table-cell table:style-name="ce6"/>
          <table:table-cell table:style-name="ce22" table:formula="of:=AND(NOT(ISBLANK([.E278])); COUNTIF([.E:.E]; &quot;=&quot; &amp; [.E27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Psyduck</text:p>
          </table:table-cell>
          <table:table-cell table:style-name="ce4"/>
          <table:table-cell table:style-name="ce6"/>
          <table:table-cell table:style-name="ce22" table:formula="of:=AND(NOT(ISBLANK([.E279])); COUNTIF([.E:.E]; &quot;=&quot; &amp; [.E27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Golduck</text:p>
          </table:table-cell>
          <table:table-cell table:style-name="ce4"/>
          <table:table-cell table:style-name="ce6"/>
          <table:table-cell table:style-name="ce22" table:formula="of:=AND(NOT(ISBLANK([.E280])); COUNTIF([.E:.E]; &quot;=&quot; &amp; [.E28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Mankey</text:p>
          </table:table-cell>
          <table:table-cell table:style-name="ce4"/>
          <table:table-cell table:style-name="ce6"/>
          <table:table-cell table:style-name="ce22" table:formula="of:=AND(NOT(ISBLANK([.E281])); COUNTIF([.E:.E]; &quot;=&quot; &amp; [.E28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Primeape</text:p>
          </table:table-cell>
          <table:table-cell table:style-name="ce4"/>
          <table:table-cell table:style-name="ce6"/>
          <table:table-cell table:style-name="ce22" table:formula="of:=AND(NOT(ISBLANK([.E282])); COUNTIF([.E:.E]; &quot;=&quot; &amp; [.E28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Growlithe</text:p>
          </table:table-cell>
          <table:table-cell table:style-name="ce4"/>
          <table:table-cell table:style-name="ce6"/>
          <table:table-cell table:style-name="ce22" table:formula="of:=AND(NOT(ISBLANK([.E283])); COUNTIF([.E:.E]; &quot;=&quot; &amp; [.E28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Arcanine</text:p>
          </table:table-cell>
          <table:table-cell table:style-name="ce4"/>
          <table:table-cell table:style-name="ce6"/>
          <table:table-cell table:style-name="ce22" table:formula="of:=AND(NOT(ISBLANK([.E284])); COUNTIF([.E:.E]; &quot;=&quot; &amp; [.E28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oliwag</text:p>
          </table:table-cell>
          <table:table-cell table:style-name="ce4"/>
          <table:table-cell table:style-name="ce6"/>
          <table:table-cell table:style-name="ce22" table:formula="of:=AND(NOT(ISBLANK([.E285])); COUNTIF([.E:.E]; &quot;=&quot; &amp; [.E28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Poliwhirl</text:p>
          </table:table-cell>
          <table:table-cell table:style-name="ce4"/>
          <table:table-cell table:style-name="ce6"/>
          <table:table-cell table:style-name="ce22" table:formula="of:=AND(NOT(ISBLANK([.E286])); COUNTIF([.E:.E]; &quot;=&quot; &amp; [.E28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Poliwrath</text:p>
          </table:table-cell>
          <table:table-cell table:style-name="ce4"/>
          <table:table-cell table:style-name="ce6"/>
          <table:table-cell table:style-name="ce22" table:formula="of:=AND(NOT(ISBLANK([.E287])); COUNTIF([.E:.E]; &quot;=&quot; &amp; [.E28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Abra</text:p>
          </table:table-cell>
          <table:table-cell table:style-name="ce4"/>
          <table:table-cell table:style-name="ce6"/>
          <table:table-cell table:style-name="ce22" table:formula="of:=AND(NOT(ISBLANK([.E288])); COUNTIF([.E:.E]; &quot;=&quot; &amp; [.E28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Kadabra</text:p>
          </table:table-cell>
          <table:table-cell table:style-name="ce4"/>
          <table:table-cell table:style-name="ce6"/>
          <table:table-cell table:style-name="ce22" table:formula="of:=AND(NOT(ISBLANK([.E289])); COUNTIF([.E:.E]; &quot;=&quot; &amp; [.E28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Alakazam</text:p>
          </table:table-cell>
          <table:table-cell table:style-name="ce4"/>
          <table:table-cell table:style-name="ce6"/>
          <table:table-cell table:style-name="ce22" table:formula="of:=AND(NOT(ISBLANK([.E290])); COUNTIF([.E:.E]; &quot;=&quot; &amp; [.E29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Machop</text:p>
          </table:table-cell>
          <table:table-cell table:style-name="ce4"/>
          <table:table-cell table:style-name="ce6"/>
          <table:table-cell table:style-name="ce22" table:formula="of:=AND(NOT(ISBLANK([.E291])); COUNTIF([.E:.E]; &quot;=&quot; &amp; [.E29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Machoke</text:p>
          </table:table-cell>
          <table:table-cell table:style-name="ce4"/>
          <table:table-cell table:style-name="ce6"/>
          <table:table-cell table:style-name="ce22" table:formula="of:=AND(NOT(ISBLANK([.E292])); COUNTIF([.E:.E]; &quot;=&quot; &amp; [.E29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Machamp</text:p>
          </table:table-cell>
          <table:table-cell table:style-name="ce4"/>
          <table:table-cell table:style-name="ce6"/>
          <table:table-cell table:style-name="ce22" table:formula="of:=AND(NOT(ISBLANK([.E293])); COUNTIF([.E:.E]; &quot;=&quot; &amp; [.E29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Bellsprout</text:p>
          </table:table-cell>
          <table:table-cell table:style-name="ce4"/>
          <table:table-cell table:style-name="ce6"/>
          <table:table-cell table:style-name="ce22" table:formula="of:=AND(NOT(ISBLANK([.E294])); COUNTIF([.E:.E]; &quot;=&quot; &amp; [.E29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Weepinbell</text:p>
          </table:table-cell>
          <table:table-cell table:style-name="ce4"/>
          <table:table-cell table:style-name="ce6"/>
          <table:table-cell table:style-name="ce22" table:formula="of:=AND(NOT(ISBLANK([.E295])); COUNTIF([.E:.E]; &quot;=&quot; &amp; [.E29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Victreebel</text:p>
          </table:table-cell>
          <table:table-cell table:style-name="ce4"/>
          <table:table-cell table:style-name="ce6"/>
          <table:table-cell table:style-name="ce22" table:formula="of:=AND(NOT(ISBLANK([.E296])); COUNTIF([.E:.E]; &quot;=&quot; &amp; [.E29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Tentacool</text:p>
          </table:table-cell>
          <table:table-cell table:style-name="ce4"/>
          <table:table-cell table:style-name="ce6"/>
          <table:table-cell table:style-name="ce22" table:formula="of:=AND(NOT(ISBLANK([.E297])); COUNTIF([.E:.E]; &quot;=&quot; &amp; [.E29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Tentacruel</text:p>
          </table:table-cell>
          <table:table-cell table:style-name="ce4"/>
          <table:table-cell table:style-name="ce6"/>
          <table:table-cell table:style-name="ce22" table:formula="of:=AND(NOT(ISBLANK([.E298])); COUNTIF([.E:.E]; &quot;=&quot; &amp; [.E29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Geodude</text:p>
          </table:table-cell>
          <table:table-cell table:style-name="ce4"/>
          <table:table-cell table:style-name="ce6"/>
          <table:table-cell table:style-name="ce22" table:formula="of:=AND(NOT(ISBLANK([.E299])); COUNTIF([.E:.E]; &quot;=&quot; &amp; [.E29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Graveler</text:p>
          </table:table-cell>
          <table:table-cell table:style-name="ce4"/>
          <table:table-cell table:style-name="ce6"/>
          <table:table-cell table:style-name="ce22" table:formula="of:=AND(NOT(ISBLANK([.E300])); COUNTIF([.E:.E]; &quot;=&quot; &amp; [.E30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Golem</text:p>
          </table:table-cell>
          <table:table-cell table:style-name="ce4"/>
          <table:table-cell table:style-name="ce6"/>
          <table:table-cell table:style-name="ce22" table:formula="of:=AND(NOT(ISBLANK([.E301])); COUNTIF([.E:.E]; &quot;=&quot; &amp; [.E30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Ponyta</text:p>
          </table:table-cell>
          <table:table-cell table:style-name="ce4"/>
          <table:table-cell table:style-name="ce6"/>
          <table:table-cell table:style-name="ce22" table:formula="of:=AND(NOT(ISBLANK([.E302])); COUNTIF([.E:.E]; &quot;=&quot; &amp; [.E30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Rapidash</text:p>
          </table:table-cell>
          <table:table-cell table:style-name="ce4"/>
          <table:table-cell table:style-name="ce6"/>
          <table:table-cell table:style-name="ce22" table:formula="of:=AND(NOT(ISBLANK([.E303])); COUNTIF([.E:.E]; &quot;=&quot; &amp; [.E30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Slowpoke</text:p>
          </table:table-cell>
          <table:table-cell table:style-name="ce4"/>
          <table:table-cell table:style-name="ce6"/>
          <table:table-cell table:style-name="ce22" table:formula="of:=AND(NOT(ISBLANK([.E304])); COUNTIF([.E:.E]; &quot;=&quot; &amp; [.E30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Slowbro</text:p>
          </table:table-cell>
          <table:table-cell table:style-name="ce4"/>
          <table:table-cell table:style-name="ce6"/>
          <table:table-cell table:style-name="ce22" table:formula="of:=AND(NOT(ISBLANK([.E305])); COUNTIF([.E:.E]; &quot;=&quot; &amp; [.E30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Magnemite</text:p>
          </table:table-cell>
          <table:table-cell table:style-name="ce4"/>
          <table:table-cell table:style-name="ce6"/>
          <table:table-cell table:style-name="ce22" table:formula="of:=AND(NOT(ISBLANK([.E306])); COUNTIF([.E:.E]; &quot;=&quot; &amp; [.E30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Magneton</text:p>
          </table:table-cell>
          <table:table-cell table:style-name="ce4"/>
          <table:table-cell table:style-name="ce6"/>
          <table:table-cell table:style-name="ce22" table:formula="of:=AND(NOT(ISBLANK([.E307])); COUNTIF([.E:.E]; &quot;=&quot; &amp; [.E30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Farfetch'd</text:p>
          </table:table-cell>
          <table:table-cell table:style-name="ce4"/>
          <table:table-cell table:style-name="ce6"/>
          <table:table-cell table:style-name="ce22" table:formula="of:=AND(NOT(ISBLANK([.E308])); COUNTIF([.E:.E]; &quot;=&quot; &amp; [.E30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Doduo</text:p>
          </table:table-cell>
          <table:table-cell table:style-name="ce4"/>
          <table:table-cell table:style-name="ce6"/>
          <table:table-cell table:style-name="ce22" table:formula="of:=AND(NOT(ISBLANK([.E309])); COUNTIF([.E:.E]; &quot;=&quot; &amp; [.E30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Dodrio</text:p>
          </table:table-cell>
          <table:table-cell table:style-name="ce4"/>
          <table:table-cell table:style-name="ce6"/>
          <table:table-cell table:style-name="ce22" table:formula="of:=AND(NOT(ISBLANK([.E310])); COUNTIF([.E:.E]; &quot;=&quot; &amp; [.E31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Seel</text:p>
          </table:table-cell>
          <table:table-cell table:style-name="ce4"/>
          <table:table-cell table:style-name="ce6"/>
          <table:table-cell table:style-name="ce22" table:formula="of:=AND(NOT(ISBLANK([.E311])); COUNTIF([.E:.E]; &quot;=&quot; &amp; [.E31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Dewgong</text:p>
          </table:table-cell>
          <table:table-cell table:style-name="ce4"/>
          <table:table-cell table:style-name="ce6"/>
          <table:table-cell table:style-name="ce22" table:formula="of:=AND(NOT(ISBLANK([.E312])); COUNTIF([.E:.E]; &quot;=&quot; &amp; [.E31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Grimer</text:p>
          </table:table-cell>
          <table:table-cell table:style-name="ce4"/>
          <table:table-cell table:style-name="ce6"/>
          <table:table-cell table:style-name="ce22" table:formula="of:=AND(NOT(ISBLANK([.E313])); COUNTIF([.E:.E]; &quot;=&quot; &amp; [.E31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Muk</text:p>
          </table:table-cell>
          <table:table-cell table:style-name="ce4"/>
          <table:table-cell table:style-name="ce6"/>
          <table:table-cell table:style-name="ce22" table:formula="of:=AND(NOT(ISBLANK([.E314])); COUNTIF([.E:.E]; &quot;=&quot; &amp; [.E31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Shellder</text:p>
          </table:table-cell>
          <table:table-cell table:style-name="ce4"/>
          <table:table-cell table:style-name="ce6"/>
          <table:table-cell table:style-name="ce22" table:formula="of:=AND(NOT(ISBLANK([.E315])); COUNTIF([.E:.E]; &quot;=&quot; &amp; [.E31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Cloyster</text:p>
          </table:table-cell>
          <table:table-cell table:style-name="ce4"/>
          <table:table-cell table:style-name="ce6"/>
          <table:table-cell table:style-name="ce22" table:formula="of:=AND(NOT(ISBLANK([.E316])); COUNTIF([.E:.E]; &quot;=&quot; &amp; [.E31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Gastly</text:p>
          </table:table-cell>
          <table:table-cell table:style-name="ce4"/>
          <table:table-cell table:style-name="ce6"/>
          <table:table-cell table:style-name="ce22" table:formula="of:=AND(NOT(ISBLANK([.E317])); COUNTIF([.E:.E]; &quot;=&quot; &amp; [.E31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Haunter</text:p>
          </table:table-cell>
          <table:table-cell table:style-name="ce4"/>
          <table:table-cell table:style-name="ce6"/>
          <table:table-cell table:style-name="ce22" table:formula="of:=AND(NOT(ISBLANK([.E318])); COUNTIF([.E:.E]; &quot;=&quot; &amp; [.E31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Gengar</text:p>
          </table:table-cell>
          <table:table-cell table:style-name="ce4"/>
          <table:table-cell table:style-name="ce6"/>
          <table:table-cell table:style-name="ce22" table:formula="of:=AND(NOT(ISBLANK([.E319])); COUNTIF([.E:.E]; &quot;=&quot; &amp; [.E31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Onix</text:p>
          </table:table-cell>
          <table:table-cell table:style-name="ce4"/>
          <table:table-cell table:style-name="ce6"/>
          <table:table-cell table:style-name="ce22" table:formula="of:=AND(NOT(ISBLANK([.E320])); COUNTIF([.E:.E]; &quot;=&quot; &amp; [.E32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Drowzee</text:p>
          </table:table-cell>
          <table:table-cell table:style-name="ce4"/>
          <table:table-cell table:style-name="ce6"/>
          <table:table-cell table:style-name="ce22" table:formula="of:=AND(NOT(ISBLANK([.E321])); COUNTIF([.E:.E]; &quot;=&quot; &amp; [.E32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Hypno</text:p>
          </table:table-cell>
          <table:table-cell table:style-name="ce4"/>
          <table:table-cell table:style-name="ce6"/>
          <table:table-cell table:style-name="ce22" table:formula="of:=AND(NOT(ISBLANK([.E322])); COUNTIF([.E:.E]; &quot;=&quot; &amp; [.E32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Krabby</text:p>
          </table:table-cell>
          <table:table-cell table:style-name="ce4"/>
          <table:table-cell table:style-name="ce6"/>
          <table:table-cell table:style-name="ce22" table:formula="of:=AND(NOT(ISBLANK([.E323])); COUNTIF([.E:.E]; &quot;=&quot; &amp; [.E32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ingler</text:p>
          </table:table-cell>
          <table:table-cell table:style-name="ce4"/>
          <table:table-cell table:style-name="ce6"/>
          <table:table-cell table:style-name="ce22" table:formula="of:=AND(NOT(ISBLANK([.E324])); COUNTIF([.E:.E]; &quot;=&quot; &amp; [.E32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Voltorb</text:p>
          </table:table-cell>
          <table:table-cell table:style-name="ce4"/>
          <table:table-cell table:style-name="ce6"/>
          <table:table-cell table:style-name="ce22" table:formula="of:=AND(NOT(ISBLANK([.E325])); COUNTIF([.E:.E]; &quot;=&quot; &amp; [.E32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Electrode</text:p>
          </table:table-cell>
          <table:table-cell table:style-name="ce4"/>
          <table:table-cell table:style-name="ce6"/>
          <table:table-cell table:style-name="ce22" table:formula="of:=AND(NOT(ISBLANK([.E326])); COUNTIF([.E:.E]; &quot;=&quot; &amp; [.E32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Exeggcute</text:p>
          </table:table-cell>
          <table:table-cell table:style-name="ce4"/>
          <table:table-cell table:style-name="ce6"/>
          <table:table-cell table:style-name="ce22" table:formula="of:=AND(NOT(ISBLANK([.E327])); COUNTIF([.E:.E]; &quot;=&quot; &amp; [.E32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Exeggutor</text:p>
          </table:table-cell>
          <table:table-cell table:style-name="ce4"/>
          <table:table-cell table:style-name="ce6"/>
          <table:table-cell table:style-name="ce22" table:formula="of:=AND(NOT(ISBLANK([.E328])); COUNTIF([.E:.E]; &quot;=&quot; &amp; [.E32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Cubone</text:p>
          </table:table-cell>
          <table:table-cell table:style-name="ce4"/>
          <table:table-cell table:style-name="ce6"/>
          <table:table-cell table:style-name="ce22" table:formula="of:=AND(NOT(ISBLANK([.E329])); COUNTIF([.E:.E]; &quot;=&quot; &amp; [.E32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Marowak</text:p>
          </table:table-cell>
          <table:table-cell table:style-name="ce4"/>
          <table:table-cell table:style-name="ce6"/>
          <table:table-cell table:style-name="ce22" table:formula="of:=AND(NOT(ISBLANK([.E330])); COUNTIF([.E:.E]; &quot;=&quot; &amp; [.E33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Hitmonlee</text:p>
          </table:table-cell>
          <table:table-cell table:style-name="ce4"/>
          <table:table-cell table:style-name="ce6"/>
          <table:table-cell table:style-name="ce22" table:formula="of:=AND(NOT(ISBLANK([.E331])); COUNTIF([.E:.E]; &quot;=&quot; &amp; [.E33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Hitmonchan</text:p>
          </table:table-cell>
          <table:table-cell table:style-name="ce4"/>
          <table:table-cell table:style-name="ce6"/>
          <table:table-cell table:style-name="ce22" table:formula="of:=AND(NOT(ISBLANK([.E332])); COUNTIF([.E:.E]; &quot;=&quot; &amp; [.E33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Lickitung</text:p>
          </table:table-cell>
          <table:table-cell table:style-name="ce4"/>
          <table:table-cell table:style-name="ce6"/>
          <table:table-cell table:style-name="ce22" table:formula="of:=AND(NOT(ISBLANK([.E333])); COUNTIF([.E:.E]; &quot;=&quot; &amp; [.E33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Koffing</text:p>
          </table:table-cell>
          <table:table-cell table:style-name="ce4"/>
          <table:table-cell table:style-name="ce6"/>
          <table:table-cell table:style-name="ce22" table:formula="of:=AND(NOT(ISBLANK([.E334])); COUNTIF([.E:.E]; &quot;=&quot; &amp; [.E33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Weezing</text:p>
          </table:table-cell>
          <table:table-cell table:style-name="ce4"/>
          <table:table-cell table:style-name="ce6"/>
          <table:table-cell table:style-name="ce22" table:formula="of:=AND(NOT(ISBLANK([.E335])); COUNTIF([.E:.E]; &quot;=&quot; &amp; [.E33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Rhyhorn</text:p>
          </table:table-cell>
          <table:table-cell table:style-name="ce4"/>
          <table:table-cell table:style-name="ce6"/>
          <table:table-cell table:style-name="ce22" table:formula="of:=AND(NOT(ISBLANK([.E336])); COUNTIF([.E:.E]; &quot;=&quot; &amp; [.E33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Rhydon</text:p>
          </table:table-cell>
          <table:table-cell table:style-name="ce4"/>
          <table:table-cell table:style-name="ce6"/>
          <table:table-cell table:style-name="ce22" table:formula="of:=AND(NOT(ISBLANK([.E337])); COUNTIF([.E:.E]; &quot;=&quot; &amp; [.E33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Chansey</text:p>
          </table:table-cell>
          <table:table-cell table:style-name="ce4"/>
          <table:table-cell table:style-name="ce6"/>
          <table:table-cell table:style-name="ce22" table:formula="of:=AND(NOT(ISBLANK([.E338])); COUNTIF([.E:.E]; &quot;=&quot; &amp; [.E33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Tangela</text:p>
          </table:table-cell>
          <table:table-cell table:style-name="ce4"/>
          <table:table-cell table:style-name="ce6"/>
          <table:table-cell table:style-name="ce22" table:formula="of:=AND(NOT(ISBLANK([.E339])); COUNTIF([.E:.E]; &quot;=&quot; &amp; [.E33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Kangaskhan</text:p>
          </table:table-cell>
          <table:table-cell table:style-name="ce4"/>
          <table:table-cell table:style-name="ce6"/>
          <table:table-cell table:style-name="ce22" table:formula="of:=AND(NOT(ISBLANK([.E340])); COUNTIF([.E:.E]; &quot;=&quot; &amp; [.E34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Horsea</text:p>
          </table:table-cell>
          <table:table-cell table:style-name="ce4"/>
          <table:table-cell table:style-name="ce6"/>
          <table:table-cell table:style-name="ce22" table:formula="of:=AND(NOT(ISBLANK([.E341])); COUNTIF([.E:.E]; &quot;=&quot; &amp; [.E34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Seadra</text:p>
          </table:table-cell>
          <table:table-cell table:style-name="ce4"/>
          <table:table-cell table:style-name="ce6"/>
          <table:table-cell table:style-name="ce22" table:formula="of:=AND(NOT(ISBLANK([.E342])); COUNTIF([.E:.E]; &quot;=&quot; &amp; [.E34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Goldeen</text:p>
          </table:table-cell>
          <table:table-cell table:style-name="ce4"/>
          <table:table-cell table:style-name="ce6"/>
          <table:table-cell table:style-name="ce22" table:formula="of:=AND(NOT(ISBLANK([.E343])); COUNTIF([.E:.E]; &quot;=&quot; &amp; [.E34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Seaking</text:p>
          </table:table-cell>
          <table:table-cell table:style-name="ce4"/>
          <table:table-cell table:style-name="ce6"/>
          <table:table-cell table:style-name="ce22" table:formula="of:=AND(NOT(ISBLANK([.E344])); COUNTIF([.E:.E]; &quot;=&quot; &amp; [.E34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Staryu</text:p>
          </table:table-cell>
          <table:table-cell table:style-name="ce4"/>
          <table:table-cell table:style-name="ce6"/>
          <table:table-cell table:style-name="ce22" table:formula="of:=AND(NOT(ISBLANK([.E345])); COUNTIF([.E:.E]; &quot;=&quot; &amp; [.E34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Starmie</text:p>
          </table:table-cell>
          <table:table-cell table:style-name="ce4"/>
          <table:table-cell table:style-name="ce6"/>
          <table:table-cell table:style-name="ce22" table:formula="of:=AND(NOT(ISBLANK([.E346])); COUNTIF([.E:.E]; &quot;=&quot; &amp; [.E34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Mr. Mime</text:p>
          </table:table-cell>
          <table:table-cell table:style-name="ce4"/>
          <table:table-cell table:style-name="ce6"/>
          <table:table-cell table:style-name="ce22" table:formula="of:=AND(NOT(ISBLANK([.E347])); COUNTIF([.E:.E]; &quot;=&quot; &amp; [.E34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Scyther</text:p>
          </table:table-cell>
          <table:table-cell table:style-name="ce4"/>
          <table:table-cell table:style-name="ce6"/>
          <table:table-cell table:style-name="ce22" table:formula="of:=AND(NOT(ISBLANK([.E348])); COUNTIF([.E:.E]; &quot;=&quot; &amp; [.E34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Jynx</text:p>
          </table:table-cell>
          <table:table-cell table:style-name="ce4"/>
          <table:table-cell table:style-name="ce6"/>
          <table:table-cell table:style-name="ce22" table:formula="of:=AND(NOT(ISBLANK([.E349])); COUNTIF([.E:.E]; &quot;=&quot; &amp; [.E34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Electabuzz</text:p>
          </table:table-cell>
          <table:table-cell table:style-name="ce4"/>
          <table:table-cell table:style-name="ce6"/>
          <table:table-cell table:style-name="ce22" table:formula="of:=AND(NOT(ISBLANK([.E350])); COUNTIF([.E:.E]; &quot;=&quot; &amp; [.E35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Magmar</text:p>
          </table:table-cell>
          <table:table-cell table:style-name="ce4"/>
          <table:table-cell table:style-name="ce6"/>
          <table:table-cell table:style-name="ce22" table:formula="of:=AND(NOT(ISBLANK([.E351])); COUNTIF([.E:.E]; &quot;=&quot; &amp; [.E35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Pinsir</text:p>
          </table:table-cell>
          <table:table-cell table:style-name="ce4"/>
          <table:table-cell table:style-name="ce6"/>
          <table:table-cell table:style-name="ce22" table:formula="of:=AND(NOT(ISBLANK([.E352])); COUNTIF([.E:.E]; &quot;=&quot; &amp; [.E35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Tauros</text:p>
          </table:table-cell>
          <table:table-cell table:style-name="ce4"/>
          <table:table-cell table:style-name="ce6"/>
          <table:table-cell table:style-name="ce22" table:formula="of:=AND(NOT(ISBLANK([.E353])); COUNTIF([.E:.E]; &quot;=&quot; &amp; [.E35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Magikarp</text:p>
          </table:table-cell>
          <table:table-cell table:style-name="ce4"/>
          <table:table-cell table:style-name="ce6"/>
          <table:table-cell table:style-name="ce22" table:formula="of:=AND(NOT(ISBLANK([.E354])); COUNTIF([.E:.E]; &quot;=&quot; &amp; [.E35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Gyarados</text:p>
          </table:table-cell>
          <table:table-cell table:style-name="ce4"/>
          <table:table-cell table:style-name="ce6"/>
          <table:table-cell table:style-name="ce22" table:formula="of:=AND(NOT(ISBLANK([.E355])); COUNTIF([.E:.E]; &quot;=&quot; &amp; [.E35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Lapras</text:p>
          </table:table-cell>
          <table:table-cell table:style-name="ce4"/>
          <table:table-cell table:style-name="ce6"/>
          <table:table-cell table:style-name="ce22" table:formula="of:=AND(NOT(ISBLANK([.E356])); COUNTIF([.E:.E]; &quot;=&quot; &amp; [.E35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Ditto</text:p>
          </table:table-cell>
          <table:table-cell table:style-name="ce4"/>
          <table:table-cell table:style-name="ce6"/>
          <table:table-cell table:style-name="ce22" table:formula="of:=AND(NOT(ISBLANK([.E357])); COUNTIF([.E:.E]; &quot;=&quot; &amp; [.E35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Eevee</text:p>
          </table:table-cell>
          <table:table-cell table:style-name="ce4"/>
          <table:table-cell table:style-name="ce6"/>
          <table:table-cell table:style-name="ce22" table:formula="of:=AND(NOT(ISBLANK([.E358])); COUNTIF([.E:.E]; &quot;=&quot; &amp; [.E35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Vaporeon</text:p>
          </table:table-cell>
          <table:table-cell table:style-name="ce4"/>
          <table:table-cell table:style-name="ce6"/>
          <table:table-cell table:style-name="ce22" table:formula="of:=AND(NOT(ISBLANK([.E359])); COUNTIF([.E:.E]; &quot;=&quot; &amp; [.E35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Jolteon</text:p>
          </table:table-cell>
          <table:table-cell table:style-name="ce4"/>
          <table:table-cell table:style-name="ce6"/>
          <table:table-cell table:style-name="ce22" table:formula="of:=AND(NOT(ISBLANK([.E360])); COUNTIF([.E:.E]; &quot;=&quot; &amp; [.E36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Flareon</text:p>
          </table:table-cell>
          <table:table-cell table:style-name="ce4"/>
          <table:table-cell table:style-name="ce6"/>
          <table:table-cell table:style-name="ce22" table:formula="of:=AND(NOT(ISBLANK([.E361])); COUNTIF([.E:.E]; &quot;=&quot; &amp; [.E36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Porygon</text:p>
          </table:table-cell>
          <table:table-cell table:style-name="ce4"/>
          <table:table-cell table:style-name="ce6"/>
          <table:table-cell table:style-name="ce22" table:formula="of:=AND(NOT(ISBLANK([.E362])); COUNTIF([.E:.E]; &quot;=&quot; &amp; [.E36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Omanyte</text:p>
          </table:table-cell>
          <table:table-cell table:style-name="ce4"/>
          <table:table-cell table:style-name="ce6"/>
          <table:table-cell table:style-name="ce22" table:formula="of:=AND(NOT(ISBLANK([.E363])); COUNTIF([.E:.E]; &quot;=&quot; &amp; [.E36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Omastar</text:p>
          </table:table-cell>
          <table:table-cell table:style-name="ce4"/>
          <table:table-cell table:style-name="ce6"/>
          <table:table-cell table:style-name="ce22" table:formula="of:=AND(NOT(ISBLANK([.E364])); COUNTIF([.E:.E]; &quot;=&quot; &amp; [.E36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Kabuto</text:p>
          </table:table-cell>
          <table:table-cell table:style-name="ce4"/>
          <table:table-cell table:style-name="ce6"/>
          <table:table-cell table:style-name="ce22" table:formula="of:=AND(NOT(ISBLANK([.E365])); COUNTIF([.E:.E]; &quot;=&quot; &amp; [.E36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Kabutops</text:p>
          </table:table-cell>
          <table:table-cell table:style-name="ce4"/>
          <table:table-cell table:style-name="ce6"/>
          <table:table-cell table:style-name="ce22" table:formula="of:=AND(NOT(ISBLANK([.E366])); COUNTIF([.E:.E]; &quot;=&quot; &amp; [.E36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Aerodactyl</text:p>
          </table:table-cell>
          <table:table-cell table:style-name="ce4"/>
          <table:table-cell table:style-name="ce6"/>
          <table:table-cell table:style-name="ce22" table:formula="of:=AND(NOT(ISBLANK([.E367])); COUNTIF([.E:.E]; &quot;=&quot; &amp; [.E367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Snorlax</text:p>
          </table:table-cell>
          <table:table-cell table:style-name="ce4"/>
          <table:table-cell table:style-name="ce6"/>
          <table:table-cell table:style-name="ce22" table:formula="of:=AND(NOT(ISBLANK([.E368])); COUNTIF([.E:.E]; &quot;=&quot; &amp; [.E368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Articuno</text:p>
          </table:table-cell>
          <table:table-cell table:style-name="ce4"/>
          <table:table-cell table:style-name="ce6"/>
          <table:table-cell table:style-name="ce22" table:formula="of:=AND(NOT(ISBLANK([.E369])); COUNTIF([.E:.E]; &quot;=&quot; &amp; [.E369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Zapdos</text:p>
          </table:table-cell>
          <table:table-cell table:style-name="ce4"/>
          <table:table-cell table:style-name="ce6"/>
          <table:table-cell table:style-name="ce22" table:formula="of:=AND(NOT(ISBLANK([.E370])); COUNTIF([.E:.E]; &quot;=&quot; &amp; [.E370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Moltres</text:p>
          </table:table-cell>
          <table:table-cell table:style-name="ce4"/>
          <table:table-cell table:style-name="ce6"/>
          <table:table-cell table:style-name="ce22" table:formula="of:=AND(NOT(ISBLANK([.E371])); COUNTIF([.E:.E]; &quot;=&quot; &amp; [.E371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Dratini</text:p>
          </table:table-cell>
          <table:table-cell table:style-name="ce4"/>
          <table:table-cell table:style-name="ce6"/>
          <table:table-cell table:style-name="ce22" table:formula="of:=AND(NOT(ISBLANK([.E372])); COUNTIF([.E:.E]; &quot;=&quot; &amp; [.E372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Dragonair</text:p>
          </table:table-cell>
          <table:table-cell table:style-name="ce4"/>
          <table:table-cell table:style-name="ce6"/>
          <table:table-cell table:style-name="ce22" table:formula="of:=AND(NOT(ISBLANK([.E373])); COUNTIF([.E:.E]; &quot;=&quot; &amp; [.E373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Dragonite</text:p>
          </table:table-cell>
          <table:table-cell table:style-name="ce4"/>
          <table:table-cell table:style-name="ce6"/>
          <table:table-cell table:style-name="ce22" table:formula="of:=AND(NOT(ISBLANK([.E374])); COUNTIF([.E:.E]; &quot;=&quot; &amp; [.E374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Mewtwo</text:p>
          </table:table-cell>
          <table:table-cell table:style-name="ce4"/>
          <table:table-cell table:style-name="ce6"/>
          <table:table-cell table:style-name="ce22" table:formula="of:=AND(NOT(ISBLANK([.E375])); COUNTIF([.E:.E]; &quot;=&quot; &amp; [.E375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Mew</text:p>
          </table:table-cell>
          <table:table-cell table:style-name="ce4"/>
          <table:table-cell table:style-name="ce6"/>
          <table:table-cell table:style-name="ce22" table:formula="of:=AND(NOT(ISBLANK([.E376])); COUNTIF([.E:.E]; &quot;=&quot; &amp; [.E376])&gt;1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Chikorita</text:p>
          </table:table-cell>
          <table:table-cell table:style-name="ce4"/>
          <table:table-cell table:style-name="ce6"/>
          <table:table-cell table:style-name="ce22" table:formula="of:=AND(NOT(ISBLANK([.E377])); COUNTIF([.E:.E]; &quot;=&quot; &amp; [.E37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Bayleef</text:p>
          </table:table-cell>
          <table:table-cell table:style-name="ce4"/>
          <table:table-cell table:style-name="ce6"/>
          <table:table-cell table:style-name="ce22" table:formula="of:=AND(NOT(ISBLANK([.E378])); COUNTIF([.E:.E]; &quot;=&quot; &amp; [.E37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Meganium</text:p>
          </table:table-cell>
          <table:table-cell table:style-name="ce4"/>
          <table:table-cell table:style-name="ce6"/>
          <table:table-cell table:style-name="ce22" table:formula="of:=AND(NOT(ISBLANK([.E379])); COUNTIF([.E:.E]; &quot;=&quot; &amp; [.E37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Cyndaquil</text:p>
          </table:table-cell>
          <table:table-cell table:style-name="ce4"/>
          <table:table-cell table:style-name="ce6"/>
          <table:table-cell table:style-name="ce22" table:formula="of:=AND(NOT(ISBLANK([.E380])); COUNTIF([.E:.E]; &quot;=&quot; &amp; [.E38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Quilava</text:p>
          </table:table-cell>
          <table:table-cell table:style-name="ce4"/>
          <table:table-cell table:style-name="ce6"/>
          <table:table-cell table:style-name="ce22" table:formula="of:=AND(NOT(ISBLANK([.E381])); COUNTIF([.E:.E]; &quot;=&quot; &amp; [.E38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Typhlosion</text:p>
          </table:table-cell>
          <table:table-cell table:style-name="ce4"/>
          <table:table-cell table:style-name="ce6"/>
          <table:table-cell table:style-name="ce22" table:formula="of:=AND(NOT(ISBLANK([.E382])); COUNTIF([.E:.E]; &quot;=&quot; &amp; [.E38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Totodile</text:p>
          </table:table-cell>
          <table:table-cell table:style-name="ce4"/>
          <table:table-cell table:style-name="ce6"/>
          <table:table-cell table:style-name="ce22" table:formula="of:=AND(NOT(ISBLANK([.E383])); COUNTIF([.E:.E]; &quot;=&quot; &amp; [.E38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Croconaw</text:p>
          </table:table-cell>
          <table:table-cell table:style-name="ce4"/>
          <table:table-cell table:style-name="ce6"/>
          <table:table-cell table:style-name="ce22" table:formula="of:=AND(NOT(ISBLANK([.E384])); COUNTIF([.E:.E]; &quot;=&quot; &amp; [.E38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Feraligatr</text:p>
          </table:table-cell>
          <table:table-cell table:style-name="ce4"/>
          <table:table-cell table:style-name="ce6"/>
          <table:table-cell table:style-name="ce22" table:formula="of:=AND(NOT(ISBLANK([.E385])); COUNTIF([.E:.E]; &quot;=&quot; &amp; [.E38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Sentret</text:p>
          </table:table-cell>
          <table:table-cell table:style-name="ce4"/>
          <table:table-cell table:style-name="ce6"/>
          <table:table-cell table:style-name="ce22" table:formula="of:=AND(NOT(ISBLANK([.E386])); COUNTIF([.E:.E]; &quot;=&quot; &amp; [.E38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Furret</text:p>
          </table:table-cell>
          <table:table-cell table:style-name="ce4"/>
          <table:table-cell table:style-name="ce6"/>
          <table:table-cell table:style-name="ce22" table:formula="of:=AND(NOT(ISBLANK([.E387])); COUNTIF([.E:.E]; &quot;=&quot; &amp; [.E38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Hoothoot</text:p>
          </table:table-cell>
          <table:table-cell table:style-name="ce4"/>
          <table:table-cell table:style-name="ce6"/>
          <table:table-cell table:style-name="ce22" table:formula="of:=AND(NOT(ISBLANK([.E388])); COUNTIF([.E:.E]; &quot;=&quot; &amp; [.E38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Noctowl</text:p>
          </table:table-cell>
          <table:table-cell table:style-name="ce4"/>
          <table:table-cell table:style-name="ce6"/>
          <table:table-cell table:style-name="ce22" table:formula="of:=AND(NOT(ISBLANK([.E389])); COUNTIF([.E:.E]; &quot;=&quot; &amp; [.E38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Ledyba</text:p>
          </table:table-cell>
          <table:table-cell table:style-name="ce4"/>
          <table:table-cell table:style-name="ce6"/>
          <table:table-cell table:style-name="ce22" table:formula="of:=AND(NOT(ISBLANK([.E390])); COUNTIF([.E:.E]; &quot;=&quot; &amp; [.E39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Ledian</text:p>
          </table:table-cell>
          <table:table-cell table:style-name="ce4"/>
          <table:table-cell table:style-name="ce6"/>
          <table:table-cell table:style-name="ce22" table:formula="of:=AND(NOT(ISBLANK([.E391])); COUNTIF([.E:.E]; &quot;=&quot; &amp; [.E39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Spinarak</text:p>
          </table:table-cell>
          <table:table-cell table:style-name="ce4"/>
          <table:table-cell table:style-name="ce6"/>
          <table:table-cell table:style-name="ce22" table:formula="of:=AND(NOT(ISBLANK([.E392])); COUNTIF([.E:.E]; &quot;=&quot; &amp; [.E39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Ariados</text:p>
          </table:table-cell>
          <table:table-cell table:style-name="ce4"/>
          <table:table-cell table:style-name="ce6"/>
          <table:table-cell table:style-name="ce22" table:formula="of:=AND(NOT(ISBLANK([.E393])); COUNTIF([.E:.E]; &quot;=&quot; &amp; [.E39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Crobat</text:p>
          </table:table-cell>
          <table:table-cell table:style-name="ce4"/>
          <table:table-cell table:style-name="ce6"/>
          <table:table-cell table:style-name="ce22" table:formula="of:=AND(NOT(ISBLANK([.E394])); COUNTIF([.E:.E]; &quot;=&quot; &amp; [.E39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Chinchou</text:p>
          </table:table-cell>
          <table:table-cell table:style-name="ce4"/>
          <table:table-cell table:style-name="ce6"/>
          <table:table-cell table:style-name="ce22" table:formula="of:=AND(NOT(ISBLANK([.E395])); COUNTIF([.E:.E]; &quot;=&quot; &amp; [.E39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Lanturn</text:p>
          </table:table-cell>
          <table:table-cell table:style-name="ce4"/>
          <table:table-cell table:style-name="ce6"/>
          <table:table-cell table:style-name="ce22" table:formula="of:=AND(NOT(ISBLANK([.E396])); COUNTIF([.E:.E]; &quot;=&quot; &amp; [.E39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Pichu</text:p>
          </table:table-cell>
          <table:table-cell table:style-name="ce4"/>
          <table:table-cell table:style-name="ce6"/>
          <table:table-cell table:style-name="ce22" table:formula="of:=AND(NOT(ISBLANK([.E397])); COUNTIF([.E:.E]; &quot;=&quot; &amp; [.E39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Cleffa</text:p>
          </table:table-cell>
          <table:table-cell table:style-name="ce4"/>
          <table:table-cell table:style-name="ce6"/>
          <table:table-cell table:style-name="ce22" table:formula="of:=AND(NOT(ISBLANK([.E398])); COUNTIF([.E:.E]; &quot;=&quot; &amp; [.E39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Igglybuff</text:p>
          </table:table-cell>
          <table:table-cell table:style-name="ce4"/>
          <table:table-cell table:style-name="ce6"/>
          <table:table-cell table:style-name="ce22" table:formula="of:=AND(NOT(ISBLANK([.E399])); COUNTIF([.E:.E]; &quot;=&quot; &amp; [.E39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Togepi</text:p>
          </table:table-cell>
          <table:table-cell table:style-name="ce4"/>
          <table:table-cell table:style-name="ce6"/>
          <table:table-cell table:style-name="ce22" table:formula="of:=AND(NOT(ISBLANK([.E400])); COUNTIF([.E:.E]; &quot;=&quot; &amp; [.E40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Togetic</text:p>
          </table:table-cell>
          <table:table-cell table:style-name="ce4"/>
          <table:table-cell table:style-name="ce6"/>
          <table:table-cell table:style-name="ce22" table:formula="of:=AND(NOT(ISBLANK([.E401])); COUNTIF([.E:.E]; &quot;=&quot; &amp; [.E40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Natu</text:p>
          </table:table-cell>
          <table:table-cell table:style-name="ce4"/>
          <table:table-cell table:style-name="ce6"/>
          <table:table-cell table:style-name="ce22" table:formula="of:=AND(NOT(ISBLANK([.E402])); COUNTIF([.E:.E]; &quot;=&quot; &amp; [.E40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Xatu</text:p>
          </table:table-cell>
          <table:table-cell table:style-name="ce4"/>
          <table:table-cell table:style-name="ce6"/>
          <table:table-cell table:style-name="ce22" table:formula="of:=AND(NOT(ISBLANK([.E403])); COUNTIF([.E:.E]; &quot;=&quot; &amp; [.E40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Mareep</text:p>
          </table:table-cell>
          <table:table-cell table:style-name="ce4"/>
          <table:table-cell table:style-name="ce6"/>
          <table:table-cell table:style-name="ce22" table:formula="of:=AND(NOT(ISBLANK([.E404])); COUNTIF([.E:.E]; &quot;=&quot; &amp; [.E40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Flaaffy</text:p>
          </table:table-cell>
          <table:table-cell table:style-name="ce4"/>
          <table:table-cell table:style-name="ce6"/>
          <table:table-cell table:style-name="ce22" table:formula="of:=AND(NOT(ISBLANK([.E405])); COUNTIF([.E:.E]; &quot;=&quot; &amp; [.E40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Ampharos</text:p>
          </table:table-cell>
          <table:table-cell table:style-name="ce4"/>
          <table:table-cell table:style-name="ce6"/>
          <table:table-cell table:style-name="ce22" table:formula="of:=AND(NOT(ISBLANK([.E406])); COUNTIF([.E:.E]; &quot;=&quot; &amp; [.E40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Bellossom</text:p>
          </table:table-cell>
          <table:table-cell table:style-name="ce4"/>
          <table:table-cell table:style-name="ce6"/>
          <table:table-cell table:style-name="ce22" table:formula="of:=AND(NOT(ISBLANK([.E407])); COUNTIF([.E:.E]; &quot;=&quot; &amp; [.E40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Marill</text:p>
          </table:table-cell>
          <table:table-cell table:style-name="ce4"/>
          <table:table-cell table:style-name="ce6"/>
          <table:table-cell table:style-name="ce22" table:formula="of:=AND(NOT(ISBLANK([.E408])); COUNTIF([.E:.E]; &quot;=&quot; &amp; [.E40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Azumarill</text:p>
          </table:table-cell>
          <table:table-cell table:style-name="ce4"/>
          <table:table-cell table:style-name="ce6"/>
          <table:table-cell table:style-name="ce22" table:formula="of:=AND(NOT(ISBLANK([.E409])); COUNTIF([.E:.E]; &quot;=&quot; &amp; [.E40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Sudowoodo</text:p>
          </table:table-cell>
          <table:table-cell table:style-name="ce4"/>
          <table:table-cell table:style-name="ce6"/>
          <table:table-cell table:style-name="ce22" table:formula="of:=AND(NOT(ISBLANK([.E410])); COUNTIF([.E:.E]; &quot;=&quot; &amp; [.E41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Politoed</text:p>
          </table:table-cell>
          <table:table-cell table:style-name="ce4"/>
          <table:table-cell table:style-name="ce6"/>
          <table:table-cell table:style-name="ce22" table:formula="of:=AND(NOT(ISBLANK([.E411])); COUNTIF([.E:.E]; &quot;=&quot; &amp; [.E41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Hoppip</text:p>
          </table:table-cell>
          <table:table-cell table:style-name="ce4"/>
          <table:table-cell table:style-name="ce6"/>
          <table:table-cell table:style-name="ce22" table:formula="of:=AND(NOT(ISBLANK([.E412])); COUNTIF([.E:.E]; &quot;=&quot; &amp; [.E41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Skiploom</text:p>
          </table:table-cell>
          <table:table-cell table:style-name="ce4"/>
          <table:table-cell table:style-name="ce6"/>
          <table:table-cell table:style-name="ce22" table:formula="of:=AND(NOT(ISBLANK([.E413])); COUNTIF([.E:.E]; &quot;=&quot; &amp; [.E41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Jumpluff</text:p>
          </table:table-cell>
          <table:table-cell table:style-name="ce4"/>
          <table:table-cell table:style-name="ce6"/>
          <table:table-cell table:style-name="ce22" table:formula="of:=AND(NOT(ISBLANK([.E414])); COUNTIF([.E:.E]; &quot;=&quot; &amp; [.E41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Aipom</text:p>
          </table:table-cell>
          <table:table-cell table:style-name="ce4"/>
          <table:table-cell table:style-name="ce6"/>
          <table:table-cell table:style-name="ce22" table:formula="of:=AND(NOT(ISBLANK([.E415])); COUNTIF([.E:.E]; &quot;=&quot; &amp; [.E41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Sunkern</text:p>
          </table:table-cell>
          <table:table-cell table:style-name="ce4"/>
          <table:table-cell table:style-name="ce6"/>
          <table:table-cell table:style-name="ce22" table:formula="of:=AND(NOT(ISBLANK([.E416])); COUNTIF([.E:.E]; &quot;=&quot; &amp; [.E41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Sunflora</text:p>
          </table:table-cell>
          <table:table-cell table:style-name="ce4"/>
          <table:table-cell table:style-name="ce6"/>
          <table:table-cell table:style-name="ce22" table:formula="of:=AND(NOT(ISBLANK([.E417])); COUNTIF([.E:.E]; &quot;=&quot; &amp; [.E41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Yanma</text:p>
          </table:table-cell>
          <table:table-cell table:style-name="ce4"/>
          <table:table-cell table:style-name="ce6"/>
          <table:table-cell table:style-name="ce22" table:formula="of:=AND(NOT(ISBLANK([.E418])); COUNTIF([.E:.E]; &quot;=&quot; &amp; [.E41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Wooper</text:p>
          </table:table-cell>
          <table:table-cell table:style-name="ce4"/>
          <table:table-cell table:style-name="ce6"/>
          <table:table-cell table:style-name="ce22" table:formula="of:=AND(NOT(ISBLANK([.E419])); COUNTIF([.E:.E]; &quot;=&quot; &amp; [.E41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Quagsire</text:p>
          </table:table-cell>
          <table:table-cell table:style-name="ce4"/>
          <table:table-cell table:style-name="ce6"/>
          <table:table-cell table:style-name="ce22" table:formula="of:=AND(NOT(ISBLANK([.E420])); COUNTIF([.E:.E]; &quot;=&quot; &amp; [.E42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Espeon</text:p>
          </table:table-cell>
          <table:table-cell table:style-name="ce4"/>
          <table:table-cell table:style-name="ce6"/>
          <table:table-cell table:style-name="ce22" table:formula="of:=AND(NOT(ISBLANK([.E421])); COUNTIF([.E:.E]; &quot;=&quot; &amp; [.E42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Umbreon</text:p>
          </table:table-cell>
          <table:table-cell table:style-name="ce4"/>
          <table:table-cell table:style-name="ce6"/>
          <table:table-cell table:style-name="ce22" table:formula="of:=AND(NOT(ISBLANK([.E422])); COUNTIF([.E:.E]; &quot;=&quot; &amp; [.E42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Murkrow</text:p>
          </table:table-cell>
          <table:table-cell table:style-name="ce4"/>
          <table:table-cell table:style-name="ce6"/>
          <table:table-cell table:style-name="ce22" table:formula="of:=AND(NOT(ISBLANK([.E423])); COUNTIF([.E:.E]; &quot;=&quot; &amp; [.E42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Slowking</text:p>
          </table:table-cell>
          <table:table-cell table:style-name="ce4"/>
          <table:table-cell table:style-name="ce6"/>
          <table:table-cell table:style-name="ce22" table:formula="of:=AND(NOT(ISBLANK([.E424])); COUNTIF([.E:.E]; &quot;=&quot; &amp; [.E42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Misdreavus</text:p>
          </table:table-cell>
          <table:table-cell table:style-name="ce4"/>
          <table:table-cell table:style-name="ce6"/>
          <table:table-cell table:style-name="ce22" table:formula="of:=AND(NOT(ISBLANK([.E425])); COUNTIF([.E:.E]; &quot;=&quot; &amp; [.E42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Unown</text:p>
          </table:table-cell>
          <table:table-cell table:style-name="ce4"/>
          <table:table-cell table:style-name="ce6"/>
          <table:table-cell table:style-name="ce22" table:formula="of:=AND(NOT(ISBLANK([.E426])); COUNTIF([.E:.E]; &quot;=&quot; &amp; [.E42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Wobbuffet</text:p>
          </table:table-cell>
          <table:table-cell table:style-name="ce4"/>
          <table:table-cell table:style-name="ce6"/>
          <table:table-cell table:style-name="ce22" table:formula="of:=AND(NOT(ISBLANK([.E427])); COUNTIF([.E:.E]; &quot;=&quot; &amp; [.E42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Girafarig</text:p>
          </table:table-cell>
          <table:table-cell table:style-name="ce4"/>
          <table:table-cell table:style-name="ce6"/>
          <table:table-cell table:style-name="ce22" table:formula="of:=AND(NOT(ISBLANK([.E428])); COUNTIF([.E:.E]; &quot;=&quot; &amp; [.E42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Pineco</text:p>
          </table:table-cell>
          <table:table-cell table:style-name="ce4"/>
          <table:table-cell table:style-name="ce6"/>
          <table:table-cell table:style-name="ce22" table:formula="of:=AND(NOT(ISBLANK([.E429])); COUNTIF([.E:.E]; &quot;=&quot; &amp; [.E42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Forretress</text:p>
          </table:table-cell>
          <table:table-cell table:style-name="ce4"/>
          <table:table-cell table:style-name="ce6"/>
          <table:table-cell table:style-name="ce22" table:formula="of:=AND(NOT(ISBLANK([.E430])); COUNTIF([.E:.E]; &quot;=&quot; &amp; [.E43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Dunsparce</text:p>
          </table:table-cell>
          <table:table-cell table:style-name="ce4"/>
          <table:table-cell table:style-name="ce6"/>
          <table:table-cell table:style-name="ce22" table:formula="of:=AND(NOT(ISBLANK([.E431])); COUNTIF([.E:.E]; &quot;=&quot; &amp; [.E43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Gligar</text:p>
          </table:table-cell>
          <table:table-cell table:style-name="ce4"/>
          <table:table-cell table:style-name="ce6"/>
          <table:table-cell table:style-name="ce22" table:formula="of:=AND(NOT(ISBLANK([.E432])); COUNTIF([.E:.E]; &quot;=&quot; &amp; [.E43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Steelix</text:p>
          </table:table-cell>
          <table:table-cell table:style-name="ce4"/>
          <table:table-cell table:style-name="ce6"/>
          <table:table-cell table:style-name="ce22" table:formula="of:=AND(NOT(ISBLANK([.E433])); COUNTIF([.E:.E]; &quot;=&quot; &amp; [.E43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Snubbull</text:p>
          </table:table-cell>
          <table:table-cell table:style-name="ce4"/>
          <table:table-cell table:style-name="ce6"/>
          <table:table-cell table:style-name="ce22" table:formula="of:=AND(NOT(ISBLANK([.E434])); COUNTIF([.E:.E]; &quot;=&quot; &amp; [.E43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Granbull</text:p>
          </table:table-cell>
          <table:table-cell table:style-name="ce4"/>
          <table:table-cell table:style-name="ce6"/>
          <table:table-cell table:style-name="ce22" table:formula="of:=AND(NOT(ISBLANK([.E435])); COUNTIF([.E:.E]; &quot;=&quot; &amp; [.E43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Qwilfish</text:p>
          </table:table-cell>
          <table:table-cell table:style-name="ce4"/>
          <table:table-cell table:style-name="ce6"/>
          <table:table-cell table:style-name="ce22" table:formula="of:=AND(NOT(ISBLANK([.E436])); COUNTIF([.E:.E]; &quot;=&quot; &amp; [.E43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cizor</text:p>
          </table:table-cell>
          <table:table-cell table:style-name="ce4"/>
          <table:table-cell table:style-name="ce6"/>
          <table:table-cell table:style-name="ce22" table:formula="of:=AND(NOT(ISBLANK([.E437])); COUNTIF([.E:.E]; &quot;=&quot; &amp; [.E43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Shuckle</text:p>
          </table:table-cell>
          <table:table-cell table:style-name="ce4"/>
          <table:table-cell table:style-name="ce6"/>
          <table:table-cell table:style-name="ce22" table:formula="of:=AND(NOT(ISBLANK([.E438])); COUNTIF([.E:.E]; &quot;=&quot; &amp; [.E43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Heracross</text:p>
          </table:table-cell>
          <table:table-cell table:style-name="ce4"/>
          <table:table-cell table:style-name="ce6"/>
          <table:table-cell table:style-name="ce22" table:formula="of:=AND(NOT(ISBLANK([.E439])); COUNTIF([.E:.E]; &quot;=&quot; &amp; [.E43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Sneasel</text:p>
          </table:table-cell>
          <table:table-cell table:style-name="ce4"/>
          <table:table-cell table:style-name="ce6"/>
          <table:table-cell table:style-name="ce22" table:formula="of:=AND(NOT(ISBLANK([.E440])); COUNTIF([.E:.E]; &quot;=&quot; &amp; [.E44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Teddiursa</text:p>
          </table:table-cell>
          <table:table-cell table:style-name="ce4"/>
          <table:table-cell table:style-name="ce6"/>
          <table:table-cell table:style-name="ce22" table:formula="of:=AND(NOT(ISBLANK([.E441])); COUNTIF([.E:.E]; &quot;=&quot; &amp; [.E44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Ursaring</text:p>
          </table:table-cell>
          <table:table-cell table:style-name="ce4"/>
          <table:table-cell table:style-name="ce6"/>
          <table:table-cell table:style-name="ce22" table:formula="of:=AND(NOT(ISBLANK([.E442])); COUNTIF([.E:.E]; &quot;=&quot; &amp; [.E44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Slugma</text:p>
          </table:table-cell>
          <table:table-cell table:style-name="ce4"/>
          <table:table-cell table:style-name="ce6"/>
          <table:table-cell table:style-name="ce22" table:formula="of:=AND(NOT(ISBLANK([.E443])); COUNTIF([.E:.E]; &quot;=&quot; &amp; [.E44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Magcargo</text:p>
          </table:table-cell>
          <table:table-cell table:style-name="ce4"/>
          <table:table-cell table:style-name="ce6"/>
          <table:table-cell table:style-name="ce22" table:formula="of:=AND(NOT(ISBLANK([.E444])); COUNTIF([.E:.E]; &quot;=&quot; &amp; [.E44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Swinub</text:p>
          </table:table-cell>
          <table:table-cell table:style-name="ce4"/>
          <table:table-cell table:style-name="ce6"/>
          <table:table-cell table:style-name="ce22" table:formula="of:=AND(NOT(ISBLANK([.E445])); COUNTIF([.E:.E]; &quot;=&quot; &amp; [.E44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Piloswine</text:p>
          </table:table-cell>
          <table:table-cell table:style-name="ce4"/>
          <table:table-cell table:style-name="ce6"/>
          <table:table-cell table:style-name="ce22" table:formula="of:=AND(NOT(ISBLANK([.E446])); COUNTIF([.E:.E]; &quot;=&quot; &amp; [.E44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Corsola</text:p>
          </table:table-cell>
          <table:table-cell table:style-name="ce4"/>
          <table:table-cell table:style-name="ce6"/>
          <table:table-cell table:style-name="ce22" table:formula="of:=AND(NOT(ISBLANK([.E447])); COUNTIF([.E:.E]; &quot;=&quot; &amp; [.E44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Remoraid</text:p>
          </table:table-cell>
          <table:table-cell table:style-name="ce4"/>
          <table:table-cell table:style-name="ce6"/>
          <table:table-cell table:style-name="ce22" table:formula="of:=AND(NOT(ISBLANK([.E448])); COUNTIF([.E:.E]; &quot;=&quot; &amp; [.E44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Octillery</text:p>
          </table:table-cell>
          <table:table-cell table:style-name="ce4"/>
          <table:table-cell table:style-name="ce6"/>
          <table:table-cell table:style-name="ce22" table:formula="of:=AND(NOT(ISBLANK([.E449])); COUNTIF([.E:.E]; &quot;=&quot; &amp; [.E44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Delibird</text:p>
          </table:table-cell>
          <table:table-cell table:style-name="ce4"/>
          <table:table-cell table:style-name="ce6"/>
          <table:table-cell table:style-name="ce22" table:formula="of:=AND(NOT(ISBLANK([.E450])); COUNTIF([.E:.E]; &quot;=&quot; &amp; [.E45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Mantine</text:p>
          </table:table-cell>
          <table:table-cell table:style-name="ce4"/>
          <table:table-cell table:style-name="ce6"/>
          <table:table-cell table:style-name="ce22" table:formula="of:=AND(NOT(ISBLANK([.E451])); COUNTIF([.E:.E]; &quot;=&quot; &amp; [.E45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Skarmory</text:p>
          </table:table-cell>
          <table:table-cell table:style-name="ce4"/>
          <table:table-cell table:style-name="ce6"/>
          <table:table-cell table:style-name="ce22" table:formula="of:=AND(NOT(ISBLANK([.E452])); COUNTIF([.E:.E]; &quot;=&quot; &amp; [.E45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Houndour</text:p>
          </table:table-cell>
          <table:table-cell table:style-name="ce4"/>
          <table:table-cell table:style-name="ce6"/>
          <table:table-cell table:style-name="ce22" table:formula="of:=AND(NOT(ISBLANK([.E453])); COUNTIF([.E:.E]; &quot;=&quot; &amp; [.E45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Houndoom</text:p>
          </table:table-cell>
          <table:table-cell table:style-name="ce4"/>
          <table:table-cell table:style-name="ce6"/>
          <table:table-cell table:style-name="ce22" table:formula="of:=AND(NOT(ISBLANK([.E454])); COUNTIF([.E:.E]; &quot;=&quot; &amp; [.E45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Kingdra</text:p>
          </table:table-cell>
          <table:table-cell table:style-name="ce4"/>
          <table:table-cell table:style-name="ce6"/>
          <table:table-cell table:style-name="ce22" table:formula="of:=AND(NOT(ISBLANK([.E455])); COUNTIF([.E:.E]; &quot;=&quot; &amp; [.E45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Phanpy</text:p>
          </table:table-cell>
          <table:table-cell table:style-name="ce4"/>
          <table:table-cell table:style-name="ce6"/>
          <table:table-cell table:style-name="ce22" table:formula="of:=AND(NOT(ISBLANK([.E456])); COUNTIF([.E:.E]; &quot;=&quot; &amp; [.E45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Donphan</text:p>
          </table:table-cell>
          <table:table-cell table:style-name="ce4"/>
          <table:table-cell table:style-name="ce6"/>
          <table:table-cell table:style-name="ce22" table:formula="of:=AND(NOT(ISBLANK([.E457])); COUNTIF([.E:.E]; &quot;=&quot; &amp; [.E45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Porygon2</text:p>
          </table:table-cell>
          <table:table-cell table:style-name="ce4"/>
          <table:table-cell table:style-name="ce6"/>
          <table:table-cell table:style-name="ce22" table:formula="of:=AND(NOT(ISBLANK([.E458])); COUNTIF([.E:.E]; &quot;=&quot; &amp; [.E45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Stantler</text:p>
          </table:table-cell>
          <table:table-cell table:style-name="ce4"/>
          <table:table-cell table:style-name="ce6"/>
          <table:table-cell table:style-name="ce22" table:formula="of:=AND(NOT(ISBLANK([.E459])); COUNTIF([.E:.E]; &quot;=&quot; &amp; [.E45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Smeargle</text:p>
          </table:table-cell>
          <table:table-cell table:style-name="ce4"/>
          <table:table-cell table:style-name="ce6"/>
          <table:table-cell table:style-name="ce22" table:formula="of:=AND(NOT(ISBLANK([.E460])); COUNTIF([.E:.E]; &quot;=&quot; &amp; [.E46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Tyrogue</text:p>
          </table:table-cell>
          <table:table-cell table:style-name="ce4"/>
          <table:table-cell table:style-name="ce6"/>
          <table:table-cell table:style-name="ce22" table:formula="of:=AND(NOT(ISBLANK([.E461])); COUNTIF([.E:.E]; &quot;=&quot; &amp; [.E46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Hitmontop</text:p>
          </table:table-cell>
          <table:table-cell table:style-name="ce4"/>
          <table:table-cell table:style-name="ce6"/>
          <table:table-cell table:style-name="ce22" table:formula="of:=AND(NOT(ISBLANK([.E462])); COUNTIF([.E:.E]; &quot;=&quot; &amp; [.E46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Smoochum</text:p>
          </table:table-cell>
          <table:table-cell table:style-name="ce4"/>
          <table:table-cell table:style-name="ce6"/>
          <table:table-cell table:style-name="ce22" table:formula="of:=AND(NOT(ISBLANK([.E463])); COUNTIF([.E:.E]; &quot;=&quot; &amp; [.E46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Elekid</text:p>
          </table:table-cell>
          <table:table-cell table:style-name="ce4"/>
          <table:table-cell table:style-name="ce6"/>
          <table:table-cell table:style-name="ce22" table:formula="of:=AND(NOT(ISBLANK([.E464])); COUNTIF([.E:.E]; &quot;=&quot; &amp; [.E46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Magby</text:p>
          </table:table-cell>
          <table:table-cell table:style-name="ce4"/>
          <table:table-cell table:style-name="ce6"/>
          <table:table-cell table:style-name="ce22" table:formula="of:=AND(NOT(ISBLANK([.E465])); COUNTIF([.E:.E]; &quot;=&quot; &amp; [.E46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Miltank</text:p>
          </table:table-cell>
          <table:table-cell table:style-name="ce4"/>
          <table:table-cell table:style-name="ce6"/>
          <table:table-cell table:style-name="ce22" table:formula="of:=AND(NOT(ISBLANK([.E466])); COUNTIF([.E:.E]; &quot;=&quot; &amp; [.E46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Blissey</text:p>
          </table:table-cell>
          <table:table-cell table:style-name="ce4"/>
          <table:table-cell table:style-name="ce6"/>
          <table:table-cell table:style-name="ce22" table:formula="of:=AND(NOT(ISBLANK([.E467])); COUNTIF([.E:.E]; &quot;=&quot; &amp; [.E467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Raikou</text:p>
          </table:table-cell>
          <table:table-cell table:style-name="ce4"/>
          <table:table-cell table:style-name="ce6"/>
          <table:table-cell table:style-name="ce22" table:formula="of:=AND(NOT(ISBLANK([.E468])); COUNTIF([.E:.E]; &quot;=&quot; &amp; [.E468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Entei</text:p>
          </table:table-cell>
          <table:table-cell table:style-name="ce4"/>
          <table:table-cell table:style-name="ce6"/>
          <table:table-cell table:style-name="ce22" table:formula="of:=AND(NOT(ISBLANK([.E469])); COUNTIF([.E:.E]; &quot;=&quot; &amp; [.E469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Suicune</text:p>
          </table:table-cell>
          <table:table-cell table:style-name="ce4"/>
          <table:table-cell table:style-name="ce6"/>
          <table:table-cell table:style-name="ce22" table:formula="of:=AND(NOT(ISBLANK([.E470])); COUNTIF([.E:.E]; &quot;=&quot; &amp; [.E470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Larvitar</text:p>
          </table:table-cell>
          <table:table-cell table:style-name="ce4"/>
          <table:table-cell table:style-name="ce6"/>
          <table:table-cell table:style-name="ce22" table:formula="of:=AND(NOT(ISBLANK([.E471])); COUNTIF([.E:.E]; &quot;=&quot; &amp; [.E471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Pupitar</text:p>
          </table:table-cell>
          <table:table-cell table:style-name="ce4"/>
          <table:table-cell table:style-name="ce6"/>
          <table:table-cell table:style-name="ce22" table:formula="of:=AND(NOT(ISBLANK([.E472])); COUNTIF([.E:.E]; &quot;=&quot; &amp; [.E472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Tyranitar</text:p>
          </table:table-cell>
          <table:table-cell table:style-name="ce4"/>
          <table:table-cell table:style-name="ce6"/>
          <table:table-cell table:style-name="ce22" table:formula="of:=AND(NOT(ISBLANK([.E473])); COUNTIF([.E:.E]; &quot;=&quot; &amp; [.E473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Lugia</text:p>
          </table:table-cell>
          <table:table-cell table:style-name="ce4"/>
          <table:table-cell table:style-name="ce6"/>
          <table:table-cell table:style-name="ce22" table:formula="of:=AND(NOT(ISBLANK([.E474])); COUNTIF([.E:.E]; &quot;=&quot; &amp; [.E474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Ho-oh</text:p>
          </table:table-cell>
          <table:table-cell table:style-name="ce4"/>
          <table:table-cell table:style-name="ce6"/>
          <table:table-cell table:style-name="ce22" table:formula="of:=AND(NOT(ISBLANK([.E475])); COUNTIF([.E:.E]; &quot;=&quot; &amp; [.E475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Celebi</text:p>
          </table:table-cell>
          <table:table-cell table:style-name="ce4"/>
          <table:table-cell table:style-name="ce6"/>
          <table:table-cell table:style-name="ce22" table:formula="of:=AND(NOT(ISBLANK([.E476])); COUNTIF([.E:.E]; &quot;=&quot; &amp; [.E476])&gt;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Treecko</text:p>
          </table:table-cell>
          <table:table-cell table:style-name="ce4"/>
          <table:table-cell table:style-name="ce6"/>
          <table:table-cell table:style-name="ce22" table:formula="of:=AND(NOT(ISBLANK([.E477])); COUNTIF([.E:.E]; &quot;=&quot; &amp; [.E47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Grovyle</text:p>
          </table:table-cell>
          <table:table-cell table:style-name="ce4"/>
          <table:table-cell table:style-name="ce6"/>
          <table:table-cell table:style-name="ce22" table:formula="of:=AND(NOT(ISBLANK([.E478])); COUNTIF([.E:.E]; &quot;=&quot; &amp; [.E47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Sceptile</text:p>
          </table:table-cell>
          <table:table-cell table:style-name="ce4"/>
          <table:table-cell table:style-name="ce6"/>
          <table:table-cell table:style-name="ce22" table:formula="of:=AND(NOT(ISBLANK([.E479])); COUNTIF([.E:.E]; &quot;=&quot; &amp; [.E47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Torchic</text:p>
          </table:table-cell>
          <table:table-cell table:style-name="ce4"/>
          <table:table-cell table:style-name="ce6"/>
          <table:table-cell table:style-name="ce22" table:formula="of:=AND(NOT(ISBLANK([.E480])); COUNTIF([.E:.E]; &quot;=&quot; &amp; [.E48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Combusken</text:p>
          </table:table-cell>
          <table:table-cell table:style-name="ce4"/>
          <table:table-cell table:style-name="ce6"/>
          <table:table-cell table:style-name="ce22" table:formula="of:=AND(NOT(ISBLANK([.E481])); COUNTIF([.E:.E]; &quot;=&quot; &amp; [.E48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Blaziken</text:p>
          </table:table-cell>
          <table:table-cell table:style-name="ce4"/>
          <table:table-cell table:style-name="ce6"/>
          <table:table-cell table:style-name="ce22" table:formula="of:=AND(NOT(ISBLANK([.E482])); COUNTIF([.E:.E]; &quot;=&quot; &amp; [.E48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Mudkip</text:p>
          </table:table-cell>
          <table:table-cell table:style-name="ce4"/>
          <table:table-cell table:style-name="ce6"/>
          <table:table-cell table:style-name="ce22" table:formula="of:=AND(NOT(ISBLANK([.E483])); COUNTIF([.E:.E]; &quot;=&quot; &amp; [.E48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Marshtomp</text:p>
          </table:table-cell>
          <table:table-cell table:style-name="ce4"/>
          <table:table-cell table:style-name="ce6"/>
          <table:table-cell table:style-name="ce22" table:formula="of:=AND(NOT(ISBLANK([.E484])); COUNTIF([.E:.E]; &quot;=&quot; &amp; [.E48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Swampert</text:p>
          </table:table-cell>
          <table:table-cell table:style-name="ce4"/>
          <table:table-cell table:style-name="ce6"/>
          <table:table-cell table:style-name="ce22" table:formula="of:=AND(NOT(ISBLANK([.E485])); COUNTIF([.E:.E]; &quot;=&quot; &amp; [.E48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Poochyena</text:p>
          </table:table-cell>
          <table:table-cell table:style-name="ce4"/>
          <table:table-cell table:style-name="ce6"/>
          <table:table-cell table:style-name="ce22" table:formula="of:=AND(NOT(ISBLANK([.E486])); COUNTIF([.E:.E]; &quot;=&quot; &amp; [.E48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Mightyena</text:p>
          </table:table-cell>
          <table:table-cell table:style-name="ce4"/>
          <table:table-cell table:style-name="ce6"/>
          <table:table-cell table:style-name="ce22" table:formula="of:=AND(NOT(ISBLANK([.E487])); COUNTIF([.E:.E]; &quot;=&quot; &amp; [.E48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Zigzagoon</text:p>
          </table:table-cell>
          <table:table-cell table:style-name="ce4"/>
          <table:table-cell table:style-name="ce6"/>
          <table:table-cell table:style-name="ce22" table:formula="of:=AND(NOT(ISBLANK([.E488])); COUNTIF([.E:.E]; &quot;=&quot; &amp; [.E48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Linoone</text:p>
          </table:table-cell>
          <table:table-cell table:style-name="ce4"/>
          <table:table-cell table:style-name="ce6"/>
          <table:table-cell table:style-name="ce22" table:formula="of:=AND(NOT(ISBLANK([.E489])); COUNTIF([.E:.E]; &quot;=&quot; &amp; [.E48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Wurmple</text:p>
          </table:table-cell>
          <table:table-cell table:style-name="ce4"/>
          <table:table-cell table:style-name="ce6"/>
          <table:table-cell table:style-name="ce22" table:formula="of:=AND(NOT(ISBLANK([.E490])); COUNTIF([.E:.E]; &quot;=&quot; &amp; [.E49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Silcoon</text:p>
          </table:table-cell>
          <table:table-cell table:style-name="ce4"/>
          <table:table-cell table:style-name="ce6"/>
          <table:table-cell table:style-name="ce22" table:formula="of:=AND(NOT(ISBLANK([.E491])); COUNTIF([.E:.E]; &quot;=&quot; &amp; [.E49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Beautifly</text:p>
          </table:table-cell>
          <table:table-cell table:style-name="ce4"/>
          <table:table-cell table:style-name="ce6"/>
          <table:table-cell table:style-name="ce22" table:formula="of:=AND(NOT(ISBLANK([.E492])); COUNTIF([.E:.E]; &quot;=&quot; &amp; [.E49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Cascoon</text:p>
          </table:table-cell>
          <table:table-cell table:style-name="ce4"/>
          <table:table-cell table:style-name="ce6"/>
          <table:table-cell table:style-name="ce22" table:formula="of:=AND(NOT(ISBLANK([.E493])); COUNTIF([.E:.E]; &quot;=&quot; &amp; [.E49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Dustox</text:p>
          </table:table-cell>
          <table:table-cell table:style-name="ce4"/>
          <table:table-cell table:style-name="ce6"/>
          <table:table-cell table:style-name="ce22" table:formula="of:=AND(NOT(ISBLANK([.E494])); COUNTIF([.E:.E]; &quot;=&quot; &amp; [.E49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Lotad</text:p>
          </table:table-cell>
          <table:table-cell table:style-name="ce4"/>
          <table:table-cell table:style-name="ce6"/>
          <table:table-cell table:style-name="ce22" table:formula="of:=AND(NOT(ISBLANK([.E495])); COUNTIF([.E:.E]; &quot;=&quot; &amp; [.E49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Lombre</text:p>
          </table:table-cell>
          <table:table-cell table:style-name="ce4"/>
          <table:table-cell table:style-name="ce6"/>
          <table:table-cell table:style-name="ce22" table:formula="of:=AND(NOT(ISBLANK([.E496])); COUNTIF([.E:.E]; &quot;=&quot; &amp; [.E49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Ludicolo</text:p>
          </table:table-cell>
          <table:table-cell table:style-name="ce4"/>
          <table:table-cell table:style-name="ce6"/>
          <table:table-cell table:style-name="ce22" table:formula="of:=AND(NOT(ISBLANK([.E497])); COUNTIF([.E:.E]; &quot;=&quot; &amp; [.E49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Seedot</text:p>
          </table:table-cell>
          <table:table-cell table:style-name="ce4"/>
          <table:table-cell table:style-name="ce6"/>
          <table:table-cell table:style-name="ce22" table:formula="of:=AND(NOT(ISBLANK([.E498])); COUNTIF([.E:.E]; &quot;=&quot; &amp; [.E49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Nuzleaf</text:p>
          </table:table-cell>
          <table:table-cell table:style-name="ce4"/>
          <table:table-cell table:style-name="ce6"/>
          <table:table-cell table:style-name="ce22" table:formula="of:=AND(NOT(ISBLANK([.E499])); COUNTIF([.E:.E]; &quot;=&quot; &amp; [.E49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Shiftry</text:p>
          </table:table-cell>
          <table:table-cell table:style-name="ce4"/>
          <table:table-cell table:style-name="ce6"/>
          <table:table-cell table:style-name="ce22" table:formula="of:=AND(NOT(ISBLANK([.E500])); COUNTIF([.E:.E]; &quot;=&quot; &amp; [.E50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Taillow</text:p>
          </table:table-cell>
          <table:table-cell table:style-name="ce4"/>
          <table:table-cell table:style-name="ce6"/>
          <table:table-cell table:style-name="ce22" table:formula="of:=AND(NOT(ISBLANK([.E501])); COUNTIF([.E:.E]; &quot;=&quot; &amp; [.E50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Swellow</text:p>
          </table:table-cell>
          <table:table-cell table:style-name="ce4"/>
          <table:table-cell table:style-name="ce6"/>
          <table:table-cell table:style-name="ce22" table:formula="of:=AND(NOT(ISBLANK([.E502])); COUNTIF([.E:.E]; &quot;=&quot; &amp; [.E50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Wingull</text:p>
          </table:table-cell>
          <table:table-cell table:style-name="ce4"/>
          <table:table-cell table:style-name="ce6"/>
          <table:table-cell table:style-name="ce22" table:formula="of:=AND(NOT(ISBLANK([.E503])); COUNTIF([.E:.E]; &quot;=&quot; &amp; [.E50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Pelipper</text:p>
          </table:table-cell>
          <table:table-cell table:style-name="ce4"/>
          <table:table-cell table:style-name="ce6"/>
          <table:table-cell table:style-name="ce22" table:formula="of:=AND(NOT(ISBLANK([.E504])); COUNTIF([.E:.E]; &quot;=&quot; &amp; [.E50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Ralts</text:p>
          </table:table-cell>
          <table:table-cell table:style-name="ce4"/>
          <table:table-cell table:style-name="ce6"/>
          <table:table-cell table:style-name="ce22" table:formula="of:=AND(NOT(ISBLANK([.E505])); COUNTIF([.E:.E]; &quot;=&quot; &amp; [.E50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Kirlia</text:p>
          </table:table-cell>
          <table:table-cell table:style-name="ce4"/>
          <table:table-cell table:style-name="ce6"/>
          <table:table-cell table:style-name="ce22" table:formula="of:=AND(NOT(ISBLANK([.E506])); COUNTIF([.E:.E]; &quot;=&quot; &amp; [.E50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Gardevoir</text:p>
          </table:table-cell>
          <table:table-cell table:style-name="ce4"/>
          <table:table-cell table:style-name="ce6"/>
          <table:table-cell table:style-name="ce22" table:formula="of:=AND(NOT(ISBLANK([.E507])); COUNTIF([.E:.E]; &quot;=&quot; &amp; [.E50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Surskit</text:p>
          </table:table-cell>
          <table:table-cell table:style-name="ce4"/>
          <table:table-cell table:style-name="ce6"/>
          <table:table-cell table:style-name="ce22" table:formula="of:=AND(NOT(ISBLANK([.E508])); COUNTIF([.E:.E]; &quot;=&quot; &amp; [.E50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Masquerain</text:p>
          </table:table-cell>
          <table:table-cell table:style-name="ce4"/>
          <table:table-cell table:style-name="ce6"/>
          <table:table-cell table:style-name="ce22" table:formula="of:=AND(NOT(ISBLANK([.E509])); COUNTIF([.E:.E]; &quot;=&quot; &amp; [.E50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Shroomish</text:p>
          </table:table-cell>
          <table:table-cell table:style-name="ce4"/>
          <table:table-cell table:style-name="ce6"/>
          <table:table-cell table:style-name="ce22" table:formula="of:=AND(NOT(ISBLANK([.E510])); COUNTIF([.E:.E]; &quot;=&quot; &amp; [.E51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Breloom</text:p>
          </table:table-cell>
          <table:table-cell table:style-name="ce4"/>
          <table:table-cell table:style-name="ce6"/>
          <table:table-cell table:style-name="ce22" table:formula="of:=AND(NOT(ISBLANK([.E511])); COUNTIF([.E:.E]; &quot;=&quot; &amp; [.E51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Slakoth</text:p>
          </table:table-cell>
          <table:table-cell table:style-name="ce4"/>
          <table:table-cell table:style-name="ce6"/>
          <table:table-cell table:style-name="ce22" table:formula="of:=AND(NOT(ISBLANK([.E512])); COUNTIF([.E:.E]; &quot;=&quot; &amp; [.E51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Vigoroth</text:p>
          </table:table-cell>
          <table:table-cell table:style-name="ce4"/>
          <table:table-cell table:style-name="ce6"/>
          <table:table-cell table:style-name="ce22" table:formula="of:=AND(NOT(ISBLANK([.E513])); COUNTIF([.E:.E]; &quot;=&quot; &amp; [.E51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Slaking</text:p>
          </table:table-cell>
          <table:table-cell table:style-name="ce4"/>
          <table:table-cell table:style-name="ce6"/>
          <table:table-cell table:style-name="ce22" table:formula="of:=AND(NOT(ISBLANK([.E514])); COUNTIF([.E:.E]; &quot;=&quot; &amp; [.E51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Nincada</text:p>
          </table:table-cell>
          <table:table-cell table:style-name="ce4"/>
          <table:table-cell table:style-name="ce6"/>
          <table:table-cell table:style-name="ce22" table:formula="of:=AND(NOT(ISBLANK([.E515])); COUNTIF([.E:.E]; &quot;=&quot; &amp; [.E51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Ninjask</text:p>
          </table:table-cell>
          <table:table-cell table:style-name="ce4"/>
          <table:table-cell table:style-name="ce6"/>
          <table:table-cell table:style-name="ce22" table:formula="of:=AND(NOT(ISBLANK([.E516])); COUNTIF([.E:.E]; &quot;=&quot; &amp; [.E51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Shedinja</text:p>
          </table:table-cell>
          <table:table-cell table:style-name="ce4"/>
          <table:table-cell table:style-name="ce6"/>
          <table:table-cell table:style-name="ce22" table:formula="of:=AND(NOT(ISBLANK([.E517])); COUNTIF([.E:.E]; &quot;=&quot; &amp; [.E51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Whismur</text:p>
          </table:table-cell>
          <table:table-cell table:style-name="ce4"/>
          <table:table-cell table:style-name="ce6"/>
          <table:table-cell table:style-name="ce22" table:formula="of:=AND(NOT(ISBLANK([.E518])); COUNTIF([.E:.E]; &quot;=&quot; &amp; [.E51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Loudred</text:p>
          </table:table-cell>
          <table:table-cell table:style-name="ce4"/>
          <table:table-cell table:style-name="ce6"/>
          <table:table-cell table:style-name="ce22" table:formula="of:=AND(NOT(ISBLANK([.E519])); COUNTIF([.E:.E]; &quot;=&quot; &amp; [.E51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Exploud</text:p>
          </table:table-cell>
          <table:table-cell table:style-name="ce4"/>
          <table:table-cell table:style-name="ce6"/>
          <table:table-cell table:style-name="ce22" table:formula="of:=AND(NOT(ISBLANK([.E520])); COUNTIF([.E:.E]; &quot;=&quot; &amp; [.E52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Makuhita</text:p>
          </table:table-cell>
          <table:table-cell table:style-name="ce4"/>
          <table:table-cell table:style-name="ce6"/>
          <table:table-cell table:style-name="ce22" table:formula="of:=AND(NOT(ISBLANK([.E521])); COUNTIF([.E:.E]; &quot;=&quot; &amp; [.E52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Hariyama</text:p>
          </table:table-cell>
          <table:table-cell table:style-name="ce4"/>
          <table:table-cell table:style-name="ce6"/>
          <table:table-cell table:style-name="ce22" table:formula="of:=AND(NOT(ISBLANK([.E522])); COUNTIF([.E:.E]; &quot;=&quot; &amp; [.E52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Azurill</text:p>
          </table:table-cell>
          <table:table-cell table:style-name="ce4"/>
          <table:table-cell table:style-name="ce6"/>
          <table:table-cell table:style-name="ce22" table:formula="of:=AND(NOT(ISBLANK([.E523])); COUNTIF([.E:.E]; &quot;=&quot; &amp; [.E52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Nosepass</text:p>
          </table:table-cell>
          <table:table-cell table:style-name="ce4"/>
          <table:table-cell table:style-name="ce6"/>
          <table:table-cell table:style-name="ce22" table:formula="of:=AND(NOT(ISBLANK([.E524])); COUNTIF([.E:.E]; &quot;=&quot; &amp; [.E52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kitty</text:p>
          </table:table-cell>
          <table:table-cell table:style-name="ce4"/>
          <table:table-cell table:style-name="ce6"/>
          <table:table-cell table:style-name="ce22" table:formula="of:=AND(NOT(ISBLANK([.E525])); COUNTIF([.E:.E]; &quot;=&quot; &amp; [.E52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Delcatty</text:p>
          </table:table-cell>
          <table:table-cell table:style-name="ce4"/>
          <table:table-cell table:style-name="ce6"/>
          <table:table-cell table:style-name="ce22" table:formula="of:=AND(NOT(ISBLANK([.E526])); COUNTIF([.E:.E]; &quot;=&quot; &amp; [.E52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Sableye</text:p>
          </table:table-cell>
          <table:table-cell table:style-name="ce4"/>
          <table:table-cell table:style-name="ce6"/>
          <table:table-cell table:style-name="ce22" table:formula="of:=AND(NOT(ISBLANK([.E527])); COUNTIF([.E:.E]; &quot;=&quot; &amp; [.E52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303" calcext:value-type="float">
            <text:p>303</text:p>
          </table:table-cell>
          <table:table-cell table:style-name="ce1" office:value-type="string" calcext:value-type="string">
            <text:p>Mawile</text:p>
          </table:table-cell>
          <table:table-cell table:style-name="ce4"/>
          <table:table-cell table:style-name="ce6"/>
          <table:table-cell table:style-name="ce22" table:formula="of:=AND(NOT(ISBLANK([.E528])); COUNTIF([.E:.E]; &quot;=&quot; &amp; [.E52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Aron</text:p>
          </table:table-cell>
          <table:table-cell table:style-name="ce4"/>
          <table:table-cell table:style-name="ce6"/>
          <table:table-cell table:style-name="ce22" table:formula="of:=AND(NOT(ISBLANK([.E529])); COUNTIF([.E:.E]; &quot;=&quot; &amp; [.E52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305" calcext:value-type="float">
            <text:p>305</text:p>
          </table:table-cell>
          <table:table-cell table:style-name="ce1" office:value-type="string" calcext:value-type="string">
            <text:p>Lairon</text:p>
          </table:table-cell>
          <table:table-cell table:style-name="ce4"/>
          <table:table-cell table:style-name="ce6"/>
          <table:table-cell table:style-name="ce22" table:formula="of:=AND(NOT(ISBLANK([.E530])); COUNTIF([.E:.E]; &quot;=&quot; &amp; [.E53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306" calcext:value-type="float">
            <text:p>306</text:p>
          </table:table-cell>
          <table:table-cell table:style-name="ce1" office:value-type="string" calcext:value-type="string">
            <text:p>Aggron</text:p>
          </table:table-cell>
          <table:table-cell table:style-name="ce4"/>
          <table:table-cell table:style-name="ce6"/>
          <table:table-cell table:style-name="ce22" table:formula="of:=AND(NOT(ISBLANK([.E531])); COUNTIF([.E:.E]; &quot;=&quot; &amp; [.E53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Meditite</text:p>
          </table:table-cell>
          <table:table-cell table:style-name="ce4"/>
          <table:table-cell table:style-name="ce6"/>
          <table:table-cell table:style-name="ce22" table:formula="of:=AND(NOT(ISBLANK([.E532])); COUNTIF([.E:.E]; &quot;=&quot; &amp; [.E53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Medicham</text:p>
          </table:table-cell>
          <table:table-cell table:style-name="ce4"/>
          <table:table-cell table:style-name="ce6"/>
          <table:table-cell table:style-name="ce22" table:formula="of:=AND(NOT(ISBLANK([.E533])); COUNTIF([.E:.E]; &quot;=&quot; &amp; [.E53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Electrike</text:p>
          </table:table-cell>
          <table:table-cell table:style-name="ce4"/>
          <table:table-cell table:style-name="ce6"/>
          <table:table-cell table:style-name="ce22" table:formula="of:=AND(NOT(ISBLANK([.E534])); COUNTIF([.E:.E]; &quot;=&quot; &amp; [.E53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Manectric</text:p>
          </table:table-cell>
          <table:table-cell table:style-name="ce4"/>
          <table:table-cell table:style-name="ce6"/>
          <table:table-cell table:style-name="ce22" table:formula="of:=AND(NOT(ISBLANK([.E535])); COUNTIF([.E:.E]; &quot;=&quot; &amp; [.E53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Plusle</text:p>
          </table:table-cell>
          <table:table-cell table:style-name="ce4"/>
          <table:table-cell table:style-name="ce6"/>
          <table:table-cell table:style-name="ce22" table:formula="of:=AND(NOT(ISBLANK([.E536])); COUNTIF([.E:.E]; &quot;=&quot; &amp; [.E53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312" calcext:value-type="float">
            <text:p>312</text:p>
          </table:table-cell>
          <table:table-cell table:style-name="ce1" office:value-type="string" calcext:value-type="string">
            <text:p>Minun</text:p>
          </table:table-cell>
          <table:table-cell table:style-name="ce4"/>
          <table:table-cell table:style-name="ce6"/>
          <table:table-cell table:style-name="ce22" table:formula="of:=AND(NOT(ISBLANK([.E537])); COUNTIF([.E:.E]; &quot;=&quot; &amp; [.E53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Volbeat</text:p>
          </table:table-cell>
          <table:table-cell table:style-name="ce4"/>
          <table:table-cell table:style-name="ce6"/>
          <table:table-cell table:style-name="ce22" table:formula="of:=AND(NOT(ISBLANK([.E538])); COUNTIF([.E:.E]; &quot;=&quot; &amp; [.E53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Illumise</text:p>
          </table:table-cell>
          <table:table-cell table:style-name="ce4"/>
          <table:table-cell table:style-name="ce6"/>
          <table:table-cell table:style-name="ce22" table:formula="of:=AND(NOT(ISBLANK([.E539])); COUNTIF([.E:.E]; &quot;=&quot; &amp; [.E53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Roselia</text:p>
          </table:table-cell>
          <table:table-cell table:style-name="ce4"/>
          <table:table-cell table:style-name="ce6"/>
          <table:table-cell table:style-name="ce22" table:formula="of:=AND(NOT(ISBLANK([.E540])); COUNTIF([.E:.E]; &quot;=&quot; &amp; [.E54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Gulpin</text:p>
          </table:table-cell>
          <table:table-cell table:style-name="ce4"/>
          <table:table-cell table:style-name="ce6"/>
          <table:table-cell table:style-name="ce22" table:formula="of:=AND(NOT(ISBLANK([.E541])); COUNTIF([.E:.E]; &quot;=&quot; &amp; [.E54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walot</text:p>
          </table:table-cell>
          <table:table-cell table:style-name="ce4"/>
          <table:table-cell table:style-name="ce6"/>
          <table:table-cell table:style-name="ce22" table:formula="of:=AND(NOT(ISBLANK([.E542])); COUNTIF([.E:.E]; &quot;=&quot; &amp; [.E54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Carvanha</text:p>
          </table:table-cell>
          <table:table-cell table:style-name="ce4"/>
          <table:table-cell table:style-name="ce6"/>
          <table:table-cell table:style-name="ce22" table:formula="of:=AND(NOT(ISBLANK([.E543])); COUNTIF([.E:.E]; &quot;=&quot; &amp; [.E54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Sharpedo</text:p>
          </table:table-cell>
          <table:table-cell table:style-name="ce4"/>
          <table:table-cell table:style-name="ce6"/>
          <table:table-cell table:style-name="ce22" table:formula="of:=AND(NOT(ISBLANK([.E544])); COUNTIF([.E:.E]; &quot;=&quot; &amp; [.E54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320" calcext:value-type="float">
            <text:p>320</text:p>
          </table:table-cell>
          <table:table-cell table:style-name="ce1" office:value-type="string" calcext:value-type="string">
            <text:p>Wailmer</text:p>
          </table:table-cell>
          <table:table-cell table:style-name="ce4"/>
          <table:table-cell table:style-name="ce6"/>
          <table:table-cell table:style-name="ce22" table:formula="of:=AND(NOT(ISBLANK([.E545])); COUNTIF([.E:.E]; &quot;=&quot; &amp; [.E54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321" calcext:value-type="float">
            <text:p>321</text:p>
          </table:table-cell>
          <table:table-cell table:style-name="ce1" office:value-type="string" calcext:value-type="string">
            <text:p>Wailord</text:p>
          </table:table-cell>
          <table:table-cell table:style-name="ce4"/>
          <table:table-cell table:style-name="ce6"/>
          <table:table-cell table:style-name="ce22" table:formula="of:=AND(NOT(ISBLANK([.E546])); COUNTIF([.E:.E]; &quot;=&quot; &amp; [.E54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Numel</text:p>
          </table:table-cell>
          <table:table-cell table:style-name="ce4"/>
          <table:table-cell table:style-name="ce6"/>
          <table:table-cell table:style-name="ce22" table:formula="of:=AND(NOT(ISBLANK([.E547])); COUNTIF([.E:.E]; &quot;=&quot; &amp; [.E54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323" calcext:value-type="float">
            <text:p>323</text:p>
          </table:table-cell>
          <table:table-cell table:style-name="ce1" office:value-type="string" calcext:value-type="string">
            <text:p>Camerupt</text:p>
          </table:table-cell>
          <table:table-cell table:style-name="ce4"/>
          <table:table-cell table:style-name="ce6"/>
          <table:table-cell table:style-name="ce22" table:formula="of:=AND(NOT(ISBLANK([.E548])); COUNTIF([.E:.E]; &quot;=&quot; &amp; [.E54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Torkoal</text:p>
          </table:table-cell>
          <table:table-cell table:style-name="ce4"/>
          <table:table-cell table:style-name="ce6"/>
          <table:table-cell table:style-name="ce22" table:formula="of:=AND(NOT(ISBLANK([.E549])); COUNTIF([.E:.E]; &quot;=&quot; &amp; [.E54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Spoink</text:p>
          </table:table-cell>
          <table:table-cell table:style-name="ce4"/>
          <table:table-cell table:style-name="ce6"/>
          <table:table-cell table:style-name="ce22" table:formula="of:=AND(NOT(ISBLANK([.E550])); COUNTIF([.E:.E]; &quot;=&quot; &amp; [.E55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Grumpig</text:p>
          </table:table-cell>
          <table:table-cell table:style-name="ce4"/>
          <table:table-cell table:style-name="ce6"/>
          <table:table-cell table:style-name="ce22" table:formula="of:=AND(NOT(ISBLANK([.E551])); COUNTIF([.E:.E]; &quot;=&quot; &amp; [.E55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Spinda</text:p>
          </table:table-cell>
          <table:table-cell table:style-name="ce4"/>
          <table:table-cell table:style-name="ce6"/>
          <table:table-cell table:style-name="ce22" table:formula="of:=AND(NOT(ISBLANK([.E552])); COUNTIF([.E:.E]; &quot;=&quot; &amp; [.E55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Trapinch</text:p>
          </table:table-cell>
          <table:table-cell table:style-name="ce4"/>
          <table:table-cell table:style-name="ce6"/>
          <table:table-cell table:style-name="ce22" table:formula="of:=AND(NOT(ISBLANK([.E553])); COUNTIF([.E:.E]; &quot;=&quot; &amp; [.E55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Vibrava</text:p>
          </table:table-cell>
          <table:table-cell table:style-name="ce4"/>
          <table:table-cell table:style-name="ce6"/>
          <table:table-cell table:style-name="ce22" table:formula="of:=AND(NOT(ISBLANK([.E554])); COUNTIF([.E:.E]; &quot;=&quot; &amp; [.E55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Flygon</text:p>
          </table:table-cell>
          <table:table-cell table:style-name="ce4"/>
          <table:table-cell table:style-name="ce6"/>
          <table:table-cell table:style-name="ce22" table:formula="of:=AND(NOT(ISBLANK([.E555])); COUNTIF([.E:.E]; &quot;=&quot; &amp; [.E55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Cacnea</text:p>
          </table:table-cell>
          <table:table-cell table:style-name="ce4"/>
          <table:table-cell table:style-name="ce6"/>
          <table:table-cell table:style-name="ce22" table:formula="of:=AND(NOT(ISBLANK([.E556])); COUNTIF([.E:.E]; &quot;=&quot; &amp; [.E55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Cacturne</text:p>
          </table:table-cell>
          <table:table-cell table:style-name="ce4"/>
          <table:table-cell table:style-name="ce6"/>
          <table:table-cell table:style-name="ce22" table:formula="of:=AND(NOT(ISBLANK([.E557])); COUNTIF([.E:.E]; &quot;=&quot; &amp; [.E55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Swablu</text:p>
          </table:table-cell>
          <table:table-cell table:style-name="ce4"/>
          <table:table-cell table:style-name="ce6"/>
          <table:table-cell table:style-name="ce22" table:formula="of:=AND(NOT(ISBLANK([.E558])); COUNTIF([.E:.E]; &quot;=&quot; &amp; [.E55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Altaria</text:p>
          </table:table-cell>
          <table:table-cell table:style-name="ce4"/>
          <table:table-cell table:style-name="ce6"/>
          <table:table-cell table:style-name="ce22" table:formula="of:=AND(NOT(ISBLANK([.E559])); COUNTIF([.E:.E]; &quot;=&quot; &amp; [.E55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Zangoose</text:p>
          </table:table-cell>
          <table:table-cell table:style-name="ce4"/>
          <table:table-cell table:style-name="ce6"/>
          <table:table-cell table:style-name="ce22" table:formula="of:=AND(NOT(ISBLANK([.E560])); COUNTIF([.E:.E]; &quot;=&quot; &amp; [.E56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Seviper</text:p>
          </table:table-cell>
          <table:table-cell table:style-name="ce4"/>
          <table:table-cell table:style-name="ce6"/>
          <table:table-cell table:style-name="ce22" table:formula="of:=AND(NOT(ISBLANK([.E561])); COUNTIF([.E:.E]; &quot;=&quot; &amp; [.E56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Lunatone</text:p>
          </table:table-cell>
          <table:table-cell table:style-name="ce4"/>
          <table:table-cell table:style-name="ce6"/>
          <table:table-cell table:style-name="ce22" table:formula="of:=AND(NOT(ISBLANK([.E562])); COUNTIF([.E:.E]; &quot;=&quot; &amp; [.E56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Solrock</text:p>
          </table:table-cell>
          <table:table-cell table:style-name="ce4"/>
          <table:table-cell table:style-name="ce6"/>
          <table:table-cell table:style-name="ce22" table:formula="of:=AND(NOT(ISBLANK([.E563])); COUNTIF([.E:.E]; &quot;=&quot; &amp; [.E56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339" calcext:value-type="float">
            <text:p>339</text:p>
          </table:table-cell>
          <table:table-cell table:style-name="ce1" office:value-type="string" calcext:value-type="string">
            <text:p>Barboach</text:p>
          </table:table-cell>
          <table:table-cell table:style-name="ce4"/>
          <table:table-cell table:style-name="ce6"/>
          <table:table-cell table:style-name="ce22" table:formula="of:=AND(NOT(ISBLANK([.E564])); COUNTIF([.E:.E]; &quot;=&quot; &amp; [.E56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Whiscash</text:p>
          </table:table-cell>
          <table:table-cell table:style-name="ce4"/>
          <table:table-cell table:style-name="ce6"/>
          <table:table-cell table:style-name="ce22" table:formula="of:=AND(NOT(ISBLANK([.E565])); COUNTIF([.E:.E]; &quot;=&quot; &amp; [.E56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Corphish</text:p>
          </table:table-cell>
          <table:table-cell table:style-name="ce4"/>
          <table:table-cell table:style-name="ce6"/>
          <table:table-cell table:style-name="ce22" table:formula="of:=AND(NOT(ISBLANK([.E566])); COUNTIF([.E:.E]; &quot;=&quot; &amp; [.E56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Crawdaunt</text:p>
          </table:table-cell>
          <table:table-cell table:style-name="ce4"/>
          <table:table-cell table:style-name="ce6"/>
          <table:table-cell table:style-name="ce22" table:formula="of:=AND(NOT(ISBLANK([.E567])); COUNTIF([.E:.E]; &quot;=&quot; &amp; [.E56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Baltoy</text:p>
          </table:table-cell>
          <table:table-cell table:style-name="ce4"/>
          <table:table-cell table:style-name="ce6"/>
          <table:table-cell table:style-name="ce22" table:formula="of:=AND(NOT(ISBLANK([.E568])); COUNTIF([.E:.E]; &quot;=&quot; &amp; [.E56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Claydol</text:p>
          </table:table-cell>
          <table:table-cell table:style-name="ce4"/>
          <table:table-cell table:style-name="ce6"/>
          <table:table-cell table:style-name="ce22" table:formula="of:=AND(NOT(ISBLANK([.E569])); COUNTIF([.E:.E]; &quot;=&quot; &amp; [.E56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Lileep</text:p>
          </table:table-cell>
          <table:table-cell table:style-name="ce4"/>
          <table:table-cell table:style-name="ce6"/>
          <table:table-cell table:style-name="ce22" table:formula="of:=AND(NOT(ISBLANK([.E570])); COUNTIF([.E:.E]; &quot;=&quot; &amp; [.E57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Cradily</text:p>
          </table:table-cell>
          <table:table-cell table:style-name="ce4"/>
          <table:table-cell table:style-name="ce6"/>
          <table:table-cell table:style-name="ce22" table:formula="of:=AND(NOT(ISBLANK([.E571])); COUNTIF([.E:.E]; &quot;=&quot; &amp; [.E57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Anorith</text:p>
          </table:table-cell>
          <table:table-cell table:style-name="ce4"/>
          <table:table-cell table:style-name="ce6"/>
          <table:table-cell table:style-name="ce22" table:formula="of:=AND(NOT(ISBLANK([.E572])); COUNTIF([.E:.E]; &quot;=&quot; &amp; [.E57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Armaldo</text:p>
          </table:table-cell>
          <table:table-cell table:style-name="ce4"/>
          <table:table-cell table:style-name="ce6"/>
          <table:table-cell table:style-name="ce22" table:formula="of:=AND(NOT(ISBLANK([.E573])); COUNTIF([.E:.E]; &quot;=&quot; &amp; [.E57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Feebas</text:p>
          </table:table-cell>
          <table:table-cell table:style-name="ce4"/>
          <table:table-cell table:style-name="ce6"/>
          <table:table-cell table:style-name="ce22" table:formula="of:=AND(NOT(ISBLANK([.E574])); COUNTIF([.E:.E]; &quot;=&quot; &amp; [.E57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Milotic</text:p>
          </table:table-cell>
          <table:table-cell table:style-name="ce4"/>
          <table:table-cell table:style-name="ce6"/>
          <table:table-cell table:style-name="ce22" table:formula="of:=AND(NOT(ISBLANK([.E575])); COUNTIF([.E:.E]; &quot;=&quot; &amp; [.E57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Castform</text:p>
          </table:table-cell>
          <table:table-cell table:style-name="ce4"/>
          <table:table-cell table:style-name="ce6"/>
          <table:table-cell table:style-name="ce22" table:formula="of:=AND(NOT(ISBLANK([.E576])); COUNTIF([.E:.E]; &quot;=&quot; &amp; [.E57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Kecleon</text:p>
          </table:table-cell>
          <table:table-cell table:style-name="ce4"/>
          <table:table-cell table:style-name="ce6"/>
          <table:table-cell table:style-name="ce22" table:formula="of:=AND(NOT(ISBLANK([.E577])); COUNTIF([.E:.E]; &quot;=&quot; &amp; [.E57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Shuppet</text:p>
          </table:table-cell>
          <table:table-cell table:style-name="ce4"/>
          <table:table-cell table:style-name="ce6"/>
          <table:table-cell table:style-name="ce22" table:formula="of:=AND(NOT(ISBLANK([.E578])); COUNTIF([.E:.E]; &quot;=&quot; &amp; [.E57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Banette</text:p>
          </table:table-cell>
          <table:table-cell table:style-name="ce4"/>
          <table:table-cell table:style-name="ce6"/>
          <table:table-cell table:style-name="ce22" table:formula="of:=AND(NOT(ISBLANK([.E579])); COUNTIF([.E:.E]; &quot;=&quot; &amp; [.E57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Duskull</text:p>
          </table:table-cell>
          <table:table-cell table:style-name="ce4"/>
          <table:table-cell table:style-name="ce6"/>
          <table:table-cell table:style-name="ce22" table:formula="of:=AND(NOT(ISBLANK([.E580])); COUNTIF([.E:.E]; &quot;=&quot; &amp; [.E58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Dusclops</text:p>
          </table:table-cell>
          <table:table-cell table:style-name="ce4"/>
          <table:table-cell table:style-name="ce6"/>
          <table:table-cell table:style-name="ce22" table:formula="of:=AND(NOT(ISBLANK([.E581])); COUNTIF([.E:.E]; &quot;=&quot; &amp; [.E58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Tropius</text:p>
          </table:table-cell>
          <table:table-cell table:style-name="ce4"/>
          <table:table-cell table:style-name="ce6"/>
          <table:table-cell table:style-name="ce22" table:formula="of:=AND(NOT(ISBLANK([.E582])); COUNTIF([.E:.E]; &quot;=&quot; &amp; [.E58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Chimecho</text:p>
          </table:table-cell>
          <table:table-cell table:style-name="ce4"/>
          <table:table-cell table:style-name="ce6"/>
          <table:table-cell table:style-name="ce22" table:formula="of:=AND(NOT(ISBLANK([.E583])); COUNTIF([.E:.E]; &quot;=&quot; &amp; [.E58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Absol</text:p>
          </table:table-cell>
          <table:table-cell table:style-name="ce4"/>
          <table:table-cell table:style-name="ce6"/>
          <table:table-cell table:style-name="ce22" table:formula="of:=AND(NOT(ISBLANK([.E584])); COUNTIF([.E:.E]; &quot;=&quot; &amp; [.E58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Wynaut</text:p>
          </table:table-cell>
          <table:table-cell table:style-name="ce4"/>
          <table:table-cell table:style-name="ce6"/>
          <table:table-cell table:style-name="ce22" table:formula="of:=AND(NOT(ISBLANK([.E585])); COUNTIF([.E:.E]; &quot;=&quot; &amp; [.E58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Snorunt</text:p>
          </table:table-cell>
          <table:table-cell table:style-name="ce4"/>
          <table:table-cell table:style-name="ce6"/>
          <table:table-cell table:style-name="ce22" table:formula="of:=AND(NOT(ISBLANK([.E586])); COUNTIF([.E:.E]; &quot;=&quot; &amp; [.E58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Glalie</text:p>
          </table:table-cell>
          <table:table-cell table:style-name="ce4"/>
          <table:table-cell table:style-name="ce6"/>
          <table:table-cell table:style-name="ce22" table:formula="of:=AND(NOT(ISBLANK([.E587])); COUNTIF([.E:.E]; &quot;=&quot; &amp; [.E58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Spheal</text:p>
          </table:table-cell>
          <table:table-cell table:style-name="ce4"/>
          <table:table-cell table:style-name="ce6"/>
          <table:table-cell table:style-name="ce22" table:formula="of:=AND(NOT(ISBLANK([.E588])); COUNTIF([.E:.E]; &quot;=&quot; &amp; [.E58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Sealeo</text:p>
          </table:table-cell>
          <table:table-cell table:style-name="ce4"/>
          <table:table-cell table:style-name="ce6"/>
          <table:table-cell table:style-name="ce22" table:formula="of:=AND(NOT(ISBLANK([.E589])); COUNTIF([.E:.E]; &quot;=&quot; &amp; [.E58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Walrein</text:p>
          </table:table-cell>
          <table:table-cell table:style-name="ce4"/>
          <table:table-cell table:style-name="ce6"/>
          <table:table-cell table:style-name="ce22" table:formula="of:=AND(NOT(ISBLANK([.E590])); COUNTIF([.E:.E]; &quot;=&quot; &amp; [.E59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Clamperl</text:p>
          </table:table-cell>
          <table:table-cell table:style-name="ce4"/>
          <table:table-cell table:style-name="ce6"/>
          <table:table-cell table:style-name="ce22" table:formula="of:=AND(NOT(ISBLANK([.E591])); COUNTIF([.E:.E]; &quot;=&quot; &amp; [.E59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Huntail</text:p>
          </table:table-cell>
          <table:table-cell table:style-name="ce4"/>
          <table:table-cell table:style-name="ce6"/>
          <table:table-cell table:style-name="ce22" table:formula="of:=AND(NOT(ISBLANK([.E592])); COUNTIF([.E:.E]; &quot;=&quot; &amp; [.E59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Gorebyss</text:p>
          </table:table-cell>
          <table:table-cell table:style-name="ce4"/>
          <table:table-cell table:style-name="ce6"/>
          <table:table-cell table:style-name="ce22" table:formula="of:=AND(NOT(ISBLANK([.E593])); COUNTIF([.E:.E]; &quot;=&quot; &amp; [.E59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Relicanth</text:p>
          </table:table-cell>
          <table:table-cell table:style-name="ce4"/>
          <table:table-cell table:style-name="ce6"/>
          <table:table-cell table:style-name="ce22" table:formula="of:=AND(NOT(ISBLANK([.E594])); COUNTIF([.E:.E]; &quot;=&quot; &amp; [.E59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Luvdisc</text:p>
          </table:table-cell>
          <table:table-cell table:style-name="ce4"/>
          <table:table-cell table:style-name="ce6"/>
          <table:table-cell table:style-name="ce22" table:formula="of:=AND(NOT(ISBLANK([.E595])); COUNTIF([.E:.E]; &quot;=&quot; &amp; [.E59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Bagon</text:p>
          </table:table-cell>
          <table:table-cell table:style-name="ce4"/>
          <table:table-cell table:style-name="ce6"/>
          <table:table-cell table:style-name="ce22" table:formula="of:=AND(NOT(ISBLANK([.E596])); COUNTIF([.E:.E]; &quot;=&quot; &amp; [.E59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Shelgon</text:p>
          </table:table-cell>
          <table:table-cell table:style-name="ce4"/>
          <table:table-cell table:style-name="ce6"/>
          <table:table-cell table:style-name="ce22" table:formula="of:=AND(NOT(ISBLANK([.E597])); COUNTIF([.E:.E]; &quot;=&quot; &amp; [.E59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Salamence</text:p>
          </table:table-cell>
          <table:table-cell table:style-name="ce4"/>
          <table:table-cell table:style-name="ce6"/>
          <table:table-cell table:style-name="ce22" table:formula="of:=AND(NOT(ISBLANK([.E598])); COUNTIF([.E:.E]; &quot;=&quot; &amp; [.E59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Beldum</text:p>
          </table:table-cell>
          <table:table-cell table:style-name="ce4"/>
          <table:table-cell table:style-name="ce6"/>
          <table:table-cell table:style-name="ce22" table:formula="of:=AND(NOT(ISBLANK([.E599])); COUNTIF([.E:.E]; &quot;=&quot; &amp; [.E59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Metang</text:p>
          </table:table-cell>
          <table:table-cell table:style-name="ce4"/>
          <table:table-cell table:style-name="ce6"/>
          <table:table-cell table:style-name="ce22" table:formula="of:=AND(NOT(ISBLANK([.E600])); COUNTIF([.E:.E]; &quot;=&quot; &amp; [.E60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376" calcext:value-type="float">
            <text:p>376</text:p>
          </table:table-cell>
          <table:table-cell table:style-name="ce1" office:value-type="string" calcext:value-type="string">
            <text:p>Metagross</text:p>
          </table:table-cell>
          <table:table-cell table:style-name="ce4"/>
          <table:table-cell table:style-name="ce6"/>
          <table:table-cell table:style-name="ce22" table:formula="of:=AND(NOT(ISBLANK([.E601])); COUNTIF([.E:.E]; &quot;=&quot; &amp; [.E60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377" calcext:value-type="float">
            <text:p>377</text:p>
          </table:table-cell>
          <table:table-cell table:style-name="ce1" office:value-type="string" calcext:value-type="string">
            <text:p>Regirock</text:p>
          </table:table-cell>
          <table:table-cell table:style-name="ce4"/>
          <table:table-cell table:style-name="ce6"/>
          <table:table-cell table:style-name="ce22" table:formula="of:=AND(NOT(ISBLANK([.E602])); COUNTIF([.E:.E]; &quot;=&quot; &amp; [.E602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Regice</text:p>
          </table:table-cell>
          <table:table-cell table:style-name="ce4"/>
          <table:table-cell table:style-name="ce6"/>
          <table:table-cell table:style-name="ce22" table:formula="of:=AND(NOT(ISBLANK([.E603])); COUNTIF([.E:.E]; &quot;=&quot; &amp; [.E603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Registeel</text:p>
          </table:table-cell>
          <table:table-cell table:style-name="ce4"/>
          <table:table-cell table:style-name="ce6"/>
          <table:table-cell table:style-name="ce22" table:formula="of:=AND(NOT(ISBLANK([.E604])); COUNTIF([.E:.E]; &quot;=&quot; &amp; [.E604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Latias</text:p>
          </table:table-cell>
          <table:table-cell table:style-name="ce4"/>
          <table:table-cell table:style-name="ce6"/>
          <table:table-cell table:style-name="ce22" table:formula="of:=AND(NOT(ISBLANK([.E605])); COUNTIF([.E:.E]; &quot;=&quot; &amp; [.E605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Latios</text:p>
          </table:table-cell>
          <table:table-cell table:style-name="ce4"/>
          <table:table-cell table:style-name="ce6"/>
          <table:table-cell table:style-name="ce22" table:formula="of:=AND(NOT(ISBLANK([.E606])); COUNTIF([.E:.E]; &quot;=&quot; &amp; [.E606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Kyogre</text:p>
          </table:table-cell>
          <table:table-cell table:style-name="ce4"/>
          <table:table-cell table:style-name="ce6"/>
          <table:table-cell table:style-name="ce22" table:formula="of:=AND(NOT(ISBLANK([.E607])); COUNTIF([.E:.E]; &quot;=&quot; &amp; [.E607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office:value-type="float" office:value="383" calcext:value-type="float">
            <text:p>383</text:p>
          </table:table-cell>
          <table:table-cell table:style-name="ce1" office:value-type="string" calcext:value-type="string">
            <text:p>Groudon</text:p>
          </table:table-cell>
          <table:table-cell table:style-name="ce4"/>
          <table:table-cell table:style-name="ce6"/>
          <table:table-cell table:style-name="ce22" table:formula="of:=AND(NOT(ISBLANK([.E608])); COUNTIF([.E:.E]; &quot;=&quot; &amp; [.E608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Rayquaza</text:p>
          </table:table-cell>
          <table:table-cell table:style-name="ce4"/>
          <table:table-cell table:style-name="ce6"/>
          <table:table-cell table:style-name="ce22" table:formula="of:=AND(NOT(ISBLANK([.E609])); COUNTIF([.E:.E]; &quot;=&quot; &amp; [.E609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385" calcext:value-type="float">
            <text:p>385</text:p>
          </table:table-cell>
          <table:table-cell table:style-name="ce1" office:value-type="string" calcext:value-type="string">
            <text:p>Jirachi</text:p>
          </table:table-cell>
          <table:table-cell table:style-name="ce4"/>
          <table:table-cell table:style-name="ce6"/>
          <table:table-cell table:style-name="ce22" table:formula="of:=AND(NOT(ISBLANK([.E610])); COUNTIF([.E:.E]; &quot;=&quot; &amp; [.E610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office:value-type="float" office:value="386" calcext:value-type="float">
            <text:p>386</text:p>
          </table:table-cell>
          <table:table-cell table:style-name="ce1" office:value-type="string" calcext:value-type="string">
            <text:p>Deoxys</text:p>
          </table:table-cell>
          <table:table-cell table:style-name="ce4"/>
          <table:table-cell table:style-name="ce6"/>
          <table:table-cell table:style-name="ce22" table:formula="of:=AND(NOT(ISBLANK([.E611])); COUNTIF([.E:.E]; &quot;=&quot; &amp; [.E611])&gt;1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Turtwig</text:p>
          </table:table-cell>
          <table:table-cell table:style-name="ce4"/>
          <table:table-cell table:style-name="ce6"/>
          <table:table-cell table:style-name="ce22" table:formula="of:=AND(NOT(ISBLANK([.E612])); COUNTIF([.E:.E]; &quot;=&quot; &amp; [.E61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388" calcext:value-type="float">
            <text:p>388</text:p>
          </table:table-cell>
          <table:table-cell table:style-name="ce1" office:value-type="string" calcext:value-type="string">
            <text:p>Grotle</text:p>
          </table:table-cell>
          <table:table-cell table:style-name="ce4"/>
          <table:table-cell table:style-name="ce6"/>
          <table:table-cell table:style-name="ce22" table:formula="of:=AND(NOT(ISBLANK([.E613])); COUNTIF([.E:.E]; &quot;=&quot; &amp; [.E61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389" calcext:value-type="float">
            <text:p>389</text:p>
          </table:table-cell>
          <table:table-cell table:style-name="ce1" office:value-type="string" calcext:value-type="string">
            <text:p>Torterra</text:p>
          </table:table-cell>
          <table:table-cell table:style-name="ce4"/>
          <table:table-cell table:style-name="ce6"/>
          <table:table-cell table:style-name="ce22" table:formula="of:=AND(NOT(ISBLANK([.E614])); COUNTIF([.E:.E]; &quot;=&quot; &amp; [.E61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390" calcext:value-type="float">
            <text:p>390</text:p>
          </table:table-cell>
          <table:table-cell table:style-name="ce1" office:value-type="string" calcext:value-type="string">
            <text:p>Chimchar</text:p>
          </table:table-cell>
          <table:table-cell table:style-name="ce4"/>
          <table:table-cell table:style-name="ce6"/>
          <table:table-cell table:style-name="ce22" table:formula="of:=AND(NOT(ISBLANK([.E615])); COUNTIF([.E:.E]; &quot;=&quot; &amp; [.E61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391" calcext:value-type="float">
            <text:p>391</text:p>
          </table:table-cell>
          <table:table-cell table:style-name="ce1" office:value-type="string" calcext:value-type="string">
            <text:p>Monferno</text:p>
          </table:table-cell>
          <table:table-cell table:style-name="ce4"/>
          <table:table-cell table:style-name="ce6"/>
          <table:table-cell table:style-name="ce22" table:formula="of:=AND(NOT(ISBLANK([.E616])); COUNTIF([.E:.E]; &quot;=&quot; &amp; [.E61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table:style-name="ce1" office:value-type="string" calcext:value-type="string">
            <text:p>Infernape</text:p>
          </table:table-cell>
          <table:table-cell table:style-name="ce4"/>
          <table:table-cell table:style-name="ce6"/>
          <table:table-cell table:style-name="ce22" table:formula="of:=AND(NOT(ISBLANK([.E617])); COUNTIF([.E:.E]; &quot;=&quot; &amp; [.E61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office:value-type="float" office:value="393" calcext:value-type="float">
            <text:p>393</text:p>
          </table:table-cell>
          <table:table-cell table:style-name="ce1" office:value-type="string" calcext:value-type="string">
            <text:p>Piplup</text:p>
          </table:table-cell>
          <table:table-cell table:style-name="ce4"/>
          <table:table-cell table:style-name="ce6"/>
          <table:table-cell table:style-name="ce22" table:formula="of:=AND(NOT(ISBLANK([.E618])); COUNTIF([.E:.E]; &quot;=&quot; &amp; [.E61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Prinplup</text:p>
          </table:table-cell>
          <table:table-cell table:style-name="ce4"/>
          <table:table-cell table:style-name="ce6"/>
          <table:table-cell table:style-name="ce22" table:formula="of:=AND(NOT(ISBLANK([.E619])); COUNTIF([.E:.E]; &quot;=&quot; &amp; [.E61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395" calcext:value-type="float">
            <text:p>395</text:p>
          </table:table-cell>
          <table:table-cell table:style-name="ce1" office:value-type="string" calcext:value-type="string">
            <text:p>Empoleon</text:p>
          </table:table-cell>
          <table:table-cell table:style-name="ce4"/>
          <table:table-cell table:style-name="ce6"/>
          <table:table-cell table:style-name="ce22" table:formula="of:=AND(NOT(ISBLANK([.E620])); COUNTIF([.E:.E]; &quot;=&quot; &amp; [.E62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396" calcext:value-type="float">
            <text:p>396</text:p>
          </table:table-cell>
          <table:table-cell table:style-name="ce1" office:value-type="string" calcext:value-type="string">
            <text:p>Starly</text:p>
          </table:table-cell>
          <table:table-cell table:style-name="ce4"/>
          <table:table-cell table:style-name="ce6"/>
          <table:table-cell table:style-name="ce22" table:formula="of:=AND(NOT(ISBLANK([.E621])); COUNTIF([.E:.E]; &quot;=&quot; &amp; [.E62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Staravia</text:p>
          </table:table-cell>
          <table:table-cell table:style-name="ce4"/>
          <table:table-cell table:style-name="ce6"/>
          <table:table-cell table:style-name="ce22" table:formula="of:=AND(NOT(ISBLANK([.E622])); COUNTIF([.E:.E]; &quot;=&quot; &amp; [.E62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Staraptor</text:p>
          </table:table-cell>
          <table:table-cell table:style-name="ce4"/>
          <table:table-cell table:style-name="ce6"/>
          <table:table-cell table:style-name="ce22" table:formula="of:=AND(NOT(ISBLANK([.E623])); COUNTIF([.E:.E]; &quot;=&quot; &amp; [.E62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Bidoof</text:p>
          </table:table-cell>
          <table:table-cell table:style-name="ce4"/>
          <table:table-cell table:style-name="ce6"/>
          <table:table-cell table:style-name="ce22" table:formula="of:=AND(NOT(ISBLANK([.E624])); COUNTIF([.E:.E]; &quot;=&quot; &amp; [.E62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Bibarel</text:p>
          </table:table-cell>
          <table:table-cell table:style-name="ce4"/>
          <table:table-cell table:style-name="ce6"/>
          <table:table-cell table:style-name="ce22" table:formula="of:=AND(NOT(ISBLANK([.E625])); COUNTIF([.E:.E]; &quot;=&quot; &amp; [.E62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Kricketot</text:p>
          </table:table-cell>
          <table:table-cell table:style-name="ce4"/>
          <table:table-cell table:style-name="ce6"/>
          <table:table-cell table:style-name="ce22" table:formula="of:=AND(NOT(ISBLANK([.E626])); COUNTIF([.E:.E]; &quot;=&quot; &amp; [.E62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office:value-type="float" office:value="402" calcext:value-type="float">
            <text:p>402</text:p>
          </table:table-cell>
          <table:table-cell table:style-name="ce1" office:value-type="string" calcext:value-type="string">
            <text:p>Kricketune</text:p>
          </table:table-cell>
          <table:table-cell table:style-name="ce4"/>
          <table:table-cell table:style-name="ce6"/>
          <table:table-cell table:style-name="ce22" table:formula="of:=AND(NOT(ISBLANK([.E627])); COUNTIF([.E:.E]; &quot;=&quot; &amp; [.E62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table:style-name="ce1" office:value-type="string" calcext:value-type="string">
            <text:p>Shinx</text:p>
          </table:table-cell>
          <table:table-cell table:style-name="ce4"/>
          <table:table-cell table:style-name="ce6"/>
          <table:table-cell table:style-name="ce22" table:formula="of:=AND(NOT(ISBLANK([.E628])); COUNTIF([.E:.E]; &quot;=&quot; &amp; [.E62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404" calcext:value-type="float">
            <text:p>404</text:p>
          </table:table-cell>
          <table:table-cell table:style-name="ce1" office:value-type="string" calcext:value-type="string">
            <text:p>Luxio</text:p>
          </table:table-cell>
          <table:table-cell table:style-name="ce4"/>
          <table:table-cell table:style-name="ce6"/>
          <table:table-cell table:style-name="ce22" table:formula="of:=AND(NOT(ISBLANK([.E629])); COUNTIF([.E:.E]; &quot;=&quot; &amp; [.E62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Luxray</text:p>
          </table:table-cell>
          <table:table-cell table:style-name="ce4"/>
          <table:table-cell table:style-name="ce6"/>
          <table:table-cell table:style-name="ce22" table:formula="of:=AND(NOT(ISBLANK([.E630])); COUNTIF([.E:.E]; &quot;=&quot; &amp; [.E63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406" calcext:value-type="float">
            <text:p>406</text:p>
          </table:table-cell>
          <table:table-cell table:style-name="ce1" office:value-type="string" calcext:value-type="string">
            <text:p>Budew</text:p>
          </table:table-cell>
          <table:table-cell table:style-name="ce4"/>
          <table:table-cell table:style-name="ce6"/>
          <table:table-cell table:style-name="ce22" table:formula="of:=AND(NOT(ISBLANK([.E631])); COUNTIF([.E:.E]; &quot;=&quot; &amp; [.E63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407" calcext:value-type="float">
            <text:p>407</text:p>
          </table:table-cell>
          <table:table-cell table:style-name="ce1" office:value-type="string" calcext:value-type="string">
            <text:p>Roserade</text:p>
          </table:table-cell>
          <table:table-cell table:style-name="ce4"/>
          <table:table-cell table:style-name="ce6"/>
          <table:table-cell table:style-name="ce22" table:formula="of:=AND(NOT(ISBLANK([.E632])); COUNTIF([.E:.E]; &quot;=&quot; &amp; [.E63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408" calcext:value-type="float">
            <text:p>408</text:p>
          </table:table-cell>
          <table:table-cell table:style-name="ce1" office:value-type="string" calcext:value-type="string">
            <text:p>Cranidos</text:p>
          </table:table-cell>
          <table:table-cell table:style-name="ce4"/>
          <table:table-cell table:style-name="ce6"/>
          <table:table-cell table:style-name="ce22" table:formula="of:=AND(NOT(ISBLANK([.E633])); COUNTIF([.E:.E]; &quot;=&quot; &amp; [.E63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office:value-type="float" office:value="409" calcext:value-type="float">
            <text:p>409</text:p>
          </table:table-cell>
          <table:table-cell table:style-name="ce1" office:value-type="string" calcext:value-type="string">
            <text:p>Rampardos</text:p>
          </table:table-cell>
          <table:table-cell table:style-name="ce4"/>
          <table:table-cell table:style-name="ce6"/>
          <table:table-cell table:style-name="ce22" table:formula="of:=AND(NOT(ISBLANK([.E634])); COUNTIF([.E:.E]; &quot;=&quot; &amp; [.E63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office:value-type="float" office:value="410" calcext:value-type="float">
            <text:p>410</text:p>
          </table:table-cell>
          <table:table-cell table:style-name="ce1" office:value-type="string" calcext:value-type="string">
            <text:p>Shieldon</text:p>
          </table:table-cell>
          <table:table-cell table:style-name="ce4"/>
          <table:table-cell table:style-name="ce6"/>
          <table:table-cell table:style-name="ce22" table:formula="of:=AND(NOT(ISBLANK([.E635])); COUNTIF([.E:.E]; &quot;=&quot; &amp; [.E63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411" calcext:value-type="float">
            <text:p>411</text:p>
          </table:table-cell>
          <table:table-cell table:style-name="ce1" office:value-type="string" calcext:value-type="string">
            <text:p>Bastiodon</text:p>
          </table:table-cell>
          <table:table-cell table:style-name="ce4"/>
          <table:table-cell table:style-name="ce6"/>
          <table:table-cell table:style-name="ce22" table:formula="of:=AND(NOT(ISBLANK([.E636])); COUNTIF([.E:.E]; &quot;=&quot; &amp; [.E63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Burmy</text:p>
          </table:table-cell>
          <table:table-cell table:style-name="ce4"/>
          <table:table-cell table:style-name="ce6"/>
          <table:table-cell table:style-name="ce22" table:formula="of:=AND(NOT(ISBLANK([.E637])); COUNTIF([.E:.E]; &quot;=&quot; &amp; [.E63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Wormadam</text:p>
          </table:table-cell>
          <table:table-cell table:style-name="ce4"/>
          <table:table-cell table:style-name="ce6"/>
          <table:table-cell table:style-name="ce22" table:formula="of:=AND(NOT(ISBLANK([.E638])); COUNTIF([.E:.E]; &quot;=&quot; &amp; [.E63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Mothim</text:p>
          </table:table-cell>
          <table:table-cell table:style-name="ce4"/>
          <table:table-cell table:style-name="ce6"/>
          <table:table-cell table:style-name="ce22" table:formula="of:=AND(NOT(ISBLANK([.E639])); COUNTIF([.E:.E]; &quot;=&quot; &amp; [.E63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415" calcext:value-type="float">
            <text:p>415</text:p>
          </table:table-cell>
          <table:table-cell table:style-name="ce1" office:value-type="string" calcext:value-type="string">
            <text:p>Combee</text:p>
          </table:table-cell>
          <table:table-cell table:style-name="ce4"/>
          <table:table-cell table:style-name="ce6"/>
          <table:table-cell table:style-name="ce22" table:formula="of:=AND(NOT(ISBLANK([.E640])); COUNTIF([.E:.E]; &quot;=&quot; &amp; [.E64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office:value-type="float" office:value="416" calcext:value-type="float">
            <text:p>416</text:p>
          </table:table-cell>
          <table:table-cell table:style-name="ce1" office:value-type="string" calcext:value-type="string">
            <text:p>Vespiquen</text:p>
          </table:table-cell>
          <table:table-cell table:style-name="ce4"/>
          <table:table-cell table:style-name="ce6"/>
          <table:table-cell table:style-name="ce22" table:formula="of:=AND(NOT(ISBLANK([.E641])); COUNTIF([.E:.E]; &quot;=&quot; &amp; [.E64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417" calcext:value-type="float">
            <text:p>417</text:p>
          </table:table-cell>
          <table:table-cell table:style-name="ce1" office:value-type="string" calcext:value-type="string">
            <text:p>Pachirisu</text:p>
          </table:table-cell>
          <table:table-cell table:style-name="ce4"/>
          <table:table-cell table:style-name="ce6"/>
          <table:table-cell table:style-name="ce22" table:formula="of:=AND(NOT(ISBLANK([.E642])); COUNTIF([.E:.E]; &quot;=&quot; &amp; [.E64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418" calcext:value-type="float">
            <text:p>418</text:p>
          </table:table-cell>
          <table:table-cell table:style-name="ce1" office:value-type="string" calcext:value-type="string">
            <text:p>Buizel</text:p>
          </table:table-cell>
          <table:table-cell table:style-name="ce4"/>
          <table:table-cell table:style-name="ce6"/>
          <table:table-cell table:style-name="ce22" table:formula="of:=AND(NOT(ISBLANK([.E643])); COUNTIF([.E:.E]; &quot;=&quot; &amp; [.E64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419" calcext:value-type="float">
            <text:p>419</text:p>
          </table:table-cell>
          <table:table-cell table:style-name="ce1" office:value-type="string" calcext:value-type="string">
            <text:p>Floatzel</text:p>
          </table:table-cell>
          <table:table-cell table:style-name="ce4"/>
          <table:table-cell table:style-name="ce6"/>
          <table:table-cell table:style-name="ce22" table:formula="of:=AND(NOT(ISBLANK([.E644])); COUNTIF([.E:.E]; &quot;=&quot; &amp; [.E64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420" calcext:value-type="float">
            <text:p>420</text:p>
          </table:table-cell>
          <table:table-cell table:style-name="ce1" office:value-type="string" calcext:value-type="string">
            <text:p>Cherubi</text:p>
          </table:table-cell>
          <table:table-cell table:style-name="ce4"/>
          <table:table-cell table:style-name="ce6"/>
          <table:table-cell table:style-name="ce22" table:formula="of:=AND(NOT(ISBLANK([.E645])); COUNTIF([.E:.E]; &quot;=&quot; &amp; [.E64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421" calcext:value-type="float">
            <text:p>421</text:p>
          </table:table-cell>
          <table:table-cell table:style-name="ce1" office:value-type="string" calcext:value-type="string">
            <text:p>Cherrim</text:p>
          </table:table-cell>
          <table:table-cell table:style-name="ce4"/>
          <table:table-cell table:style-name="ce6"/>
          <table:table-cell table:style-name="ce22" table:formula="of:=AND(NOT(ISBLANK([.E646])); COUNTIF([.E:.E]; &quot;=&quot; &amp; [.E64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office:value-type="float" office:value="422" calcext:value-type="float">
            <text:p>422</text:p>
          </table:table-cell>
          <table:table-cell table:style-name="ce1" office:value-type="string" calcext:value-type="string">
            <text:p>Shellos</text:p>
          </table:table-cell>
          <table:table-cell table:style-name="ce4"/>
          <table:table-cell table:style-name="ce6"/>
          <table:table-cell table:style-name="ce22" table:formula="of:=AND(NOT(ISBLANK([.E647])); COUNTIF([.E:.E]; &quot;=&quot; &amp; [.E64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office:value-type="float" office:value="423" calcext:value-type="float">
            <text:p>423</text:p>
          </table:table-cell>
          <table:table-cell table:style-name="ce1" office:value-type="string" calcext:value-type="string">
            <text:p>Gastrodon</text:p>
          </table:table-cell>
          <table:table-cell table:style-name="ce4"/>
          <table:table-cell table:style-name="ce6"/>
          <table:table-cell table:style-name="ce22" table:formula="of:=AND(NOT(ISBLANK([.E648])); COUNTIF([.E:.E]; &quot;=&quot; &amp; [.E64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424" calcext:value-type="float">
            <text:p>424</text:p>
          </table:table-cell>
          <table:table-cell table:style-name="ce1" office:value-type="string" calcext:value-type="string">
            <text:p>Ambipom</text:p>
          </table:table-cell>
          <table:table-cell table:style-name="ce4"/>
          <table:table-cell table:style-name="ce6"/>
          <table:table-cell table:style-name="ce22" table:formula="of:=AND(NOT(ISBLANK([.E649])); COUNTIF([.E:.E]; &quot;=&quot; &amp; [.E64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Drifloon</text:p>
          </table:table-cell>
          <table:table-cell table:style-name="ce4"/>
          <table:table-cell table:style-name="ce6"/>
          <table:table-cell table:style-name="ce22" table:formula="of:=AND(NOT(ISBLANK([.E650])); COUNTIF([.E:.E]; &quot;=&quot; &amp; [.E65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426" calcext:value-type="float">
            <text:p>426</text:p>
          </table:table-cell>
          <table:table-cell table:style-name="ce1" office:value-type="string" calcext:value-type="string">
            <text:p>Drifblim</text:p>
          </table:table-cell>
          <table:table-cell table:style-name="ce4"/>
          <table:table-cell table:style-name="ce6"/>
          <table:table-cell table:style-name="ce22" table:formula="of:=AND(NOT(ISBLANK([.E651])); COUNTIF([.E:.E]; &quot;=&quot; &amp; [.E65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Buneary</text:p>
          </table:table-cell>
          <table:table-cell table:style-name="ce4"/>
          <table:table-cell table:style-name="ce6"/>
          <table:table-cell table:style-name="ce22" table:formula="of:=AND(NOT(ISBLANK([.E652])); COUNTIF([.E:.E]; &quot;=&quot; &amp; [.E65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office:value-type="float" office:value="428" calcext:value-type="float">
            <text:p>428</text:p>
          </table:table-cell>
          <table:table-cell table:style-name="ce1" office:value-type="string" calcext:value-type="string">
            <text:p>Lopunny</text:p>
          </table:table-cell>
          <table:table-cell table:style-name="ce4"/>
          <table:table-cell table:style-name="ce6"/>
          <table:table-cell table:style-name="ce22" table:formula="of:=AND(NOT(ISBLANK([.E653])); COUNTIF([.E:.E]; &quot;=&quot; &amp; [.E65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office:value-type="float" office:value="429" calcext:value-type="float">
            <text:p>429</text:p>
          </table:table-cell>
          <table:table-cell table:style-name="ce1" office:value-type="string" calcext:value-type="string">
            <text:p>Mismagius</text:p>
          </table:table-cell>
          <table:table-cell table:style-name="ce4"/>
          <table:table-cell table:style-name="ce6"/>
          <table:table-cell table:style-name="ce22" table:formula="of:=AND(NOT(ISBLANK([.E654])); COUNTIF([.E:.E]; &quot;=&quot; &amp; [.E65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430" calcext:value-type="float">
            <text:p>430</text:p>
          </table:table-cell>
          <table:table-cell table:style-name="ce1" office:value-type="string" calcext:value-type="string">
            <text:p>Honchkrow</text:p>
          </table:table-cell>
          <table:table-cell table:style-name="ce4"/>
          <table:table-cell table:style-name="ce6"/>
          <table:table-cell table:style-name="ce22" table:formula="of:=AND(NOT(ISBLANK([.E655])); COUNTIF([.E:.E]; &quot;=&quot; &amp; [.E65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office:value-type="float" office:value="431" calcext:value-type="float">
            <text:p>431</text:p>
          </table:table-cell>
          <table:table-cell table:style-name="ce1" office:value-type="string" calcext:value-type="string">
            <text:p>Glameow</text:p>
          </table:table-cell>
          <table:table-cell table:style-name="ce4"/>
          <table:table-cell table:style-name="ce6"/>
          <table:table-cell table:style-name="ce22" table:formula="of:=AND(NOT(ISBLANK([.E656])); COUNTIF([.E:.E]; &quot;=&quot; &amp; [.E65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432" calcext:value-type="float">
            <text:p>432</text:p>
          </table:table-cell>
          <table:table-cell table:style-name="ce1" office:value-type="string" calcext:value-type="string">
            <text:p>Purugly</text:p>
          </table:table-cell>
          <table:table-cell table:style-name="ce4"/>
          <table:table-cell table:style-name="ce6"/>
          <table:table-cell table:style-name="ce22" table:formula="of:=AND(NOT(ISBLANK([.E657])); COUNTIF([.E:.E]; &quot;=&quot; &amp; [.E65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office:value-type="float" office:value="433" calcext:value-type="float">
            <text:p>433</text:p>
          </table:table-cell>
          <table:table-cell table:style-name="ce1" office:value-type="string" calcext:value-type="string">
            <text:p>Chingling</text:p>
          </table:table-cell>
          <table:table-cell table:style-name="ce4"/>
          <table:table-cell table:style-name="ce6"/>
          <table:table-cell table:style-name="ce22" table:formula="of:=AND(NOT(ISBLANK([.E658])); COUNTIF([.E:.E]; &quot;=&quot; &amp; [.E65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office:value-type="float" office:value="434" calcext:value-type="float">
            <text:p>434</text:p>
          </table:table-cell>
          <table:table-cell table:style-name="ce1" office:value-type="string" calcext:value-type="string">
            <text:p>Stunky</text:p>
          </table:table-cell>
          <table:table-cell table:style-name="ce4"/>
          <table:table-cell table:style-name="ce6"/>
          <table:table-cell table:style-name="ce22" table:formula="of:=AND(NOT(ISBLANK([.E659])); COUNTIF([.E:.E]; &quot;=&quot; &amp; [.E65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table:style-name="ce1" office:value-type="string" calcext:value-type="string">
            <text:p>Skuntank</text:p>
          </table:table-cell>
          <table:table-cell table:style-name="ce4"/>
          <table:table-cell table:style-name="ce6"/>
          <table:table-cell table:style-name="ce22" table:formula="of:=AND(NOT(ISBLANK([.E660])); COUNTIF([.E:.E]; &quot;=&quot; &amp; [.E66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436" calcext:value-type="float">
            <text:p>436</text:p>
          </table:table-cell>
          <table:table-cell table:style-name="ce1" office:value-type="string" calcext:value-type="string">
            <text:p>Bronzor</text:p>
          </table:table-cell>
          <table:table-cell table:style-name="ce4"/>
          <table:table-cell table:style-name="ce6"/>
          <table:table-cell table:style-name="ce22" table:formula="of:=AND(NOT(ISBLANK([.E661])); COUNTIF([.E:.E]; &quot;=&quot; &amp; [.E66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office:value-type="float" office:value="437" calcext:value-type="float">
            <text:p>437</text:p>
          </table:table-cell>
          <table:table-cell table:style-name="ce1" office:value-type="string" calcext:value-type="string">
            <text:p>Bronzong</text:p>
          </table:table-cell>
          <table:table-cell table:style-name="ce4"/>
          <table:table-cell table:style-name="ce6"/>
          <table:table-cell table:style-name="ce22" table:formula="of:=AND(NOT(ISBLANK([.E662])); COUNTIF([.E:.E]; &quot;=&quot; &amp; [.E66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438" calcext:value-type="float">
            <text:p>438</text:p>
          </table:table-cell>
          <table:table-cell table:style-name="ce1" office:value-type="string" calcext:value-type="string">
            <text:p>Bonsly</text:p>
          </table:table-cell>
          <table:table-cell table:style-name="ce4"/>
          <table:table-cell table:style-name="ce6"/>
          <table:table-cell table:style-name="ce22" table:formula="of:=AND(NOT(ISBLANK([.E663])); COUNTIF([.E:.E]; &quot;=&quot; &amp; [.E66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439" calcext:value-type="float">
            <text:p>439</text:p>
          </table:table-cell>
          <table:table-cell table:style-name="ce1" office:value-type="string" calcext:value-type="string">
            <text:p>Mime Jr.</text:p>
          </table:table-cell>
          <table:table-cell table:style-name="ce4"/>
          <table:table-cell table:style-name="ce6"/>
          <table:table-cell table:style-name="ce22" table:formula="of:=AND(NOT(ISBLANK([.E664])); COUNTIF([.E:.E]; &quot;=&quot; &amp; [.E66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440" calcext:value-type="float">
            <text:p>440</text:p>
          </table:table-cell>
          <table:table-cell table:style-name="ce1" office:value-type="string" calcext:value-type="string">
            <text:p>Happiny</text:p>
          </table:table-cell>
          <table:table-cell table:style-name="ce4"/>
          <table:table-cell table:style-name="ce6"/>
          <table:table-cell table:style-name="ce22" table:formula="of:=AND(NOT(ISBLANK([.E665])); COUNTIF([.E:.E]; &quot;=&quot; &amp; [.E66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office:value-type="float" office:value="441" calcext:value-type="float">
            <text:p>441</text:p>
          </table:table-cell>
          <table:table-cell table:style-name="ce1" office:value-type="string" calcext:value-type="string">
            <text:p>Chatot</text:p>
          </table:table-cell>
          <table:table-cell table:style-name="ce4"/>
          <table:table-cell table:style-name="ce6"/>
          <table:table-cell table:style-name="ce22" table:formula="of:=AND(NOT(ISBLANK([.E666])); COUNTIF([.E:.E]; &quot;=&quot; &amp; [.E66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442" calcext:value-type="float">
            <text:p>442</text:p>
          </table:table-cell>
          <table:table-cell table:style-name="ce1" office:value-type="string" calcext:value-type="string">
            <text:p>Spiritomb</text:p>
          </table:table-cell>
          <table:table-cell table:style-name="ce4"/>
          <table:table-cell table:style-name="ce6"/>
          <table:table-cell table:style-name="ce22" table:formula="of:=AND(NOT(ISBLANK([.E667])); COUNTIF([.E:.E]; &quot;=&quot; &amp; [.E66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office:value-type="float" office:value="443" calcext:value-type="float">
            <text:p>443</text:p>
          </table:table-cell>
          <table:table-cell table:style-name="ce1" office:value-type="string" calcext:value-type="string">
            <text:p>Gible</text:p>
          </table:table-cell>
          <table:table-cell table:style-name="ce4"/>
          <table:table-cell table:style-name="ce6"/>
          <table:table-cell table:style-name="ce22" table:formula="of:=AND(NOT(ISBLANK([.E668])); COUNTIF([.E:.E]; &quot;=&quot; &amp; [.E66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Gabite</text:p>
          </table:table-cell>
          <table:table-cell table:style-name="ce4"/>
          <table:table-cell table:style-name="ce6"/>
          <table:table-cell table:style-name="ce22" table:formula="of:=AND(NOT(ISBLANK([.E669])); COUNTIF([.E:.E]; &quot;=&quot; &amp; [.E66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office:value-type="float" office:value="445" calcext:value-type="float">
            <text:p>445</text:p>
          </table:table-cell>
          <table:table-cell table:style-name="ce1" office:value-type="string" calcext:value-type="string">
            <text:p>Garchomp</text:p>
          </table:table-cell>
          <table:table-cell table:style-name="ce4"/>
          <table:table-cell table:style-name="ce6"/>
          <table:table-cell table:style-name="ce22" table:formula="of:=AND(NOT(ISBLANK([.E670])); COUNTIF([.E:.E]; &quot;=&quot; &amp; [.E67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office:value-type="float" office:value="446" calcext:value-type="float">
            <text:p>446</text:p>
          </table:table-cell>
          <table:table-cell table:style-name="ce1" office:value-type="string" calcext:value-type="string">
            <text:p>Munchlax</text:p>
          </table:table-cell>
          <table:table-cell table:style-name="ce4"/>
          <table:table-cell table:style-name="ce6"/>
          <table:table-cell table:style-name="ce22" table:formula="of:=AND(NOT(ISBLANK([.E671])); COUNTIF([.E:.E]; &quot;=&quot; &amp; [.E67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office:value-type="float" office:value="447" calcext:value-type="float">
            <text:p>447</text:p>
          </table:table-cell>
          <table:table-cell table:style-name="ce1" office:value-type="string" calcext:value-type="string">
            <text:p>Riolu</text:p>
          </table:table-cell>
          <table:table-cell table:style-name="ce4"/>
          <table:table-cell table:style-name="ce6"/>
          <table:table-cell table:style-name="ce22" table:formula="of:=AND(NOT(ISBLANK([.E672])); COUNTIF([.E:.E]; &quot;=&quot; &amp; [.E67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office:value-type="float" office:value="448" calcext:value-type="float">
            <text:p>448</text:p>
          </table:table-cell>
          <table:table-cell table:style-name="ce1" office:value-type="string" calcext:value-type="string">
            <text:p>Lucario</text:p>
          </table:table-cell>
          <table:table-cell table:style-name="ce4"/>
          <table:table-cell table:style-name="ce6"/>
          <table:table-cell table:style-name="ce22" table:formula="of:=AND(NOT(ISBLANK([.E673])); COUNTIF([.E:.E]; &quot;=&quot; &amp; [.E67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office:value-type="float" office:value="449" calcext:value-type="float">
            <text:p>449</text:p>
          </table:table-cell>
          <table:table-cell table:style-name="ce1" office:value-type="string" calcext:value-type="string">
            <text:p>Hippopotas</text:p>
          </table:table-cell>
          <table:table-cell table:style-name="ce4"/>
          <table:table-cell table:style-name="ce6"/>
          <table:table-cell table:style-name="ce22" table:formula="of:=AND(NOT(ISBLANK([.E674])); COUNTIF([.E:.E]; &quot;=&quot; &amp; [.E67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450" calcext:value-type="float">
            <text:p>450</text:p>
          </table:table-cell>
          <table:table-cell table:style-name="ce1" office:value-type="string" calcext:value-type="string">
            <text:p>Hippowdon</text:p>
          </table:table-cell>
          <table:table-cell table:style-name="ce4"/>
          <table:table-cell table:style-name="ce6"/>
          <table:table-cell table:style-name="ce22" table:formula="of:=AND(NOT(ISBLANK([.E675])); COUNTIF([.E:.E]; &quot;=&quot; &amp; [.E67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451" calcext:value-type="float">
            <text:p>451</text:p>
          </table:table-cell>
          <table:table-cell table:style-name="ce1" office:value-type="string" calcext:value-type="string">
            <text:p>Skorupi</text:p>
          </table:table-cell>
          <table:table-cell table:style-name="ce4"/>
          <table:table-cell table:style-name="ce6"/>
          <table:table-cell table:style-name="ce22" table:formula="of:=AND(NOT(ISBLANK([.E676])); COUNTIF([.E:.E]; &quot;=&quot; &amp; [.E67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452" calcext:value-type="float">
            <text:p>452</text:p>
          </table:table-cell>
          <table:table-cell table:style-name="ce1" office:value-type="string" calcext:value-type="string">
            <text:p>Drapion</text:p>
          </table:table-cell>
          <table:table-cell table:style-name="ce4"/>
          <table:table-cell table:style-name="ce6"/>
          <table:table-cell table:style-name="ce22" table:formula="of:=AND(NOT(ISBLANK([.E677])); COUNTIF([.E:.E]; &quot;=&quot; &amp; [.E67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453" calcext:value-type="float">
            <text:p>453</text:p>
          </table:table-cell>
          <table:table-cell table:style-name="ce1" office:value-type="string" calcext:value-type="string">
            <text:p>Croagunk</text:p>
          </table:table-cell>
          <table:table-cell table:style-name="ce4"/>
          <table:table-cell table:style-name="ce6"/>
          <table:table-cell table:style-name="ce22" table:formula="of:=AND(NOT(ISBLANK([.E678])); COUNTIF([.E:.E]; &quot;=&quot; &amp; [.E67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454" calcext:value-type="float">
            <text:p>454</text:p>
          </table:table-cell>
          <table:table-cell table:style-name="ce1" office:value-type="string" calcext:value-type="string">
            <text:p>Toxicroak</text:p>
          </table:table-cell>
          <table:table-cell table:style-name="ce4"/>
          <table:table-cell table:style-name="ce6"/>
          <table:table-cell table:style-name="ce22" table:formula="of:=AND(NOT(ISBLANK([.E679])); COUNTIF([.E:.E]; &quot;=&quot; &amp; [.E67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office:value-type="float" office:value="455" calcext:value-type="float">
            <text:p>455</text:p>
          </table:table-cell>
          <table:table-cell table:style-name="ce1" office:value-type="string" calcext:value-type="string">
            <text:p>Carnivine</text:p>
          </table:table-cell>
          <table:table-cell table:style-name="ce4"/>
          <table:table-cell table:style-name="ce6"/>
          <table:table-cell table:style-name="ce22" table:formula="of:=AND(NOT(ISBLANK([.E680])); COUNTIF([.E:.E]; &quot;=&quot; &amp; [.E68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456" calcext:value-type="float">
            <text:p>456</text:p>
          </table:table-cell>
          <table:table-cell table:style-name="ce1" office:value-type="string" calcext:value-type="string">
            <text:p>Finneon</text:p>
          </table:table-cell>
          <table:table-cell table:style-name="ce4"/>
          <table:table-cell table:style-name="ce6"/>
          <table:table-cell table:style-name="ce22" table:formula="of:=AND(NOT(ISBLANK([.E681])); COUNTIF([.E:.E]; &quot;=&quot; &amp; [.E68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Lumineon</text:p>
          </table:table-cell>
          <table:table-cell table:style-name="ce4"/>
          <table:table-cell table:style-name="ce6"/>
          <table:table-cell table:style-name="ce22" table:formula="of:=AND(NOT(ISBLANK([.E682])); COUNTIF([.E:.E]; &quot;=&quot; &amp; [.E68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458" calcext:value-type="float">
            <text:p>458</text:p>
          </table:table-cell>
          <table:table-cell table:style-name="ce1" office:value-type="string" calcext:value-type="string">
            <text:p>Mantyke</text:p>
          </table:table-cell>
          <table:table-cell table:style-name="ce4"/>
          <table:table-cell table:style-name="ce6"/>
          <table:table-cell table:style-name="ce22" table:formula="of:=AND(NOT(ISBLANK([.E683])); COUNTIF([.E:.E]; &quot;=&quot; &amp; [.E68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459" calcext:value-type="float">
            <text:p>459</text:p>
          </table:table-cell>
          <table:table-cell table:style-name="ce1" office:value-type="string" calcext:value-type="string">
            <text:p>Snover</text:p>
          </table:table-cell>
          <table:table-cell table:style-name="ce4"/>
          <table:table-cell table:style-name="ce6"/>
          <table:table-cell table:style-name="ce22" table:formula="of:=AND(NOT(ISBLANK([.E684])); COUNTIF([.E:.E]; &quot;=&quot; &amp; [.E68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460" calcext:value-type="float">
            <text:p>460</text:p>
          </table:table-cell>
          <table:table-cell table:style-name="ce1" office:value-type="string" calcext:value-type="string">
            <text:p>Abomasnow</text:p>
          </table:table-cell>
          <table:table-cell table:style-name="ce4"/>
          <table:table-cell table:style-name="ce6"/>
          <table:table-cell table:style-name="ce22" table:formula="of:=AND(NOT(ISBLANK([.E685])); COUNTIF([.E:.E]; &quot;=&quot; &amp; [.E68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office:value-type="float" office:value="461" calcext:value-type="float">
            <text:p>461</text:p>
          </table:table-cell>
          <table:table-cell table:style-name="ce1" office:value-type="string" calcext:value-type="string">
            <text:p>Weavile</text:p>
          </table:table-cell>
          <table:table-cell table:style-name="ce4"/>
          <table:table-cell table:style-name="ce6"/>
          <table:table-cell table:style-name="ce22" table:formula="of:=AND(NOT(ISBLANK([.E686])); COUNTIF([.E:.E]; &quot;=&quot; &amp; [.E68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462" calcext:value-type="float">
            <text:p>462</text:p>
          </table:table-cell>
          <table:table-cell table:style-name="ce1" office:value-type="string" calcext:value-type="string">
            <text:p>Magnezone</text:p>
          </table:table-cell>
          <table:table-cell table:style-name="ce4"/>
          <table:table-cell table:style-name="ce6"/>
          <table:table-cell table:style-name="ce22" table:formula="of:=AND(NOT(ISBLANK([.E687])); COUNTIF([.E:.E]; &quot;=&quot; &amp; [.E68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463" calcext:value-type="float">
            <text:p>463</text:p>
          </table:table-cell>
          <table:table-cell table:style-name="ce1" office:value-type="string" calcext:value-type="string">
            <text:p>Lickilicky</text:p>
          </table:table-cell>
          <table:table-cell table:style-name="ce4"/>
          <table:table-cell table:style-name="ce6"/>
          <table:table-cell table:style-name="ce22" table:formula="of:=AND(NOT(ISBLANK([.E688])); COUNTIF([.E:.E]; &quot;=&quot; &amp; [.E68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464" calcext:value-type="float">
            <text:p>464</text:p>
          </table:table-cell>
          <table:table-cell table:style-name="ce1" office:value-type="string" calcext:value-type="string">
            <text:p>Rhyperior</text:p>
          </table:table-cell>
          <table:table-cell table:style-name="ce4"/>
          <table:table-cell table:style-name="ce6"/>
          <table:table-cell table:style-name="ce22" table:formula="of:=AND(NOT(ISBLANK([.E689])); COUNTIF([.E:.E]; &quot;=&quot; &amp; [.E68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465" calcext:value-type="float">
            <text:p>465</text:p>
          </table:table-cell>
          <table:table-cell table:style-name="ce1" office:value-type="string" calcext:value-type="string">
            <text:p>Tangrowth</text:p>
          </table:table-cell>
          <table:table-cell table:style-name="ce4"/>
          <table:table-cell table:style-name="ce6"/>
          <table:table-cell table:style-name="ce22" table:formula="of:=AND(NOT(ISBLANK([.E690])); COUNTIF([.E:.E]; &quot;=&quot; &amp; [.E69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office:value-type="float" office:value="466" calcext:value-type="float">
            <text:p>466</text:p>
          </table:table-cell>
          <table:table-cell table:style-name="ce1" office:value-type="string" calcext:value-type="string">
            <text:p>Electivire</text:p>
          </table:table-cell>
          <table:table-cell table:style-name="ce4"/>
          <table:table-cell table:style-name="ce6"/>
          <table:table-cell table:style-name="ce22" table:formula="of:=AND(NOT(ISBLANK([.E691])); COUNTIF([.E:.E]; &quot;=&quot; &amp; [.E69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467" calcext:value-type="float">
            <text:p>467</text:p>
          </table:table-cell>
          <table:table-cell table:style-name="ce1" office:value-type="string" calcext:value-type="string">
            <text:p>Magmortar</text:p>
          </table:table-cell>
          <table:table-cell table:style-name="ce4"/>
          <table:table-cell table:style-name="ce6"/>
          <table:table-cell table:style-name="ce22" table:formula="of:=AND(NOT(ISBLANK([.E692])); COUNTIF([.E:.E]; &quot;=&quot; &amp; [.E69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468" calcext:value-type="float">
            <text:p>468</text:p>
          </table:table-cell>
          <table:table-cell table:style-name="ce1" office:value-type="string" calcext:value-type="string">
            <text:p>Togekiss</text:p>
          </table:table-cell>
          <table:table-cell table:style-name="ce4"/>
          <table:table-cell table:style-name="ce6"/>
          <table:table-cell table:style-name="ce22" table:formula="of:=AND(NOT(ISBLANK([.E693])); COUNTIF([.E:.E]; &quot;=&quot; &amp; [.E69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469" calcext:value-type="float">
            <text:p>469</text:p>
          </table:table-cell>
          <table:table-cell table:style-name="ce1" office:value-type="string" calcext:value-type="string">
            <text:p>Yanmega</text:p>
          </table:table-cell>
          <table:table-cell table:style-name="ce4"/>
          <table:table-cell table:style-name="ce6"/>
          <table:table-cell table:style-name="ce22" table:formula="of:=AND(NOT(ISBLANK([.E694])); COUNTIF([.E:.E]; &quot;=&quot; &amp; [.E69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470" calcext:value-type="float">
            <text:p>470</text:p>
          </table:table-cell>
          <table:table-cell table:style-name="ce1" office:value-type="string" calcext:value-type="string">
            <text:p>Leafeon</text:p>
          </table:table-cell>
          <table:table-cell table:style-name="ce4"/>
          <table:table-cell table:style-name="ce6"/>
          <table:table-cell table:style-name="ce22" table:formula="of:=AND(NOT(ISBLANK([.E695])); COUNTIF([.E:.E]; &quot;=&quot; &amp; [.E69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office:value-type="float" office:value="471" calcext:value-type="float">
            <text:p>471</text:p>
          </table:table-cell>
          <table:table-cell table:style-name="ce1" office:value-type="string" calcext:value-type="string">
            <text:p>Glaceon</text:p>
          </table:table-cell>
          <table:table-cell table:style-name="ce4"/>
          <table:table-cell table:style-name="ce6"/>
          <table:table-cell table:style-name="ce22" table:formula="of:=AND(NOT(ISBLANK([.E696])); COUNTIF([.E:.E]; &quot;=&quot; &amp; [.E69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472" calcext:value-type="float">
            <text:p>472</text:p>
          </table:table-cell>
          <table:table-cell table:style-name="ce1" office:value-type="string" calcext:value-type="string">
            <text:p>Gliscor</text:p>
          </table:table-cell>
          <table:table-cell table:style-name="ce4"/>
          <table:table-cell table:style-name="ce6"/>
          <table:table-cell table:style-name="ce22" table:formula="of:=AND(NOT(ISBLANK([.E697])); COUNTIF([.E:.E]; &quot;=&quot; &amp; [.E69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473" calcext:value-type="float">
            <text:p>473</text:p>
          </table:table-cell>
          <table:table-cell table:style-name="ce1" office:value-type="string" calcext:value-type="string">
            <text:p>Mamoswine</text:p>
          </table:table-cell>
          <table:table-cell table:style-name="ce4"/>
          <table:table-cell table:style-name="ce6"/>
          <table:table-cell table:style-name="ce22" table:formula="of:=AND(NOT(ISBLANK([.E698])); COUNTIF([.E:.E]; &quot;=&quot; &amp; [.E69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474" calcext:value-type="float">
            <text:p>474</text:p>
          </table:table-cell>
          <table:table-cell table:style-name="ce1" office:value-type="string" calcext:value-type="string">
            <text:p>Porygon-Z</text:p>
          </table:table-cell>
          <table:table-cell table:style-name="ce4"/>
          <table:table-cell table:style-name="ce6"/>
          <table:table-cell table:style-name="ce22" table:formula="of:=AND(NOT(ISBLANK([.E699])); COUNTIF([.E:.E]; &quot;=&quot; &amp; [.E69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475" calcext:value-type="float">
            <text:p>475</text:p>
          </table:table-cell>
          <table:table-cell table:style-name="ce1" office:value-type="string" calcext:value-type="string">
            <text:p>Gallade</text:p>
          </table:table-cell>
          <table:table-cell table:style-name="ce4"/>
          <table:table-cell table:style-name="ce6"/>
          <table:table-cell table:style-name="ce22" table:formula="of:=AND(NOT(ISBLANK([.E700])); COUNTIF([.E:.E]; &quot;=&quot; &amp; [.E70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office:value-type="float" office:value="476" calcext:value-type="float">
            <text:p>476</text:p>
          </table:table-cell>
          <table:table-cell table:style-name="ce1" office:value-type="string" calcext:value-type="string">
            <text:p>Probopass</text:p>
          </table:table-cell>
          <table:table-cell table:style-name="ce4"/>
          <table:table-cell table:style-name="ce6"/>
          <table:table-cell table:style-name="ce22" table:formula="of:=AND(NOT(ISBLANK([.E701])); COUNTIF([.E:.E]; &quot;=&quot; &amp; [.E70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477" calcext:value-type="float">
            <text:p>477</text:p>
          </table:table-cell>
          <table:table-cell table:style-name="ce1" office:value-type="string" calcext:value-type="string">
            <text:p>Dusknoir</text:p>
          </table:table-cell>
          <table:table-cell table:style-name="ce4"/>
          <table:table-cell table:style-name="ce6"/>
          <table:table-cell table:style-name="ce22" table:formula="of:=AND(NOT(ISBLANK([.E702])); COUNTIF([.E:.E]; &quot;=&quot; &amp; [.E70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office:value-type="float" office:value="478" calcext:value-type="float">
            <text:p>478</text:p>
          </table:table-cell>
          <table:table-cell table:style-name="ce1" office:value-type="string" calcext:value-type="string">
            <text:p>Froslass</text:p>
          </table:table-cell>
          <table:table-cell table:style-name="ce4"/>
          <table:table-cell table:style-name="ce6"/>
          <table:table-cell table:style-name="ce22" table:formula="of:=AND(NOT(ISBLANK([.E703])); COUNTIF([.E:.E]; &quot;=&quot; &amp; [.E70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Rotom</text:p>
          </table:table-cell>
          <table:table-cell table:style-name="ce4"/>
          <table:table-cell table:style-name="ce6"/>
          <table:table-cell table:style-name="ce22" table:formula="of:=AND(NOT(ISBLANK([.E704])); COUNTIF([.E:.E]; &quot;=&quot; &amp; [.E70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Uxie</text:p>
          </table:table-cell>
          <table:table-cell table:style-name="ce4"/>
          <table:table-cell table:style-name="ce6"/>
          <table:table-cell table:style-name="ce22" table:formula="of:=AND(NOT(ISBLANK([.E705])); COUNTIF([.E:.E]; &quot;=&quot; &amp; [.E70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481" calcext:value-type="float">
            <text:p>481</text:p>
          </table:table-cell>
          <table:table-cell table:style-name="ce1" office:value-type="string" calcext:value-type="string">
            <text:p>Mesprit</text:p>
          </table:table-cell>
          <table:table-cell table:style-name="ce4"/>
          <table:table-cell table:style-name="ce6"/>
          <table:table-cell table:style-name="ce22" table:formula="of:=AND(NOT(ISBLANK([.E706])); COUNTIF([.E:.E]; &quot;=&quot; &amp; [.E70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office:value-type="float" office:value="482" calcext:value-type="float">
            <text:p>482</text:p>
          </table:table-cell>
          <table:table-cell table:style-name="ce1" office:value-type="string" calcext:value-type="string">
            <text:p>Azelf</text:p>
          </table:table-cell>
          <table:table-cell table:style-name="ce4"/>
          <table:table-cell table:style-name="ce6"/>
          <table:table-cell table:style-name="ce22" table:formula="of:=AND(NOT(ISBLANK([.E707])); COUNTIF([.E:.E]; &quot;=&quot; &amp; [.E70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483" calcext:value-type="float">
            <text:p>483</text:p>
          </table:table-cell>
          <table:table-cell table:style-name="ce1" office:value-type="string" calcext:value-type="string">
            <text:p>Dialga</text:p>
          </table:table-cell>
          <table:table-cell table:style-name="ce4"/>
          <table:table-cell table:style-name="ce6"/>
          <table:table-cell table:style-name="ce22" table:formula="of:=AND(NOT(ISBLANK([.E708])); COUNTIF([.E:.E]; &quot;=&quot; &amp; [.E70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office:value-type="float" office:value="484" calcext:value-type="float">
            <text:p>484</text:p>
          </table:table-cell>
          <table:table-cell table:style-name="ce1" office:value-type="string" calcext:value-type="string">
            <text:p>Palkia</text:p>
          </table:table-cell>
          <table:table-cell table:style-name="ce4"/>
          <table:table-cell table:style-name="ce6"/>
          <table:table-cell table:style-name="ce22" table:formula="of:=AND(NOT(ISBLANK([.E709])); COUNTIF([.E:.E]; &quot;=&quot; &amp; [.E70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Heatran</text:p>
          </table:table-cell>
          <table:table-cell table:style-name="ce4"/>
          <table:table-cell table:style-name="ce6"/>
          <table:table-cell table:style-name="ce22" table:formula="of:=AND(NOT(ISBLANK([.E710])); COUNTIF([.E:.E]; &quot;=&quot; &amp; [.E710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office:value-type="float" office:value="486" calcext:value-type="float">
            <text:p>486</text:p>
          </table:table-cell>
          <table:table-cell table:style-name="ce1" office:value-type="string" calcext:value-type="string">
            <text:p>Regigigas</text:p>
          </table:table-cell>
          <table:table-cell table:style-name="ce4"/>
          <table:table-cell table:style-name="ce6"/>
          <table:table-cell table:style-name="ce22" table:formula="of:=AND(NOT(ISBLANK([.E711])); COUNTIF([.E:.E]; &quot;=&quot; &amp; [.E711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office:value-type="float" office:value="487" calcext:value-type="float">
            <text:p>487</text:p>
          </table:table-cell>
          <table:table-cell table:style-name="ce1" office:value-type="string" calcext:value-type="string">
            <text:p>Giratina</text:p>
          </table:table-cell>
          <table:table-cell table:style-name="ce4"/>
          <table:table-cell table:style-name="ce6"/>
          <table:table-cell table:style-name="ce22" table:formula="of:=AND(NOT(ISBLANK([.E712])); COUNTIF([.E:.E]; &quot;=&quot; &amp; [.E712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488" calcext:value-type="float">
            <text:p>488</text:p>
          </table:table-cell>
          <table:table-cell table:style-name="ce1" office:value-type="string" calcext:value-type="string">
            <text:p>Cresselia</text:p>
          </table:table-cell>
          <table:table-cell table:style-name="ce4"/>
          <table:table-cell table:style-name="ce6"/>
          <table:table-cell table:style-name="ce22" table:formula="of:=AND(NOT(ISBLANK([.E713])); COUNTIF([.E:.E]; &quot;=&quot; &amp; [.E713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489" calcext:value-type="float">
            <text:p>489</text:p>
          </table:table-cell>
          <table:table-cell table:style-name="ce1" office:value-type="string" calcext:value-type="string">
            <text:p>Phione</text:p>
          </table:table-cell>
          <table:table-cell table:style-name="ce4"/>
          <table:table-cell table:style-name="ce6"/>
          <table:table-cell table:style-name="ce22" table:formula="of:=AND(NOT(ISBLANK([.E714])); COUNTIF([.E:.E]; &quot;=&quot; &amp; [.E714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490" calcext:value-type="float">
            <text:p>490</text:p>
          </table:table-cell>
          <table:table-cell table:style-name="ce1" office:value-type="string" calcext:value-type="string">
            <text:p>Manaphy</text:p>
          </table:table-cell>
          <table:table-cell table:style-name="ce4"/>
          <table:table-cell table:style-name="ce6"/>
          <table:table-cell table:style-name="ce22" table:formula="of:=AND(NOT(ISBLANK([.E715])); COUNTIF([.E:.E]; &quot;=&quot; &amp; [.E715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491" calcext:value-type="float">
            <text:p>491</text:p>
          </table:table-cell>
          <table:table-cell table:style-name="ce1" office:value-type="string" calcext:value-type="string">
            <text:p>Darkrai</text:p>
          </table:table-cell>
          <table:table-cell table:style-name="ce4"/>
          <table:table-cell table:style-name="ce6"/>
          <table:table-cell table:style-name="ce22" table:formula="of:=AND(NOT(ISBLANK([.E716])); COUNTIF([.E:.E]; &quot;=&quot; &amp; [.E716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492" calcext:value-type="float">
            <text:p>492</text:p>
          </table:table-cell>
          <table:table-cell table:style-name="ce1" office:value-type="string" calcext:value-type="string">
            <text:p>Shaymin</text:p>
          </table:table-cell>
          <table:table-cell table:style-name="ce4"/>
          <table:table-cell table:style-name="ce6"/>
          <table:table-cell table:style-name="ce22" table:formula="of:=AND(NOT(ISBLANK([.E717])); COUNTIF([.E:.E]; &quot;=&quot; &amp; [.E717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493" calcext:value-type="float">
            <text:p>493</text:p>
          </table:table-cell>
          <table:table-cell table:style-name="ce1" office:value-type="string" calcext:value-type="string">
            <text:p>Arceus</text:p>
          </table:table-cell>
          <table:table-cell table:style-name="ce4"/>
          <table:table-cell table:style-name="ce6"/>
          <table:table-cell table:style-name="ce22" table:formula="of:=AND(NOT(ISBLANK([.E718])); COUNTIF([.E:.E]; &quot;=&quot; &amp; [.E718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494" calcext:value-type="float">
            <text:p>494</text:p>
          </table:table-cell>
          <table:table-cell table:style-name="ce1" office:value-type="string" calcext:value-type="string">
            <text:p>Victini</text:p>
          </table:table-cell>
          <table:table-cell table:style-name="ce4"/>
          <table:table-cell table:style-name="ce6"/>
          <table:table-cell table:style-name="ce22" table:formula="of:=AND(NOT(ISBLANK([.E719])); COUNTIF([.E:.E]; &quot;=&quot; &amp; [.E719])&gt;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495" calcext:value-type="float">
            <text:p>495</text:p>
          </table:table-cell>
          <table:table-cell table:style-name="ce1" office:value-type="string" calcext:value-type="string">
            <text:p>Snivy</text:p>
          </table:table-cell>
          <table:table-cell table:style-name="ce4"/>
          <table:table-cell table:style-name="ce6"/>
          <table:table-cell table:style-name="ce22" table:formula="of:=AND(NOT(ISBLANK([.E720])); COUNTIF([.E:.E]; &quot;=&quot; &amp; [.E72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496" calcext:value-type="float">
            <text:p>496</text:p>
          </table:table-cell>
          <table:table-cell table:style-name="ce1" office:value-type="string" calcext:value-type="string">
            <text:p>Servine</text:p>
          </table:table-cell>
          <table:table-cell table:style-name="ce4"/>
          <table:table-cell table:style-name="ce6"/>
          <table:table-cell table:style-name="ce22" table:formula="of:=AND(NOT(ISBLANK([.E721])); COUNTIF([.E:.E]; &quot;=&quot; &amp; [.E72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497" calcext:value-type="float">
            <text:p>497</text:p>
          </table:table-cell>
          <table:table-cell table:style-name="ce1" office:value-type="string" calcext:value-type="string">
            <text:p>Serperior</text:p>
          </table:table-cell>
          <table:table-cell table:style-name="ce4"/>
          <table:table-cell table:style-name="ce6"/>
          <table:table-cell table:style-name="ce22" table:formula="of:=AND(NOT(ISBLANK([.E722])); COUNTIF([.E:.E]; &quot;=&quot; &amp; [.E72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498" calcext:value-type="float">
            <text:p>498</text:p>
          </table:table-cell>
          <table:table-cell table:style-name="ce1" office:value-type="string" calcext:value-type="string">
            <text:p>Tepig</text:p>
          </table:table-cell>
          <table:table-cell table:style-name="ce4"/>
          <table:table-cell table:style-name="ce6"/>
          <table:table-cell table:style-name="ce22" table:formula="of:=AND(NOT(ISBLANK([.E723])); COUNTIF([.E:.E]; &quot;=&quot; &amp; [.E72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table:style-name="ce1" office:value-type="string" calcext:value-type="string">
            <text:p>Pignite</text:p>
          </table:table-cell>
          <table:table-cell table:style-name="ce4"/>
          <table:table-cell table:style-name="ce6"/>
          <table:table-cell table:style-name="ce22" table:formula="of:=AND(NOT(ISBLANK([.E724])); COUNTIF([.E:.E]; &quot;=&quot; &amp; [.E72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Emboar</text:p>
          </table:table-cell>
          <table:table-cell table:style-name="ce4"/>
          <table:table-cell table:style-name="ce6"/>
          <table:table-cell table:style-name="ce22" table:formula="of:=AND(NOT(ISBLANK([.E725])); COUNTIF([.E:.E]; &quot;=&quot; &amp; [.E72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501" calcext:value-type="float">
            <text:p>501</text:p>
          </table:table-cell>
          <table:table-cell table:style-name="ce1" office:value-type="string" calcext:value-type="string">
            <text:p>Oshawott</text:p>
          </table:table-cell>
          <table:table-cell table:style-name="ce4"/>
          <table:table-cell table:style-name="ce6"/>
          <table:table-cell table:style-name="ce22" table:formula="of:=AND(NOT(ISBLANK([.E726])); COUNTIF([.E:.E]; &quot;=&quot; &amp; [.E72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office:value-type="float" office:value="502" calcext:value-type="float">
            <text:p>502</text:p>
          </table:table-cell>
          <table:table-cell table:style-name="ce1" office:value-type="string" calcext:value-type="string">
            <text:p>Dewott</text:p>
          </table:table-cell>
          <table:table-cell table:style-name="ce4"/>
          <table:table-cell table:style-name="ce6"/>
          <table:table-cell table:style-name="ce22" table:formula="of:=AND(NOT(ISBLANK([.E727])); COUNTIF([.E:.E]; &quot;=&quot; &amp; [.E72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503" calcext:value-type="float">
            <text:p>503</text:p>
          </table:table-cell>
          <table:table-cell table:style-name="ce1" office:value-type="string" calcext:value-type="string">
            <text:p>Samurott</text:p>
          </table:table-cell>
          <table:table-cell table:style-name="ce4"/>
          <table:table-cell table:style-name="ce6"/>
          <table:table-cell table:style-name="ce22" table:formula="of:=AND(NOT(ISBLANK([.E728])); COUNTIF([.E:.E]; &quot;=&quot; &amp; [.E72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504" calcext:value-type="float">
            <text:p>504</text:p>
          </table:table-cell>
          <table:table-cell table:style-name="ce1" office:value-type="string" calcext:value-type="string">
            <text:p>Patrat</text:p>
          </table:table-cell>
          <table:table-cell table:style-name="ce4"/>
          <table:table-cell table:style-name="ce6"/>
          <table:table-cell table:style-name="ce22" table:formula="of:=AND(NOT(ISBLANK([.E729])); COUNTIF([.E:.E]; &quot;=&quot; &amp; [.E72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505" calcext:value-type="float">
            <text:p>505</text:p>
          </table:table-cell>
          <table:table-cell table:style-name="ce1" office:value-type="string" calcext:value-type="string">
            <text:p>Watchog</text:p>
          </table:table-cell>
          <table:table-cell table:style-name="ce4"/>
          <table:table-cell table:style-name="ce6"/>
          <table:table-cell table:style-name="ce22" table:formula="of:=AND(NOT(ISBLANK([.E730])); COUNTIF([.E:.E]; &quot;=&quot; &amp; [.E73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506" calcext:value-type="float">
            <text:p>506</text:p>
          </table:table-cell>
          <table:table-cell table:style-name="ce1" office:value-type="string" calcext:value-type="string">
            <text:p>Lillipup</text:p>
          </table:table-cell>
          <table:table-cell table:style-name="ce4"/>
          <table:table-cell table:style-name="ce6"/>
          <table:table-cell table:style-name="ce22" table:formula="of:=AND(NOT(ISBLANK([.E731])); COUNTIF([.E:.E]; &quot;=&quot; &amp; [.E73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507" calcext:value-type="float">
            <text:p>507</text:p>
          </table:table-cell>
          <table:table-cell table:style-name="ce1" office:value-type="string" calcext:value-type="string">
            <text:p>Herdier</text:p>
          </table:table-cell>
          <table:table-cell table:style-name="ce4"/>
          <table:table-cell table:style-name="ce6"/>
          <table:table-cell table:style-name="ce22" table:formula="of:=AND(NOT(ISBLANK([.E732])); COUNTIF([.E:.E]; &quot;=&quot; &amp; [.E73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508" calcext:value-type="float">
            <text:p>508</text:p>
          </table:table-cell>
          <table:table-cell table:style-name="ce1" office:value-type="string" calcext:value-type="string">
            <text:p>Stoutland</text:p>
          </table:table-cell>
          <table:table-cell table:style-name="ce4"/>
          <table:table-cell table:style-name="ce6"/>
          <table:table-cell table:style-name="ce22" table:formula="of:=AND(NOT(ISBLANK([.E733])); COUNTIF([.E:.E]; &quot;=&quot; &amp; [.E73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office:value-type="float" office:value="509" calcext:value-type="float">
            <text:p>509</text:p>
          </table:table-cell>
          <table:table-cell table:style-name="ce1" office:value-type="string" calcext:value-type="string">
            <text:p>Purrloin</text:p>
          </table:table-cell>
          <table:table-cell table:style-name="ce4"/>
          <table:table-cell table:style-name="ce6"/>
          <table:table-cell table:style-name="ce22" table:formula="of:=AND(NOT(ISBLANK([.E734])); COUNTIF([.E:.E]; &quot;=&quot; &amp; [.E73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510" calcext:value-type="float">
            <text:p>510</text:p>
          </table:table-cell>
          <table:table-cell table:style-name="ce1" office:value-type="string" calcext:value-type="string">
            <text:p>Liepard</text:p>
          </table:table-cell>
          <table:table-cell table:style-name="ce4"/>
          <table:table-cell table:style-name="ce6"/>
          <table:table-cell table:style-name="ce22" table:formula="of:=AND(NOT(ISBLANK([.E735])); COUNTIF([.E:.E]; &quot;=&quot; &amp; [.E73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office:value-type="float" office:value="511" calcext:value-type="float">
            <text:p>511</text:p>
          </table:table-cell>
          <table:table-cell table:style-name="ce1" office:value-type="string" calcext:value-type="string">
            <text:p>Pansage</text:p>
          </table:table-cell>
          <table:table-cell table:style-name="ce4"/>
          <table:table-cell table:style-name="ce6"/>
          <table:table-cell table:style-name="ce22" table:formula="of:=AND(NOT(ISBLANK([.E736])); COUNTIF([.E:.E]; &quot;=&quot; &amp; [.E73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Simisage</text:p>
          </table:table-cell>
          <table:table-cell table:style-name="ce4"/>
          <table:table-cell table:style-name="ce6"/>
          <table:table-cell table:style-name="ce22" table:formula="of:=AND(NOT(ISBLANK([.E737])); COUNTIF([.E:.E]; &quot;=&quot; &amp; [.E73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513" calcext:value-type="float">
            <text:p>513</text:p>
          </table:table-cell>
          <table:table-cell table:style-name="ce1" office:value-type="string" calcext:value-type="string">
            <text:p>Pansear</text:p>
          </table:table-cell>
          <table:table-cell table:style-name="ce4"/>
          <table:table-cell table:style-name="ce6"/>
          <table:table-cell table:style-name="ce22" table:formula="of:=AND(NOT(ISBLANK([.E738])); COUNTIF([.E:.E]; &quot;=&quot; &amp; [.E73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514" calcext:value-type="float">
            <text:p>514</text:p>
          </table:table-cell>
          <table:table-cell table:style-name="ce1" office:value-type="string" calcext:value-type="string">
            <text:p>Simisear</text:p>
          </table:table-cell>
          <table:table-cell table:style-name="ce4"/>
          <table:table-cell table:style-name="ce6"/>
          <table:table-cell table:style-name="ce22" table:formula="of:=AND(NOT(ISBLANK([.E739])); COUNTIF([.E:.E]; &quot;=&quot; &amp; [.E73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515" calcext:value-type="float">
            <text:p>515</text:p>
          </table:table-cell>
          <table:table-cell table:style-name="ce1" office:value-type="string" calcext:value-type="string">
            <text:p>Panpour</text:p>
          </table:table-cell>
          <table:table-cell table:style-name="ce4"/>
          <table:table-cell table:style-name="ce6"/>
          <table:table-cell table:style-name="ce22" table:formula="of:=AND(NOT(ISBLANK([.E740])); COUNTIF([.E:.E]; &quot;=&quot; &amp; [.E74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table:style-name="ce1" office:value-type="string" calcext:value-type="string">
            <text:p>Simipour</text:p>
          </table:table-cell>
          <table:table-cell table:style-name="ce4"/>
          <table:table-cell table:style-name="ce6"/>
          <table:table-cell table:style-name="ce22" table:formula="of:=AND(NOT(ISBLANK([.E741])); COUNTIF([.E:.E]; &quot;=&quot; &amp; [.E74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517" calcext:value-type="float">
            <text:p>517</text:p>
          </table:table-cell>
          <table:table-cell table:style-name="ce1" office:value-type="string" calcext:value-type="string">
            <text:p>Munna</text:p>
          </table:table-cell>
          <table:table-cell table:style-name="ce4"/>
          <table:table-cell table:style-name="ce6"/>
          <table:table-cell table:style-name="ce22" table:formula="of:=AND(NOT(ISBLANK([.E742])); COUNTIF([.E:.E]; &quot;=&quot; &amp; [.E74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518" calcext:value-type="float">
            <text:p>518</text:p>
          </table:table-cell>
          <table:table-cell table:style-name="ce1" office:value-type="string" calcext:value-type="string">
            <text:p>Musharna</text:p>
          </table:table-cell>
          <table:table-cell table:style-name="ce4"/>
          <table:table-cell table:style-name="ce6"/>
          <table:table-cell table:style-name="ce22" table:formula="of:=AND(NOT(ISBLANK([.E743])); COUNTIF([.E:.E]; &quot;=&quot; &amp; [.E74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office:value-type="float" office:value="519" calcext:value-type="float">
            <text:p>519</text:p>
          </table:table-cell>
          <table:table-cell table:style-name="ce1" office:value-type="string" calcext:value-type="string">
            <text:p>Pidove</text:p>
          </table:table-cell>
          <table:table-cell table:style-name="ce4"/>
          <table:table-cell table:style-name="ce6"/>
          <table:table-cell table:style-name="ce22" table:formula="of:=AND(NOT(ISBLANK([.E744])); COUNTIF([.E:.E]; &quot;=&quot; &amp; [.E74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520" calcext:value-type="float">
            <text:p>520</text:p>
          </table:table-cell>
          <table:table-cell table:style-name="ce1" office:value-type="string" calcext:value-type="string">
            <text:p>Tranquill</text:p>
          </table:table-cell>
          <table:table-cell table:style-name="ce4"/>
          <table:table-cell table:style-name="ce6"/>
          <table:table-cell table:style-name="ce22" table:formula="of:=AND(NOT(ISBLANK([.E745])); COUNTIF([.E:.E]; &quot;=&quot; &amp; [.E74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office:value-type="float" office:value="521" calcext:value-type="float">
            <text:p>521</text:p>
          </table:table-cell>
          <table:table-cell table:style-name="ce1" office:value-type="string" calcext:value-type="string">
            <text:p>Unfezant</text:p>
          </table:table-cell>
          <table:table-cell table:style-name="ce4"/>
          <table:table-cell table:style-name="ce6"/>
          <table:table-cell table:style-name="ce22" table:formula="of:=AND(NOT(ISBLANK([.E746])); COUNTIF([.E:.E]; &quot;=&quot; &amp; [.E74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office:value-type="float" office:value="522" calcext:value-type="float">
            <text:p>522</text:p>
          </table:table-cell>
          <table:table-cell table:style-name="ce1" office:value-type="string" calcext:value-type="string">
            <text:p>Blitzle</text:p>
          </table:table-cell>
          <table:table-cell table:style-name="ce4"/>
          <table:table-cell table:style-name="ce6"/>
          <table:table-cell table:style-name="ce22" table:formula="of:=AND(NOT(ISBLANK([.E747])); COUNTIF([.E:.E]; &quot;=&quot; &amp; [.E74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523" calcext:value-type="float">
            <text:p>523</text:p>
          </table:table-cell>
          <table:table-cell table:style-name="ce1" office:value-type="string" calcext:value-type="string">
            <text:p>Zebstrika</text:p>
          </table:table-cell>
          <table:table-cell table:style-name="ce4"/>
          <table:table-cell table:style-name="ce6"/>
          <table:table-cell table:style-name="ce22" table:formula="of:=AND(NOT(ISBLANK([.E748])); COUNTIF([.E:.E]; &quot;=&quot; &amp; [.E74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524" calcext:value-type="float">
            <text:p>524</text:p>
          </table:table-cell>
          <table:table-cell table:style-name="ce1" office:value-type="string" calcext:value-type="string">
            <text:p>Roggenrola</text:p>
          </table:table-cell>
          <table:table-cell table:style-name="ce4"/>
          <table:table-cell table:style-name="ce6"/>
          <table:table-cell table:style-name="ce22" table:formula="of:=AND(NOT(ISBLANK([.E749])); COUNTIF([.E:.E]; &quot;=&quot; &amp; [.E74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525" calcext:value-type="float">
            <text:p>525</text:p>
          </table:table-cell>
          <table:table-cell table:style-name="ce1" office:value-type="string" calcext:value-type="string">
            <text:p>Boldore</text:p>
          </table:table-cell>
          <table:table-cell table:style-name="ce4"/>
          <table:table-cell table:style-name="ce6"/>
          <table:table-cell table:style-name="ce22" table:formula="of:=AND(NOT(ISBLANK([.E750])); COUNTIF([.E:.E]; &quot;=&quot; &amp; [.E75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526" calcext:value-type="float">
            <text:p>526</text:p>
          </table:table-cell>
          <table:table-cell table:style-name="ce1" office:value-type="string" calcext:value-type="string">
            <text:p>Gigalith</text:p>
          </table:table-cell>
          <table:table-cell table:style-name="ce4"/>
          <table:table-cell table:style-name="ce6"/>
          <table:table-cell table:style-name="ce22" table:formula="of:=AND(NOT(ISBLANK([.E751])); COUNTIF([.E:.E]; &quot;=&quot; &amp; [.E75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office:value-type="float" office:value="527" calcext:value-type="float">
            <text:p>527</text:p>
          </table:table-cell>
          <table:table-cell table:style-name="ce1" office:value-type="string" calcext:value-type="string">
            <text:p>Woobat</text:p>
          </table:table-cell>
          <table:table-cell table:style-name="ce4"/>
          <table:table-cell table:style-name="ce6"/>
          <table:table-cell table:style-name="ce22" table:formula="of:=AND(NOT(ISBLANK([.E752])); COUNTIF([.E:.E]; &quot;=&quot; &amp; [.E75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528" calcext:value-type="float">
            <text:p>528</text:p>
          </table:table-cell>
          <table:table-cell table:style-name="ce1" office:value-type="string" calcext:value-type="string">
            <text:p>Swoobat</text:p>
          </table:table-cell>
          <table:table-cell table:style-name="ce4"/>
          <table:table-cell table:style-name="ce6"/>
          <table:table-cell table:style-name="ce22" table:formula="of:=AND(NOT(ISBLANK([.E753])); COUNTIF([.E:.E]; &quot;=&quot; &amp; [.E75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529" calcext:value-type="float">
            <text:p>529</text:p>
          </table:table-cell>
          <table:table-cell table:style-name="ce1" office:value-type="string" calcext:value-type="string">
            <text:p>Drilbur</text:p>
          </table:table-cell>
          <table:table-cell table:style-name="ce4"/>
          <table:table-cell table:style-name="ce6"/>
          <table:table-cell table:style-name="ce22" table:formula="of:=AND(NOT(ISBLANK([.E754])); COUNTIF([.E:.E]; &quot;=&quot; &amp; [.E75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530" calcext:value-type="float">
            <text:p>530</text:p>
          </table:table-cell>
          <table:table-cell table:style-name="ce1" office:value-type="string" calcext:value-type="string">
            <text:p>Excadrill</text:p>
          </table:table-cell>
          <table:table-cell table:style-name="ce4"/>
          <table:table-cell table:style-name="ce6"/>
          <table:table-cell table:style-name="ce22" table:formula="of:=AND(NOT(ISBLANK([.E755])); COUNTIF([.E:.E]; &quot;=&quot; &amp; [.E75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table:style-name="ce1" office:value-type="string" calcext:value-type="string">
            <text:p>Audino</text:p>
          </table:table-cell>
          <table:table-cell table:style-name="ce4"/>
          <table:table-cell table:style-name="ce6"/>
          <table:table-cell table:style-name="ce22" table:formula="of:=AND(NOT(ISBLANK([.E756])); COUNTIF([.E:.E]; &quot;=&quot; &amp; [.E75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office:value-type="float" office:value="532" calcext:value-type="float">
            <text:p>532</text:p>
          </table:table-cell>
          <table:table-cell table:style-name="ce1" office:value-type="string" calcext:value-type="string">
            <text:p>Timburr</text:p>
          </table:table-cell>
          <table:table-cell table:style-name="ce4"/>
          <table:table-cell table:style-name="ce6"/>
          <table:table-cell table:style-name="ce22" table:formula="of:=AND(NOT(ISBLANK([.E757])); COUNTIF([.E:.E]; &quot;=&quot; &amp; [.E75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office:value-type="float" office:value="533" calcext:value-type="float">
            <text:p>533</text:p>
          </table:table-cell>
          <table:table-cell table:style-name="ce1" office:value-type="string" calcext:value-type="string">
            <text:p>Gurdurr</text:p>
          </table:table-cell>
          <table:table-cell table:style-name="ce4"/>
          <table:table-cell table:style-name="ce6"/>
          <table:table-cell table:style-name="ce22" table:formula="of:=AND(NOT(ISBLANK([.E758])); COUNTIF([.E:.E]; &quot;=&quot; &amp; [.E75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office:value-type="float" office:value="534" calcext:value-type="float">
            <text:p>534</text:p>
          </table:table-cell>
          <table:table-cell table:style-name="ce1" office:value-type="string" calcext:value-type="string">
            <text:p>Conkeldurr</text:p>
          </table:table-cell>
          <table:table-cell table:style-name="ce4"/>
          <table:table-cell table:style-name="ce6"/>
          <table:table-cell table:style-name="ce22" table:formula="of:=AND(NOT(ISBLANK([.E759])); COUNTIF([.E:.E]; &quot;=&quot; &amp; [.E75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office:value-type="float" office:value="535" calcext:value-type="float">
            <text:p>535</text:p>
          </table:table-cell>
          <table:table-cell table:style-name="ce1" office:value-type="string" calcext:value-type="string">
            <text:p>Tympole</text:p>
          </table:table-cell>
          <table:table-cell table:style-name="ce4"/>
          <table:table-cell table:style-name="ce6"/>
          <table:table-cell table:style-name="ce22" table:formula="of:=AND(NOT(ISBLANK([.E760])); COUNTIF([.E:.E]; &quot;=&quot; &amp; [.E76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office:value-type="float" office:value="536" calcext:value-type="float">
            <text:p>536</text:p>
          </table:table-cell>
          <table:table-cell table:style-name="ce1" office:value-type="string" calcext:value-type="string">
            <text:p>Palpitoad</text:p>
          </table:table-cell>
          <table:table-cell table:style-name="ce4"/>
          <table:table-cell table:style-name="ce6"/>
          <table:table-cell table:style-name="ce22" table:formula="of:=AND(NOT(ISBLANK([.E761])); COUNTIF([.E:.E]; &quot;=&quot; &amp; [.E76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537" calcext:value-type="float">
            <text:p>537</text:p>
          </table:table-cell>
          <table:table-cell table:style-name="ce1" office:value-type="string" calcext:value-type="string">
            <text:p>Seismitoad</text:p>
          </table:table-cell>
          <table:table-cell table:style-name="ce4"/>
          <table:table-cell table:style-name="ce6"/>
          <table:table-cell table:style-name="ce22" table:formula="of:=AND(NOT(ISBLANK([.E762])); COUNTIF([.E:.E]; &quot;=&quot; &amp; [.E76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538" calcext:value-type="float">
            <text:p>538</text:p>
          </table:table-cell>
          <table:table-cell table:style-name="ce1" office:value-type="string" calcext:value-type="string">
            <text:p>Throh</text:p>
          </table:table-cell>
          <table:table-cell table:style-name="ce4"/>
          <table:table-cell table:style-name="ce6"/>
          <table:table-cell table:style-name="ce22" table:formula="of:=AND(NOT(ISBLANK([.E763])); COUNTIF([.E:.E]; &quot;=&quot; &amp; [.E76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539" calcext:value-type="float">
            <text:p>539</text:p>
          </table:table-cell>
          <table:table-cell table:style-name="ce1" office:value-type="string" calcext:value-type="string">
            <text:p>Sawk</text:p>
          </table:table-cell>
          <table:table-cell table:style-name="ce4"/>
          <table:table-cell table:style-name="ce6"/>
          <table:table-cell table:style-name="ce22" table:formula="of:=AND(NOT(ISBLANK([.E764])); COUNTIF([.E:.E]; &quot;=&quot; &amp; [.E76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office:value-type="float" office:value="540" calcext:value-type="float">
            <text:p>540</text:p>
          </table:table-cell>
          <table:table-cell table:style-name="ce1" office:value-type="string" calcext:value-type="string">
            <text:p>Sewaddle</text:p>
          </table:table-cell>
          <table:table-cell table:style-name="ce4"/>
          <table:table-cell table:style-name="ce6"/>
          <table:table-cell table:style-name="ce22" table:formula="of:=AND(NOT(ISBLANK([.E765])); COUNTIF([.E:.E]; &quot;=&quot; &amp; [.E76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office:value-type="float" office:value="541" calcext:value-type="float">
            <text:p>541</text:p>
          </table:table-cell>
          <table:table-cell table:style-name="ce1" office:value-type="string" calcext:value-type="string">
            <text:p>Swadloon</text:p>
          </table:table-cell>
          <table:table-cell table:style-name="ce4"/>
          <table:table-cell table:style-name="ce6"/>
          <table:table-cell table:style-name="ce22" table:formula="of:=AND(NOT(ISBLANK([.E766])); COUNTIF([.E:.E]; &quot;=&quot; &amp; [.E76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office:value-type="float" office:value="542" calcext:value-type="float">
            <text:p>542</text:p>
          </table:table-cell>
          <table:table-cell table:style-name="ce1" office:value-type="string" calcext:value-type="string">
            <text:p>Leavanny</text:p>
          </table:table-cell>
          <table:table-cell table:style-name="ce4"/>
          <table:table-cell table:style-name="ce6"/>
          <table:table-cell table:style-name="ce22" table:formula="of:=AND(NOT(ISBLANK([.E767])); COUNTIF([.E:.E]; &quot;=&quot; &amp; [.E76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543" calcext:value-type="float">
            <text:p>543</text:p>
          </table:table-cell>
          <table:table-cell table:style-name="ce1" office:value-type="string" calcext:value-type="string">
            <text:p>Venipede</text:p>
          </table:table-cell>
          <table:table-cell table:style-name="ce4"/>
          <table:table-cell table:style-name="ce6"/>
          <table:table-cell table:style-name="ce22" table:formula="of:=AND(NOT(ISBLANK([.E768])); COUNTIF([.E:.E]; &quot;=&quot; &amp; [.E76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office:value-type="float" office:value="544" calcext:value-type="float">
            <text:p>544</text:p>
          </table:table-cell>
          <table:table-cell table:style-name="ce1" office:value-type="string" calcext:value-type="string">
            <text:p>Whirlipede</text:p>
          </table:table-cell>
          <table:table-cell table:style-name="ce4"/>
          <table:table-cell table:style-name="ce6"/>
          <table:table-cell table:style-name="ce22" table:formula="of:=AND(NOT(ISBLANK([.E769])); COUNTIF([.E:.E]; &quot;=&quot; &amp; [.E76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545" calcext:value-type="float">
            <text:p>545</text:p>
          </table:table-cell>
          <table:table-cell table:style-name="ce1" office:value-type="string" calcext:value-type="string">
            <text:p>Scolipede</text:p>
          </table:table-cell>
          <table:table-cell table:style-name="ce4"/>
          <table:table-cell table:style-name="ce6"/>
          <table:table-cell table:style-name="ce22" table:formula="of:=AND(NOT(ISBLANK([.E770])); COUNTIF([.E:.E]; &quot;=&quot; &amp; [.E77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office:value-type="float" office:value="546" calcext:value-type="float">
            <text:p>546</text:p>
          </table:table-cell>
          <table:table-cell table:style-name="ce1" office:value-type="string" calcext:value-type="string">
            <text:p>Cottonee</text:p>
          </table:table-cell>
          <table:table-cell table:style-name="ce4"/>
          <table:table-cell table:style-name="ce6"/>
          <table:table-cell table:style-name="ce22" table:formula="of:=AND(NOT(ISBLANK([.E771])); COUNTIF([.E:.E]; &quot;=&quot; &amp; [.E77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office:value-type="float" office:value="547" calcext:value-type="float">
            <text:p>547</text:p>
          </table:table-cell>
          <table:table-cell table:style-name="ce1" office:value-type="string" calcext:value-type="string">
            <text:p>Whimsicott</text:p>
          </table:table-cell>
          <table:table-cell table:style-name="ce4"/>
          <table:table-cell table:style-name="ce6"/>
          <table:table-cell table:style-name="ce22" table:formula="of:=AND(NOT(ISBLANK([.E772])); COUNTIF([.E:.E]; &quot;=&quot; &amp; [.E77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office:value-type="float" office:value="548" calcext:value-type="float">
            <text:p>548</text:p>
          </table:table-cell>
          <table:table-cell table:style-name="ce1" office:value-type="string" calcext:value-type="string">
            <text:p>Petilil</text:p>
          </table:table-cell>
          <table:table-cell table:style-name="ce4"/>
          <table:table-cell table:style-name="ce6"/>
          <table:table-cell table:style-name="ce22" table:formula="of:=AND(NOT(ISBLANK([.E773])); COUNTIF([.E:.E]; &quot;=&quot; &amp; [.E77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549" calcext:value-type="float">
            <text:p>549</text:p>
          </table:table-cell>
          <table:table-cell table:style-name="ce1" office:value-type="string" calcext:value-type="string">
            <text:p>Lilligant</text:p>
          </table:table-cell>
          <table:table-cell table:style-name="ce4"/>
          <table:table-cell table:style-name="ce6"/>
          <table:table-cell table:style-name="ce22" table:formula="of:=AND(NOT(ISBLANK([.E774])); COUNTIF([.E:.E]; &quot;=&quot; &amp; [.E77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550" calcext:value-type="float">
            <text:p>550</text:p>
          </table:table-cell>
          <table:table-cell table:style-name="ce1" office:value-type="string" calcext:value-type="string">
            <text:p>Basculin</text:p>
          </table:table-cell>
          <table:table-cell table:style-name="ce4"/>
          <table:table-cell table:style-name="ce6"/>
          <table:table-cell table:style-name="ce22" table:formula="of:=AND(NOT(ISBLANK([.E775])); COUNTIF([.E:.E]; &quot;=&quot; &amp; [.E77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551" calcext:value-type="float">
            <text:p>551</text:p>
          </table:table-cell>
          <table:table-cell table:style-name="ce1" office:value-type="string" calcext:value-type="string">
            <text:p>Sandile</text:p>
          </table:table-cell>
          <table:table-cell table:style-name="ce4"/>
          <table:table-cell table:style-name="ce6"/>
          <table:table-cell table:style-name="ce22" table:formula="of:=AND(NOT(ISBLANK([.E776])); COUNTIF([.E:.E]; &quot;=&quot; &amp; [.E77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552" calcext:value-type="float">
            <text:p>552</text:p>
          </table:table-cell>
          <table:table-cell table:style-name="ce1" office:value-type="string" calcext:value-type="string">
            <text:p>Krokorok</text:p>
          </table:table-cell>
          <table:table-cell table:style-name="ce4"/>
          <table:table-cell table:style-name="ce6"/>
          <table:table-cell table:style-name="ce22" table:formula="of:=AND(NOT(ISBLANK([.E777])); COUNTIF([.E:.E]; &quot;=&quot; &amp; [.E77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office:value-type="float" office:value="553" calcext:value-type="float">
            <text:p>553</text:p>
          </table:table-cell>
          <table:table-cell table:style-name="ce1" office:value-type="string" calcext:value-type="string">
            <text:p>Krookodile</text:p>
          </table:table-cell>
          <table:table-cell table:style-name="ce4"/>
          <table:table-cell table:style-name="ce6"/>
          <table:table-cell table:style-name="ce22" table:formula="of:=AND(NOT(ISBLANK([.E778])); COUNTIF([.E:.E]; &quot;=&quot; &amp; [.E77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554" calcext:value-type="float">
            <text:p>554</text:p>
          </table:table-cell>
          <table:table-cell table:style-name="ce1" office:value-type="string" calcext:value-type="string">
            <text:p>Darumaka</text:p>
          </table:table-cell>
          <table:table-cell table:style-name="ce4"/>
          <table:table-cell table:style-name="ce6"/>
          <table:table-cell table:style-name="ce22" table:formula="of:=AND(NOT(ISBLANK([.E779])); COUNTIF([.E:.E]; &quot;=&quot; &amp; [.E77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office:value-type="float" office:value="555" calcext:value-type="float">
            <text:p>555</text:p>
          </table:table-cell>
          <table:table-cell table:style-name="ce1" office:value-type="string" calcext:value-type="string">
            <text:p>Darmanitan</text:p>
          </table:table-cell>
          <table:table-cell table:style-name="ce4"/>
          <table:table-cell table:style-name="ce6"/>
          <table:table-cell table:style-name="ce22" table:formula="of:=AND(NOT(ISBLANK([.E780])); COUNTIF([.E:.E]; &quot;=&quot; &amp; [.E78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556" calcext:value-type="float">
            <text:p>556</text:p>
          </table:table-cell>
          <table:table-cell table:style-name="ce1" office:value-type="string" calcext:value-type="string">
            <text:p>Maractus</text:p>
          </table:table-cell>
          <table:table-cell table:style-name="ce4"/>
          <table:table-cell table:style-name="ce6"/>
          <table:table-cell table:style-name="ce22" table:formula="of:=AND(NOT(ISBLANK([.E781])); COUNTIF([.E:.E]; &quot;=&quot; &amp; [.E78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557" calcext:value-type="float">
            <text:p>557</text:p>
          </table:table-cell>
          <table:table-cell table:style-name="ce1" office:value-type="string" calcext:value-type="string">
            <text:p>Dwebble</text:p>
          </table:table-cell>
          <table:table-cell table:style-name="ce4"/>
          <table:table-cell table:style-name="ce6"/>
          <table:table-cell table:style-name="ce22" table:formula="of:=AND(NOT(ISBLANK([.E782])); COUNTIF([.E:.E]; &quot;=&quot; &amp; [.E78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558" calcext:value-type="float">
            <text:p>558</text:p>
          </table:table-cell>
          <table:table-cell table:style-name="ce1" office:value-type="string" calcext:value-type="string">
            <text:p>Crustle</text:p>
          </table:table-cell>
          <table:table-cell table:style-name="ce4"/>
          <table:table-cell table:style-name="ce6"/>
          <table:table-cell table:style-name="ce22" table:formula="of:=AND(NOT(ISBLANK([.E783])); COUNTIF([.E:.E]; &quot;=&quot; &amp; [.E78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559" calcext:value-type="float">
            <text:p>559</text:p>
          </table:table-cell>
          <table:table-cell table:style-name="ce1" office:value-type="string" calcext:value-type="string">
            <text:p>Scraggy</text:p>
          </table:table-cell>
          <table:table-cell table:style-name="ce4"/>
          <table:table-cell table:style-name="ce6"/>
          <table:table-cell table:style-name="ce22" table:formula="of:=AND(NOT(ISBLANK([.E784])); COUNTIF([.E:.E]; &quot;=&quot; &amp; [.E78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560" calcext:value-type="float">
            <text:p>560</text:p>
          </table:table-cell>
          <table:table-cell table:style-name="ce1" office:value-type="string" calcext:value-type="string">
            <text:p>Scrafty</text:p>
          </table:table-cell>
          <table:table-cell table:style-name="ce4"/>
          <table:table-cell table:style-name="ce6"/>
          <table:table-cell table:style-name="ce22" table:formula="of:=AND(NOT(ISBLANK([.E785])); COUNTIF([.E:.E]; &quot;=&quot; &amp; [.E78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561" calcext:value-type="float">
            <text:p>561</text:p>
          </table:table-cell>
          <table:table-cell table:style-name="ce1" office:value-type="string" calcext:value-type="string">
            <text:p>Sigilyph</text:p>
          </table:table-cell>
          <table:table-cell table:style-name="ce4"/>
          <table:table-cell table:style-name="ce6"/>
          <table:table-cell table:style-name="ce22" table:formula="of:=AND(NOT(ISBLANK([.E786])); COUNTIF([.E:.E]; &quot;=&quot; &amp; [.E78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562" calcext:value-type="float">
            <text:p>562</text:p>
          </table:table-cell>
          <table:table-cell table:style-name="ce1" office:value-type="string" calcext:value-type="string">
            <text:p>Yamask</text:p>
          </table:table-cell>
          <table:table-cell table:style-name="ce4"/>
          <table:table-cell table:style-name="ce6"/>
          <table:table-cell table:style-name="ce22" table:formula="of:=AND(NOT(ISBLANK([.E787])); COUNTIF([.E:.E]; &quot;=&quot; &amp; [.E78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563" calcext:value-type="float">
            <text:p>563</text:p>
          </table:table-cell>
          <table:table-cell table:style-name="ce1" office:value-type="string" calcext:value-type="string">
            <text:p>Cofagrigus</text:p>
          </table:table-cell>
          <table:table-cell table:style-name="ce4"/>
          <table:table-cell table:style-name="ce6"/>
          <table:table-cell table:style-name="ce22" table:formula="of:=AND(NOT(ISBLANK([.E788])); COUNTIF([.E:.E]; &quot;=&quot; &amp; [.E78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564" calcext:value-type="float">
            <text:p>564</text:p>
          </table:table-cell>
          <table:table-cell table:style-name="ce1" office:value-type="string" calcext:value-type="string">
            <text:p>Tirtouga</text:p>
          </table:table-cell>
          <table:table-cell table:style-name="ce4"/>
          <table:table-cell table:style-name="ce6"/>
          <table:table-cell table:style-name="ce22" table:formula="of:=AND(NOT(ISBLANK([.E789])); COUNTIF([.E:.E]; &quot;=&quot; &amp; [.E78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565" calcext:value-type="float">
            <text:p>565</text:p>
          </table:table-cell>
          <table:table-cell table:style-name="ce1" office:value-type="string" calcext:value-type="string">
            <text:p>Carracosta</text:p>
          </table:table-cell>
          <table:table-cell table:style-name="ce4"/>
          <table:table-cell table:style-name="ce6"/>
          <table:table-cell table:style-name="ce22" table:formula="of:=AND(NOT(ISBLANK([.E790])); COUNTIF([.E:.E]; &quot;=&quot; &amp; [.E79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566" calcext:value-type="float">
            <text:p>566</text:p>
          </table:table-cell>
          <table:table-cell table:style-name="ce1" office:value-type="string" calcext:value-type="string">
            <text:p>Archen</text:p>
          </table:table-cell>
          <table:table-cell table:style-name="ce4"/>
          <table:table-cell table:style-name="ce6"/>
          <table:table-cell table:style-name="ce22" table:formula="of:=AND(NOT(ISBLANK([.E791])); COUNTIF([.E:.E]; &quot;=&quot; &amp; [.E79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567" calcext:value-type="float">
            <text:p>567</text:p>
          </table:table-cell>
          <table:table-cell table:style-name="ce1" office:value-type="string" calcext:value-type="string">
            <text:p>Archeops</text:p>
          </table:table-cell>
          <table:table-cell table:style-name="ce4"/>
          <table:table-cell table:style-name="ce6"/>
          <table:table-cell table:style-name="ce22" table:formula="of:=AND(NOT(ISBLANK([.E792])); COUNTIF([.E:.E]; &quot;=&quot; &amp; [.E79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568" calcext:value-type="float">
            <text:p>568</text:p>
          </table:table-cell>
          <table:table-cell table:style-name="ce1" office:value-type="string" calcext:value-type="string">
            <text:p>Trubbish</text:p>
          </table:table-cell>
          <table:table-cell table:style-name="ce4"/>
          <table:table-cell table:style-name="ce6"/>
          <table:table-cell table:style-name="ce22" table:formula="of:=AND(NOT(ISBLANK([.E793])); COUNTIF([.E:.E]; &quot;=&quot; &amp; [.E79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569" calcext:value-type="float">
            <text:p>569</text:p>
          </table:table-cell>
          <table:table-cell table:style-name="ce1" office:value-type="string" calcext:value-type="string">
            <text:p>Garbodor</text:p>
          </table:table-cell>
          <table:table-cell table:style-name="ce4"/>
          <table:table-cell table:style-name="ce6"/>
          <table:table-cell table:style-name="ce22" table:formula="of:=AND(NOT(ISBLANK([.E794])); COUNTIF([.E:.E]; &quot;=&quot; &amp; [.E79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office:value-type="float" office:value="570" calcext:value-type="float">
            <text:p>570</text:p>
          </table:table-cell>
          <table:table-cell table:style-name="ce1" office:value-type="string" calcext:value-type="string">
            <text:p>Zorua</text:p>
          </table:table-cell>
          <table:table-cell table:style-name="ce4"/>
          <table:table-cell table:style-name="ce6"/>
          <table:table-cell table:style-name="ce22" table:formula="of:=AND(NOT(ISBLANK([.E795])); COUNTIF([.E:.E]; &quot;=&quot; &amp; [.E79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571" calcext:value-type="float">
            <text:p>571</text:p>
          </table:table-cell>
          <table:table-cell table:style-name="ce1" office:value-type="string" calcext:value-type="string">
            <text:p>Zoroark</text:p>
          </table:table-cell>
          <table:table-cell table:style-name="ce4"/>
          <table:table-cell table:style-name="ce6"/>
          <table:table-cell table:style-name="ce22" table:formula="of:=AND(NOT(ISBLANK([.E796])); COUNTIF([.E:.E]; &quot;=&quot; &amp; [.E79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572" calcext:value-type="float">
            <text:p>572</text:p>
          </table:table-cell>
          <table:table-cell table:style-name="ce1" office:value-type="string" calcext:value-type="string">
            <text:p>Minccino</text:p>
          </table:table-cell>
          <table:table-cell table:style-name="ce4"/>
          <table:table-cell table:style-name="ce6"/>
          <table:table-cell table:style-name="ce22" table:formula="of:=AND(NOT(ISBLANK([.E797])); COUNTIF([.E:.E]; &quot;=&quot; &amp; [.E79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573" calcext:value-type="float">
            <text:p>573</text:p>
          </table:table-cell>
          <table:table-cell table:style-name="ce1" office:value-type="string" calcext:value-type="string">
            <text:p>Cinccino</text:p>
          </table:table-cell>
          <table:table-cell table:style-name="ce4"/>
          <table:table-cell table:style-name="ce6"/>
          <table:table-cell table:style-name="ce22" table:formula="of:=AND(NOT(ISBLANK([.E798])); COUNTIF([.E:.E]; &quot;=&quot; &amp; [.E79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574" calcext:value-type="float">
            <text:p>574</text:p>
          </table:table-cell>
          <table:table-cell table:style-name="ce1" office:value-type="string" calcext:value-type="string">
            <text:p>Gothita</text:p>
          </table:table-cell>
          <table:table-cell table:style-name="ce4"/>
          <table:table-cell table:style-name="ce6"/>
          <table:table-cell table:style-name="ce22" table:formula="of:=AND(NOT(ISBLANK([.E799])); COUNTIF([.E:.E]; &quot;=&quot; &amp; [.E79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575" calcext:value-type="float">
            <text:p>575</text:p>
          </table:table-cell>
          <table:table-cell table:style-name="ce1" office:value-type="string" calcext:value-type="string">
            <text:p>Gothorita</text:p>
          </table:table-cell>
          <table:table-cell table:style-name="ce4"/>
          <table:table-cell table:style-name="ce6"/>
          <table:table-cell table:style-name="ce22" table:formula="of:=AND(NOT(ISBLANK([.E800])); COUNTIF([.E:.E]; &quot;=&quot; &amp; [.E80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576" calcext:value-type="float">
            <text:p>576</text:p>
          </table:table-cell>
          <table:table-cell table:style-name="ce1" office:value-type="string" calcext:value-type="string">
            <text:p>Gothitelle</text:p>
          </table:table-cell>
          <table:table-cell table:style-name="ce4"/>
          <table:table-cell table:style-name="ce6"/>
          <table:table-cell table:style-name="ce22" table:formula="of:=AND(NOT(ISBLANK([.E801])); COUNTIF([.E:.E]; &quot;=&quot; &amp; [.E80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577" calcext:value-type="float">
            <text:p>577</text:p>
          </table:table-cell>
          <table:table-cell table:style-name="ce1" office:value-type="string" calcext:value-type="string">
            <text:p>Solosis</text:p>
          </table:table-cell>
          <table:table-cell table:style-name="ce4"/>
          <table:table-cell table:style-name="ce6"/>
          <table:table-cell table:style-name="ce22" table:formula="of:=AND(NOT(ISBLANK([.E802])); COUNTIF([.E:.E]; &quot;=&quot; &amp; [.E80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office:value-type="float" office:value="578" calcext:value-type="float">
            <text:p>578</text:p>
          </table:table-cell>
          <table:table-cell table:style-name="ce1" office:value-type="string" calcext:value-type="string">
            <text:p>Duosion</text:p>
          </table:table-cell>
          <table:table-cell table:style-name="ce4"/>
          <table:table-cell table:style-name="ce6"/>
          <table:table-cell table:style-name="ce22" table:formula="of:=AND(NOT(ISBLANK([.E803])); COUNTIF([.E:.E]; &quot;=&quot; &amp; [.E80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office:value-type="float" office:value="579" calcext:value-type="float">
            <text:p>579</text:p>
          </table:table-cell>
          <table:table-cell table:style-name="ce1" office:value-type="string" calcext:value-type="string">
            <text:p>Reuniclus</text:p>
          </table:table-cell>
          <table:table-cell table:style-name="ce4"/>
          <table:table-cell table:style-name="ce6"/>
          <table:table-cell table:style-name="ce22" table:formula="of:=AND(NOT(ISBLANK([.E804])); COUNTIF([.E:.E]; &quot;=&quot; &amp; [.E80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580" calcext:value-type="float">
            <text:p>580</text:p>
          </table:table-cell>
          <table:table-cell table:style-name="ce1" office:value-type="string" calcext:value-type="string">
            <text:p>Ducklett</text:p>
          </table:table-cell>
          <table:table-cell table:style-name="ce4"/>
          <table:table-cell table:style-name="ce6"/>
          <table:table-cell table:style-name="ce22" table:formula="of:=AND(NOT(ISBLANK([.E805])); COUNTIF([.E:.E]; &quot;=&quot; &amp; [.E80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581" calcext:value-type="float">
            <text:p>581</text:p>
          </table:table-cell>
          <table:table-cell table:style-name="ce1" office:value-type="string" calcext:value-type="string">
            <text:p>Swanna</text:p>
          </table:table-cell>
          <table:table-cell table:style-name="ce4"/>
          <table:table-cell table:style-name="ce6"/>
          <table:table-cell table:style-name="ce22" table:formula="of:=AND(NOT(ISBLANK([.E806])); COUNTIF([.E:.E]; &quot;=&quot; &amp; [.E80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582" calcext:value-type="float">
            <text:p>582</text:p>
          </table:table-cell>
          <table:table-cell table:style-name="ce1" office:value-type="string" calcext:value-type="string">
            <text:p>Vanillite</text:p>
          </table:table-cell>
          <table:table-cell table:style-name="ce4"/>
          <table:table-cell table:style-name="ce6"/>
          <table:table-cell table:style-name="ce22" table:formula="of:=AND(NOT(ISBLANK([.E807])); COUNTIF([.E:.E]; &quot;=&quot; &amp; [.E80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583" calcext:value-type="float">
            <text:p>583</text:p>
          </table:table-cell>
          <table:table-cell table:style-name="ce1" office:value-type="string" calcext:value-type="string">
            <text:p>Vanillish</text:p>
          </table:table-cell>
          <table:table-cell table:style-name="ce4"/>
          <table:table-cell table:style-name="ce6"/>
          <table:table-cell table:style-name="ce22" table:formula="of:=AND(NOT(ISBLANK([.E808])); COUNTIF([.E:.E]; &quot;=&quot; &amp; [.E80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office:value-type="float" office:value="584" calcext:value-type="float">
            <text:p>584</text:p>
          </table:table-cell>
          <table:table-cell table:style-name="ce1" office:value-type="string" calcext:value-type="string">
            <text:p>Vanilluxe</text:p>
          </table:table-cell>
          <table:table-cell table:style-name="ce4"/>
          <table:table-cell table:style-name="ce6"/>
          <table:table-cell table:style-name="ce22" table:formula="of:=AND(NOT(ISBLANK([.E809])); COUNTIF([.E:.E]; &quot;=&quot; &amp; [.E80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585" calcext:value-type="float">
            <text:p>585</text:p>
          </table:table-cell>
          <table:table-cell table:style-name="ce1" office:value-type="string" calcext:value-type="string">
            <text:p>Deerling</text:p>
          </table:table-cell>
          <table:table-cell table:style-name="ce4"/>
          <table:table-cell table:style-name="ce6"/>
          <table:table-cell table:style-name="ce22" table:formula="of:=AND(NOT(ISBLANK([.E810])); COUNTIF([.E:.E]; &quot;=&quot; &amp; [.E81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586" calcext:value-type="float">
            <text:p>586</text:p>
          </table:table-cell>
          <table:table-cell table:style-name="ce1" office:value-type="string" calcext:value-type="string">
            <text:p>Sawsbuck</text:p>
          </table:table-cell>
          <table:table-cell table:style-name="ce4"/>
          <table:table-cell table:style-name="ce6"/>
          <table:table-cell table:style-name="ce22" table:formula="of:=AND(NOT(ISBLANK([.E811])); COUNTIF([.E:.E]; &quot;=&quot; &amp; [.E81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office:value-type="float" office:value="587" calcext:value-type="float">
            <text:p>587</text:p>
          </table:table-cell>
          <table:table-cell table:style-name="ce1" office:value-type="string" calcext:value-type="string">
            <text:p>Emolga</text:p>
          </table:table-cell>
          <table:table-cell table:style-name="ce4"/>
          <table:table-cell table:style-name="ce6"/>
          <table:table-cell table:style-name="ce22" table:formula="of:=AND(NOT(ISBLANK([.E812])); COUNTIF([.E:.E]; &quot;=&quot; &amp; [.E81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588" calcext:value-type="float">
            <text:p>588</text:p>
          </table:table-cell>
          <table:table-cell table:style-name="ce1" office:value-type="string" calcext:value-type="string">
            <text:p>Karrablast</text:p>
          </table:table-cell>
          <table:table-cell table:style-name="ce4"/>
          <table:table-cell table:style-name="ce6"/>
          <table:table-cell table:style-name="ce22" table:formula="of:=AND(NOT(ISBLANK([.E813])); COUNTIF([.E:.E]; &quot;=&quot; &amp; [.E81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office:value-type="float" office:value="589" calcext:value-type="float">
            <text:p>589</text:p>
          </table:table-cell>
          <table:table-cell table:style-name="ce1" office:value-type="string" calcext:value-type="string">
            <text:p>Escavalier</text:p>
          </table:table-cell>
          <table:table-cell table:style-name="ce4"/>
          <table:table-cell table:style-name="ce6"/>
          <table:table-cell table:style-name="ce22" table:formula="of:=AND(NOT(ISBLANK([.E814])); COUNTIF([.E:.E]; &quot;=&quot; &amp; [.E81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office:value-type="float" office:value="590" calcext:value-type="float">
            <text:p>590</text:p>
          </table:table-cell>
          <table:table-cell table:style-name="ce1" office:value-type="string" calcext:value-type="string">
            <text:p>Foongus</text:p>
          </table:table-cell>
          <table:table-cell table:style-name="ce4"/>
          <table:table-cell table:style-name="ce6"/>
          <table:table-cell table:style-name="ce22" table:formula="of:=AND(NOT(ISBLANK([.E815])); COUNTIF([.E:.E]; &quot;=&quot; &amp; [.E81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591" calcext:value-type="float">
            <text:p>591</text:p>
          </table:table-cell>
          <table:table-cell table:style-name="ce1" office:value-type="string" calcext:value-type="string">
            <text:p>Amoonguss</text:p>
          </table:table-cell>
          <table:table-cell table:style-name="ce4"/>
          <table:table-cell table:style-name="ce6"/>
          <table:table-cell table:style-name="ce22" table:formula="of:=AND(NOT(ISBLANK([.E816])); COUNTIF([.E:.E]; &quot;=&quot; &amp; [.E81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592" calcext:value-type="float">
            <text:p>592</text:p>
          </table:table-cell>
          <table:table-cell table:style-name="ce1" office:value-type="string" calcext:value-type="string">
            <text:p>Frillish</text:p>
          </table:table-cell>
          <table:table-cell table:style-name="ce4"/>
          <table:table-cell table:style-name="ce6"/>
          <table:table-cell table:style-name="ce22" table:formula="of:=AND(NOT(ISBLANK([.E817])); COUNTIF([.E:.E]; &quot;=&quot; &amp; [.E81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593" calcext:value-type="float">
            <text:p>593</text:p>
          </table:table-cell>
          <table:table-cell table:style-name="ce1" office:value-type="string" calcext:value-type="string">
            <text:p>Jellicent</text:p>
          </table:table-cell>
          <table:table-cell table:style-name="ce4"/>
          <table:table-cell table:style-name="ce6"/>
          <table:table-cell table:style-name="ce22" table:formula="of:=AND(NOT(ISBLANK([.E818])); COUNTIF([.E:.E]; &quot;=&quot; &amp; [.E81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594" calcext:value-type="float">
            <text:p>594</text:p>
          </table:table-cell>
          <table:table-cell table:style-name="ce1" office:value-type="string" calcext:value-type="string">
            <text:p>Alomomola</text:p>
          </table:table-cell>
          <table:table-cell table:style-name="ce4"/>
          <table:table-cell table:style-name="ce6"/>
          <table:table-cell table:style-name="ce22" table:formula="of:=AND(NOT(ISBLANK([.E819])); COUNTIF([.E:.E]; &quot;=&quot; &amp; [.E81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office:value-type="float" office:value="595" calcext:value-type="float">
            <text:p>595</text:p>
          </table:table-cell>
          <table:table-cell table:style-name="ce1" office:value-type="string" calcext:value-type="string">
            <text:p>Joltik</text:p>
          </table:table-cell>
          <table:table-cell table:style-name="ce4"/>
          <table:table-cell table:style-name="ce6"/>
          <table:table-cell table:style-name="ce22" table:formula="of:=AND(NOT(ISBLANK([.E820])); COUNTIF([.E:.E]; &quot;=&quot; &amp; [.E82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office:value-type="float" office:value="596" calcext:value-type="float">
            <text:p>596</text:p>
          </table:table-cell>
          <table:table-cell table:style-name="ce1" office:value-type="string" calcext:value-type="string">
            <text:p>Galvantula</text:p>
          </table:table-cell>
          <table:table-cell table:style-name="ce4"/>
          <table:table-cell table:style-name="ce6"/>
          <table:table-cell table:style-name="ce22" table:formula="of:=AND(NOT(ISBLANK([.E821])); COUNTIF([.E:.E]; &quot;=&quot; &amp; [.E82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597" calcext:value-type="float">
            <text:p>597</text:p>
          </table:table-cell>
          <table:table-cell table:style-name="ce1" office:value-type="string" calcext:value-type="string">
            <text:p>Ferroseed</text:p>
          </table:table-cell>
          <table:table-cell table:style-name="ce4"/>
          <table:table-cell table:style-name="ce6"/>
          <table:table-cell table:style-name="ce22" table:formula="of:=AND(NOT(ISBLANK([.E822])); COUNTIF([.E:.E]; &quot;=&quot; &amp; [.E82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office:value-type="float" office:value="598" calcext:value-type="float">
            <text:p>598</text:p>
          </table:table-cell>
          <table:table-cell table:style-name="ce1" office:value-type="string" calcext:value-type="string">
            <text:p>Ferrothorn</text:p>
          </table:table-cell>
          <table:table-cell table:style-name="ce4"/>
          <table:table-cell table:style-name="ce6"/>
          <table:table-cell table:style-name="ce22" table:formula="of:=AND(NOT(ISBLANK([.E823])); COUNTIF([.E:.E]; &quot;=&quot; &amp; [.E82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office:value-type="float" office:value="599" calcext:value-type="float">
            <text:p>599</text:p>
          </table:table-cell>
          <table:table-cell table:style-name="ce1" office:value-type="string" calcext:value-type="string">
            <text:p>Klink</text:p>
          </table:table-cell>
          <table:table-cell table:style-name="ce4"/>
          <table:table-cell table:style-name="ce6"/>
          <table:table-cell table:style-name="ce22" table:formula="of:=AND(NOT(ISBLANK([.E824])); COUNTIF([.E:.E]; &quot;=&quot; &amp; [.E82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Klang</text:p>
          </table:table-cell>
          <table:table-cell table:style-name="ce4"/>
          <table:table-cell table:style-name="ce6"/>
          <table:table-cell table:style-name="ce22" table:formula="of:=AND(NOT(ISBLANK([.E825])); COUNTIF([.E:.E]; &quot;=&quot; &amp; [.E82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office:value-type="float" office:value="601" calcext:value-type="float">
            <text:p>601</text:p>
          </table:table-cell>
          <table:table-cell table:style-name="ce1" office:value-type="string" calcext:value-type="string">
            <text:p>Klinklang</text:p>
          </table:table-cell>
          <table:table-cell table:style-name="ce4"/>
          <table:table-cell table:style-name="ce6"/>
          <table:table-cell table:style-name="ce22" table:formula="of:=AND(NOT(ISBLANK([.E826])); COUNTIF([.E:.E]; &quot;=&quot; &amp; [.E82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602" calcext:value-type="float">
            <text:p>602</text:p>
          </table:table-cell>
          <table:table-cell table:style-name="ce1" office:value-type="string" calcext:value-type="string">
            <text:p>Tynamo</text:p>
          </table:table-cell>
          <table:table-cell table:style-name="ce4"/>
          <table:table-cell table:style-name="ce6"/>
          <table:table-cell table:style-name="ce22" table:formula="of:=AND(NOT(ISBLANK([.E827])); COUNTIF([.E:.E]; &quot;=&quot; &amp; [.E82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603" calcext:value-type="float">
            <text:p>603</text:p>
          </table:table-cell>
          <table:table-cell table:style-name="ce1" office:value-type="string" calcext:value-type="string">
            <text:p>Eelektrik</text:p>
          </table:table-cell>
          <table:table-cell table:style-name="ce4"/>
          <table:table-cell table:style-name="ce6"/>
          <table:table-cell table:style-name="ce22" table:formula="of:=AND(NOT(ISBLANK([.E828])); COUNTIF([.E:.E]; &quot;=&quot; &amp; [.E82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604" calcext:value-type="float">
            <text:p>604</text:p>
          </table:table-cell>
          <table:table-cell table:style-name="ce1" office:value-type="string" calcext:value-type="string">
            <text:p>Eelektross</text:p>
          </table:table-cell>
          <table:table-cell table:style-name="ce4"/>
          <table:table-cell table:style-name="ce6"/>
          <table:table-cell table:style-name="ce22" table:formula="of:=AND(NOT(ISBLANK([.E829])); COUNTIF([.E:.E]; &quot;=&quot; &amp; [.E82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office:value-type="float" office:value="605" calcext:value-type="float">
            <text:p>605</text:p>
          </table:table-cell>
          <table:table-cell table:style-name="ce1" office:value-type="string" calcext:value-type="string">
            <text:p>Elgyem</text:p>
          </table:table-cell>
          <table:table-cell table:style-name="ce4"/>
          <table:table-cell table:style-name="ce6"/>
          <table:table-cell table:style-name="ce22" table:formula="of:=AND(NOT(ISBLANK([.E830])); COUNTIF([.E:.E]; &quot;=&quot; &amp; [.E83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606" calcext:value-type="float">
            <text:p>606</text:p>
          </table:table-cell>
          <table:table-cell table:style-name="ce1" office:value-type="string" calcext:value-type="string">
            <text:p>Beheeyem</text:p>
          </table:table-cell>
          <table:table-cell table:style-name="ce4"/>
          <table:table-cell table:style-name="ce6"/>
          <table:table-cell table:style-name="ce22" table:formula="of:=AND(NOT(ISBLANK([.E831])); COUNTIF([.E:.E]; &quot;=&quot; &amp; [.E83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607" calcext:value-type="float">
            <text:p>607</text:p>
          </table:table-cell>
          <table:table-cell table:style-name="ce1" office:value-type="string" calcext:value-type="string">
            <text:p>Litwick</text:p>
          </table:table-cell>
          <table:table-cell table:style-name="ce4"/>
          <table:table-cell table:style-name="ce6"/>
          <table:table-cell table:style-name="ce22" table:formula="of:=AND(NOT(ISBLANK([.E832])); COUNTIF([.E:.E]; &quot;=&quot; &amp; [.E83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office:value-type="float" office:value="608" calcext:value-type="float">
            <text:p>608</text:p>
          </table:table-cell>
          <table:table-cell table:style-name="ce1" office:value-type="string" calcext:value-type="string">
            <text:p>Lampent</text:p>
          </table:table-cell>
          <table:table-cell table:style-name="ce4"/>
          <table:table-cell table:style-name="ce6"/>
          <table:table-cell table:style-name="ce22" table:formula="of:=AND(NOT(ISBLANK([.E833])); COUNTIF([.E:.E]; &quot;=&quot; &amp; [.E83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609" calcext:value-type="float">
            <text:p>609</text:p>
          </table:table-cell>
          <table:table-cell table:style-name="ce1" office:value-type="string" calcext:value-type="string">
            <text:p>Chandelure</text:p>
          </table:table-cell>
          <table:table-cell table:style-name="ce4"/>
          <table:table-cell table:style-name="ce6"/>
          <table:table-cell table:style-name="ce22" table:formula="of:=AND(NOT(ISBLANK([.E834])); COUNTIF([.E:.E]; &quot;=&quot; &amp; [.E83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office:value-type="float" office:value="610" calcext:value-type="float">
            <text:p>610</text:p>
          </table:table-cell>
          <table:table-cell table:style-name="ce1" office:value-type="string" calcext:value-type="string">
            <text:p>Axew</text:p>
          </table:table-cell>
          <table:table-cell table:style-name="ce4"/>
          <table:table-cell table:style-name="ce6"/>
          <table:table-cell table:style-name="ce22" table:formula="of:=AND(NOT(ISBLANK([.E835])); COUNTIF([.E:.E]; &quot;=&quot; &amp; [.E83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611" calcext:value-type="float">
            <text:p>611</text:p>
          </table:table-cell>
          <table:table-cell table:style-name="ce1" office:value-type="string" calcext:value-type="string">
            <text:p>Fraxure</text:p>
          </table:table-cell>
          <table:table-cell table:style-name="ce4"/>
          <table:table-cell table:style-name="ce6"/>
          <table:table-cell table:style-name="ce22" table:formula="of:=AND(NOT(ISBLANK([.E836])); COUNTIF([.E:.E]; &quot;=&quot; &amp; [.E83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612" calcext:value-type="float">
            <text:p>612</text:p>
          </table:table-cell>
          <table:table-cell table:style-name="ce1" office:value-type="string" calcext:value-type="string">
            <text:p>Haxorus</text:p>
          </table:table-cell>
          <table:table-cell table:style-name="ce4"/>
          <table:table-cell table:style-name="ce6"/>
          <table:table-cell table:style-name="ce22" table:formula="of:=AND(NOT(ISBLANK([.E837])); COUNTIF([.E:.E]; &quot;=&quot; &amp; [.E83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office:value-type="float" office:value="613" calcext:value-type="float">
            <text:p>613</text:p>
          </table:table-cell>
          <table:table-cell table:style-name="ce1" office:value-type="string" calcext:value-type="string">
            <text:p>Cubchoo</text:p>
          </table:table-cell>
          <table:table-cell table:style-name="ce4"/>
          <table:table-cell table:style-name="ce6"/>
          <table:table-cell table:style-name="ce22" table:formula="of:=AND(NOT(ISBLANK([.E838])); COUNTIF([.E:.E]; &quot;=&quot; &amp; [.E83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614" calcext:value-type="float">
            <text:p>614</text:p>
          </table:table-cell>
          <table:table-cell table:style-name="ce1" office:value-type="string" calcext:value-type="string">
            <text:p>Beartic</text:p>
          </table:table-cell>
          <table:table-cell table:style-name="ce4"/>
          <table:table-cell table:style-name="ce6"/>
          <table:table-cell table:style-name="ce22" table:formula="of:=AND(NOT(ISBLANK([.E839])); COUNTIF([.E:.E]; &quot;=&quot; &amp; [.E83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office:value-type="float" office:value="615" calcext:value-type="float">
            <text:p>615</text:p>
          </table:table-cell>
          <table:table-cell table:style-name="ce1" office:value-type="string" calcext:value-type="string">
            <text:p>Cryogonal</text:p>
          </table:table-cell>
          <table:table-cell table:style-name="ce4"/>
          <table:table-cell table:style-name="ce6"/>
          <table:table-cell table:style-name="ce22" table:formula="of:=AND(NOT(ISBLANK([.E840])); COUNTIF([.E:.E]; &quot;=&quot; &amp; [.E84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616" calcext:value-type="float">
            <text:p>616</text:p>
          </table:table-cell>
          <table:table-cell table:style-name="ce1" office:value-type="string" calcext:value-type="string">
            <text:p>Shelmet</text:p>
          </table:table-cell>
          <table:table-cell table:style-name="ce4"/>
          <table:table-cell table:style-name="ce6"/>
          <table:table-cell table:style-name="ce22" table:formula="of:=AND(NOT(ISBLANK([.E841])); COUNTIF([.E:.E]; &quot;=&quot; &amp; [.E84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617" calcext:value-type="float">
            <text:p>617</text:p>
          </table:table-cell>
          <table:table-cell table:style-name="ce1" office:value-type="string" calcext:value-type="string">
            <text:p>Accelgor</text:p>
          </table:table-cell>
          <table:table-cell table:style-name="ce4"/>
          <table:table-cell table:style-name="ce6"/>
          <table:table-cell table:style-name="ce22" table:formula="of:=AND(NOT(ISBLANK([.E842])); COUNTIF([.E:.E]; &quot;=&quot; &amp; [.E84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618" calcext:value-type="float">
            <text:p>618</text:p>
          </table:table-cell>
          <table:table-cell table:style-name="ce1" office:value-type="string" calcext:value-type="string">
            <text:p>Stunfisk</text:p>
          </table:table-cell>
          <table:table-cell table:style-name="ce4"/>
          <table:table-cell table:style-name="ce6"/>
          <table:table-cell table:style-name="ce22" table:formula="of:=AND(NOT(ISBLANK([.E843])); COUNTIF([.E:.E]; &quot;=&quot; &amp; [.E84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619" calcext:value-type="float">
            <text:p>619</text:p>
          </table:table-cell>
          <table:table-cell table:style-name="ce1" office:value-type="string" calcext:value-type="string">
            <text:p>Mienfoo</text:p>
          </table:table-cell>
          <table:table-cell table:style-name="ce4"/>
          <table:table-cell table:style-name="ce6"/>
          <table:table-cell table:style-name="ce22" table:formula="of:=AND(NOT(ISBLANK([.E844])); COUNTIF([.E:.E]; &quot;=&quot; &amp; [.E84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Mienshao</text:p>
          </table:table-cell>
          <table:table-cell table:style-name="ce4"/>
          <table:table-cell table:style-name="ce6"/>
          <table:table-cell table:style-name="ce22" table:formula="of:=AND(NOT(ISBLANK([.E845])); COUNTIF([.E:.E]; &quot;=&quot; &amp; [.E84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621" calcext:value-type="float">
            <text:p>621</text:p>
          </table:table-cell>
          <table:table-cell table:style-name="ce1" office:value-type="string" calcext:value-type="string">
            <text:p>Druddigon</text:p>
          </table:table-cell>
          <table:table-cell table:style-name="ce4"/>
          <table:table-cell table:style-name="ce6"/>
          <table:table-cell table:style-name="ce22" table:formula="of:=AND(NOT(ISBLANK([.E846])); COUNTIF([.E:.E]; &quot;=&quot; &amp; [.E84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622" calcext:value-type="float">
            <text:p>622</text:p>
          </table:table-cell>
          <table:table-cell table:style-name="ce1" office:value-type="string" calcext:value-type="string">
            <text:p>Golett</text:p>
          </table:table-cell>
          <table:table-cell table:style-name="ce4"/>
          <table:table-cell table:style-name="ce6"/>
          <table:table-cell table:style-name="ce22" table:formula="of:=AND(NOT(ISBLANK([.E847])); COUNTIF([.E:.E]; &quot;=&quot; &amp; [.E84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623" calcext:value-type="float">
            <text:p>623</text:p>
          </table:table-cell>
          <table:table-cell table:style-name="ce1" office:value-type="string" calcext:value-type="string">
            <text:p>Golurk</text:p>
          </table:table-cell>
          <table:table-cell table:style-name="ce4"/>
          <table:table-cell table:style-name="ce6"/>
          <table:table-cell table:style-name="ce22" table:formula="of:=AND(NOT(ISBLANK([.E848])); COUNTIF([.E:.E]; &quot;=&quot; &amp; [.E84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624" calcext:value-type="float">
            <text:p>624</text:p>
          </table:table-cell>
          <table:table-cell table:style-name="ce1" office:value-type="string" calcext:value-type="string">
            <text:p>Pawniard</text:p>
          </table:table-cell>
          <table:table-cell table:style-name="ce4"/>
          <table:table-cell table:style-name="ce6"/>
          <table:table-cell table:style-name="ce22" table:formula="of:=AND(NOT(ISBLANK([.E849])); COUNTIF([.E:.E]; &quot;=&quot; &amp; [.E84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625" calcext:value-type="float">
            <text:p>625</text:p>
          </table:table-cell>
          <table:table-cell table:style-name="ce1" office:value-type="string" calcext:value-type="string">
            <text:p>Bisharp</text:p>
          </table:table-cell>
          <table:table-cell table:style-name="ce4"/>
          <table:table-cell table:style-name="ce6"/>
          <table:table-cell table:style-name="ce22" table:formula="of:=AND(NOT(ISBLANK([.E850])); COUNTIF([.E:.E]; &quot;=&quot; &amp; [.E85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626" calcext:value-type="float">
            <text:p>626</text:p>
          </table:table-cell>
          <table:table-cell table:style-name="ce1" office:value-type="string" calcext:value-type="string">
            <text:p>Bouffalant</text:p>
          </table:table-cell>
          <table:table-cell table:style-name="ce4"/>
          <table:table-cell table:style-name="ce6"/>
          <table:table-cell table:style-name="ce22" table:formula="of:=AND(NOT(ISBLANK([.E851])); COUNTIF([.E:.E]; &quot;=&quot; &amp; [.E85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Rufflet</text:p>
          </table:table-cell>
          <table:table-cell table:style-name="ce4"/>
          <table:table-cell table:style-name="ce6"/>
          <table:table-cell table:style-name="ce22" table:formula="of:=AND(NOT(ISBLANK([.E852])); COUNTIF([.E:.E]; &quot;=&quot; &amp; [.E85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Braviary</text:p>
          </table:table-cell>
          <table:table-cell table:style-name="ce4"/>
          <table:table-cell table:style-name="ce6"/>
          <table:table-cell table:style-name="ce22" table:formula="of:=AND(NOT(ISBLANK([.E853])); COUNTIF([.E:.E]; &quot;=&quot; &amp; [.E85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Vullaby</text:p>
          </table:table-cell>
          <table:table-cell table:style-name="ce4"/>
          <table:table-cell table:style-name="ce6"/>
          <table:table-cell table:style-name="ce22" table:formula="of:=AND(NOT(ISBLANK([.E854])); COUNTIF([.E:.E]; &quot;=&quot; &amp; [.E85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Mandibuzz</text:p>
          </table:table-cell>
          <table:table-cell table:style-name="ce4"/>
          <table:table-cell table:style-name="ce6"/>
          <table:table-cell table:style-name="ce22" table:formula="of:=AND(NOT(ISBLANK([.E855])); COUNTIF([.E:.E]; &quot;=&quot; &amp; [.E85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631" calcext:value-type="float">
            <text:p>631</text:p>
          </table:table-cell>
          <table:table-cell table:style-name="ce1" office:value-type="string" calcext:value-type="string">
            <text:p>Heatmor</text:p>
          </table:table-cell>
          <table:table-cell table:style-name="ce4"/>
          <table:table-cell table:style-name="ce6"/>
          <table:table-cell table:style-name="ce22" table:formula="of:=AND(NOT(ISBLANK([.E856])); COUNTIF([.E:.E]; &quot;=&quot; &amp; [.E85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Durant</text:p>
          </table:table-cell>
          <table:table-cell table:style-name="ce4"/>
          <table:table-cell table:style-name="ce6"/>
          <table:table-cell table:style-name="ce22" table:formula="of:=AND(NOT(ISBLANK([.E857])); COUNTIF([.E:.E]; &quot;=&quot; &amp; [.E85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633" calcext:value-type="float">
            <text:p>633</text:p>
          </table:table-cell>
          <table:table-cell table:style-name="ce1" office:value-type="string" calcext:value-type="string">
            <text:p>Deino</text:p>
          </table:table-cell>
          <table:table-cell table:style-name="ce4"/>
          <table:table-cell table:style-name="ce6"/>
          <table:table-cell table:style-name="ce22" table:formula="of:=AND(NOT(ISBLANK([.E858])); COUNTIF([.E:.E]; &quot;=&quot; &amp; [.E85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634" calcext:value-type="float">
            <text:p>634</text:p>
          </table:table-cell>
          <table:table-cell table:style-name="ce1" office:value-type="string" calcext:value-type="string">
            <text:p>Zweilous</text:p>
          </table:table-cell>
          <table:table-cell table:style-name="ce4"/>
          <table:table-cell table:style-name="ce6"/>
          <table:table-cell table:style-name="ce22" table:formula="of:=AND(NOT(ISBLANK([.E859])); COUNTIF([.E:.E]; &quot;=&quot; &amp; [.E85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635" calcext:value-type="float">
            <text:p>635</text:p>
          </table:table-cell>
          <table:table-cell table:style-name="ce1" office:value-type="string" calcext:value-type="string">
            <text:p>Hydreigon</text:p>
          </table:table-cell>
          <table:table-cell table:style-name="ce4"/>
          <table:table-cell table:style-name="ce6"/>
          <table:table-cell table:style-name="ce22" table:formula="of:=AND(NOT(ISBLANK([.E860])); COUNTIF([.E:.E]; &quot;=&quot; &amp; [.E86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636" calcext:value-type="float">
            <text:p>636</text:p>
          </table:table-cell>
          <table:table-cell table:style-name="ce1" office:value-type="string" calcext:value-type="string">
            <text:p>Larvesta</text:p>
          </table:table-cell>
          <table:table-cell table:style-name="ce4"/>
          <table:table-cell table:style-name="ce6"/>
          <table:table-cell table:style-name="ce22" table:formula="of:=AND(NOT(ISBLANK([.E861])); COUNTIF([.E:.E]; &quot;=&quot; &amp; [.E86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637" calcext:value-type="float">
            <text:p>637</text:p>
          </table:table-cell>
          <table:table-cell table:style-name="ce1" office:value-type="string" calcext:value-type="string">
            <text:p>Volcarona</text:p>
          </table:table-cell>
          <table:table-cell table:style-name="ce4"/>
          <table:table-cell table:style-name="ce6"/>
          <table:table-cell table:style-name="ce22" table:formula="of:=AND(NOT(ISBLANK([.E862])); COUNTIF([.E:.E]; &quot;=&quot; &amp; [.E86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Cobalion</text:p>
          </table:table-cell>
          <table:table-cell table:style-name="ce4"/>
          <table:table-cell table:style-name="ce6"/>
          <table:table-cell table:style-name="ce22" table:formula="of:=AND(NOT(ISBLANK([.E863])); COUNTIF([.E:.E]; &quot;=&quot; &amp; [.E86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639" calcext:value-type="float">
            <text:p>639</text:p>
          </table:table-cell>
          <table:table-cell table:style-name="ce1" office:value-type="string" calcext:value-type="string">
            <text:p>Terrakion</text:p>
          </table:table-cell>
          <table:table-cell table:style-name="ce4"/>
          <table:table-cell table:style-name="ce6"/>
          <table:table-cell table:style-name="ce22" table:formula="of:=AND(NOT(ISBLANK([.E864])); COUNTIF([.E:.E]; &quot;=&quot; &amp; [.E86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Virizion</text:p>
          </table:table-cell>
          <table:table-cell table:style-name="ce4"/>
          <table:table-cell table:style-name="ce6"/>
          <table:table-cell table:style-name="ce22" table:formula="of:=AND(NOT(ISBLANK([.E865])); COUNTIF([.E:.E]; &quot;=&quot; &amp; [.E865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641" calcext:value-type="float">
            <text:p>641</text:p>
          </table:table-cell>
          <table:table-cell table:style-name="ce1" office:value-type="string" calcext:value-type="string">
            <text:p>Tornadus</text:p>
          </table:table-cell>
          <table:table-cell table:style-name="ce4"/>
          <table:table-cell table:style-name="ce6"/>
          <table:table-cell table:style-name="ce22" table:formula="of:=AND(NOT(ISBLANK([.E866])); COUNTIF([.E:.E]; &quot;=&quot; &amp; [.E866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642" calcext:value-type="float">
            <text:p>642</text:p>
          </table:table-cell>
          <table:table-cell table:style-name="ce1" office:value-type="string" calcext:value-type="string">
            <text:p>Thundurus</text:p>
          </table:table-cell>
          <table:table-cell table:style-name="ce4"/>
          <table:table-cell table:style-name="ce6"/>
          <table:table-cell table:style-name="ce22" table:formula="of:=AND(NOT(ISBLANK([.E867])); COUNTIF([.E:.E]; &quot;=&quot; &amp; [.E867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643" calcext:value-type="float">
            <text:p>643</text:p>
          </table:table-cell>
          <table:table-cell table:style-name="ce1" office:value-type="string" calcext:value-type="string">
            <text:p>Reshiram</text:p>
          </table:table-cell>
          <table:table-cell table:style-name="ce4"/>
          <table:table-cell table:style-name="ce6"/>
          <table:table-cell table:style-name="ce22" table:formula="of:=AND(NOT(ISBLANK([.E868])); COUNTIF([.E:.E]; &quot;=&quot; &amp; [.E868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644" calcext:value-type="float">
            <text:p>644</text:p>
          </table:table-cell>
          <table:table-cell table:style-name="ce1" office:value-type="string" calcext:value-type="string">
            <text:p>Zekrom</text:p>
          </table:table-cell>
          <table:table-cell table:style-name="ce4"/>
          <table:table-cell table:style-name="ce6"/>
          <table:table-cell table:style-name="ce22" table:formula="of:=AND(NOT(ISBLANK([.E869])); COUNTIF([.E:.E]; &quot;=&quot; &amp; [.E869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office:value-type="float" office:value="645" calcext:value-type="float">
            <text:p>645</text:p>
          </table:table-cell>
          <table:table-cell table:style-name="ce1" office:value-type="string" calcext:value-type="string">
            <text:p>Landorus</text:p>
          </table:table-cell>
          <table:table-cell table:style-name="ce4"/>
          <table:table-cell table:style-name="ce6"/>
          <table:table-cell table:style-name="ce22" table:formula="of:=AND(NOT(ISBLANK([.E870])); COUNTIF([.E:.E]; &quot;=&quot; &amp; [.E870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646" calcext:value-type="float">
            <text:p>646</text:p>
          </table:table-cell>
          <table:table-cell table:style-name="ce1" office:value-type="string" calcext:value-type="string">
            <text:p>Kyurem</text:p>
          </table:table-cell>
          <table:table-cell table:style-name="ce4"/>
          <table:table-cell table:style-name="ce6"/>
          <table:table-cell table:style-name="ce22" table:formula="of:=AND(NOT(ISBLANK([.E871])); COUNTIF([.E:.E]; &quot;=&quot; &amp; [.E871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647" calcext:value-type="float">
            <text:p>647</text:p>
          </table:table-cell>
          <table:table-cell table:style-name="ce1" office:value-type="string" calcext:value-type="string">
            <text:p>Keldeo</text:p>
          </table:table-cell>
          <table:table-cell table:style-name="ce4"/>
          <table:table-cell table:style-name="ce6"/>
          <table:table-cell table:style-name="ce22" table:formula="of:=AND(NOT(ISBLANK([.E872])); COUNTIF([.E:.E]; &quot;=&quot; &amp; [.E872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648" calcext:value-type="float">
            <text:p>648</text:p>
          </table:table-cell>
          <table:table-cell table:style-name="ce1" office:value-type="string" calcext:value-type="string">
            <text:p>Meloetta</text:p>
          </table:table-cell>
          <table:table-cell table:style-name="ce4"/>
          <table:table-cell table:style-name="ce6"/>
          <table:table-cell table:style-name="ce22" table:formula="of:=AND(NOT(ISBLANK([.E873])); COUNTIF([.E:.E]; &quot;=&quot; &amp; [.E873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649" calcext:value-type="float">
            <text:p>649</text:p>
          </table:table-cell>
          <table:table-cell table:style-name="ce1" office:value-type="string" calcext:value-type="string">
            <text:p>Genesect</text:p>
          </table:table-cell>
          <table:table-cell table:style-name="ce4"/>
          <table:table-cell table:style-name="ce6"/>
          <table:table-cell table:style-name="ce22" table:formula="of:=AND(NOT(ISBLANK([.E874])); COUNTIF([.E:.E]; &quot;=&quot; &amp; [.E874])&gt;1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office:value-type="float" office:value="650" calcext:value-type="float">
            <text:p>650</text:p>
          </table:table-cell>
          <table:table-cell table:style-name="ce1" office:value-type="string" calcext:value-type="string">
            <text:p>Chespin</text:p>
          </table:table-cell>
          <table:table-cell table:style-name="ce4"/>
          <table:table-cell table:style-name="ce6"/>
          <table:table-cell table:style-name="ce22" table:formula="of:=AND(NOT(ISBLANK([.E875])); COUNTIF([.E:.E]; &quot;=&quot; &amp; [.E87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651" calcext:value-type="float">
            <text:p>651</text:p>
          </table:table-cell>
          <table:table-cell table:style-name="ce1" office:value-type="string" calcext:value-type="string">
            <text:p>Quilladin</text:p>
          </table:table-cell>
          <table:table-cell table:style-name="ce4"/>
          <table:table-cell table:style-name="ce6"/>
          <table:table-cell table:style-name="ce22" table:formula="of:=AND(NOT(ISBLANK([.E876])); COUNTIF([.E:.E]; &quot;=&quot; &amp; [.E87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652" calcext:value-type="float">
            <text:p>652</text:p>
          </table:table-cell>
          <table:table-cell table:style-name="ce1" office:value-type="string" calcext:value-type="string">
            <text:p>Chesnaught</text:p>
          </table:table-cell>
          <table:table-cell table:style-name="ce4"/>
          <table:table-cell table:style-name="ce6"/>
          <table:table-cell table:style-name="ce22" table:formula="of:=AND(NOT(ISBLANK([.E877])); COUNTIF([.E:.E]; &quot;=&quot; &amp; [.E87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653" calcext:value-type="float">
            <text:p>653</text:p>
          </table:table-cell>
          <table:table-cell table:style-name="ce1" office:value-type="string" calcext:value-type="string">
            <text:p>Fennekin</text:p>
          </table:table-cell>
          <table:table-cell table:style-name="ce4"/>
          <table:table-cell table:style-name="ce6"/>
          <table:table-cell table:style-name="ce22" table:formula="of:=AND(NOT(ISBLANK([.E878])); COUNTIF([.E:.E]; &quot;=&quot; &amp; [.E87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654" calcext:value-type="float">
            <text:p>654</text:p>
          </table:table-cell>
          <table:table-cell table:style-name="ce1" office:value-type="string" calcext:value-type="string">
            <text:p>Braixen</text:p>
          </table:table-cell>
          <table:table-cell table:style-name="ce4"/>
          <table:table-cell table:style-name="ce6"/>
          <table:table-cell table:style-name="ce22" table:formula="of:=AND(NOT(ISBLANK([.E879])); COUNTIF([.E:.E]; &quot;=&quot; &amp; [.E87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office:value-type="float" office:value="655" calcext:value-type="float">
            <text:p>655</text:p>
          </table:table-cell>
          <table:table-cell table:style-name="ce1" office:value-type="string" calcext:value-type="string">
            <text:p>Delphox</text:p>
          </table:table-cell>
          <table:table-cell table:style-name="ce4"/>
          <table:table-cell table:style-name="ce6"/>
          <table:table-cell table:style-name="ce22" table:formula="of:=AND(NOT(ISBLANK([.E880])); COUNTIF([.E:.E]; &quot;=&quot; &amp; [.E88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office:value-type="float" office:value="656" calcext:value-type="float">
            <text:p>656</text:p>
          </table:table-cell>
          <table:table-cell table:style-name="ce1" office:value-type="string" calcext:value-type="string">
            <text:p>Froakie</text:p>
          </table:table-cell>
          <table:table-cell table:style-name="ce4"/>
          <table:table-cell table:style-name="ce6"/>
          <table:table-cell table:style-name="ce22" table:formula="of:=AND(NOT(ISBLANK([.E881])); COUNTIF([.E:.E]; &quot;=&quot; &amp; [.E88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Frogadier</text:p>
          </table:table-cell>
          <table:table-cell table:style-name="ce4"/>
          <table:table-cell table:style-name="ce6"/>
          <table:table-cell table:style-name="ce22" table:formula="of:=AND(NOT(ISBLANK([.E882])); COUNTIF([.E:.E]; &quot;=&quot; &amp; [.E88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office:value-type="float" office:value="658" calcext:value-type="float">
            <text:p>658</text:p>
          </table:table-cell>
          <table:table-cell table:style-name="ce1" office:value-type="string" calcext:value-type="string">
            <text:p>Greninja</text:p>
          </table:table-cell>
          <table:table-cell table:style-name="ce4"/>
          <table:table-cell table:style-name="ce6"/>
          <table:table-cell table:style-name="ce22" table:formula="of:=AND(NOT(ISBLANK([.E883])); COUNTIF([.E:.E]; &quot;=&quot; &amp; [.E88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office:value-type="float" office:value="659" calcext:value-type="float">
            <text:p>659</text:p>
          </table:table-cell>
          <table:table-cell table:style-name="ce1" office:value-type="string" calcext:value-type="string">
            <text:p>Bunnelby</text:p>
          </table:table-cell>
          <table:table-cell table:style-name="ce4"/>
          <table:table-cell table:style-name="ce6"/>
          <table:table-cell table:style-name="ce22" table:formula="of:=AND(NOT(ISBLANK([.E884])); COUNTIF([.E:.E]; &quot;=&quot; &amp; [.E88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Diggersby</text:p>
          </table:table-cell>
          <table:table-cell table:style-name="ce4"/>
          <table:table-cell table:style-name="ce6"/>
          <table:table-cell table:style-name="ce22" table:formula="of:=AND(NOT(ISBLANK([.E885])); COUNTIF([.E:.E]; &quot;=&quot; &amp; [.E88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661" calcext:value-type="float">
            <text:p>661</text:p>
          </table:table-cell>
          <table:table-cell table:style-name="ce1" office:value-type="string" calcext:value-type="string">
            <text:p>Fletchling</text:p>
          </table:table-cell>
          <table:table-cell table:style-name="ce4"/>
          <table:table-cell table:style-name="ce6"/>
          <table:table-cell table:style-name="ce22" table:formula="of:=AND(NOT(ISBLANK([.E886])); COUNTIF([.E:.E]; &quot;=&quot; &amp; [.E88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662" calcext:value-type="float">
            <text:p>662</text:p>
          </table:table-cell>
          <table:table-cell table:style-name="ce1" office:value-type="string" calcext:value-type="string">
            <text:p>Fletchinder</text:p>
          </table:table-cell>
          <table:table-cell table:style-name="ce4"/>
          <table:table-cell table:style-name="ce6"/>
          <table:table-cell table:style-name="ce22" table:formula="of:=AND(NOT(ISBLANK([.E887])); COUNTIF([.E:.E]; &quot;=&quot; &amp; [.E88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663" calcext:value-type="float">
            <text:p>663</text:p>
          </table:table-cell>
          <table:table-cell table:style-name="ce1" office:value-type="string" calcext:value-type="string">
            <text:p>Talonflame</text:p>
          </table:table-cell>
          <table:table-cell table:style-name="ce4"/>
          <table:table-cell table:style-name="ce6"/>
          <table:table-cell table:style-name="ce22" table:formula="of:=AND(NOT(ISBLANK([.E888])); COUNTIF([.E:.E]; &quot;=&quot; &amp; [.E88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664" calcext:value-type="float">
            <text:p>664</text:p>
          </table:table-cell>
          <table:table-cell table:style-name="ce1" office:value-type="string" calcext:value-type="string">
            <text:p>Scatterbug</text:p>
          </table:table-cell>
          <table:table-cell table:style-name="ce4"/>
          <table:table-cell table:style-name="ce6"/>
          <table:table-cell table:style-name="ce22" table:formula="of:=AND(NOT(ISBLANK([.E889])); COUNTIF([.E:.E]; &quot;=&quot; &amp; [.E88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office:value-type="float" office:value="665" calcext:value-type="float">
            <text:p>665</text:p>
          </table:table-cell>
          <table:table-cell table:style-name="ce1" office:value-type="string" calcext:value-type="string">
            <text:p>Spewpa</text:p>
          </table:table-cell>
          <table:table-cell table:style-name="ce4"/>
          <table:table-cell table:style-name="ce6"/>
          <table:table-cell table:style-name="ce22" table:formula="of:=AND(NOT(ISBLANK([.E890])); COUNTIF([.E:.E]; &quot;=&quot; &amp; [.E89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office:value-type="float" office:value="666" calcext:value-type="float">
            <text:p>666</text:p>
          </table:table-cell>
          <table:table-cell table:style-name="ce1" office:value-type="string" calcext:value-type="string">
            <text:p>Vivillon</text:p>
          </table:table-cell>
          <table:table-cell table:style-name="ce4"/>
          <table:table-cell table:style-name="ce6"/>
          <table:table-cell table:style-name="ce22" table:formula="of:=AND(NOT(ISBLANK([.E891])); COUNTIF([.E:.E]; &quot;=&quot; &amp; [.E89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office:value-type="float" office:value="667" calcext:value-type="float">
            <text:p>667</text:p>
          </table:table-cell>
          <table:table-cell table:style-name="ce1" office:value-type="string" calcext:value-type="string">
            <text:p>Litleo</text:p>
          </table:table-cell>
          <table:table-cell table:style-name="ce4"/>
          <table:table-cell table:style-name="ce6"/>
          <table:table-cell table:style-name="ce22" table:formula="of:=AND(NOT(ISBLANK([.E892])); COUNTIF([.E:.E]; &quot;=&quot; &amp; [.E89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668" calcext:value-type="float">
            <text:p>668</text:p>
          </table:table-cell>
          <table:table-cell table:style-name="ce1" office:value-type="string" calcext:value-type="string">
            <text:p>Pyroar</text:p>
          </table:table-cell>
          <table:table-cell table:style-name="ce4"/>
          <table:table-cell table:style-name="ce6"/>
          <table:table-cell table:style-name="ce22" table:formula="of:=AND(NOT(ISBLANK([.E893])); COUNTIF([.E:.E]; &quot;=&quot; &amp; [.E89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669" calcext:value-type="float">
            <text:p>669</text:p>
          </table:table-cell>
          <table:table-cell table:style-name="ce1" office:value-type="string" calcext:value-type="string">
            <text:p>Flabébé</text:p>
          </table:table-cell>
          <table:table-cell table:style-name="ce4"/>
          <table:table-cell table:style-name="ce6"/>
          <table:table-cell table:style-name="ce22" table:formula="of:=AND(NOT(ISBLANK([.E894])); COUNTIF([.E:.E]; &quot;=&quot; &amp; [.E89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office:value-type="float" office:value="670" calcext:value-type="float">
            <text:p>670</text:p>
          </table:table-cell>
          <table:table-cell table:style-name="ce1" office:value-type="string" calcext:value-type="string">
            <text:p>Floette</text:p>
          </table:table-cell>
          <table:table-cell table:style-name="ce4"/>
          <table:table-cell table:style-name="ce6"/>
          <table:table-cell table:style-name="ce22" table:formula="of:=AND(NOT(ISBLANK([.E895])); COUNTIF([.E:.E]; &quot;=&quot; &amp; [.E89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671" calcext:value-type="float">
            <text:p>671</text:p>
          </table:table-cell>
          <table:table-cell table:style-name="ce1" office:value-type="string" calcext:value-type="string">
            <text:p>Florges</text:p>
          </table:table-cell>
          <table:table-cell table:style-name="ce4"/>
          <table:table-cell table:style-name="ce6"/>
          <table:table-cell table:style-name="ce22" table:formula="of:=AND(NOT(ISBLANK([.E896])); COUNTIF([.E:.E]; &quot;=&quot; &amp; [.E89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office:value-type="float" office:value="672" calcext:value-type="float">
            <text:p>672</text:p>
          </table:table-cell>
          <table:table-cell table:style-name="ce1" office:value-type="string" calcext:value-type="string">
            <text:p>Skiddo</text:p>
          </table:table-cell>
          <table:table-cell table:style-name="ce4"/>
          <table:table-cell table:style-name="ce6"/>
          <table:table-cell table:style-name="ce22" table:formula="of:=AND(NOT(ISBLANK([.E897])); COUNTIF([.E:.E]; &quot;=&quot; &amp; [.E89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673" calcext:value-type="float">
            <text:p>673</text:p>
          </table:table-cell>
          <table:table-cell table:style-name="ce1" office:value-type="string" calcext:value-type="string">
            <text:p>Gogoat</text:p>
          </table:table-cell>
          <table:table-cell table:style-name="ce4"/>
          <table:table-cell table:style-name="ce6"/>
          <table:table-cell table:style-name="ce22" table:formula="of:=AND(NOT(ISBLANK([.E898])); COUNTIF([.E:.E]; &quot;=&quot; &amp; [.E89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office:value-type="float" office:value="674" calcext:value-type="float">
            <text:p>674</text:p>
          </table:table-cell>
          <table:table-cell table:style-name="ce1" office:value-type="string" calcext:value-type="string">
            <text:p>Pancham</text:p>
          </table:table-cell>
          <table:table-cell table:style-name="ce4"/>
          <table:table-cell table:style-name="ce6"/>
          <table:table-cell table:style-name="ce22" table:formula="of:=AND(NOT(ISBLANK([.E899])); COUNTIF([.E:.E]; &quot;=&quot; &amp; [.E89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office:value-type="float" office:value="675" calcext:value-type="float">
            <text:p>675</text:p>
          </table:table-cell>
          <table:table-cell table:style-name="ce1" office:value-type="string" calcext:value-type="string">
            <text:p>Pangoro</text:p>
          </table:table-cell>
          <table:table-cell table:style-name="ce4"/>
          <table:table-cell table:style-name="ce6"/>
          <table:table-cell table:style-name="ce22" table:formula="of:=AND(NOT(ISBLANK([.E900])); COUNTIF([.E:.E]; &quot;=&quot; &amp; [.E90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table:style-name="ce1" office:value-type="string" calcext:value-type="string">
            <text:p>Furfrou</text:p>
          </table:table-cell>
          <table:table-cell table:style-name="ce4"/>
          <table:table-cell table:style-name="ce6"/>
          <table:table-cell table:style-name="ce22" table:formula="of:=AND(NOT(ISBLANK([.E901])); COUNTIF([.E:.E]; &quot;=&quot; &amp; [.E90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office:value-type="float" office:value="677" calcext:value-type="float">
            <text:p>677</text:p>
          </table:table-cell>
          <table:table-cell table:style-name="ce1" office:value-type="string" calcext:value-type="string">
            <text:p>Espurr</text:p>
          </table:table-cell>
          <table:table-cell table:style-name="ce4"/>
          <table:table-cell table:style-name="ce6"/>
          <table:table-cell table:style-name="ce22" table:formula="of:=AND(NOT(ISBLANK([.E902])); COUNTIF([.E:.E]; &quot;=&quot; &amp; [.E90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table:style-name="ce1" office:value-type="string" calcext:value-type="string">
            <text:p>Meowstic</text:p>
          </table:table-cell>
          <table:table-cell table:style-name="ce4"/>
          <table:table-cell table:style-name="ce6"/>
          <table:table-cell table:style-name="ce22" table:formula="of:=AND(NOT(ISBLANK([.E903])); COUNTIF([.E:.E]; &quot;=&quot; &amp; [.E90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office:value-type="float" office:value="679" calcext:value-type="float">
            <text:p>679</text:p>
          </table:table-cell>
          <table:table-cell table:style-name="ce1" office:value-type="string" calcext:value-type="string">
            <text:p>Honedge</text:p>
          </table:table-cell>
          <table:table-cell table:style-name="ce4"/>
          <table:table-cell table:style-name="ce6"/>
          <table:table-cell table:style-name="ce22" table:formula="of:=AND(NOT(ISBLANK([.E904])); COUNTIF([.E:.E]; &quot;=&quot; &amp; [.E90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680" calcext:value-type="float">
            <text:p>680</text:p>
          </table:table-cell>
          <table:table-cell table:style-name="ce1" office:value-type="string" calcext:value-type="string">
            <text:p>Doublade</text:p>
          </table:table-cell>
          <table:table-cell table:style-name="ce4"/>
          <table:table-cell table:style-name="ce6"/>
          <table:table-cell table:style-name="ce22" table:formula="of:=AND(NOT(ISBLANK([.E905])); COUNTIF([.E:.E]; &quot;=&quot; &amp; [.E90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office:value-type="float" office:value="681" calcext:value-type="float">
            <text:p>681</text:p>
          </table:table-cell>
          <table:table-cell table:style-name="ce1" office:value-type="string" calcext:value-type="string">
            <text:p>Aegislash</text:p>
          </table:table-cell>
          <table:table-cell table:style-name="ce4"/>
          <table:table-cell table:style-name="ce6"/>
          <table:table-cell table:style-name="ce22" table:formula="of:=AND(NOT(ISBLANK([.E906])); COUNTIF([.E:.E]; &quot;=&quot; &amp; [.E90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office:value-type="float" office:value="682" calcext:value-type="float">
            <text:p>682</text:p>
          </table:table-cell>
          <table:table-cell table:style-name="ce1" office:value-type="string" calcext:value-type="string">
            <text:p>Spritzee</text:p>
          </table:table-cell>
          <table:table-cell table:style-name="ce4"/>
          <table:table-cell table:style-name="ce6"/>
          <table:table-cell table:style-name="ce22" table:formula="of:=AND(NOT(ISBLANK([.E907])); COUNTIF([.E:.E]; &quot;=&quot; &amp; [.E90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office:value-type="float" office:value="683" calcext:value-type="float">
            <text:p>683</text:p>
          </table:table-cell>
          <table:table-cell table:style-name="ce1" office:value-type="string" calcext:value-type="string">
            <text:p>Aromatisse</text:p>
          </table:table-cell>
          <table:table-cell table:style-name="ce4"/>
          <table:table-cell table:style-name="ce6"/>
          <table:table-cell table:style-name="ce22" table:formula="of:=AND(NOT(ISBLANK([.E908])); COUNTIF([.E:.E]; &quot;=&quot; &amp; [.E90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684" calcext:value-type="float">
            <text:p>684</text:p>
          </table:table-cell>
          <table:table-cell table:style-name="ce1" office:value-type="string" calcext:value-type="string">
            <text:p>Swirlix</text:p>
          </table:table-cell>
          <table:table-cell table:style-name="ce4"/>
          <table:table-cell table:style-name="ce6"/>
          <table:table-cell table:style-name="ce22" table:formula="of:=AND(NOT(ISBLANK([.E909])); COUNTIF([.E:.E]; &quot;=&quot; &amp; [.E90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office:value-type="float" office:value="685" calcext:value-type="float">
            <text:p>685</text:p>
          </table:table-cell>
          <table:table-cell table:style-name="ce1" office:value-type="string" calcext:value-type="string">
            <text:p>Slurpuff</text:p>
          </table:table-cell>
          <table:table-cell table:style-name="ce4"/>
          <table:table-cell table:style-name="ce6"/>
          <table:table-cell table:style-name="ce22" table:formula="of:=AND(NOT(ISBLANK([.E910])); COUNTIF([.E:.E]; &quot;=&quot; &amp; [.E91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office:value-type="float" office:value="686" calcext:value-type="float">
            <text:p>686</text:p>
          </table:table-cell>
          <table:table-cell table:style-name="ce1" office:value-type="string" calcext:value-type="string">
            <text:p>Inkay</text:p>
          </table:table-cell>
          <table:table-cell table:style-name="ce4"/>
          <table:table-cell table:style-name="ce6"/>
          <table:table-cell table:style-name="ce22" table:formula="of:=AND(NOT(ISBLANK([.E911])); COUNTIF([.E:.E]; &quot;=&quot; &amp; [.E91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687" calcext:value-type="float">
            <text:p>687</text:p>
          </table:table-cell>
          <table:table-cell table:style-name="ce1" office:value-type="string" calcext:value-type="string">
            <text:p>Malamar</text:p>
          </table:table-cell>
          <table:table-cell table:style-name="ce4"/>
          <table:table-cell table:style-name="ce6"/>
          <table:table-cell table:style-name="ce22" table:formula="of:=AND(NOT(ISBLANK([.E912])); COUNTIF([.E:.E]; &quot;=&quot; &amp; [.E91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office:value-type="float" office:value="688" calcext:value-type="float">
            <text:p>688</text:p>
          </table:table-cell>
          <table:table-cell table:style-name="ce1" office:value-type="string" calcext:value-type="string">
            <text:p>Binacle</text:p>
          </table:table-cell>
          <table:table-cell table:style-name="ce4"/>
          <table:table-cell table:style-name="ce6"/>
          <table:table-cell table:style-name="ce22" table:formula="of:=AND(NOT(ISBLANK([.E913])); COUNTIF([.E:.E]; &quot;=&quot; &amp; [.E91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689" calcext:value-type="float">
            <text:p>689</text:p>
          </table:table-cell>
          <table:table-cell table:style-name="ce1" office:value-type="string" calcext:value-type="string">
            <text:p>Barbaracle</text:p>
          </table:table-cell>
          <table:table-cell table:style-name="ce4"/>
          <table:table-cell table:style-name="ce6"/>
          <table:table-cell table:style-name="ce22" table:formula="of:=AND(NOT(ISBLANK([.E914])); COUNTIF([.E:.E]; &quot;=&quot; &amp; [.E91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office:value-type="float" office:value="690" calcext:value-type="float">
            <text:p>690</text:p>
          </table:table-cell>
          <table:table-cell table:style-name="ce1" office:value-type="string" calcext:value-type="string">
            <text:p>Skrelp</text:p>
          </table:table-cell>
          <table:table-cell table:style-name="ce4"/>
          <table:table-cell table:style-name="ce6"/>
          <table:table-cell table:style-name="ce22" table:formula="of:=AND(NOT(ISBLANK([.E915])); COUNTIF([.E:.E]; &quot;=&quot; &amp; [.E91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691" calcext:value-type="float">
            <text:p>691</text:p>
          </table:table-cell>
          <table:table-cell table:style-name="ce1" office:value-type="string" calcext:value-type="string">
            <text:p>Dragalge</text:p>
          </table:table-cell>
          <table:table-cell table:style-name="ce4"/>
          <table:table-cell table:style-name="ce6"/>
          <table:table-cell table:style-name="ce22" table:formula="of:=AND(NOT(ISBLANK([.E916])); COUNTIF([.E:.E]; &quot;=&quot; &amp; [.E91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692" calcext:value-type="float">
            <text:p>692</text:p>
          </table:table-cell>
          <table:table-cell table:style-name="ce1" office:value-type="string" calcext:value-type="string">
            <text:p>Clauncher</text:p>
          </table:table-cell>
          <table:table-cell table:style-name="ce4"/>
          <table:table-cell table:style-name="ce6"/>
          <table:table-cell table:style-name="ce22" table:formula="of:=AND(NOT(ISBLANK([.E917])); COUNTIF([.E:.E]; &quot;=&quot; &amp; [.E91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office:value-type="float" office:value="693" calcext:value-type="float">
            <text:p>693</text:p>
          </table:table-cell>
          <table:table-cell table:style-name="ce1" office:value-type="string" calcext:value-type="string">
            <text:p>Clawitzer</text:p>
          </table:table-cell>
          <table:table-cell table:style-name="ce4"/>
          <table:table-cell table:style-name="ce6"/>
          <table:table-cell table:style-name="ce22" table:formula="of:=AND(NOT(ISBLANK([.E918])); COUNTIF([.E:.E]; &quot;=&quot; &amp; [.E91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694" calcext:value-type="float">
            <text:p>694</text:p>
          </table:table-cell>
          <table:table-cell table:style-name="ce1" office:value-type="string" calcext:value-type="string">
            <text:p>Helioptile</text:p>
          </table:table-cell>
          <table:table-cell table:style-name="ce4"/>
          <table:table-cell table:style-name="ce6"/>
          <table:table-cell table:style-name="ce22" table:formula="of:=AND(NOT(ISBLANK([.E919])); COUNTIF([.E:.E]; &quot;=&quot; &amp; [.E91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695" calcext:value-type="float">
            <text:p>695</text:p>
          </table:table-cell>
          <table:table-cell table:style-name="ce1" office:value-type="string" calcext:value-type="string">
            <text:p>Heliolisk</text:p>
          </table:table-cell>
          <table:table-cell table:style-name="ce4"/>
          <table:table-cell table:style-name="ce6"/>
          <table:table-cell table:style-name="ce22" table:formula="of:=AND(NOT(ISBLANK([.E920])); COUNTIF([.E:.E]; &quot;=&quot; &amp; [.E92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office:value-type="float" office:value="696" calcext:value-type="float">
            <text:p>696</text:p>
          </table:table-cell>
          <table:table-cell table:style-name="ce1" office:value-type="string" calcext:value-type="string">
            <text:p>Tyrunt</text:p>
          </table:table-cell>
          <table:table-cell table:style-name="ce4"/>
          <table:table-cell table:style-name="ce6"/>
          <table:table-cell table:style-name="ce22" table:formula="of:=AND(NOT(ISBLANK([.E921])); COUNTIF([.E:.E]; &quot;=&quot; &amp; [.E92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office:value-type="float" office:value="697" calcext:value-type="float">
            <text:p>697</text:p>
          </table:table-cell>
          <table:table-cell table:style-name="ce1" office:value-type="string" calcext:value-type="string">
            <text:p>Tyrantrum</text:p>
          </table:table-cell>
          <table:table-cell table:style-name="ce4"/>
          <table:table-cell table:style-name="ce6"/>
          <table:table-cell table:style-name="ce22" table:formula="of:=AND(NOT(ISBLANK([.E922])); COUNTIF([.E:.E]; &quot;=&quot; &amp; [.E92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office:value-type="float" office:value="698" calcext:value-type="float">
            <text:p>698</text:p>
          </table:table-cell>
          <table:table-cell table:style-name="ce1" office:value-type="string" calcext:value-type="string">
            <text:p>Amaura</text:p>
          </table:table-cell>
          <table:table-cell table:style-name="ce4"/>
          <table:table-cell table:style-name="ce6"/>
          <table:table-cell table:style-name="ce22" table:formula="of:=AND(NOT(ISBLANK([.E923])); COUNTIF([.E:.E]; &quot;=&quot; &amp; [.E92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699" calcext:value-type="float">
            <text:p>699</text:p>
          </table:table-cell>
          <table:table-cell table:style-name="ce1" office:value-type="string" calcext:value-type="string">
            <text:p>Aurorus</text:p>
          </table:table-cell>
          <table:table-cell table:style-name="ce4"/>
          <table:table-cell table:style-name="ce6"/>
          <table:table-cell table:style-name="ce22" table:formula="of:=AND(NOT(ISBLANK([.E924])); COUNTIF([.E:.E]; &quot;=&quot; &amp; [.E92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Sylveon</text:p>
          </table:table-cell>
          <table:table-cell table:style-name="ce4"/>
          <table:table-cell table:style-name="ce6"/>
          <table:table-cell table:style-name="ce22" table:formula="of:=AND(NOT(ISBLANK([.E925])); COUNTIF([.E:.E]; &quot;=&quot; &amp; [.E92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701" calcext:value-type="float">
            <text:p>701</text:p>
          </table:table-cell>
          <table:table-cell table:style-name="ce1" office:value-type="string" calcext:value-type="string">
            <text:p>Hawlucha</text:p>
          </table:table-cell>
          <table:table-cell table:style-name="ce4"/>
          <table:table-cell table:style-name="ce6"/>
          <table:table-cell table:style-name="ce22" table:formula="of:=AND(NOT(ISBLANK([.E926])); COUNTIF([.E:.E]; &quot;=&quot; &amp; [.E92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702" calcext:value-type="float">
            <text:p>702</text:p>
          </table:table-cell>
          <table:table-cell table:style-name="ce1" office:value-type="string" calcext:value-type="string">
            <text:p>Dedenne</text:p>
          </table:table-cell>
          <table:table-cell table:style-name="ce4"/>
          <table:table-cell table:style-name="ce6"/>
          <table:table-cell table:style-name="ce22" table:formula="of:=AND(NOT(ISBLANK([.E927])); COUNTIF([.E:.E]; &quot;=&quot; &amp; [.E92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703" calcext:value-type="float">
            <text:p>703</text:p>
          </table:table-cell>
          <table:table-cell table:style-name="ce1" office:value-type="string" calcext:value-type="string">
            <text:p>Carbink</text:p>
          </table:table-cell>
          <table:table-cell table:style-name="ce4"/>
          <table:table-cell table:style-name="ce6"/>
          <table:table-cell table:style-name="ce22" table:formula="of:=AND(NOT(ISBLANK([.E928])); COUNTIF([.E:.E]; &quot;=&quot; &amp; [.E92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704" calcext:value-type="float">
            <text:p>704</text:p>
          </table:table-cell>
          <table:table-cell table:style-name="ce1" office:value-type="string" calcext:value-type="string">
            <text:p>Goomy</text:p>
          </table:table-cell>
          <table:table-cell table:style-name="ce4"/>
          <table:table-cell table:style-name="ce6"/>
          <table:table-cell table:style-name="ce22" table:formula="of:=AND(NOT(ISBLANK([.E929])); COUNTIF([.E:.E]; &quot;=&quot; &amp; [.E92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705" calcext:value-type="float">
            <text:p>705</text:p>
          </table:table-cell>
          <table:table-cell table:style-name="ce1" office:value-type="string" calcext:value-type="string">
            <text:p>Sliggoo</text:p>
          </table:table-cell>
          <table:table-cell table:style-name="ce4"/>
          <table:table-cell table:style-name="ce6"/>
          <table:table-cell table:style-name="ce22" table:formula="of:=AND(NOT(ISBLANK([.E930])); COUNTIF([.E:.E]; &quot;=&quot; &amp; [.E93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706" calcext:value-type="float">
            <text:p>706</text:p>
          </table:table-cell>
          <table:table-cell table:style-name="ce1" office:value-type="string" calcext:value-type="string">
            <text:p>Goodra</text:p>
          </table:table-cell>
          <table:table-cell table:style-name="ce4"/>
          <table:table-cell table:style-name="ce6"/>
          <table:table-cell table:style-name="ce22" table:formula="of:=AND(NOT(ISBLANK([.E931])); COUNTIF([.E:.E]; &quot;=&quot; &amp; [.E93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office:value-type="float" office:value="707" calcext:value-type="float">
            <text:p>707</text:p>
          </table:table-cell>
          <table:table-cell table:style-name="ce1" office:value-type="string" calcext:value-type="string">
            <text:p>Klefki</text:p>
          </table:table-cell>
          <table:table-cell table:style-name="ce4"/>
          <table:table-cell table:style-name="ce6"/>
          <table:table-cell table:style-name="ce22" table:formula="of:=AND(NOT(ISBLANK([.E932])); COUNTIF([.E:.E]; &quot;=&quot; &amp; [.E93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708" calcext:value-type="float">
            <text:p>708</text:p>
          </table:table-cell>
          <table:table-cell table:style-name="ce1" office:value-type="string" calcext:value-type="string">
            <text:p>Phantump</text:p>
          </table:table-cell>
          <table:table-cell table:style-name="ce4"/>
          <table:table-cell table:style-name="ce6"/>
          <table:table-cell table:style-name="ce22" table:formula="of:=AND(NOT(ISBLANK([.E933])); COUNTIF([.E:.E]; &quot;=&quot; &amp; [.E93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office:value-type="float" office:value="709" calcext:value-type="float">
            <text:p>709</text:p>
          </table:table-cell>
          <table:table-cell table:style-name="ce1" office:value-type="string" calcext:value-type="string">
            <text:p>Trevenant</text:p>
          </table:table-cell>
          <table:table-cell table:style-name="ce4"/>
          <table:table-cell table:style-name="ce6"/>
          <table:table-cell table:style-name="ce22" table:formula="of:=AND(NOT(ISBLANK([.E934])); COUNTIF([.E:.E]; &quot;=&quot; &amp; [.E93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Pumpkaboo</text:p>
          </table:table-cell>
          <table:table-cell table:style-name="ce4"/>
          <table:table-cell table:style-name="ce6"/>
          <table:table-cell table:style-name="ce22" table:formula="of:=AND(NOT(ISBLANK([.E935])); COUNTIF([.E:.E]; &quot;=&quot; &amp; [.E93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Gourgeist</text:p>
          </table:table-cell>
          <table:table-cell table:style-name="ce4"/>
          <table:table-cell table:style-name="ce6"/>
          <table:table-cell table:style-name="ce22" table:formula="of:=AND(NOT(ISBLANK([.E936])); COUNTIF([.E:.E]; &quot;=&quot; &amp; [.E93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712" calcext:value-type="float">
            <text:p>712</text:p>
          </table:table-cell>
          <table:table-cell table:style-name="ce1" office:value-type="string" calcext:value-type="string">
            <text:p>Bergmite</text:p>
          </table:table-cell>
          <table:table-cell table:style-name="ce4"/>
          <table:table-cell table:style-name="ce6"/>
          <table:table-cell table:style-name="ce22" table:formula="of:=AND(NOT(ISBLANK([.E937])); COUNTIF([.E:.E]; &quot;=&quot; &amp; [.E937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713" calcext:value-type="float">
            <text:p>713</text:p>
          </table:table-cell>
          <table:table-cell table:style-name="ce1" office:value-type="string" calcext:value-type="string">
            <text:p>Avalugg</text:p>
          </table:table-cell>
          <table:table-cell table:style-name="ce4"/>
          <table:table-cell table:style-name="ce6"/>
          <table:table-cell table:style-name="ce22" table:formula="of:=AND(NOT(ISBLANK([.E938])); COUNTIF([.E:.E]; &quot;=&quot; &amp; [.E938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714" calcext:value-type="float">
            <text:p>714</text:p>
          </table:table-cell>
          <table:table-cell table:style-name="ce1" office:value-type="string" calcext:value-type="string">
            <text:p>Noibat</text:p>
          </table:table-cell>
          <table:table-cell table:style-name="ce4"/>
          <table:table-cell table:style-name="ce6"/>
          <table:table-cell table:style-name="ce22" table:formula="of:=AND(NOT(ISBLANK([.E939])); COUNTIF([.E:.E]; &quot;=&quot; &amp; [.E939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715" calcext:value-type="float">
            <text:p>715</text:p>
          </table:table-cell>
          <table:table-cell table:style-name="ce1" office:value-type="string" calcext:value-type="string">
            <text:p>Noivern</text:p>
          </table:table-cell>
          <table:table-cell table:style-name="ce4"/>
          <table:table-cell table:style-name="ce6"/>
          <table:table-cell table:style-name="ce22" table:formula="of:=AND(NOT(ISBLANK([.E940])); COUNTIF([.E:.E]; &quot;=&quot; &amp; [.E940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716" calcext:value-type="float">
            <text:p>716</text:p>
          </table:table-cell>
          <table:table-cell table:style-name="ce1" office:value-type="string" calcext:value-type="string">
            <text:p>Xerneas</text:p>
          </table:table-cell>
          <table:table-cell table:style-name="ce4"/>
          <table:table-cell table:style-name="ce6"/>
          <table:table-cell table:style-name="ce22" table:formula="of:=AND(NOT(ISBLANK([.E941])); COUNTIF([.E:.E]; &quot;=&quot; &amp; [.E941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717" calcext:value-type="float">
            <text:p>717</text:p>
          </table:table-cell>
          <table:table-cell table:style-name="ce1" office:value-type="string" calcext:value-type="string">
            <text:p>Yveltal</text:p>
          </table:table-cell>
          <table:table-cell table:style-name="ce4"/>
          <table:table-cell table:style-name="ce6"/>
          <table:table-cell table:style-name="ce22" table:formula="of:=AND(NOT(ISBLANK([.E942])); COUNTIF([.E:.E]; &quot;=&quot; &amp; [.E942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718" calcext:value-type="float">
            <text:p>718</text:p>
          </table:table-cell>
          <table:table-cell table:style-name="ce1" office:value-type="string" calcext:value-type="string">
            <text:p>Zygarde</text:p>
          </table:table-cell>
          <table:table-cell table:style-name="ce4"/>
          <table:table-cell table:style-name="ce6"/>
          <table:table-cell table:style-name="ce22" table:formula="of:=AND(NOT(ISBLANK([.E943])); COUNTIF([.E:.E]; &quot;=&quot; &amp; [.E943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719" calcext:value-type="float">
            <text:p>719</text:p>
          </table:table-cell>
          <table:table-cell table:style-name="ce1" office:value-type="string" calcext:value-type="string">
            <text:p>Diancie</text:p>
          </table:table-cell>
          <table:table-cell table:style-name="ce4"/>
          <table:table-cell table:style-name="ce6"/>
          <table:table-cell table:style-name="ce22" table:formula="of:=AND(NOT(ISBLANK([.E944])); COUNTIF([.E:.E]; &quot;=&quot; &amp; [.E944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720" calcext:value-type="float">
            <text:p>720</text:p>
          </table:table-cell>
          <table:table-cell table:style-name="ce1" office:value-type="string" calcext:value-type="string">
            <text:p>Hoopa</text:p>
          </table:table-cell>
          <table:table-cell table:style-name="ce4"/>
          <table:table-cell table:style-name="ce6"/>
          <table:table-cell table:style-name="ce22" table:formula="of:=AND(NOT(ISBLANK([.E945])); COUNTIF([.E:.E]; &quot;=&quot; &amp; [.E945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721" calcext:value-type="float">
            <text:p>721</text:p>
          </table:table-cell>
          <table:table-cell table:style-name="ce1" office:value-type="string" calcext:value-type="string">
            <text:p>Volcanion</text:p>
          </table:table-cell>
          <table:table-cell table:style-name="ce4"/>
          <table:table-cell table:style-name="ce6"/>
          <table:table-cell table:style-name="ce22" table:formula="of:=AND(NOT(ISBLANK([.E946])); COUNTIF([.E:.E]; &quot;=&quot; &amp; [.E946])&gt;1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722" calcext:value-type="float">
            <text:p>722</text:p>
          </table:table-cell>
          <table:table-cell table:style-name="ce1" office:value-type="string" calcext:value-type="string">
            <text:p>Rowlet</text:p>
          </table:table-cell>
          <table:table-cell table:style-name="ce4"/>
          <table:table-cell table:style-name="ce6"/>
          <table:table-cell table:style-name="ce22" table:formula="of:=AND(NOT(ISBLANK([.E947])); COUNTIF([.E:.E]; &quot;=&quot; &amp; [.E94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723" calcext:value-type="float">
            <text:p>723</text:p>
          </table:table-cell>
          <table:table-cell table:style-name="ce1" office:value-type="string" calcext:value-type="string">
            <text:p>Dartrix</text:p>
          </table:table-cell>
          <table:table-cell table:style-name="ce4"/>
          <table:table-cell table:style-name="ce6"/>
          <table:table-cell table:style-name="ce22" table:formula="of:=AND(NOT(ISBLANK([.E948])); COUNTIF([.E:.E]; &quot;=&quot; &amp; [.E94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724" calcext:value-type="float">
            <text:p>724</text:p>
          </table:table-cell>
          <table:table-cell table:style-name="ce1" office:value-type="string" calcext:value-type="string">
            <text:p>Decidueye</text:p>
          </table:table-cell>
          <table:table-cell table:style-name="ce4"/>
          <table:table-cell table:style-name="ce6"/>
          <table:table-cell table:style-name="ce22" table:formula="of:=AND(NOT(ISBLANK([.E949])); COUNTIF([.E:.E]; &quot;=&quot; &amp; [.E94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725" calcext:value-type="float">
            <text:p>725</text:p>
          </table:table-cell>
          <table:table-cell table:style-name="ce1" office:value-type="string" calcext:value-type="string">
            <text:p>Litten</text:p>
          </table:table-cell>
          <table:table-cell table:style-name="ce4"/>
          <table:table-cell table:style-name="ce6"/>
          <table:table-cell table:style-name="ce22" table:formula="of:=AND(NOT(ISBLANK([.E950])); COUNTIF([.E:.E]; &quot;=&quot; &amp; [.E95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726" calcext:value-type="float">
            <text:p>726</text:p>
          </table:table-cell>
          <table:table-cell table:style-name="ce1" office:value-type="string" calcext:value-type="string">
            <text:p>Torracat</text:p>
          </table:table-cell>
          <table:table-cell table:style-name="ce4"/>
          <table:table-cell table:style-name="ce6"/>
          <table:table-cell table:style-name="ce22" table:formula="of:=AND(NOT(ISBLANK([.E951])); COUNTIF([.E:.E]; &quot;=&quot; &amp; [.E95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office:value-type="float" office:value="727" calcext:value-type="float">
            <text:p>727</text:p>
          </table:table-cell>
          <table:table-cell table:style-name="ce1" office:value-type="string" calcext:value-type="string">
            <text:p>Incineroar</text:p>
          </table:table-cell>
          <table:table-cell table:style-name="ce4"/>
          <table:table-cell table:style-name="ce6"/>
          <table:table-cell table:style-name="ce22" table:formula="of:=AND(NOT(ISBLANK([.E952])); COUNTIF([.E:.E]; &quot;=&quot; &amp; [.E95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728" calcext:value-type="float">
            <text:p>728</text:p>
          </table:table-cell>
          <table:table-cell table:style-name="ce1" office:value-type="string" calcext:value-type="string">
            <text:p>Popplio</text:p>
          </table:table-cell>
          <table:table-cell table:style-name="ce4"/>
          <table:table-cell table:style-name="ce6"/>
          <table:table-cell table:style-name="ce22" table:formula="of:=AND(NOT(ISBLANK([.E953])); COUNTIF([.E:.E]; &quot;=&quot; &amp; [.E95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729" calcext:value-type="float">
            <text:p>729</text:p>
          </table:table-cell>
          <table:table-cell table:style-name="ce1" office:value-type="string" calcext:value-type="string">
            <text:p>Brionne</text:p>
          </table:table-cell>
          <table:table-cell table:style-name="ce4"/>
          <table:table-cell table:style-name="ce6"/>
          <table:table-cell table:style-name="ce22" table:formula="of:=AND(NOT(ISBLANK([.E954])); COUNTIF([.E:.E]; &quot;=&quot; &amp; [.E95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office:value-type="float" office:value="730" calcext:value-type="float">
            <text:p>730</text:p>
          </table:table-cell>
          <table:table-cell table:style-name="ce1" office:value-type="string" calcext:value-type="string">
            <text:p>Primarina</text:p>
          </table:table-cell>
          <table:table-cell table:style-name="ce4"/>
          <table:table-cell table:style-name="ce6"/>
          <table:table-cell table:style-name="ce22" table:formula="of:=AND(NOT(ISBLANK([.E955])); COUNTIF([.E:.E]; &quot;=&quot; &amp; [.E95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731" calcext:value-type="float">
            <text:p>731</text:p>
          </table:table-cell>
          <table:table-cell table:style-name="ce1" office:value-type="string" calcext:value-type="string">
            <text:p>Pikipek</text:p>
          </table:table-cell>
          <table:table-cell table:style-name="ce4"/>
          <table:table-cell table:style-name="ce6"/>
          <table:table-cell table:style-name="ce22" table:formula="of:=AND(NOT(ISBLANK([.E956])); COUNTIF([.E:.E]; &quot;=&quot; &amp; [.E95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732" calcext:value-type="float">
            <text:p>732</text:p>
          </table:table-cell>
          <table:table-cell table:style-name="ce1" office:value-type="string" calcext:value-type="string">
            <text:p>Trumbeak</text:p>
          </table:table-cell>
          <table:table-cell table:style-name="ce4"/>
          <table:table-cell table:style-name="ce6"/>
          <table:table-cell table:style-name="ce22" table:formula="of:=AND(NOT(ISBLANK([.E957])); COUNTIF([.E:.E]; &quot;=&quot; &amp; [.E95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733" calcext:value-type="float">
            <text:p>733</text:p>
          </table:table-cell>
          <table:table-cell table:style-name="ce1" office:value-type="string" calcext:value-type="string">
            <text:p>Toucannon</text:p>
          </table:table-cell>
          <table:table-cell table:style-name="ce4"/>
          <table:table-cell table:style-name="ce6"/>
          <table:table-cell table:style-name="ce22" table:formula="of:=AND(NOT(ISBLANK([.E958])); COUNTIF([.E:.E]; &quot;=&quot; &amp; [.E95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office:value-type="float" office:value="734" calcext:value-type="float">
            <text:p>734</text:p>
          </table:table-cell>
          <table:table-cell table:style-name="ce1" office:value-type="string" calcext:value-type="string">
            <text:p>Yungoos</text:p>
          </table:table-cell>
          <table:table-cell table:style-name="ce4"/>
          <table:table-cell table:style-name="ce6"/>
          <table:table-cell table:style-name="ce22" table:formula="of:=AND(NOT(ISBLANK([.E959])); COUNTIF([.E:.E]; &quot;=&quot; &amp; [.E95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office:value-type="float" office:value="735" calcext:value-type="float">
            <text:p>735</text:p>
          </table:table-cell>
          <table:table-cell table:style-name="ce1" office:value-type="string" calcext:value-type="string">
            <text:p>Gumshoos</text:p>
          </table:table-cell>
          <table:table-cell table:style-name="ce4"/>
          <table:table-cell table:style-name="ce6"/>
          <table:table-cell table:style-name="ce22" table:formula="of:=AND(NOT(ISBLANK([.E960])); COUNTIF([.E:.E]; &quot;=&quot; &amp; [.E96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office:value-type="float" office:value="736" calcext:value-type="float">
            <text:p>736</text:p>
          </table:table-cell>
          <table:table-cell table:style-name="ce1" office:value-type="string" calcext:value-type="string">
            <text:p>Grubbin</text:p>
          </table:table-cell>
          <table:table-cell table:style-name="ce4"/>
          <table:table-cell table:style-name="ce6"/>
          <table:table-cell table:style-name="ce22" table:formula="of:=AND(NOT(ISBLANK([.E961])); COUNTIF([.E:.E]; &quot;=&quot; &amp; [.E96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737" calcext:value-type="float">
            <text:p>737</text:p>
          </table:table-cell>
          <table:table-cell table:style-name="ce1" office:value-type="string" calcext:value-type="string">
            <text:p>Charjabug</text:p>
          </table:table-cell>
          <table:table-cell table:style-name="ce4"/>
          <table:table-cell table:style-name="ce6"/>
          <table:table-cell table:style-name="ce22" table:formula="of:=AND(NOT(ISBLANK([.E962])); COUNTIF([.E:.E]; &quot;=&quot; &amp; [.E96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office:value-type="float" office:value="738" calcext:value-type="float">
            <text:p>738</text:p>
          </table:table-cell>
          <table:table-cell table:style-name="ce1" office:value-type="string" calcext:value-type="string">
            <text:p>Vikavolt</text:p>
          </table:table-cell>
          <table:table-cell table:style-name="ce4"/>
          <table:table-cell table:style-name="ce6"/>
          <table:table-cell table:style-name="ce22" table:formula="of:=AND(NOT(ISBLANK([.E963])); COUNTIF([.E:.E]; &quot;=&quot; &amp; [.E96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office:value-type="float" office:value="739" calcext:value-type="float">
            <text:p>739</text:p>
          </table:table-cell>
          <table:table-cell table:style-name="ce1" office:value-type="string" calcext:value-type="string">
            <text:p>Crabrawler</text:p>
          </table:table-cell>
          <table:table-cell table:style-name="ce4"/>
          <table:table-cell table:style-name="ce6"/>
          <table:table-cell table:style-name="ce22" table:formula="of:=AND(NOT(ISBLANK([.E964])); COUNTIF([.E:.E]; &quot;=&quot; &amp; [.E96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740" calcext:value-type="float">
            <text:p>740</text:p>
          </table:table-cell>
          <table:table-cell table:style-name="ce1" office:value-type="string" calcext:value-type="string">
            <text:p>Crabominable</text:p>
          </table:table-cell>
          <table:table-cell table:style-name="ce4"/>
          <table:table-cell table:style-name="ce6"/>
          <table:table-cell table:style-name="ce22" table:formula="of:=AND(NOT(ISBLANK([.E965])); COUNTIF([.E:.E]; &quot;=&quot; &amp; [.E96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741" calcext:value-type="float">
            <text:p>741</text:p>
          </table:table-cell>
          <table:table-cell table:style-name="ce1" office:value-type="string" calcext:value-type="string">
            <text:p>Oricorio</text:p>
          </table:table-cell>
          <table:table-cell table:style-name="ce4"/>
          <table:table-cell table:style-name="ce6"/>
          <table:table-cell table:style-name="ce22" table:formula="of:=AND(NOT(ISBLANK([.E966])); COUNTIF([.E:.E]; &quot;=&quot; &amp; [.E96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office:value-type="float" office:value="742" calcext:value-type="float">
            <text:p>742</text:p>
          </table:table-cell>
          <table:table-cell table:style-name="ce1" office:value-type="string" calcext:value-type="string">
            <text:p>Cutiefly</text:p>
          </table:table-cell>
          <table:table-cell table:style-name="ce4"/>
          <table:table-cell table:style-name="ce6"/>
          <table:table-cell table:style-name="ce22" table:formula="of:=AND(NOT(ISBLANK([.E967])); COUNTIF([.E:.E]; &quot;=&quot; &amp; [.E96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office:value-type="float" office:value="743" calcext:value-type="float">
            <text:p>743</text:p>
          </table:table-cell>
          <table:table-cell table:style-name="ce1" office:value-type="string" calcext:value-type="string">
            <text:p>Ribombee</text:p>
          </table:table-cell>
          <table:table-cell table:style-name="ce4"/>
          <table:table-cell table:style-name="ce6"/>
          <table:table-cell table:style-name="ce22" table:formula="of:=AND(NOT(ISBLANK([.E968])); COUNTIF([.E:.E]; &quot;=&quot; &amp; [.E96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744" calcext:value-type="float">
            <text:p>744</text:p>
          </table:table-cell>
          <table:table-cell table:style-name="ce1" office:value-type="string" calcext:value-type="string">
            <text:p>Rockruff</text:p>
          </table:table-cell>
          <table:table-cell table:style-name="ce4"/>
          <table:table-cell table:style-name="ce6"/>
          <table:table-cell table:style-name="ce22" table:formula="of:=AND(NOT(ISBLANK([.E969])); COUNTIF([.E:.E]; &quot;=&quot; &amp; [.E96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office:value-type="float" office:value="745" calcext:value-type="float">
            <text:p>745</text:p>
          </table:table-cell>
          <table:table-cell table:style-name="ce1" office:value-type="string" calcext:value-type="string">
            <text:p>Lycanroc</text:p>
          </table:table-cell>
          <table:table-cell table:style-name="ce4"/>
          <table:table-cell table:style-name="ce6"/>
          <table:table-cell table:style-name="ce22" table:formula="of:=AND(NOT(ISBLANK([.E970])); COUNTIF([.E:.E]; &quot;=&quot; &amp; [.E97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746" calcext:value-type="float">
            <text:p>746</text:p>
          </table:table-cell>
          <table:table-cell table:style-name="ce1" office:value-type="string" calcext:value-type="string">
            <text:p>Wishiwashi</text:p>
          </table:table-cell>
          <table:table-cell table:style-name="ce4"/>
          <table:table-cell table:style-name="ce6"/>
          <table:table-cell table:style-name="ce22" table:formula="of:=AND(NOT(ISBLANK([.E971])); COUNTIF([.E:.E]; &quot;=&quot; &amp; [.E97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office:value-type="float" office:value="747" calcext:value-type="float">
            <text:p>747</text:p>
          </table:table-cell>
          <table:table-cell table:style-name="ce1" office:value-type="string" calcext:value-type="string">
            <text:p>Mareanie</text:p>
          </table:table-cell>
          <table:table-cell table:style-name="ce4"/>
          <table:table-cell table:style-name="ce6"/>
          <table:table-cell table:style-name="ce22" table:formula="of:=AND(NOT(ISBLANK([.E972])); COUNTIF([.E:.E]; &quot;=&quot; &amp; [.E97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office:value-type="float" office:value="748" calcext:value-type="float">
            <text:p>748</text:p>
          </table:table-cell>
          <table:table-cell table:style-name="ce1" office:value-type="string" calcext:value-type="string">
            <text:p>Toxapex</text:p>
          </table:table-cell>
          <table:table-cell table:style-name="ce4"/>
          <table:table-cell table:style-name="ce6"/>
          <table:table-cell table:style-name="ce22" table:formula="of:=AND(NOT(ISBLANK([.E973])); COUNTIF([.E:.E]; &quot;=&quot; &amp; [.E97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Mudbray</text:p>
          </table:table-cell>
          <table:table-cell table:style-name="ce4"/>
          <table:table-cell table:style-name="ce6"/>
          <table:table-cell table:style-name="ce22" table:formula="of:=AND(NOT(ISBLANK([.E974])); COUNTIF([.E:.E]; &quot;=&quot; &amp; [.E97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Mudsdale</text:p>
          </table:table-cell>
          <table:table-cell table:style-name="ce4"/>
          <table:table-cell table:style-name="ce6"/>
          <table:table-cell table:style-name="ce22" table:formula="of:=AND(NOT(ISBLANK([.E975])); COUNTIF([.E:.E]; &quot;=&quot; &amp; [.E97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office:value-type="float" office:value="751" calcext:value-type="float">
            <text:p>751</text:p>
          </table:table-cell>
          <table:table-cell table:style-name="ce1" office:value-type="string" calcext:value-type="string">
            <text:p>Dewpider</text:p>
          </table:table-cell>
          <table:table-cell table:style-name="ce4"/>
          <table:table-cell table:style-name="ce6"/>
          <table:table-cell table:style-name="ce22" table:formula="of:=AND(NOT(ISBLANK([.E976])); COUNTIF([.E:.E]; &quot;=&quot; &amp; [.E97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office:value-type="float" office:value="752" calcext:value-type="float">
            <text:p>752</text:p>
          </table:table-cell>
          <table:table-cell table:style-name="ce1" office:value-type="string" calcext:value-type="string">
            <text:p>Araquanid</text:p>
          </table:table-cell>
          <table:table-cell table:style-name="ce4"/>
          <table:table-cell table:style-name="ce6"/>
          <table:table-cell table:style-name="ce22" table:formula="of:=AND(NOT(ISBLANK([.E977])); COUNTIF([.E:.E]; &quot;=&quot; &amp; [.E97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office:value-type="float" office:value="753" calcext:value-type="float">
            <text:p>753</text:p>
          </table:table-cell>
          <table:table-cell table:style-name="ce1" office:value-type="string" calcext:value-type="string">
            <text:p>Fomantis</text:p>
          </table:table-cell>
          <table:table-cell table:style-name="ce4"/>
          <table:table-cell table:style-name="ce6"/>
          <table:table-cell table:style-name="ce22" table:formula="of:=AND(NOT(ISBLANK([.E978])); COUNTIF([.E:.E]; &quot;=&quot; &amp; [.E97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office:value-type="float" office:value="754" calcext:value-type="float">
            <text:p>754</text:p>
          </table:table-cell>
          <table:table-cell table:style-name="ce1" office:value-type="string" calcext:value-type="string">
            <text:p>Lurantis</text:p>
          </table:table-cell>
          <table:table-cell table:style-name="ce4"/>
          <table:table-cell table:style-name="ce6"/>
          <table:table-cell table:style-name="ce22" table:formula="of:=AND(NOT(ISBLANK([.E979])); COUNTIF([.E:.E]; &quot;=&quot; &amp; [.E97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office:value-type="float" office:value="755" calcext:value-type="float">
            <text:p>755</text:p>
          </table:table-cell>
          <table:table-cell table:style-name="ce1" office:value-type="string" calcext:value-type="string">
            <text:p>Morelull</text:p>
          </table:table-cell>
          <table:table-cell table:style-name="ce4"/>
          <table:table-cell table:style-name="ce6"/>
          <table:table-cell table:style-name="ce22" table:formula="of:=AND(NOT(ISBLANK([.E980])); COUNTIF([.E:.E]; &quot;=&quot; &amp; [.E98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office:value-type="float" office:value="756" calcext:value-type="float">
            <text:p>756</text:p>
          </table:table-cell>
          <table:table-cell table:style-name="ce1" office:value-type="string" calcext:value-type="string">
            <text:p>Shiinotic</text:p>
          </table:table-cell>
          <table:table-cell table:style-name="ce4"/>
          <table:table-cell table:style-name="ce6"/>
          <table:table-cell table:style-name="ce22" table:formula="of:=AND(NOT(ISBLANK([.E981])); COUNTIF([.E:.E]; &quot;=&quot; &amp; [.E98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office:value-type="float" office:value="757" calcext:value-type="float">
            <text:p>757</text:p>
          </table:table-cell>
          <table:table-cell table:style-name="ce1" office:value-type="string" calcext:value-type="string">
            <text:p>Salandit</text:p>
          </table:table-cell>
          <table:table-cell table:style-name="ce4"/>
          <table:table-cell table:style-name="ce6"/>
          <table:table-cell table:style-name="ce22" table:formula="of:=AND(NOT(ISBLANK([.E982])); COUNTIF([.E:.E]; &quot;=&quot; &amp; [.E98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758" calcext:value-type="float">
            <text:p>758</text:p>
          </table:table-cell>
          <table:table-cell table:style-name="ce1" office:value-type="string" calcext:value-type="string">
            <text:p>Salazzle</text:p>
          </table:table-cell>
          <table:table-cell table:style-name="ce4"/>
          <table:table-cell table:style-name="ce6"/>
          <table:table-cell table:style-name="ce22" table:formula="of:=AND(NOT(ISBLANK([.E983])); COUNTIF([.E:.E]; &quot;=&quot; &amp; [.E98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table:style-name="ce1" office:value-type="string" calcext:value-type="string">
            <text:p>Stufful</text:p>
          </table:table-cell>
          <table:table-cell table:style-name="ce4"/>
          <table:table-cell table:style-name="ce6"/>
          <table:table-cell table:style-name="ce22" table:formula="of:=AND(NOT(ISBLANK([.E984])); COUNTIF([.E:.E]; &quot;=&quot; &amp; [.E98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760" calcext:value-type="float">
            <text:p>760</text:p>
          </table:table-cell>
          <table:table-cell table:style-name="ce1" office:value-type="string" calcext:value-type="string">
            <text:p>Bewear</text:p>
          </table:table-cell>
          <table:table-cell table:style-name="ce4"/>
          <table:table-cell table:style-name="ce6"/>
          <table:table-cell table:style-name="ce22" table:formula="of:=AND(NOT(ISBLANK([.E985])); COUNTIF([.E:.E]; &quot;=&quot; &amp; [.E98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761" calcext:value-type="float">
            <text:p>761</text:p>
          </table:table-cell>
          <table:table-cell table:style-name="ce1" office:value-type="string" calcext:value-type="string">
            <text:p>Bounsweet</text:p>
          </table:table-cell>
          <table:table-cell table:style-name="ce4"/>
          <table:table-cell table:style-name="ce6"/>
          <table:table-cell table:style-name="ce22" table:formula="of:=AND(NOT(ISBLANK([.E986])); COUNTIF([.E:.E]; &quot;=&quot; &amp; [.E98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762" calcext:value-type="float">
            <text:p>762</text:p>
          </table:table-cell>
          <table:table-cell table:style-name="ce1" office:value-type="string" calcext:value-type="string">
            <text:p>Steenee</text:p>
          </table:table-cell>
          <table:table-cell table:style-name="ce4"/>
          <table:table-cell table:style-name="ce6"/>
          <table:table-cell table:style-name="ce22" table:formula="of:=AND(NOT(ISBLANK([.E987])); COUNTIF([.E:.E]; &quot;=&quot; &amp; [.E98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office:value-type="float" office:value="763" calcext:value-type="float">
            <text:p>763</text:p>
          </table:table-cell>
          <table:table-cell table:style-name="ce1" office:value-type="string" calcext:value-type="string">
            <text:p>Tsareena</text:p>
          </table:table-cell>
          <table:table-cell table:style-name="ce4"/>
          <table:table-cell table:style-name="ce6"/>
          <table:table-cell table:style-name="ce22" table:formula="of:=AND(NOT(ISBLANK([.E988])); COUNTIF([.E:.E]; &quot;=&quot; &amp; [.E98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764" calcext:value-type="float">
            <text:p>764</text:p>
          </table:table-cell>
          <table:table-cell table:style-name="ce1" office:value-type="string" calcext:value-type="string">
            <text:p>Comfey</text:p>
          </table:table-cell>
          <table:table-cell table:style-name="ce4"/>
          <table:table-cell table:style-name="ce6"/>
          <table:table-cell table:style-name="ce22" table:formula="of:=AND(NOT(ISBLANK([.E989])); COUNTIF([.E:.E]; &quot;=&quot; &amp; [.E98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765" calcext:value-type="float">
            <text:p>765</text:p>
          </table:table-cell>
          <table:table-cell table:style-name="ce1" office:value-type="string" calcext:value-type="string">
            <text:p>Oranguru</text:p>
          </table:table-cell>
          <table:table-cell table:style-name="ce4"/>
          <table:table-cell table:style-name="ce6"/>
          <table:table-cell table:style-name="ce22" table:formula="of:=AND(NOT(ISBLANK([.E990])); COUNTIF([.E:.E]; &quot;=&quot; &amp; [.E99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766" calcext:value-type="float">
            <text:p>766</text:p>
          </table:table-cell>
          <table:table-cell table:style-name="ce1" office:value-type="string" calcext:value-type="string">
            <text:p>Passimian</text:p>
          </table:table-cell>
          <table:table-cell table:style-name="ce4"/>
          <table:table-cell table:style-name="ce6"/>
          <table:table-cell table:style-name="ce22" table:formula="of:=AND(NOT(ISBLANK([.E991])); COUNTIF([.E:.E]; &quot;=&quot; &amp; [.E99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office:value-type="float" office:value="767" calcext:value-type="float">
            <text:p>767</text:p>
          </table:table-cell>
          <table:table-cell table:style-name="ce1" office:value-type="string" calcext:value-type="string">
            <text:p>Wimpod</text:p>
          </table:table-cell>
          <table:table-cell table:style-name="ce4"/>
          <table:table-cell table:style-name="ce6"/>
          <table:table-cell table:style-name="ce22" table:formula="of:=AND(NOT(ISBLANK([.E992])); COUNTIF([.E:.E]; &quot;=&quot; &amp; [.E99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768" calcext:value-type="float">
            <text:p>768</text:p>
          </table:table-cell>
          <table:table-cell table:style-name="ce1" office:value-type="string" calcext:value-type="string">
            <text:p>Golisopod</text:p>
          </table:table-cell>
          <table:table-cell table:style-name="ce4"/>
          <table:table-cell table:style-name="ce6"/>
          <table:table-cell table:style-name="ce22" table:formula="of:=AND(NOT(ISBLANK([.E993])); COUNTIF([.E:.E]; &quot;=&quot; &amp; [.E99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office:value-type="float" office:value="769" calcext:value-type="float">
            <text:p>769</text:p>
          </table:table-cell>
          <table:table-cell table:style-name="ce1" office:value-type="string" calcext:value-type="string">
            <text:p>Sandygast</text:p>
          </table:table-cell>
          <table:table-cell table:style-name="ce4"/>
          <table:table-cell table:style-name="ce6"/>
          <table:table-cell table:style-name="ce22" table:formula="of:=AND(NOT(ISBLANK([.E994])); COUNTIF([.E:.E]; &quot;=&quot; &amp; [.E99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770" calcext:value-type="float">
            <text:p>770</text:p>
          </table:table-cell>
          <table:table-cell table:style-name="ce1" office:value-type="string" calcext:value-type="string">
            <text:p>Palossand</text:p>
          </table:table-cell>
          <table:table-cell table:style-name="ce4"/>
          <table:table-cell table:style-name="ce6"/>
          <table:table-cell table:style-name="ce22" table:formula="of:=AND(NOT(ISBLANK([.E995])); COUNTIF([.E:.E]; &quot;=&quot; &amp; [.E99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771" calcext:value-type="float">
            <text:p>771</text:p>
          </table:table-cell>
          <table:table-cell table:style-name="ce1" office:value-type="string" calcext:value-type="string">
            <text:p>Pyukumuku</text:p>
          </table:table-cell>
          <table:table-cell table:style-name="ce4"/>
          <table:table-cell table:style-name="ce6"/>
          <table:table-cell table:style-name="ce22" table:formula="of:=AND(NOT(ISBLANK([.E996])); COUNTIF([.E:.E]; &quot;=&quot; &amp; [.E99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772" calcext:value-type="float">
            <text:p>772</text:p>
          </table:table-cell>
          <table:table-cell table:style-name="ce1" office:value-type="string" calcext:value-type="string">
            <text:p>Type: Null</text:p>
          </table:table-cell>
          <table:table-cell table:style-name="ce4"/>
          <table:table-cell table:style-name="ce6"/>
          <table:table-cell table:style-name="ce22" table:formula="of:=AND(NOT(ISBLANK([.E997])); COUNTIF([.E:.E]; &quot;=&quot; &amp; [.E99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773" calcext:value-type="float">
            <text:p>773</text:p>
          </table:table-cell>
          <table:table-cell table:style-name="ce1" office:value-type="string" calcext:value-type="string">
            <text:p>Silvally</text:p>
          </table:table-cell>
          <table:table-cell table:style-name="ce4"/>
          <table:table-cell table:style-name="ce6"/>
          <table:table-cell table:style-name="ce22" table:formula="of:=AND(NOT(ISBLANK([.E998])); COUNTIF([.E:.E]; &quot;=&quot; &amp; [.E99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office:value-type="float" office:value="774" calcext:value-type="float">
            <text:p>774</text:p>
          </table:table-cell>
          <table:table-cell table:style-name="ce1" office:value-type="string" calcext:value-type="string">
            <text:p>Minior</text:p>
          </table:table-cell>
          <table:table-cell table:style-name="ce4"/>
          <table:table-cell table:style-name="ce6"/>
          <table:table-cell table:style-name="ce22" table:formula="of:=AND(NOT(ISBLANK([.E999])); COUNTIF([.E:.E]; &quot;=&quot; &amp; [.E99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775" calcext:value-type="float">
            <text:p>775</text:p>
          </table:table-cell>
          <table:table-cell table:style-name="ce1" office:value-type="string" calcext:value-type="string">
            <text:p>Komala</text:p>
          </table:table-cell>
          <table:table-cell table:style-name="ce4"/>
          <table:table-cell table:style-name="ce6"/>
          <table:table-cell table:style-name="ce22" table:formula="of:=AND(NOT(ISBLANK([.E1000])); COUNTIF([.E:.E]; &quot;=&quot; &amp; [.E100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0" calcext:value-type="float">
            <text:p>1000</text:p>
          </table:table-cell>
          <table:table-cell office:value-type="float" office:value="776" calcext:value-type="float">
            <text:p>776</text:p>
          </table:table-cell>
          <table:table-cell table:style-name="ce1" office:value-type="string" calcext:value-type="string">
            <text:p>Turtonator</text:p>
          </table:table-cell>
          <table:table-cell table:style-name="ce4"/>
          <table:table-cell table:style-name="ce6"/>
          <table:table-cell table:style-name="ce22" table:formula="of:=AND(NOT(ISBLANK([.E1001])); COUNTIF([.E:.E]; &quot;=&quot; &amp; [.E100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1" calcext:value-type="float">
            <text:p>1001</text:p>
          </table:table-cell>
          <table:table-cell office:value-type="float" office:value="777" calcext:value-type="float">
            <text:p>777</text:p>
          </table:table-cell>
          <table:table-cell table:style-name="ce1" office:value-type="string" calcext:value-type="string">
            <text:p>Togedemaru</text:p>
          </table:table-cell>
          <table:table-cell table:style-name="ce4"/>
          <table:table-cell table:style-name="ce6"/>
          <table:table-cell table:style-name="ce22" table:formula="of:=AND(NOT(ISBLANK([.E1002])); COUNTIF([.E:.E]; &quot;=&quot; &amp; [.E100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2" calcext:value-type="float">
            <text:p>1002</text:p>
          </table:table-cell>
          <table:table-cell office:value-type="float" office:value="778" calcext:value-type="float">
            <text:p>778</text:p>
          </table:table-cell>
          <table:table-cell table:style-name="ce1" office:value-type="string" calcext:value-type="string">
            <text:p>Mimikyu</text:p>
          </table:table-cell>
          <table:table-cell table:style-name="ce4"/>
          <table:table-cell table:style-name="ce6"/>
          <table:table-cell table:style-name="ce22" table:formula="of:=AND(NOT(ISBLANK([.E1003])); COUNTIF([.E:.E]; &quot;=&quot; &amp; [.E100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3" calcext:value-type="float">
            <text:p>1003</text:p>
          </table:table-cell>
          <table:table-cell office:value-type="float" office:value="779" calcext:value-type="float">
            <text:p>779</text:p>
          </table:table-cell>
          <table:table-cell table:style-name="ce1" office:value-type="string" calcext:value-type="string">
            <text:p>Bruxish</text:p>
          </table:table-cell>
          <table:table-cell table:style-name="ce4"/>
          <table:table-cell table:style-name="ce6"/>
          <table:table-cell table:style-name="ce22" table:formula="of:=AND(NOT(ISBLANK([.E1004])); COUNTIF([.E:.E]; &quot;=&quot; &amp; [.E100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780" calcext:value-type="float">
            <text:p>780</text:p>
          </table:table-cell>
          <table:table-cell table:style-name="ce1" office:value-type="string" calcext:value-type="string">
            <text:p>Drampa</text:p>
          </table:table-cell>
          <table:table-cell table:style-name="ce4"/>
          <table:table-cell table:style-name="ce6"/>
          <table:table-cell table:style-name="ce22" table:formula="of:=AND(NOT(ISBLANK([.E1005])); COUNTIF([.E:.E]; &quot;=&quot; &amp; [.E100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781" calcext:value-type="float">
            <text:p>781</text:p>
          </table:table-cell>
          <table:table-cell table:style-name="ce1" office:value-type="string" calcext:value-type="string">
            <text:p>Dhelmise</text:p>
          </table:table-cell>
          <table:table-cell table:style-name="ce4"/>
          <table:table-cell table:style-name="ce6"/>
          <table:table-cell table:style-name="ce22" table:formula="of:=AND(NOT(ISBLANK([.E1006])); COUNTIF([.E:.E]; &quot;=&quot; &amp; [.E100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6" calcext:value-type="float">
            <text:p>1006</text:p>
          </table:table-cell>
          <table:table-cell office:value-type="float" office:value="782" calcext:value-type="float">
            <text:p>782</text:p>
          </table:table-cell>
          <table:table-cell table:style-name="ce1" office:value-type="string" calcext:value-type="string">
            <text:p>Jangmo-o</text:p>
          </table:table-cell>
          <table:table-cell table:style-name="ce4"/>
          <table:table-cell table:style-name="ce6"/>
          <table:table-cell table:style-name="ce22" table:formula="of:=AND(NOT(ISBLANK([.E1007])); COUNTIF([.E:.E]; &quot;=&quot; &amp; [.E100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7" calcext:value-type="float">
            <text:p>1007</text:p>
          </table:table-cell>
          <table:table-cell office:value-type="float" office:value="783" calcext:value-type="float">
            <text:p>783</text:p>
          </table:table-cell>
          <table:table-cell table:style-name="ce1" office:value-type="string" calcext:value-type="string">
            <text:p>Hakamo-o</text:p>
          </table:table-cell>
          <table:table-cell table:style-name="ce4"/>
          <table:table-cell table:style-name="ce6"/>
          <table:table-cell table:style-name="ce22" table:formula="of:=AND(NOT(ISBLANK([.E1008])); COUNTIF([.E:.E]; &quot;=&quot; &amp; [.E100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8" calcext:value-type="float">
            <text:p>1008</text:p>
          </table:table-cell>
          <table:table-cell office:value-type="float" office:value="784" calcext:value-type="float">
            <text:p>784</text:p>
          </table:table-cell>
          <table:table-cell table:style-name="ce1" office:value-type="string" calcext:value-type="string">
            <text:p>Kommo-o</text:p>
          </table:table-cell>
          <table:table-cell table:style-name="ce4"/>
          <table:table-cell table:style-name="ce6"/>
          <table:table-cell table:style-name="ce22" table:formula="of:=AND(NOT(ISBLANK([.E1009])); COUNTIF([.E:.E]; &quot;=&quot; &amp; [.E100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9" calcext:value-type="float">
            <text:p>1009</text:p>
          </table:table-cell>
          <table:table-cell office:value-type="float" office:value="785" calcext:value-type="float">
            <text:p>785</text:p>
          </table:table-cell>
          <table:table-cell table:style-name="ce1" office:value-type="string" calcext:value-type="string">
            <text:p>Tapu Koko</text:p>
          </table:table-cell>
          <table:table-cell table:style-name="ce4"/>
          <table:table-cell table:style-name="ce6"/>
          <table:table-cell table:style-name="ce22" table:formula="of:=AND(NOT(ISBLANK([.E1010])); COUNTIF([.E:.E]; &quot;=&quot; &amp; [.E101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0" calcext:value-type="float">
            <text:p>1010</text:p>
          </table:table-cell>
          <table:table-cell office:value-type="float" office:value="786" calcext:value-type="float">
            <text:p>786</text:p>
          </table:table-cell>
          <table:table-cell table:style-name="ce1" office:value-type="string" calcext:value-type="string">
            <text:p>Tapu Lele</text:p>
          </table:table-cell>
          <table:table-cell table:style-name="ce4"/>
          <table:table-cell table:style-name="ce6"/>
          <table:table-cell table:style-name="ce22" table:formula="of:=AND(NOT(ISBLANK([.E1011])); COUNTIF([.E:.E]; &quot;=&quot; &amp; [.E101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1" calcext:value-type="float">
            <text:p>1011</text:p>
          </table:table-cell>
          <table:table-cell office:value-type="float" office:value="787" calcext:value-type="float">
            <text:p>787</text:p>
          </table:table-cell>
          <table:table-cell table:style-name="ce1" office:value-type="string" calcext:value-type="string">
            <text:p>Tapu Bulu</text:p>
          </table:table-cell>
          <table:table-cell table:style-name="ce4"/>
          <table:table-cell table:style-name="ce6"/>
          <table:table-cell table:style-name="ce22" table:formula="of:=AND(NOT(ISBLANK([.E1012])); COUNTIF([.E:.E]; &quot;=&quot; &amp; [.E101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2" calcext:value-type="float">
            <text:p>1012</text:p>
          </table:table-cell>
          <table:table-cell office:value-type="float" office:value="788" calcext:value-type="float">
            <text:p>788</text:p>
          </table:table-cell>
          <table:table-cell table:style-name="ce1" office:value-type="string" calcext:value-type="string">
            <text:p>Tapu Fini</text:p>
          </table:table-cell>
          <table:table-cell table:style-name="ce4"/>
          <table:table-cell table:style-name="ce6"/>
          <table:table-cell table:style-name="ce22" table:formula="of:=AND(NOT(ISBLANK([.E1013])); COUNTIF([.E:.E]; &quot;=&quot; &amp; [.E101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3" calcext:value-type="float">
            <text:p>1013</text:p>
          </table:table-cell>
          <table:table-cell office:value-type="float" office:value="789" calcext:value-type="float">
            <text:p>789</text:p>
          </table:table-cell>
          <table:table-cell table:style-name="ce1" office:value-type="string" calcext:value-type="string">
            <text:p>Cosmog</text:p>
          </table:table-cell>
          <table:table-cell table:style-name="ce4"/>
          <table:table-cell table:style-name="ce6"/>
          <table:table-cell table:style-name="ce22" table:formula="of:=AND(NOT(ISBLANK([.E1014])); COUNTIF([.E:.E]; &quot;=&quot; &amp; [.E101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790" calcext:value-type="float">
            <text:p>790</text:p>
          </table:table-cell>
          <table:table-cell table:style-name="ce1" office:value-type="string" calcext:value-type="string">
            <text:p>Cosmoem</text:p>
          </table:table-cell>
          <table:table-cell table:style-name="ce4"/>
          <table:table-cell table:style-name="ce6"/>
          <table:table-cell table:style-name="ce22" table:formula="of:=AND(NOT(ISBLANK([.E1015])); COUNTIF([.E:.E]; &quot;=&quot; &amp; [.E101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Solgaleo</text:p>
          </table:table-cell>
          <table:table-cell table:style-name="ce4"/>
          <table:table-cell table:style-name="ce6"/>
          <table:table-cell table:style-name="ce22" table:formula="of:=AND(NOT(ISBLANK([.E1016])); COUNTIF([.E:.E]; &quot;=&quot; &amp; [.E101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6" calcext:value-type="float">
            <text:p>1016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Lunala</text:p>
          </table:table-cell>
          <table:table-cell table:style-name="ce4"/>
          <table:table-cell table:style-name="ce6"/>
          <table:table-cell table:style-name="ce22" table:formula="of:=AND(NOT(ISBLANK([.E1017])); COUNTIF([.E:.E]; &quot;=&quot; &amp; [.E101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7" calcext:value-type="float">
            <text:p>1017</text:p>
          </table:table-cell>
          <table:table-cell office:value-type="float" office:value="793" calcext:value-type="float">
            <text:p>793</text:p>
          </table:table-cell>
          <table:table-cell table:style-name="ce1" office:value-type="string" calcext:value-type="string">
            <text:p>Nihilego</text:p>
          </table:table-cell>
          <table:table-cell table:style-name="ce4"/>
          <table:table-cell table:style-name="ce6"/>
          <table:table-cell table:style-name="ce22" table:formula="of:=AND(NOT(ISBLANK([.E1018])); COUNTIF([.E:.E]; &quot;=&quot; &amp; [.E101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8" calcext:value-type="float">
            <text:p>1018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Buzzwole</text:p>
          </table:table-cell>
          <table:table-cell table:style-name="ce4"/>
          <table:table-cell table:style-name="ce6"/>
          <table:table-cell table:style-name="ce22" table:formula="of:=AND(NOT(ISBLANK([.E1019])); COUNTIF([.E:.E]; &quot;=&quot; &amp; [.E101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795" calcext:value-type="float">
            <text:p>795</text:p>
          </table:table-cell>
          <table:table-cell table:style-name="ce1" office:value-type="string" calcext:value-type="string">
            <text:p>Pheromosa</text:p>
          </table:table-cell>
          <table:table-cell table:style-name="ce4"/>
          <table:table-cell table:style-name="ce6"/>
          <table:table-cell table:style-name="ce22" table:formula="of:=AND(NOT(ISBLANK([.E1020])); COUNTIF([.E:.E]; &quot;=&quot; &amp; [.E102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796" calcext:value-type="float">
            <text:p>796</text:p>
          </table:table-cell>
          <table:table-cell table:style-name="ce1" office:value-type="string" calcext:value-type="string">
            <text:p>Xurkitree</text:p>
          </table:table-cell>
          <table:table-cell table:style-name="ce4"/>
          <table:table-cell table:style-name="ce6"/>
          <table:table-cell table:style-name="ce22" table:formula="of:=AND(NOT(ISBLANK([.E1021])); COUNTIF([.E:.E]; &quot;=&quot; &amp; [.E102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797" calcext:value-type="float">
            <text:p>797</text:p>
          </table:table-cell>
          <table:table-cell table:style-name="ce1" office:value-type="string" calcext:value-type="string">
            <text:p>Celesteela</text:p>
          </table:table-cell>
          <table:table-cell table:style-name="ce4"/>
          <table:table-cell table:style-name="ce6"/>
          <table:table-cell table:style-name="ce22" table:formula="of:=AND(NOT(ISBLANK([.E1022])); COUNTIF([.E:.E]; &quot;=&quot; &amp; [.E102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798" calcext:value-type="float">
            <text:p>798</text:p>
          </table:table-cell>
          <table:table-cell table:style-name="ce1" office:value-type="string" calcext:value-type="string">
            <text:p>Kartana</text:p>
          </table:table-cell>
          <table:table-cell table:style-name="ce4"/>
          <table:table-cell table:style-name="ce6"/>
          <table:table-cell table:style-name="ce22" table:formula="of:=AND(NOT(ISBLANK([.E1023])); COUNTIF([.E:.E]; &quot;=&quot; &amp; [.E102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799" calcext:value-type="float">
            <text:p>799</text:p>
          </table:table-cell>
          <table:table-cell table:style-name="ce1" office:value-type="string" calcext:value-type="string">
            <text:p>Guzzlord</text:p>
          </table:table-cell>
          <table:table-cell table:style-name="ce4"/>
          <table:table-cell table:style-name="ce6"/>
          <table:table-cell table:style-name="ce22" table:formula="of:=AND(NOT(ISBLANK([.E1024])); COUNTIF([.E:.E]; &quot;=&quot; &amp; [.E102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Necrozma</text:p>
          </table:table-cell>
          <table:table-cell table:style-name="ce4"/>
          <table:table-cell table:style-name="ce6"/>
          <table:table-cell table:style-name="ce22" table:formula="of:=AND(NOT(ISBLANK([.E1025])); COUNTIF([.E:.E]; &quot;=&quot; &amp; [.E1025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5" calcext:value-type="float">
            <text:p>1025</text:p>
          </table:table-cell>
          <table:table-cell office:value-type="float" office:value="801" calcext:value-type="float">
            <text:p>801</text:p>
          </table:table-cell>
          <table:table-cell table:style-name="ce1" office:value-type="string" calcext:value-type="string">
            <text:p>Magearna</text:p>
          </table:table-cell>
          <table:table-cell table:style-name="ce4"/>
          <table:table-cell table:style-name="ce6"/>
          <table:table-cell table:style-name="ce22" table:formula="of:=AND(NOT(ISBLANK([.E1026])); COUNTIF([.E:.E]; &quot;=&quot; &amp; [.E1026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6" calcext:value-type="float">
            <text:p>1026</text:p>
          </table:table-cell>
          <table:table-cell office:value-type="float" office:value="802" calcext:value-type="float">
            <text:p>802</text:p>
          </table:table-cell>
          <table:table-cell table:style-name="ce1" office:value-type="string" calcext:value-type="string">
            <text:p>Marshadow</text:p>
          </table:table-cell>
          <table:table-cell table:style-name="ce4"/>
          <table:table-cell table:style-name="ce6"/>
          <table:table-cell table:style-name="ce22" table:formula="of:=AND(NOT(ISBLANK([.E1027])); COUNTIF([.E:.E]; &quot;=&quot; &amp; [.E1027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803" calcext:value-type="float">
            <text:p>803</text:p>
          </table:table-cell>
          <table:table-cell table:style-name="ce1" office:value-type="string" calcext:value-type="string">
            <text:p>Poipole</text:p>
          </table:table-cell>
          <table:table-cell table:style-name="ce4"/>
          <table:table-cell table:style-name="ce6"/>
          <table:table-cell table:style-name="ce22" table:formula="of:=AND(NOT(ISBLANK([.E1028])); COUNTIF([.E:.E]; &quot;=&quot; &amp; [.E1028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804" calcext:value-type="float">
            <text:p>804</text:p>
          </table:table-cell>
          <table:table-cell table:style-name="ce1" office:value-type="string" calcext:value-type="string">
            <text:p>Naganadel</text:p>
          </table:table-cell>
          <table:table-cell table:style-name="ce4"/>
          <table:table-cell table:style-name="ce6"/>
          <table:table-cell table:style-name="ce22" table:formula="of:=AND(NOT(ISBLANK([.E1029])); COUNTIF([.E:.E]; &quot;=&quot; &amp; [.E1029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9" calcext:value-type="float">
            <text:p>1029</text:p>
          </table:table-cell>
          <table:table-cell office:value-type="float" office:value="805" calcext:value-type="float">
            <text:p>805</text:p>
          </table:table-cell>
          <table:table-cell table:style-name="ce1" office:value-type="string" calcext:value-type="string">
            <text:p>Stakataka</text:p>
          </table:table-cell>
          <table:table-cell table:style-name="ce4"/>
          <table:table-cell table:style-name="ce6"/>
          <table:table-cell table:style-name="ce22" table:formula="of:=AND(NOT(ISBLANK([.E1030])); COUNTIF([.E:.E]; &quot;=&quot; &amp; [.E1030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806" calcext:value-type="float">
            <text:p>806</text:p>
          </table:table-cell>
          <table:table-cell table:style-name="ce1" office:value-type="string" calcext:value-type="string">
            <text:p>Blacephalon</text:p>
          </table:table-cell>
          <table:table-cell table:style-name="ce4"/>
          <table:table-cell table:style-name="ce6"/>
          <table:table-cell table:style-name="ce22" table:formula="of:=AND(NOT(ISBLANK([.E1031])); COUNTIF([.E:.E]; &quot;=&quot; &amp; [.E1031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807" calcext:value-type="float">
            <text:p>807</text:p>
          </table:table-cell>
          <table:table-cell table:style-name="ce1" office:value-type="string" calcext:value-type="string">
            <text:p>Zeraora</text:p>
          </table:table-cell>
          <table:table-cell table:style-name="ce4"/>
          <table:table-cell table:style-name="ce6"/>
          <table:table-cell table:style-name="ce22" table:formula="of:=AND(NOT(ISBLANK([.E1032])); COUNTIF([.E:.E]; &quot;=&quot; &amp; [.E1032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808" calcext:value-type="float">
            <text:p>808</text:p>
          </table:table-cell>
          <table:table-cell table:style-name="ce1" office:value-type="string" calcext:value-type="string">
            <text:p>Meltan</text:p>
          </table:table-cell>
          <table:table-cell table:style-name="ce4"/>
          <table:table-cell table:style-name="ce6"/>
          <table:table-cell table:style-name="ce22" table:formula="of:=AND(NOT(ISBLANK([.E1033])); COUNTIF([.E:.E]; &quot;=&quot; &amp; [.E1033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809" calcext:value-type="float">
            <text:p>809</text:p>
          </table:table-cell>
          <table:table-cell table:style-name="ce1" office:value-type="string" calcext:value-type="string">
            <text:p>Melmetal</text:p>
          </table:table-cell>
          <table:table-cell table:style-name="ce4"/>
          <table:table-cell table:style-name="ce6"/>
          <table:table-cell table:style-name="ce22" table:formula="of:=AND(NOT(ISBLANK([.E1034])); COUNTIF([.E:.E]; &quot;=&quot; &amp; [.E1034])&gt;1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810" calcext:value-type="float">
            <text:p>810</text:p>
          </table:table-cell>
          <table:table-cell table:style-name="ce1" office:value-type="string" calcext:value-type="string">
            <text:p>Grookey</text:p>
          </table:table-cell>
          <table:table-cell table:style-name="ce4"/>
          <table:table-cell table:style-name="ce6"/>
          <table:table-cell table:style-name="ce22" table:formula="of:=AND(NOT(ISBLANK([.E1035])); COUNTIF([.E:.E]; &quot;=&quot; &amp; [.E103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811" calcext:value-type="float">
            <text:p>811</text:p>
          </table:table-cell>
          <table:table-cell table:style-name="ce1" office:value-type="string" calcext:value-type="string">
            <text:p>Thwackey</text:p>
          </table:table-cell>
          <table:table-cell table:style-name="ce4"/>
          <table:table-cell table:style-name="ce6"/>
          <table:table-cell table:style-name="ce22" table:formula="of:=AND(NOT(ISBLANK([.E1036])); COUNTIF([.E:.E]; &quot;=&quot; &amp; [.E103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812" calcext:value-type="float">
            <text:p>812</text:p>
          </table:table-cell>
          <table:table-cell table:style-name="ce1" office:value-type="string" calcext:value-type="string">
            <text:p>Rillaboom</text:p>
          </table:table-cell>
          <table:table-cell table:style-name="ce4"/>
          <table:table-cell table:style-name="ce6"/>
          <table:table-cell table:style-name="ce22" table:formula="of:=AND(NOT(ISBLANK([.E1037])); COUNTIF([.E:.E]; &quot;=&quot; &amp; [.E103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813" calcext:value-type="float">
            <text:p>813</text:p>
          </table:table-cell>
          <table:table-cell table:style-name="ce1" office:value-type="string" calcext:value-type="string">
            <text:p>Scorbunny</text:p>
          </table:table-cell>
          <table:table-cell table:style-name="ce4"/>
          <table:table-cell table:style-name="ce6"/>
          <table:table-cell table:style-name="ce22" table:formula="of:=AND(NOT(ISBLANK([.E1038])); COUNTIF([.E:.E]; &quot;=&quot; &amp; [.E103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814" calcext:value-type="float">
            <text:p>814</text:p>
          </table:table-cell>
          <table:table-cell table:style-name="ce1" office:value-type="string" calcext:value-type="string">
            <text:p>Raboot</text:p>
          </table:table-cell>
          <table:table-cell table:style-name="ce4"/>
          <table:table-cell table:style-name="ce6"/>
          <table:table-cell table:style-name="ce22" table:formula="of:=AND(NOT(ISBLANK([.E1039])); COUNTIF([.E:.E]; &quot;=&quot; &amp; [.E103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815" calcext:value-type="float">
            <text:p>815</text:p>
          </table:table-cell>
          <table:table-cell table:style-name="ce1" office:value-type="string" calcext:value-type="string">
            <text:p>Cinderace</text:p>
          </table:table-cell>
          <table:table-cell table:style-name="ce4"/>
          <table:table-cell table:style-name="ce6"/>
          <table:table-cell table:style-name="ce22" table:formula="of:=AND(NOT(ISBLANK([.E1040])); COUNTIF([.E:.E]; &quot;=&quot; &amp; [.E104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816" calcext:value-type="float">
            <text:p>816</text:p>
          </table:table-cell>
          <table:table-cell table:style-name="ce1" office:value-type="string" calcext:value-type="string">
            <text:p>Sobble</text:p>
          </table:table-cell>
          <table:table-cell table:style-name="ce4"/>
          <table:table-cell table:style-name="ce6"/>
          <table:table-cell table:style-name="ce22" table:formula="of:=AND(NOT(ISBLANK([.E1041])); COUNTIF([.E:.E]; &quot;=&quot; &amp; [.E104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1" calcext:value-type="float">
            <text:p>1041</text:p>
          </table:table-cell>
          <table:table-cell office:value-type="float" office:value="817" calcext:value-type="float">
            <text:p>817</text:p>
          </table:table-cell>
          <table:table-cell table:style-name="ce1" office:value-type="string" calcext:value-type="string">
            <text:p>Drizzile</text:p>
          </table:table-cell>
          <table:table-cell table:style-name="ce4"/>
          <table:table-cell table:style-name="ce6"/>
          <table:table-cell table:style-name="ce22" table:formula="of:=AND(NOT(ISBLANK([.E1042])); COUNTIF([.E:.E]; &quot;=&quot; &amp; [.E104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818" calcext:value-type="float">
            <text:p>818</text:p>
          </table:table-cell>
          <table:table-cell table:style-name="ce1" office:value-type="string" calcext:value-type="string">
            <text:p>Inteleon</text:p>
          </table:table-cell>
          <table:table-cell table:style-name="ce4"/>
          <table:table-cell table:style-name="ce6"/>
          <table:table-cell table:style-name="ce22" table:formula="of:=AND(NOT(ISBLANK([.E1043])); COUNTIF([.E:.E]; &quot;=&quot; &amp; [.E104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819" calcext:value-type="float">
            <text:p>819</text:p>
          </table:table-cell>
          <table:table-cell table:style-name="ce1" office:value-type="string" calcext:value-type="string">
            <text:p>Skwovet</text:p>
          </table:table-cell>
          <table:table-cell table:style-name="ce4"/>
          <table:table-cell table:style-name="ce6"/>
          <table:table-cell table:style-name="ce22" table:formula="of:=AND(NOT(ISBLANK([.E1044])); COUNTIF([.E:.E]; &quot;=&quot; &amp; [.E104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4" calcext:value-type="float">
            <text:p>1044</text:p>
          </table:table-cell>
          <table:table-cell office:value-type="float" office:value="820" calcext:value-type="float">
            <text:p>820</text:p>
          </table:table-cell>
          <table:table-cell table:style-name="ce1" office:value-type="string" calcext:value-type="string">
            <text:p>Greedent</text:p>
          </table:table-cell>
          <table:table-cell table:style-name="ce4"/>
          <table:table-cell table:style-name="ce6"/>
          <table:table-cell table:style-name="ce22" table:formula="of:=AND(NOT(ISBLANK([.E1045])); COUNTIF([.E:.E]; &quot;=&quot; &amp; [.E104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5" calcext:value-type="float">
            <text:p>1045</text:p>
          </table:table-cell>
          <table:table-cell office:value-type="float" office:value="821" calcext:value-type="float">
            <text:p>821</text:p>
          </table:table-cell>
          <table:table-cell table:style-name="ce1" office:value-type="string" calcext:value-type="string">
            <text:p>Rookidee</text:p>
          </table:table-cell>
          <table:table-cell table:style-name="ce4"/>
          <table:table-cell table:style-name="ce6"/>
          <table:table-cell table:style-name="ce22" table:formula="of:=AND(NOT(ISBLANK([.E1046])); COUNTIF([.E:.E]; &quot;=&quot; &amp; [.E104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822" calcext:value-type="float">
            <text:p>822</text:p>
          </table:table-cell>
          <table:table-cell table:style-name="ce1" office:value-type="string" calcext:value-type="string">
            <text:p>Corvisquire</text:p>
          </table:table-cell>
          <table:table-cell table:style-name="ce4"/>
          <table:table-cell table:style-name="ce6"/>
          <table:table-cell table:style-name="ce22" table:formula="of:=AND(NOT(ISBLANK([.E1047])); COUNTIF([.E:.E]; &quot;=&quot; &amp; [.E104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823" calcext:value-type="float">
            <text:p>823</text:p>
          </table:table-cell>
          <table:table-cell table:style-name="ce1" office:value-type="string" calcext:value-type="string">
            <text:p>Corviknight</text:p>
          </table:table-cell>
          <table:table-cell table:style-name="ce4"/>
          <table:table-cell table:style-name="ce6"/>
          <table:table-cell table:style-name="ce22" table:formula="of:=AND(NOT(ISBLANK([.E1048])); COUNTIF([.E:.E]; &quot;=&quot; &amp; [.E104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8" calcext:value-type="float">
            <text:p>1048</text:p>
          </table:table-cell>
          <table:table-cell office:value-type="float" office:value="824" calcext:value-type="float">
            <text:p>824</text:p>
          </table:table-cell>
          <table:table-cell table:style-name="ce1" office:value-type="string" calcext:value-type="string">
            <text:p>Blipbug</text:p>
          </table:table-cell>
          <table:table-cell table:style-name="ce4"/>
          <table:table-cell table:style-name="ce6"/>
          <table:table-cell table:style-name="ce22" table:formula="of:=AND(NOT(ISBLANK([.E1049])); COUNTIF([.E:.E]; &quot;=&quot; &amp; [.E104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825" calcext:value-type="float">
            <text:p>825</text:p>
          </table:table-cell>
          <table:table-cell table:style-name="ce1" office:value-type="string" calcext:value-type="string">
            <text:p>Dottler</text:p>
          </table:table-cell>
          <table:table-cell table:style-name="ce4"/>
          <table:table-cell table:style-name="ce6"/>
          <table:table-cell table:style-name="ce22" table:formula="of:=AND(NOT(ISBLANK([.E1050])); COUNTIF([.E:.E]; &quot;=&quot; &amp; [.E105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826" calcext:value-type="float">
            <text:p>826</text:p>
          </table:table-cell>
          <table:table-cell table:style-name="ce1" office:value-type="string" calcext:value-type="string">
            <text:p>Orbeetle</text:p>
          </table:table-cell>
          <table:table-cell table:style-name="ce4"/>
          <table:table-cell table:style-name="ce6"/>
          <table:table-cell table:style-name="ce22" table:formula="of:=AND(NOT(ISBLANK([.E1051])); COUNTIF([.E:.E]; &quot;=&quot; &amp; [.E105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827" calcext:value-type="float">
            <text:p>827</text:p>
          </table:table-cell>
          <table:table-cell table:style-name="ce1" office:value-type="string" calcext:value-type="string">
            <text:p>Nickit</text:p>
          </table:table-cell>
          <table:table-cell table:style-name="ce4"/>
          <table:table-cell table:style-name="ce6"/>
          <table:table-cell table:style-name="ce22" table:formula="of:=AND(NOT(ISBLANK([.E1052])); COUNTIF([.E:.E]; &quot;=&quot; &amp; [.E105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828" calcext:value-type="float">
            <text:p>828</text:p>
          </table:table-cell>
          <table:table-cell table:style-name="ce1" office:value-type="string" calcext:value-type="string">
            <text:p>Thievul</text:p>
          </table:table-cell>
          <table:table-cell table:style-name="ce4"/>
          <table:table-cell table:style-name="ce6"/>
          <table:table-cell table:style-name="ce22" table:formula="of:=AND(NOT(ISBLANK([.E1053])); COUNTIF([.E:.E]; &quot;=&quot; &amp; [.E105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829" calcext:value-type="float">
            <text:p>829</text:p>
          </table:table-cell>
          <table:table-cell table:style-name="ce1" office:value-type="string" calcext:value-type="string">
            <text:p>Gossifleur</text:p>
          </table:table-cell>
          <table:table-cell table:style-name="ce4"/>
          <table:table-cell table:style-name="ce6"/>
          <table:table-cell table:style-name="ce22" table:formula="of:=AND(NOT(ISBLANK([.E1054])); COUNTIF([.E:.E]; &quot;=&quot; &amp; [.E105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830" calcext:value-type="float">
            <text:p>830</text:p>
          </table:table-cell>
          <table:table-cell table:style-name="ce1" office:value-type="string" calcext:value-type="string">
            <text:p>Eldegoss</text:p>
          </table:table-cell>
          <table:table-cell table:style-name="ce4"/>
          <table:table-cell table:style-name="ce6"/>
          <table:table-cell table:style-name="ce22" table:formula="of:=AND(NOT(ISBLANK([.E1055])); COUNTIF([.E:.E]; &quot;=&quot; &amp; [.E105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831" calcext:value-type="float">
            <text:p>831</text:p>
          </table:table-cell>
          <table:table-cell table:style-name="ce1" office:value-type="string" calcext:value-type="string">
            <text:p>Wooloo</text:p>
          </table:table-cell>
          <table:table-cell table:style-name="ce4"/>
          <table:table-cell table:style-name="ce6"/>
          <table:table-cell table:style-name="ce22" table:formula="of:=AND(NOT(ISBLANK([.E1056])); COUNTIF([.E:.E]; &quot;=&quot; &amp; [.E105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832" calcext:value-type="float">
            <text:p>832</text:p>
          </table:table-cell>
          <table:table-cell table:style-name="ce1" office:value-type="string" calcext:value-type="string">
            <text:p>Dubwool</text:p>
          </table:table-cell>
          <table:table-cell table:style-name="ce4"/>
          <table:table-cell table:style-name="ce6"/>
          <table:table-cell table:style-name="ce22" table:formula="of:=AND(NOT(ISBLANK([.E1057])); COUNTIF([.E:.E]; &quot;=&quot; &amp; [.E105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  <table:table-cell table:style-name="ce1" office:value-type="string" calcext:value-type="string">
            <text:p>Chewtle</text:p>
          </table:table-cell>
          <table:table-cell table:style-name="ce4"/>
          <table:table-cell table:style-name="ce6"/>
          <table:table-cell table:style-name="ce22" table:formula="of:=AND(NOT(ISBLANK([.E1058])); COUNTIF([.E:.E]; &quot;=&quot; &amp; [.E105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834" calcext:value-type="float">
            <text:p>834</text:p>
          </table:table-cell>
          <table:table-cell table:style-name="ce1" office:value-type="string" calcext:value-type="string">
            <text:p>Drednaw</text:p>
          </table:table-cell>
          <table:table-cell table:style-name="ce4"/>
          <table:table-cell table:style-name="ce6"/>
          <table:table-cell table:style-name="ce22" table:formula="of:=AND(NOT(ISBLANK([.E1059])); COUNTIF([.E:.E]; &quot;=&quot; &amp; [.E105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835" calcext:value-type="float">
            <text:p>835</text:p>
          </table:table-cell>
          <table:table-cell table:style-name="ce1" office:value-type="string" calcext:value-type="string">
            <text:p>Yamper</text:p>
          </table:table-cell>
          <table:table-cell table:style-name="ce4"/>
          <table:table-cell table:style-name="ce6"/>
          <table:table-cell table:style-name="ce22" table:formula="of:=AND(NOT(ISBLANK([.E1060])); COUNTIF([.E:.E]; &quot;=&quot; &amp; [.E106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836" calcext:value-type="float">
            <text:p>836</text:p>
          </table:table-cell>
          <table:table-cell table:style-name="ce1" office:value-type="string" calcext:value-type="string">
            <text:p>Boltund</text:p>
          </table:table-cell>
          <table:table-cell table:style-name="ce4"/>
          <table:table-cell table:style-name="ce6"/>
          <table:table-cell table:style-name="ce22" table:formula="of:=AND(NOT(ISBLANK([.E1061])); COUNTIF([.E:.E]; &quot;=&quot; &amp; [.E106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837" calcext:value-type="float">
            <text:p>837</text:p>
          </table:table-cell>
          <table:table-cell table:style-name="ce1" office:value-type="string" calcext:value-type="string">
            <text:p>Rolycoly</text:p>
          </table:table-cell>
          <table:table-cell table:style-name="ce4"/>
          <table:table-cell table:style-name="ce6"/>
          <table:table-cell table:style-name="ce22" table:formula="of:=AND(NOT(ISBLANK([.E1062])); COUNTIF([.E:.E]; &quot;=&quot; &amp; [.E106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838" calcext:value-type="float">
            <text:p>838</text:p>
          </table:table-cell>
          <table:table-cell table:style-name="ce1" office:value-type="string" calcext:value-type="string">
            <text:p>Carkol</text:p>
          </table:table-cell>
          <table:table-cell table:style-name="ce4"/>
          <table:table-cell table:style-name="ce6"/>
          <table:table-cell table:style-name="ce22" table:formula="of:=AND(NOT(ISBLANK([.E1063])); COUNTIF([.E:.E]; &quot;=&quot; &amp; [.E106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839" calcext:value-type="float">
            <text:p>839</text:p>
          </table:table-cell>
          <table:table-cell table:style-name="ce1" office:value-type="string" calcext:value-type="string">
            <text:p>Coalossal</text:p>
          </table:table-cell>
          <table:table-cell table:style-name="ce4"/>
          <table:table-cell table:style-name="ce6"/>
          <table:table-cell table:style-name="ce22" table:formula="of:=AND(NOT(ISBLANK([.E1064])); COUNTIF([.E:.E]; &quot;=&quot; &amp; [.E106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840" calcext:value-type="float">
            <text:p>840</text:p>
          </table:table-cell>
          <table:table-cell table:style-name="ce1" office:value-type="string" calcext:value-type="string">
            <text:p>Applin</text:p>
          </table:table-cell>
          <table:table-cell table:style-name="ce4"/>
          <table:table-cell table:style-name="ce6"/>
          <table:table-cell table:style-name="ce22" table:formula="of:=AND(NOT(ISBLANK([.E1065])); COUNTIF([.E:.E]; &quot;=&quot; &amp; [.E106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841" calcext:value-type="float">
            <text:p>841</text:p>
          </table:table-cell>
          <table:table-cell table:style-name="ce1" office:value-type="string" calcext:value-type="string">
            <text:p>Flapple</text:p>
          </table:table-cell>
          <table:table-cell table:style-name="ce4"/>
          <table:table-cell table:style-name="ce6"/>
          <table:table-cell table:style-name="ce22" table:formula="of:=AND(NOT(ISBLANK([.E1066])); COUNTIF([.E:.E]; &quot;=&quot; &amp; [.E106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842" calcext:value-type="float">
            <text:p>842</text:p>
          </table:table-cell>
          <table:table-cell table:style-name="ce1" office:value-type="string" calcext:value-type="string">
            <text:p>Appletun</text:p>
          </table:table-cell>
          <table:table-cell table:style-name="ce4"/>
          <table:table-cell table:style-name="ce6"/>
          <table:table-cell table:style-name="ce22" table:formula="of:=AND(NOT(ISBLANK([.E1067])); COUNTIF([.E:.E]; &quot;=&quot; &amp; [.E106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843" calcext:value-type="float">
            <text:p>843</text:p>
          </table:table-cell>
          <table:table-cell table:style-name="ce1" office:value-type="string" calcext:value-type="string">
            <text:p>Silicobra</text:p>
          </table:table-cell>
          <table:table-cell table:style-name="ce4"/>
          <table:table-cell table:style-name="ce6"/>
          <table:table-cell table:style-name="ce22" table:formula="of:=AND(NOT(ISBLANK([.E1068])); COUNTIF([.E:.E]; &quot;=&quot; &amp; [.E106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844" calcext:value-type="float">
            <text:p>844</text:p>
          </table:table-cell>
          <table:table-cell table:style-name="ce1" office:value-type="string" calcext:value-type="string">
            <text:p>Sandaconda</text:p>
          </table:table-cell>
          <table:table-cell table:style-name="ce4"/>
          <table:table-cell table:style-name="ce6"/>
          <table:table-cell table:style-name="ce22" table:formula="of:=AND(NOT(ISBLANK([.E1069])); COUNTIF([.E:.E]; &quot;=&quot; &amp; [.E106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845" calcext:value-type="float">
            <text:p>845</text:p>
          </table:table-cell>
          <table:table-cell table:style-name="ce1" office:value-type="string" calcext:value-type="string">
            <text:p>Cramorant</text:p>
          </table:table-cell>
          <table:table-cell table:style-name="ce4"/>
          <table:table-cell table:style-name="ce6"/>
          <table:table-cell table:style-name="ce22" table:formula="of:=AND(NOT(ISBLANK([.E1070])); COUNTIF([.E:.E]; &quot;=&quot; &amp; [.E107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846" calcext:value-type="float">
            <text:p>846</text:p>
          </table:table-cell>
          <table:table-cell table:style-name="ce1" office:value-type="string" calcext:value-type="string">
            <text:p>Arrokuda</text:p>
          </table:table-cell>
          <table:table-cell table:style-name="ce4"/>
          <table:table-cell table:style-name="ce6"/>
          <table:table-cell table:style-name="ce22" table:formula="of:=AND(NOT(ISBLANK([.E1071])); COUNTIF([.E:.E]; &quot;=&quot; &amp; [.E107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847" calcext:value-type="float">
            <text:p>847</text:p>
          </table:table-cell>
          <table:table-cell table:style-name="ce1" office:value-type="string" calcext:value-type="string">
            <text:p>Barraskewda</text:p>
          </table:table-cell>
          <table:table-cell table:style-name="ce4"/>
          <table:table-cell table:style-name="ce6"/>
          <table:table-cell table:style-name="ce22" table:formula="of:=AND(NOT(ISBLANK([.E1072])); COUNTIF([.E:.E]; &quot;=&quot; &amp; [.E107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848" calcext:value-type="float">
            <text:p>848</text:p>
          </table:table-cell>
          <table:table-cell table:style-name="ce1" office:value-type="string" calcext:value-type="string">
            <text:p>Toxel</text:p>
          </table:table-cell>
          <table:table-cell table:style-name="ce4"/>
          <table:table-cell table:style-name="ce6"/>
          <table:table-cell table:style-name="ce22" table:formula="of:=AND(NOT(ISBLANK([.E1073])); COUNTIF([.E:.E]; &quot;=&quot; &amp; [.E107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5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849" calcext:value-type="float">
            <text:p>849</text:p>
          </table:table-cell>
          <table:table-cell table:style-name="ce1" office:value-type="string" calcext:value-type="string">
            <text:p>Toxtricity</text:p>
          </table:table-cell>
          <table:table-cell table:style-name="ce4"/>
          <table:table-cell table:style-name="ce6"/>
          <table:table-cell table:style-name="ce22" table:formula="of:=AND(NOT(ISBLANK([.E1074])); COUNTIF([.E:.E]; &quot;=&quot; &amp; [.E107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850" calcext:value-type="float">
            <text:p>850</text:p>
          </table:table-cell>
          <table:table-cell table:style-name="ce1" office:value-type="string" calcext:value-type="string">
            <text:p>Sizzlipede</text:p>
          </table:table-cell>
          <table:table-cell table:style-name="ce4"/>
          <table:table-cell table:style-name="ce6"/>
          <table:table-cell table:style-name="ce22" table:formula="of:=AND(NOT(ISBLANK([.E1075])); COUNTIF([.E:.E]; &quot;=&quot; &amp; [.E107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851" calcext:value-type="float">
            <text:p>851</text:p>
          </table:table-cell>
          <table:table-cell table:style-name="ce1" office:value-type="string" calcext:value-type="string">
            <text:p>Centiskorch</text:p>
          </table:table-cell>
          <table:table-cell table:style-name="ce4"/>
          <table:table-cell table:style-name="ce6"/>
          <table:table-cell table:style-name="ce22" table:formula="of:=AND(NOT(ISBLANK([.E1076])); COUNTIF([.E:.E]; &quot;=&quot; &amp; [.E107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852" calcext:value-type="float">
            <text:p>852</text:p>
          </table:table-cell>
          <table:table-cell table:style-name="ce1" office:value-type="string" calcext:value-type="string">
            <text:p>Clobbopus</text:p>
          </table:table-cell>
          <table:table-cell table:style-name="ce4"/>
          <table:table-cell table:style-name="ce6"/>
          <table:table-cell table:style-name="ce22" table:formula="of:=AND(NOT(ISBLANK([.E1077])); COUNTIF([.E:.E]; &quot;=&quot; &amp; [.E107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7" calcext:value-type="float">
            <text:p>1077</text:p>
          </table:table-cell>
          <table:table-cell office:value-type="float" office:value="853" calcext:value-type="float">
            <text:p>853</text:p>
          </table:table-cell>
          <table:table-cell table:style-name="ce1" office:value-type="string" calcext:value-type="string">
            <text:p>Grapploct</text:p>
          </table:table-cell>
          <table:table-cell table:style-name="ce4"/>
          <table:table-cell table:style-name="ce6"/>
          <table:table-cell table:style-name="ce22" table:formula="of:=AND(NOT(ISBLANK([.E1078])); COUNTIF([.E:.E]; &quot;=&quot; &amp; [.E107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854" calcext:value-type="float">
            <text:p>854</text:p>
          </table:table-cell>
          <table:table-cell table:style-name="ce1" office:value-type="string" calcext:value-type="string">
            <text:p>Sinistea</text:p>
          </table:table-cell>
          <table:table-cell table:style-name="ce4"/>
          <table:table-cell table:style-name="ce6"/>
          <table:table-cell table:style-name="ce22" table:formula="of:=AND(NOT(ISBLANK([.E1079])); COUNTIF([.E:.E]; &quot;=&quot; &amp; [.E107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855" calcext:value-type="float">
            <text:p>855</text:p>
          </table:table-cell>
          <table:table-cell table:style-name="ce1" office:value-type="string" calcext:value-type="string">
            <text:p>Polteageist</text:p>
          </table:table-cell>
          <table:table-cell table:style-name="ce4"/>
          <table:table-cell table:style-name="ce6"/>
          <table:table-cell table:style-name="ce22" table:formula="of:=AND(NOT(ISBLANK([.E1080])); COUNTIF([.E:.E]; &quot;=&quot; &amp; [.E108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856" calcext:value-type="float">
            <text:p>856</text:p>
          </table:table-cell>
          <table:table-cell table:style-name="ce1" office:value-type="string" calcext:value-type="string">
            <text:p>Hatenna</text:p>
          </table:table-cell>
          <table:table-cell table:style-name="ce4"/>
          <table:table-cell table:style-name="ce6"/>
          <table:table-cell table:style-name="ce22" table:formula="of:=AND(NOT(ISBLANK([.E1081])); COUNTIF([.E:.E]; &quot;=&quot; &amp; [.E108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1" calcext:value-type="float">
            <text:p>1081</text:p>
          </table:table-cell>
          <table:table-cell office:value-type="float" office:value="857" calcext:value-type="float">
            <text:p>857</text:p>
          </table:table-cell>
          <table:table-cell table:style-name="ce1" office:value-type="string" calcext:value-type="string">
            <text:p>Hattrem</text:p>
          </table:table-cell>
          <table:table-cell table:style-name="ce4"/>
          <table:table-cell table:style-name="ce6"/>
          <table:table-cell table:style-name="ce22" table:formula="of:=AND(NOT(ISBLANK([.E1082])); COUNTIF([.E:.E]; &quot;=&quot; &amp; [.E108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2" calcext:value-type="float">
            <text:p>1082</text:p>
          </table:table-cell>
          <table:table-cell office:value-type="float" office:value="858" calcext:value-type="float">
            <text:p>858</text:p>
          </table:table-cell>
          <table:table-cell table:style-name="ce1" office:value-type="string" calcext:value-type="string">
            <text:p>Hatterene</text:p>
          </table:table-cell>
          <table:table-cell table:style-name="ce4"/>
          <table:table-cell table:style-name="ce6"/>
          <table:table-cell table:style-name="ce22" table:formula="of:=AND(NOT(ISBLANK([.E1083])); COUNTIF([.E:.E]; &quot;=&quot; &amp; [.E108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859" calcext:value-type="float">
            <text:p>859</text:p>
          </table:table-cell>
          <table:table-cell table:style-name="ce1" office:value-type="string" calcext:value-type="string">
            <text:p>Impidimp</text:p>
          </table:table-cell>
          <table:table-cell table:style-name="ce4"/>
          <table:table-cell table:style-name="ce6"/>
          <table:table-cell table:style-name="ce22" table:formula="of:=AND(NOT(ISBLANK([.E1084])); COUNTIF([.E:.E]; &quot;=&quot; &amp; [.E108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4" calcext:value-type="float">
            <text:p>1084</text:p>
          </table:table-cell>
          <table:table-cell office:value-type="float" office:value="860" calcext:value-type="float">
            <text:p>860</text:p>
          </table:table-cell>
          <table:table-cell table:style-name="ce1" office:value-type="string" calcext:value-type="string">
            <text:p>Morgrem</text:p>
          </table:table-cell>
          <table:table-cell table:style-name="ce4"/>
          <table:table-cell table:style-name="ce6"/>
          <table:table-cell table:style-name="ce22" table:formula="of:=AND(NOT(ISBLANK([.E1085])); COUNTIF([.E:.E]; &quot;=&quot; &amp; [.E108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861" calcext:value-type="float">
            <text:p>861</text:p>
          </table:table-cell>
          <table:table-cell table:style-name="ce1" office:value-type="string" calcext:value-type="string">
            <text:p>Grimmsnarl</text:p>
          </table:table-cell>
          <table:table-cell table:style-name="ce4"/>
          <table:table-cell table:style-name="ce6"/>
          <table:table-cell table:style-name="ce22" table:formula="of:=AND(NOT(ISBLANK([.E1086])); COUNTIF([.E:.E]; &quot;=&quot; &amp; [.E108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862" calcext:value-type="float">
            <text:p>862</text:p>
          </table:table-cell>
          <table:table-cell table:style-name="ce1" office:value-type="string" calcext:value-type="string">
            <text:p>Obstagoon</text:p>
          </table:table-cell>
          <table:table-cell table:style-name="ce4"/>
          <table:table-cell table:style-name="ce6"/>
          <table:table-cell table:style-name="ce22" table:formula="of:=AND(NOT(ISBLANK([.E1087])); COUNTIF([.E:.E]; &quot;=&quot; &amp; [.E108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7" calcext:value-type="float">
            <text:p>1087</text:p>
          </table:table-cell>
          <table:table-cell office:value-type="float" office:value="863" calcext:value-type="float">
            <text:p>863</text:p>
          </table:table-cell>
          <table:table-cell table:style-name="ce1" office:value-type="string" calcext:value-type="string">
            <text:p>Perrserker</text:p>
          </table:table-cell>
          <table:table-cell table:style-name="ce4"/>
          <table:table-cell table:style-name="ce6"/>
          <table:table-cell table:style-name="ce22" table:formula="of:=AND(NOT(ISBLANK([.E1088])); COUNTIF([.E:.E]; &quot;=&quot; &amp; [.E108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8" calcext:value-type="float">
            <text:p>1088</text:p>
          </table:table-cell>
          <table:table-cell office:value-type="float" office:value="864" calcext:value-type="float">
            <text:p>864</text:p>
          </table:table-cell>
          <table:table-cell table:style-name="ce1" office:value-type="string" calcext:value-type="string">
            <text:p>Cursola</text:p>
          </table:table-cell>
          <table:table-cell table:style-name="ce4"/>
          <table:table-cell table:style-name="ce6"/>
          <table:table-cell table:style-name="ce22" table:formula="of:=AND(NOT(ISBLANK([.E1089])); COUNTIF([.E:.E]; &quot;=&quot; &amp; [.E108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865" calcext:value-type="float">
            <text:p>865</text:p>
          </table:table-cell>
          <table:table-cell table:style-name="ce1" office:value-type="string" calcext:value-type="string">
            <text:p>Sirfetch'd</text:p>
          </table:table-cell>
          <table:table-cell table:style-name="ce4"/>
          <table:table-cell table:style-name="ce6"/>
          <table:table-cell table:style-name="ce22" table:formula="of:=AND(NOT(ISBLANK([.E1090])); COUNTIF([.E:.E]; &quot;=&quot; &amp; [.E109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0" calcext:value-type="float">
            <text:p>1090</text:p>
          </table:table-cell>
          <table:table-cell office:value-type="float" office:value="866" calcext:value-type="float">
            <text:p>866</text:p>
          </table:table-cell>
          <table:table-cell table:style-name="ce1" office:value-type="string" calcext:value-type="string">
            <text:p>Mr. Rime</text:p>
          </table:table-cell>
          <table:table-cell table:style-name="ce4"/>
          <table:table-cell table:style-name="ce6"/>
          <table:table-cell table:style-name="ce22" table:formula="of:=AND(NOT(ISBLANK([.E1091])); COUNTIF([.E:.E]; &quot;=&quot; &amp; [.E109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867" calcext:value-type="float">
            <text:p>867</text:p>
          </table:table-cell>
          <table:table-cell table:style-name="ce1" office:value-type="string" calcext:value-type="string">
            <text:p>Runerigus</text:p>
          </table:table-cell>
          <table:table-cell table:style-name="ce4"/>
          <table:table-cell table:style-name="ce6"/>
          <table:table-cell table:style-name="ce22" table:formula="of:=AND(NOT(ISBLANK([.E1092])); COUNTIF([.E:.E]; &quot;=&quot; &amp; [.E109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868" calcext:value-type="float">
            <text:p>868</text:p>
          </table:table-cell>
          <table:table-cell table:style-name="ce1" office:value-type="string" calcext:value-type="string">
            <text:p>Milcery</text:p>
          </table:table-cell>
          <table:table-cell table:style-name="ce4"/>
          <table:table-cell table:style-name="ce6"/>
          <table:table-cell table:style-name="ce22" table:formula="of:=AND(NOT(ISBLANK([.E1093])); COUNTIF([.E:.E]; &quot;=&quot; &amp; [.E109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869" calcext:value-type="float">
            <text:p>869</text:p>
          </table:table-cell>
          <table:table-cell table:style-name="ce1" office:value-type="string" calcext:value-type="string">
            <text:p>Alcremie</text:p>
          </table:table-cell>
          <table:table-cell table:style-name="ce4"/>
          <table:table-cell table:style-name="ce6"/>
          <table:table-cell table:style-name="ce22" table:formula="of:=AND(NOT(ISBLANK([.E1094])); COUNTIF([.E:.E]; &quot;=&quot; &amp; [.E109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870" calcext:value-type="float">
            <text:p>870</text:p>
          </table:table-cell>
          <table:table-cell table:style-name="ce1" office:value-type="string" calcext:value-type="string">
            <text:p>Falinks</text:p>
          </table:table-cell>
          <table:table-cell table:style-name="ce4"/>
          <table:table-cell table:style-name="ce6"/>
          <table:table-cell table:style-name="ce22" table:formula="of:=AND(NOT(ISBLANK([.E1095])); COUNTIF([.E:.E]; &quot;=&quot; &amp; [.E109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5" calcext:value-type="float">
            <text:p>1095</text:p>
          </table:table-cell>
          <table:table-cell office:value-type="float" office:value="871" calcext:value-type="float">
            <text:p>871</text:p>
          </table:table-cell>
          <table:table-cell table:style-name="ce1" office:value-type="string" calcext:value-type="string">
            <text:p>Pincurchin</text:p>
          </table:table-cell>
          <table:table-cell table:style-name="ce4"/>
          <table:table-cell table:style-name="ce6"/>
          <table:table-cell table:style-name="ce22" table:formula="of:=AND(NOT(ISBLANK([.E1096])); COUNTIF([.E:.E]; &quot;=&quot; &amp; [.E109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872" calcext:value-type="float">
            <text:p>872</text:p>
          </table:table-cell>
          <table:table-cell table:style-name="ce1" office:value-type="string" calcext:value-type="string">
            <text:p>Snom</text:p>
          </table:table-cell>
          <table:table-cell table:style-name="ce4"/>
          <table:table-cell table:style-name="ce6"/>
          <table:table-cell table:style-name="ce22" table:formula="of:=AND(NOT(ISBLANK([.E1097])); COUNTIF([.E:.E]; &quot;=&quot; &amp; [.E109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7" calcext:value-type="float">
            <text:p>1097</text:p>
          </table:table-cell>
          <table:table-cell office:value-type="float" office:value="873" calcext:value-type="float">
            <text:p>873</text:p>
          </table:table-cell>
          <table:table-cell table:style-name="ce1" office:value-type="string" calcext:value-type="string">
            <text:p>Frosmoth</text:p>
          </table:table-cell>
          <table:table-cell table:style-name="ce4"/>
          <table:table-cell table:style-name="ce6"/>
          <table:table-cell table:style-name="ce22" table:formula="of:=AND(NOT(ISBLANK([.E1098])); COUNTIF([.E:.E]; &quot;=&quot; &amp; [.E109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874" calcext:value-type="float">
            <text:p>874</text:p>
          </table:table-cell>
          <table:table-cell table:style-name="ce1" office:value-type="string" calcext:value-type="string">
            <text:p>Stonjourner</text:p>
          </table:table-cell>
          <table:table-cell table:style-name="ce4"/>
          <table:table-cell table:style-name="ce6"/>
          <table:table-cell table:style-name="ce22" table:formula="of:=AND(NOT(ISBLANK([.E1099])); COUNTIF([.E:.E]; &quot;=&quot; &amp; [.E109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9" calcext:value-type="float">
            <text:p>1099</text:p>
          </table:table-cell>
          <table:table-cell office:value-type="float" office:value="875" calcext:value-type="float">
            <text:p>875</text:p>
          </table:table-cell>
          <table:table-cell table:style-name="ce1" office:value-type="string" calcext:value-type="string">
            <text:p>Eiscue</text:p>
          </table:table-cell>
          <table:table-cell table:style-name="ce4"/>
          <table:table-cell table:style-name="ce6"/>
          <table:table-cell table:style-name="ce22" table:formula="of:=AND(NOT(ISBLANK([.E1100])); COUNTIF([.E:.E]; &quot;=&quot; &amp; [.E110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0" calcext:value-type="float">
            <text:p>1100</text:p>
          </table:table-cell>
          <table:table-cell office:value-type="float" office:value="876" calcext:value-type="float">
            <text:p>876</text:p>
          </table:table-cell>
          <table:table-cell table:style-name="ce1" office:value-type="string" calcext:value-type="string">
            <text:p>Indeedee</text:p>
          </table:table-cell>
          <table:table-cell table:style-name="ce4"/>
          <table:table-cell table:style-name="ce6"/>
          <table:table-cell table:style-name="ce22" table:formula="of:=AND(NOT(ISBLANK([.E1101])); COUNTIF([.E:.E]; &quot;=&quot; &amp; [.E110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1" calcext:value-type="float">
            <text:p>1101</text:p>
          </table:table-cell>
          <table:table-cell office:value-type="float" office:value="877" calcext:value-type="float">
            <text:p>877</text:p>
          </table:table-cell>
          <table:table-cell table:style-name="ce1" office:value-type="string" calcext:value-type="string">
            <text:p>Morpeko</text:p>
          </table:table-cell>
          <table:table-cell table:style-name="ce4"/>
          <table:table-cell table:style-name="ce6"/>
          <table:table-cell table:style-name="ce22" table:formula="of:=AND(NOT(ISBLANK([.E1102])); COUNTIF([.E:.E]; &quot;=&quot; &amp; [.E110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2" calcext:value-type="float">
            <text:p>1102</text:p>
          </table:table-cell>
          <table:table-cell office:value-type="float" office:value="878" calcext:value-type="float">
            <text:p>878</text:p>
          </table:table-cell>
          <table:table-cell table:style-name="ce1" office:value-type="string" calcext:value-type="string">
            <text:p>Cufant</text:p>
          </table:table-cell>
          <table:table-cell table:style-name="ce4"/>
          <table:table-cell table:style-name="ce6"/>
          <table:table-cell table:style-name="ce22" table:formula="of:=AND(NOT(ISBLANK([.E1103])); COUNTIF([.E:.E]; &quot;=&quot; &amp; [.E110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3" calcext:value-type="float">
            <text:p>1103</text:p>
          </table:table-cell>
          <table:table-cell office:value-type="float" office:value="879" calcext:value-type="float">
            <text:p>879</text:p>
          </table:table-cell>
          <table:table-cell table:style-name="ce1" office:value-type="string" calcext:value-type="string">
            <text:p>Copperajah</text:p>
          </table:table-cell>
          <table:table-cell table:style-name="ce4"/>
          <table:table-cell table:style-name="ce6"/>
          <table:table-cell table:style-name="ce22" table:formula="of:=AND(NOT(ISBLANK([.E1104])); COUNTIF([.E:.E]; &quot;=&quot; &amp; [.E110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4" calcext:value-type="float">
            <text:p>1104</text:p>
          </table:table-cell>
          <table:table-cell office:value-type="float" office:value="880" calcext:value-type="float">
            <text:p>880</text:p>
          </table:table-cell>
          <table:table-cell table:style-name="ce1" office:value-type="string" calcext:value-type="string">
            <text:p>Dracozolt</text:p>
          </table:table-cell>
          <table:table-cell table:style-name="ce4"/>
          <table:table-cell table:style-name="ce6"/>
          <table:table-cell table:style-name="ce22" table:formula="of:=AND(NOT(ISBLANK([.E1105])); COUNTIF([.E:.E]; &quot;=&quot; &amp; [.E110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5" calcext:value-type="float">
            <text:p>1105</text:p>
          </table:table-cell>
          <table:table-cell office:value-type="float" office:value="881" calcext:value-type="float">
            <text:p>881</text:p>
          </table:table-cell>
          <table:table-cell table:style-name="ce1" office:value-type="string" calcext:value-type="string">
            <text:p>Arctozolt</text:p>
          </table:table-cell>
          <table:table-cell table:style-name="ce4"/>
          <table:table-cell table:style-name="ce6"/>
          <table:table-cell table:style-name="ce22" table:formula="of:=AND(NOT(ISBLANK([.E1106])); COUNTIF([.E:.E]; &quot;=&quot; &amp; [.E110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6" calcext:value-type="float">
            <text:p>1106</text:p>
          </table:table-cell>
          <table:table-cell office:value-type="float" office:value="882" calcext:value-type="float">
            <text:p>882</text:p>
          </table:table-cell>
          <table:table-cell table:style-name="ce1" office:value-type="string" calcext:value-type="string">
            <text:p>Dracovish</text:p>
          </table:table-cell>
          <table:table-cell table:style-name="ce4"/>
          <table:table-cell table:style-name="ce6"/>
          <table:table-cell table:style-name="ce22" table:formula="of:=AND(NOT(ISBLANK([.E1107])); COUNTIF([.E:.E]; &quot;=&quot; &amp; [.E110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883" calcext:value-type="float">
            <text:p>883</text:p>
          </table:table-cell>
          <table:table-cell table:style-name="ce1" office:value-type="string" calcext:value-type="string">
            <text:p>Arctovish</text:p>
          </table:table-cell>
          <table:table-cell table:style-name="ce4"/>
          <table:table-cell table:style-name="ce6"/>
          <table:table-cell table:style-name="ce22" table:formula="of:=AND(NOT(ISBLANK([.E1108])); COUNTIF([.E:.E]; &quot;=&quot; &amp; [.E110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884" calcext:value-type="float">
            <text:p>884</text:p>
          </table:table-cell>
          <table:table-cell table:style-name="ce1" office:value-type="string" calcext:value-type="string">
            <text:p>Duraludon</text:p>
          </table:table-cell>
          <table:table-cell table:style-name="ce4"/>
          <table:table-cell table:style-name="ce6"/>
          <table:table-cell table:style-name="ce22" table:formula="of:=AND(NOT(ISBLANK([.E1109])); COUNTIF([.E:.E]; &quot;=&quot; &amp; [.E110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885" calcext:value-type="float">
            <text:p>885</text:p>
          </table:table-cell>
          <table:table-cell table:style-name="ce1" office:value-type="string" calcext:value-type="string">
            <text:p>Dreepy</text:p>
          </table:table-cell>
          <table:table-cell table:style-name="ce4"/>
          <table:table-cell table:style-name="ce6"/>
          <table:table-cell table:style-name="ce22" table:formula="of:=AND(NOT(ISBLANK([.E1110])); COUNTIF([.E:.E]; &quot;=&quot; &amp; [.E111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886" calcext:value-type="float">
            <text:p>886</text:p>
          </table:table-cell>
          <table:table-cell table:style-name="ce1" office:value-type="string" calcext:value-type="string">
            <text:p>Drakloak</text:p>
          </table:table-cell>
          <table:table-cell table:style-name="ce4"/>
          <table:table-cell table:style-name="ce6"/>
          <table:table-cell table:style-name="ce22" table:formula="of:=AND(NOT(ISBLANK([.E1111])); COUNTIF([.E:.E]; &quot;=&quot; &amp; [.E111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1" calcext:value-type="float">
            <text:p>1111</text:p>
          </table:table-cell>
          <table:table-cell office:value-type="float" office:value="887" calcext:value-type="float">
            <text:p>887</text:p>
          </table:table-cell>
          <table:table-cell table:style-name="ce1" office:value-type="string" calcext:value-type="string">
            <text:p>Dragapult</text:p>
          </table:table-cell>
          <table:table-cell table:style-name="ce4"/>
          <table:table-cell table:style-name="ce6"/>
          <table:table-cell table:style-name="ce22" table:formula="of:=AND(NOT(ISBLANK([.E1112])); COUNTIF([.E:.E]; &quot;=&quot; &amp; [.E111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2" calcext:value-type="float">
            <text:p>1112</text:p>
          </table:table-cell>
          <table:table-cell office:value-type="float" office:value="888" calcext:value-type="float">
            <text:p>888</text:p>
          </table:table-cell>
          <table:table-cell table:style-name="ce1" office:value-type="string" calcext:value-type="string">
            <text:p>Zacian</text:p>
          </table:table-cell>
          <table:table-cell table:style-name="ce4"/>
          <table:table-cell table:style-name="ce6"/>
          <table:table-cell table:style-name="ce22" table:formula="of:=AND(NOT(ISBLANK([.E1113])); COUNTIF([.E:.E]; &quot;=&quot; &amp; [.E111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table:style-name="ce1" office:value-type="string" calcext:value-type="string">
            <text:p>Zamazenta</text:p>
          </table:table-cell>
          <table:table-cell table:style-name="ce4"/>
          <table:table-cell table:style-name="ce6"/>
          <table:table-cell table:style-name="ce22" table:formula="of:=AND(NOT(ISBLANK([.E1114])); COUNTIF([.E:.E]; &quot;=&quot; &amp; [.E111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4" calcext:value-type="float">
            <text:p>1114</text:p>
          </table:table-cell>
          <table:table-cell office:value-type="float" office:value="890" calcext:value-type="float">
            <text:p>890</text:p>
          </table:table-cell>
          <table:table-cell table:style-name="ce1" office:value-type="string" calcext:value-type="string">
            <text:p>Eternatus</text:p>
          </table:table-cell>
          <table:table-cell table:style-name="ce4"/>
          <table:table-cell table:style-name="ce6"/>
          <table:table-cell table:style-name="ce22" table:formula="of:=AND(NOT(ISBLANK([.E1115])); COUNTIF([.E:.E]; &quot;=&quot; &amp; [.E111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5" calcext:value-type="float">
            <text:p>1115</text:p>
          </table:table-cell>
          <table:table-cell office:value-type="float" office:value="891" calcext:value-type="float">
            <text:p>891</text:p>
          </table:table-cell>
          <table:table-cell table:style-name="ce1" office:value-type="string" calcext:value-type="string">
            <text:p>Kubfu</text:p>
          </table:table-cell>
          <table:table-cell table:style-name="ce4"/>
          <table:table-cell table:style-name="ce6"/>
          <table:table-cell table:style-name="ce22" table:formula="of:=AND(NOT(ISBLANK([.E1116])); COUNTIF([.E:.E]; &quot;=&quot; &amp; [.E111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6" calcext:value-type="float">
            <text:p>1116</text:p>
          </table:table-cell>
          <table:table-cell office:value-type="float" office:value="892" calcext:value-type="float">
            <text:p>892</text:p>
          </table:table-cell>
          <table:table-cell table:style-name="ce1" office:value-type="string" calcext:value-type="string">
            <text:p>Urshifu</text:p>
          </table:table-cell>
          <table:table-cell table:style-name="ce4"/>
          <table:table-cell table:style-name="ce6"/>
          <table:table-cell table:style-name="ce22" table:formula="of:=AND(NOT(ISBLANK([.E1117])); COUNTIF([.E:.E]; &quot;=&quot; &amp; [.E111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893" calcext:value-type="float">
            <text:p>893</text:p>
          </table:table-cell>
          <table:table-cell table:style-name="ce1" office:value-type="string" calcext:value-type="string">
            <text:p>Zarude</text:p>
          </table:table-cell>
          <table:table-cell table:style-name="ce4"/>
          <table:table-cell table:style-name="ce6"/>
          <table:table-cell table:style-name="ce22" table:formula="of:=AND(NOT(ISBLANK([.E1118])); COUNTIF([.E:.E]; &quot;=&quot; &amp; [.E111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894" calcext:value-type="float">
            <text:p>894</text:p>
          </table:table-cell>
          <table:table-cell table:style-name="ce1" office:value-type="string" calcext:value-type="string">
            <text:p>Regieleki</text:p>
          </table:table-cell>
          <table:table-cell table:style-name="ce4"/>
          <table:table-cell table:style-name="ce6"/>
          <table:table-cell table:style-name="ce22" table:formula="of:=AND(NOT(ISBLANK([.E1119])); COUNTIF([.E:.E]; &quot;=&quot; &amp; [.E111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895" calcext:value-type="float">
            <text:p>895</text:p>
          </table:table-cell>
          <table:table-cell table:style-name="ce1" office:value-type="string" calcext:value-type="string">
            <text:p>Regidrago</text:p>
          </table:table-cell>
          <table:table-cell table:style-name="ce4"/>
          <table:table-cell table:style-name="ce6"/>
          <table:table-cell table:style-name="ce22" table:formula="of:=AND(NOT(ISBLANK([.E1120])); COUNTIF([.E:.E]; &quot;=&quot; &amp; [.E112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896" calcext:value-type="float">
            <text:p>896</text:p>
          </table:table-cell>
          <table:table-cell table:style-name="ce1" office:value-type="string" calcext:value-type="string">
            <text:p>Glastrier</text:p>
          </table:table-cell>
          <table:table-cell table:style-name="ce4"/>
          <table:table-cell table:style-name="ce6"/>
          <table:table-cell table:style-name="ce22" table:formula="of:=AND(NOT(ISBLANK([.E1121])); COUNTIF([.E:.E]; &quot;=&quot; &amp; [.E1121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897" calcext:value-type="float">
            <text:p>897</text:p>
          </table:table-cell>
          <table:table-cell table:style-name="ce1" office:value-type="string" calcext:value-type="string">
            <text:p>Spectrier</text:p>
          </table:table-cell>
          <table:table-cell table:style-name="ce4"/>
          <table:table-cell table:style-name="ce6"/>
          <table:table-cell table:style-name="ce22" table:formula="of:=AND(NOT(ISBLANK([.E1122])); COUNTIF([.E:.E]; &quot;=&quot; &amp; [.E1122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898" calcext:value-type="float">
            <text:p>898</text:p>
          </table:table-cell>
          <table:table-cell table:style-name="ce1" office:value-type="string" calcext:value-type="string">
            <text:p>Calyrex</text:p>
          </table:table-cell>
          <table:table-cell table:style-name="ce4"/>
          <table:table-cell table:style-name="ce6"/>
          <table:table-cell table:style-name="ce22" table:formula="of:=AND(NOT(ISBLANK([.E1123])); COUNTIF([.E:.E]; &quot;=&quot; &amp; [.E1123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table:style-name="ce1" office:value-type="string" calcext:value-type="string">
            <text:p>Wyrdeer</text:p>
          </table:table-cell>
          <table:table-cell table:style-name="ce4"/>
          <table:table-cell table:style-name="ce6"/>
          <table:table-cell table:style-name="ce22" table:formula="of:=AND(NOT(ISBLANK([.E1124])); COUNTIF([.E:.E]; &quot;=&quot; &amp; [.E1124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Kleavor</text:p>
          </table:table-cell>
          <table:table-cell table:style-name="ce4"/>
          <table:table-cell table:style-name="ce6"/>
          <table:table-cell table:style-name="ce22" table:formula="of:=AND(NOT(ISBLANK([.E1125])); COUNTIF([.E:.E]; &quot;=&quot; &amp; [.E1125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901" calcext:value-type="float">
            <text:p>901</text:p>
          </table:table-cell>
          <table:table-cell table:style-name="ce1" office:value-type="string" calcext:value-type="string">
            <text:p>Ursaluna</text:p>
          </table:table-cell>
          <table:table-cell table:style-name="ce4"/>
          <table:table-cell table:style-name="ce6"/>
          <table:table-cell table:style-name="ce22" table:formula="of:=AND(NOT(ISBLANK([.E1126])); COUNTIF([.E:.E]; &quot;=&quot; &amp; [.E1126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902" calcext:value-type="float">
            <text:p>902</text:p>
          </table:table-cell>
          <table:table-cell table:style-name="ce1" office:value-type="string" calcext:value-type="string">
            <text:p>Basculegion</text:p>
          </table:table-cell>
          <table:table-cell table:style-name="ce4"/>
          <table:table-cell table:style-name="ce6"/>
          <table:table-cell table:style-name="ce22" table:formula="of:=AND(NOT(ISBLANK([.E1127])); COUNTIF([.E:.E]; &quot;=&quot; &amp; [.E1127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903" calcext:value-type="float">
            <text:p>903</text:p>
          </table:table-cell>
          <table:table-cell table:style-name="ce1" office:value-type="string" calcext:value-type="string">
            <text:p>Sneasler</text:p>
          </table:table-cell>
          <table:table-cell table:style-name="ce4"/>
          <table:table-cell table:style-name="ce6"/>
          <table:table-cell table:style-name="ce22" table:formula="of:=AND(NOT(ISBLANK([.E1128])); COUNTIF([.E:.E]; &quot;=&quot; &amp; [.E1128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8" calcext:value-type="float">
            <text:p>1128</text:p>
          </table:table-cell>
          <table:table-cell office:value-type="float" office:value="904" calcext:value-type="float">
            <text:p>904</text:p>
          </table:table-cell>
          <table:table-cell table:style-name="ce1" office:value-type="string" calcext:value-type="string">
            <text:p>Overqwil</text:p>
          </table:table-cell>
          <table:table-cell table:style-name="ce4"/>
          <table:table-cell table:style-name="ce6"/>
          <table:table-cell table:style-name="ce22" table:formula="of:=AND(NOT(ISBLANK([.E1129])); COUNTIF([.E:.E]; &quot;=&quot; &amp; [.E1129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905" calcext:value-type="float">
            <text:p>905</text:p>
          </table:table-cell>
          <table:table-cell table:style-name="ce1" office:value-type="string" calcext:value-type="string">
            <text:p>Enamorus</text:p>
          </table:table-cell>
          <table:table-cell table:style-name="ce4"/>
          <table:table-cell table:style-name="ce6"/>
          <table:table-cell table:style-name="ce22" table:formula="of:=AND(NOT(ISBLANK([.E1130])); COUNTIF([.E:.E]; &quot;=&quot; &amp; [.E1130])&gt;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0" calcext:value-type="float">
            <text:p>1130</text:p>
          </table:table-cell>
          <table:table-cell office:value-type="float" office:value="906" calcext:value-type="float">
            <text:p>906</text:p>
          </table:table-cell>
          <table:table-cell table:style-name="ce1" office:value-type="string" calcext:value-type="string">
            <text:p>Sprigatito</text:p>
          </table:table-cell>
          <table:table-cell table:style-name="ce4"/>
          <table:table-cell table:style-name="ce6"/>
          <table:table-cell table:style-name="ce22" table:formula="of:=AND(NOT(ISBLANK([.E1131])); COUNTIF([.E:.E]; &quot;=&quot; &amp; [.E113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907" calcext:value-type="float">
            <text:p>907</text:p>
          </table:table-cell>
          <table:table-cell table:style-name="ce1" office:value-type="string" calcext:value-type="string">
            <text:p>Floragato</text:p>
          </table:table-cell>
          <table:table-cell table:style-name="ce4"/>
          <table:table-cell table:style-name="ce6"/>
          <table:table-cell table:style-name="ce22" table:formula="of:=AND(NOT(ISBLANK([.E1132])); COUNTIF([.E:.E]; &quot;=&quot; &amp; [.E113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2" calcext:value-type="float">
            <text:p>1132</text:p>
          </table:table-cell>
          <table:table-cell office:value-type="float" office:value="908" calcext:value-type="float">
            <text:p>908</text:p>
          </table:table-cell>
          <table:table-cell table:style-name="ce1" office:value-type="string" calcext:value-type="string">
            <text:p>Meowscarada</text:p>
          </table:table-cell>
          <table:table-cell table:style-name="ce4"/>
          <table:table-cell table:style-name="ce6"/>
          <table:table-cell table:style-name="ce22" table:formula="of:=AND(NOT(ISBLANK([.E1133])); COUNTIF([.E:.E]; &quot;=&quot; &amp; [.E113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909" calcext:value-type="float">
            <text:p>909</text:p>
          </table:table-cell>
          <table:table-cell table:style-name="ce1" office:value-type="string" calcext:value-type="string">
            <text:p>Fuecoco</text:p>
          </table:table-cell>
          <table:table-cell table:style-name="ce4"/>
          <table:table-cell table:style-name="ce6"/>
          <table:table-cell table:style-name="ce22" table:formula="of:=AND(NOT(ISBLANK([.E1134])); COUNTIF([.E:.E]; &quot;=&quot; &amp; [.E113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4" calcext:value-type="float">
            <text:p>1134</text:p>
          </table:table-cell>
          <table:table-cell office:value-type="float" office:value="910" calcext:value-type="float">
            <text:p>910</text:p>
          </table:table-cell>
          <table:table-cell table:style-name="ce1" office:value-type="string" calcext:value-type="string">
            <text:p>Crocalor</text:p>
          </table:table-cell>
          <table:table-cell table:style-name="ce4"/>
          <table:table-cell table:style-name="ce6"/>
          <table:table-cell table:style-name="ce22" table:formula="of:=AND(NOT(ISBLANK([.E1135])); COUNTIF([.E:.E]; &quot;=&quot; &amp; [.E113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911" calcext:value-type="float">
            <text:p>911</text:p>
          </table:table-cell>
          <table:table-cell table:style-name="ce1" office:value-type="string" calcext:value-type="string">
            <text:p>Skeledirge</text:p>
          </table:table-cell>
          <table:table-cell table:style-name="ce4"/>
          <table:table-cell table:style-name="ce6"/>
          <table:table-cell table:style-name="ce22" table:formula="of:=AND(NOT(ISBLANK([.E1136])); COUNTIF([.E:.E]; &quot;=&quot; &amp; [.E113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912" calcext:value-type="float">
            <text:p>912</text:p>
          </table:table-cell>
          <table:table-cell table:style-name="ce1" office:value-type="string" calcext:value-type="string">
            <text:p>Quaxly</text:p>
          </table:table-cell>
          <table:table-cell table:style-name="ce4"/>
          <table:table-cell table:style-name="ce6"/>
          <table:table-cell table:style-name="ce22" table:formula="of:=AND(NOT(ISBLANK([.E1137])); COUNTIF([.E:.E]; &quot;=&quot; &amp; [.E113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913" calcext:value-type="float">
            <text:p>913</text:p>
          </table:table-cell>
          <table:table-cell table:style-name="ce1" office:value-type="string" calcext:value-type="string">
            <text:p>Quaxwell</text:p>
          </table:table-cell>
          <table:table-cell table:style-name="ce4"/>
          <table:table-cell table:style-name="ce6"/>
          <table:table-cell table:style-name="ce22" table:formula="of:=AND(NOT(ISBLANK([.E1138])); COUNTIF([.E:.E]; &quot;=&quot; &amp; [.E113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914" calcext:value-type="float">
            <text:p>914</text:p>
          </table:table-cell>
          <table:table-cell table:style-name="ce1" office:value-type="string" calcext:value-type="string">
            <text:p>Quaquaval</text:p>
          </table:table-cell>
          <table:table-cell table:style-name="ce4"/>
          <table:table-cell table:style-name="ce6"/>
          <table:table-cell table:style-name="ce22" table:formula="of:=AND(NOT(ISBLANK([.E1139])); COUNTIF([.E:.E]; &quot;=&quot; &amp; [.E113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7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9" calcext:value-type="float">
            <text:p>1139</text:p>
          </table:table-cell>
          <table:table-cell office:value-type="float" office:value="915" calcext:value-type="float">
            <text:p>915</text:p>
          </table:table-cell>
          <table:table-cell table:style-name="ce1" office:value-type="string" calcext:value-type="string">
            <text:p>Lechonk</text:p>
          </table:table-cell>
          <table:table-cell table:style-name="ce4"/>
          <table:table-cell table:style-name="ce6"/>
          <table:table-cell table:style-name="ce22" table:formula="of:=AND(NOT(ISBLANK([.E1140])); COUNTIF([.E:.E]; &quot;=&quot; &amp; [.E114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916" calcext:value-type="float">
            <text:p>916</text:p>
          </table:table-cell>
          <table:table-cell table:style-name="ce1" office:value-type="string" calcext:value-type="string">
            <text:p>Oinkologne</text:p>
          </table:table-cell>
          <table:table-cell table:style-name="ce4"/>
          <table:table-cell table:style-name="ce6"/>
          <table:table-cell table:style-name="ce22" table:formula="of:=AND(NOT(ISBLANK([.E1141])); COUNTIF([.E:.E]; &quot;=&quot; &amp; [.E114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917" calcext:value-type="float">
            <text:p>917</text:p>
          </table:table-cell>
          <table:table-cell table:style-name="ce1" office:value-type="string" calcext:value-type="string">
            <text:p>Tarountula</text:p>
          </table:table-cell>
          <table:table-cell table:style-name="ce4"/>
          <table:table-cell table:style-name="ce6"/>
          <table:table-cell table:style-name="ce22" table:formula="of:=AND(NOT(ISBLANK([.E1142])); COUNTIF([.E:.E]; &quot;=&quot; &amp; [.E114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2" calcext:value-type="float">
            <text:p>1142</text:p>
          </table:table-cell>
          <table:table-cell office:value-type="float" office:value="918" calcext:value-type="float">
            <text:p>918</text:p>
          </table:table-cell>
          <table:table-cell table:style-name="ce1" office:value-type="string" calcext:value-type="string">
            <text:p>Spidops</text:p>
          </table:table-cell>
          <table:table-cell table:style-name="ce4"/>
          <table:table-cell table:style-name="ce6"/>
          <table:table-cell table:style-name="ce22" table:formula="of:=AND(NOT(ISBLANK([.E1143])); COUNTIF([.E:.E]; &quot;=&quot; &amp; [.E114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919" calcext:value-type="float">
            <text:p>919</text:p>
          </table:table-cell>
          <table:table-cell table:style-name="ce1" office:value-type="string" calcext:value-type="string">
            <text:p>Nymble</text:p>
          </table:table-cell>
          <table:table-cell table:style-name="ce4"/>
          <table:table-cell table:style-name="ce6"/>
          <table:table-cell table:style-name="ce22" table:formula="of:=AND(NOT(ISBLANK([.E1144])); COUNTIF([.E:.E]; &quot;=&quot; &amp; [.E114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4" calcext:value-type="float">
            <text:p>1144</text:p>
          </table:table-cell>
          <table:table-cell office:value-type="float" office:value="920" calcext:value-type="float">
            <text:p>920</text:p>
          </table:table-cell>
          <table:table-cell table:style-name="ce1" office:value-type="string" calcext:value-type="string">
            <text:p>Lokix</text:p>
          </table:table-cell>
          <table:table-cell table:style-name="ce4"/>
          <table:table-cell table:style-name="ce6"/>
          <table:table-cell table:style-name="ce22" table:formula="of:=AND(NOT(ISBLANK([.E1145])); COUNTIF([.E:.E]; &quot;=&quot; &amp; [.E114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921" calcext:value-type="float">
            <text:p>921</text:p>
          </table:table-cell>
          <table:table-cell table:style-name="ce1" office:value-type="string" calcext:value-type="string">
            <text:p>Pawmi</text:p>
          </table:table-cell>
          <table:table-cell table:style-name="ce4"/>
          <table:table-cell table:style-name="ce6"/>
          <table:table-cell table:style-name="ce22" table:formula="of:=AND(NOT(ISBLANK([.E1146])); COUNTIF([.E:.E]; &quot;=&quot; &amp; [.E114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922" calcext:value-type="float">
            <text:p>922</text:p>
          </table:table-cell>
          <table:table-cell table:style-name="ce1" office:value-type="string" calcext:value-type="string">
            <text:p>Pawmo</text:p>
          </table:table-cell>
          <table:table-cell table:style-name="ce4"/>
          <table:table-cell table:style-name="ce6"/>
          <table:table-cell table:style-name="ce22" table:formula="of:=AND(NOT(ISBLANK([.E1147])); COUNTIF([.E:.E]; &quot;=&quot; &amp; [.E114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923" calcext:value-type="float">
            <text:p>923</text:p>
          </table:table-cell>
          <table:table-cell table:style-name="ce1" office:value-type="string" calcext:value-type="string">
            <text:p>Pawmot</text:p>
          </table:table-cell>
          <table:table-cell table:style-name="ce4"/>
          <table:table-cell table:style-name="ce6"/>
          <table:table-cell table:style-name="ce22" table:formula="of:=AND(NOT(ISBLANK([.E1148])); COUNTIF([.E:.E]; &quot;=&quot; &amp; [.E114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8" calcext:value-type="float">
            <text:p>1148</text:p>
          </table:table-cell>
          <table:table-cell office:value-type="float" office:value="924" calcext:value-type="float">
            <text:p>924</text:p>
          </table:table-cell>
          <table:table-cell table:style-name="ce1" office:value-type="string" calcext:value-type="string">
            <text:p>Tandemaus</text:p>
          </table:table-cell>
          <table:table-cell table:style-name="ce4"/>
          <table:table-cell table:style-name="ce6"/>
          <table:table-cell table:style-name="ce22" table:formula="of:=AND(NOT(ISBLANK([.E1149])); COUNTIF([.E:.E]; &quot;=&quot; &amp; [.E114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9" calcext:value-type="float">
            <text:p>1149</text:p>
          </table:table-cell>
          <table:table-cell office:value-type="float" office:value="925" calcext:value-type="float">
            <text:p>925</text:p>
          </table:table-cell>
          <table:table-cell table:style-name="ce1" office:value-type="string" calcext:value-type="string">
            <text:p>Maushold</text:p>
          </table:table-cell>
          <table:table-cell table:style-name="ce4"/>
          <table:table-cell table:style-name="ce6"/>
          <table:table-cell table:style-name="ce22" table:formula="of:=AND(NOT(ISBLANK([.E1150])); COUNTIF([.E:.E]; &quot;=&quot; &amp; [.E115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0" calcext:value-type="float">
            <text:p>1150</text:p>
          </table:table-cell>
          <table:table-cell office:value-type="float" office:value="926" calcext:value-type="float">
            <text:p>926</text:p>
          </table:table-cell>
          <table:table-cell table:style-name="ce1" office:value-type="string" calcext:value-type="string">
            <text:p>Fidough</text:p>
          </table:table-cell>
          <table:table-cell table:style-name="ce4"/>
          <table:table-cell table:style-name="ce6"/>
          <table:table-cell table:style-name="ce22" table:formula="of:=AND(NOT(ISBLANK([.E1151])); COUNTIF([.E:.E]; &quot;=&quot; &amp; [.E115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927" calcext:value-type="float">
            <text:p>927</text:p>
          </table:table-cell>
          <table:table-cell table:style-name="ce1" office:value-type="string" calcext:value-type="string">
            <text:p>Dachsbun</text:p>
          </table:table-cell>
          <table:table-cell table:style-name="ce4"/>
          <table:table-cell table:style-name="ce6"/>
          <table:table-cell table:style-name="ce22" table:formula="of:=AND(NOT(ISBLANK([.E1152])); COUNTIF([.E:.E]; &quot;=&quot; &amp; [.E115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2" calcext:value-type="float">
            <text:p>1152</text:p>
          </table:table-cell>
          <table:table-cell office:value-type="float" office:value="928" calcext:value-type="float">
            <text:p>928</text:p>
          </table:table-cell>
          <table:table-cell table:style-name="ce1" office:value-type="string" calcext:value-type="string">
            <text:p>Smoliv</text:p>
          </table:table-cell>
          <table:table-cell table:style-name="ce4"/>
          <table:table-cell table:style-name="ce6"/>
          <table:table-cell table:style-name="ce22" table:formula="of:=AND(NOT(ISBLANK([.E1153])); COUNTIF([.E:.E]; &quot;=&quot; &amp; [.E115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929" calcext:value-type="float">
            <text:p>929</text:p>
          </table:table-cell>
          <table:table-cell table:style-name="ce1" office:value-type="string" calcext:value-type="string">
            <text:p>Dolliv</text:p>
          </table:table-cell>
          <table:table-cell table:style-name="ce4"/>
          <table:table-cell table:style-name="ce6"/>
          <table:table-cell table:style-name="ce22" table:formula="of:=AND(NOT(ISBLANK([.E1154])); COUNTIF([.E:.E]; &quot;=&quot; &amp; [.E115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4" calcext:value-type="float">
            <text:p>1154</text:p>
          </table:table-cell>
          <table:table-cell office:value-type="float" office:value="930" calcext:value-type="float">
            <text:p>930</text:p>
          </table:table-cell>
          <table:table-cell table:style-name="ce1" office:value-type="string" calcext:value-type="string">
            <text:p>Arboliva</text:p>
          </table:table-cell>
          <table:table-cell table:style-name="ce4"/>
          <table:table-cell table:style-name="ce6"/>
          <table:table-cell table:style-name="ce22" table:formula="of:=AND(NOT(ISBLANK([.E1155])); COUNTIF([.E:.E]; &quot;=&quot; &amp; [.E115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5" calcext:value-type="float">
            <text:p>1155</text:p>
          </table:table-cell>
          <table:table-cell office:value-type="float" office:value="931" calcext:value-type="float">
            <text:p>931</text:p>
          </table:table-cell>
          <table:table-cell table:style-name="ce1" office:value-type="string" calcext:value-type="string">
            <text:p>Squawkabilly</text:p>
          </table:table-cell>
          <table:table-cell table:style-name="ce4"/>
          <table:table-cell table:style-name="ce6"/>
          <table:table-cell table:style-name="ce22" table:formula="of:=AND(NOT(ISBLANK([.E1156])); COUNTIF([.E:.E]; &quot;=&quot; &amp; [.E115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932" calcext:value-type="float">
            <text:p>932</text:p>
          </table:table-cell>
          <table:table-cell table:style-name="ce1" office:value-type="string" calcext:value-type="string">
            <text:p>Nacli</text:p>
          </table:table-cell>
          <table:table-cell table:style-name="ce4"/>
          <table:table-cell table:style-name="ce6"/>
          <table:table-cell table:style-name="ce22" table:formula="of:=AND(NOT(ISBLANK([.E1157])); COUNTIF([.E:.E]; &quot;=&quot; &amp; [.E115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7" calcext:value-type="float">
            <text:p>1157</text:p>
          </table:table-cell>
          <table:table-cell office:value-type="float" office:value="933" calcext:value-type="float">
            <text:p>933</text:p>
          </table:table-cell>
          <table:table-cell table:style-name="ce1" office:value-type="string" calcext:value-type="string">
            <text:p>Naclstack</text:p>
          </table:table-cell>
          <table:table-cell table:style-name="ce4"/>
          <table:table-cell table:style-name="ce6"/>
          <table:table-cell table:style-name="ce22" table:formula="of:=AND(NOT(ISBLANK([.E1158])); COUNTIF([.E:.E]; &quot;=&quot; &amp; [.E115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8" calcext:value-type="float">
            <text:p>1158</text:p>
          </table:table-cell>
          <table:table-cell office:value-type="float" office:value="934" calcext:value-type="float">
            <text:p>934</text:p>
          </table:table-cell>
          <table:table-cell table:style-name="ce1" office:value-type="string" calcext:value-type="string">
            <text:p>Garganacl</text:p>
          </table:table-cell>
          <table:table-cell table:style-name="ce4"/>
          <table:table-cell table:style-name="ce6"/>
          <table:table-cell table:style-name="ce22" table:formula="of:=AND(NOT(ISBLANK([.E1159])); COUNTIF([.E:.E]; &quot;=&quot; &amp; [.E115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935" calcext:value-type="float">
            <text:p>935</text:p>
          </table:table-cell>
          <table:table-cell table:style-name="ce1" office:value-type="string" calcext:value-type="string">
            <text:p>Charcadet</text:p>
          </table:table-cell>
          <table:table-cell table:style-name="ce4"/>
          <table:table-cell table:style-name="ce6"/>
          <table:table-cell table:style-name="ce22" table:formula="of:=AND(NOT(ISBLANK([.E1160])); COUNTIF([.E:.E]; &quot;=&quot; &amp; [.E116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0" calcext:value-type="float">
            <text:p>1160</text:p>
          </table:table-cell>
          <table:table-cell office:value-type="float" office:value="936" calcext:value-type="float">
            <text:p>936</text:p>
          </table:table-cell>
          <table:table-cell table:style-name="ce1" office:value-type="string" calcext:value-type="string">
            <text:p>Armarouge</text:p>
          </table:table-cell>
          <table:table-cell table:style-name="ce4"/>
          <table:table-cell table:style-name="ce6"/>
          <table:table-cell table:style-name="ce22" table:formula="of:=AND(NOT(ISBLANK([.E1161])); COUNTIF([.E:.E]; &quot;=&quot; &amp; [.E116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937" calcext:value-type="float">
            <text:p>937</text:p>
          </table:table-cell>
          <table:table-cell table:style-name="ce1" office:value-type="string" calcext:value-type="string">
            <text:p>Ceruledge</text:p>
          </table:table-cell>
          <table:table-cell table:style-name="ce4"/>
          <table:table-cell table:style-name="ce6"/>
          <table:table-cell table:style-name="ce22" table:formula="of:=AND(NOT(ISBLANK([.E1162])); COUNTIF([.E:.E]; &quot;=&quot; &amp; [.E116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2" calcext:value-type="float">
            <text:p>1162</text:p>
          </table:table-cell>
          <table:table-cell office:value-type="float" office:value="938" calcext:value-type="float">
            <text:p>938</text:p>
          </table:table-cell>
          <table:table-cell table:style-name="ce1" office:value-type="string" calcext:value-type="string">
            <text:p>Tadbulb</text:p>
          </table:table-cell>
          <table:table-cell table:style-name="ce4"/>
          <table:table-cell table:style-name="ce6"/>
          <table:table-cell table:style-name="ce22" table:formula="of:=AND(NOT(ISBLANK([.E1163])); COUNTIF([.E:.E]; &quot;=&quot; &amp; [.E116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3" calcext:value-type="float">
            <text:p>1163</text:p>
          </table:table-cell>
          <table:table-cell office:value-type="float" office:value="939" calcext:value-type="float">
            <text:p>939</text:p>
          </table:table-cell>
          <table:table-cell table:style-name="ce1" office:value-type="string" calcext:value-type="string">
            <text:p>Bellibolt</text:p>
          </table:table-cell>
          <table:table-cell table:style-name="ce4"/>
          <table:table-cell table:style-name="ce6"/>
          <table:table-cell table:style-name="ce22" table:formula="of:=AND(NOT(ISBLANK([.E1164])); COUNTIF([.E:.E]; &quot;=&quot; &amp; [.E116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940" calcext:value-type="float">
            <text:p>940</text:p>
          </table:table-cell>
          <table:table-cell table:style-name="ce1" office:value-type="string" calcext:value-type="string">
            <text:p>Wattrel</text:p>
          </table:table-cell>
          <table:table-cell table:style-name="ce4"/>
          <table:table-cell table:style-name="ce6"/>
          <table:table-cell table:style-name="ce22" table:formula="of:=AND(NOT(ISBLANK([.E1165])); COUNTIF([.E:.E]; &quot;=&quot; &amp; [.E116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5" calcext:value-type="float">
            <text:p>1165</text:p>
          </table:table-cell>
          <table:table-cell office:value-type="float" office:value="941" calcext:value-type="float">
            <text:p>941</text:p>
          </table:table-cell>
          <table:table-cell table:style-name="ce1" office:value-type="string" calcext:value-type="string">
            <text:p>Kilowattrel</text:p>
          </table:table-cell>
          <table:table-cell table:style-name="ce4"/>
          <table:table-cell table:style-name="ce6"/>
          <table:table-cell table:style-name="ce22" table:formula="of:=AND(NOT(ISBLANK([.E1166])); COUNTIF([.E:.E]; &quot;=&quot; &amp; [.E116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6" calcext:value-type="float">
            <text:p>1166</text:p>
          </table:table-cell>
          <table:table-cell office:value-type="float" office:value="942" calcext:value-type="float">
            <text:p>942</text:p>
          </table:table-cell>
          <table:table-cell table:style-name="ce1" office:value-type="string" calcext:value-type="string">
            <text:p>Maschiff</text:p>
          </table:table-cell>
          <table:table-cell table:style-name="ce4"/>
          <table:table-cell table:style-name="ce6"/>
          <table:table-cell table:style-name="ce22" table:formula="of:=AND(NOT(ISBLANK([.E1167])); COUNTIF([.E:.E]; &quot;=&quot; &amp; [.E116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7" calcext:value-type="float">
            <text:p>1167</text:p>
          </table:table-cell>
          <table:table-cell office:value-type="float" office:value="943" calcext:value-type="float">
            <text:p>943</text:p>
          </table:table-cell>
          <table:table-cell table:style-name="ce1" office:value-type="string" calcext:value-type="string">
            <text:p>Mabosstiff</text:p>
          </table:table-cell>
          <table:table-cell table:style-name="ce4"/>
          <table:table-cell table:style-name="ce6"/>
          <table:table-cell table:style-name="ce22" table:formula="of:=AND(NOT(ISBLANK([.E1168])); COUNTIF([.E:.E]; &quot;=&quot; &amp; [.E116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944" calcext:value-type="float">
            <text:p>944</text:p>
          </table:table-cell>
          <table:table-cell table:style-name="ce1" office:value-type="string" calcext:value-type="string">
            <text:p>Shroodle</text:p>
          </table:table-cell>
          <table:table-cell table:style-name="ce4"/>
          <table:table-cell table:style-name="ce6"/>
          <table:table-cell table:style-name="ce22" table:formula="of:=AND(NOT(ISBLANK([.E1169])); COUNTIF([.E:.E]; &quot;=&quot; &amp; [.E116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945" calcext:value-type="float">
            <text:p>945</text:p>
          </table:table-cell>
          <table:table-cell table:style-name="ce1" office:value-type="string" calcext:value-type="string">
            <text:p>Grafaiai</text:p>
          </table:table-cell>
          <table:table-cell table:style-name="ce4"/>
          <table:table-cell table:style-name="ce6"/>
          <table:table-cell table:style-name="ce22" table:formula="of:=AND(NOT(ISBLANK([.E1170])); COUNTIF([.E:.E]; &quot;=&quot; &amp; [.E117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0" calcext:value-type="float">
            <text:p>1170</text:p>
          </table:table-cell>
          <table:table-cell office:value-type="float" office:value="946" calcext:value-type="float">
            <text:p>946</text:p>
          </table:table-cell>
          <table:table-cell table:style-name="ce1" office:value-type="string" calcext:value-type="string">
            <text:p>Bramblin</text:p>
          </table:table-cell>
          <table:table-cell table:style-name="ce4"/>
          <table:table-cell table:style-name="ce6"/>
          <table:table-cell table:style-name="ce22" table:formula="of:=AND(NOT(ISBLANK([.E1171])); COUNTIF([.E:.E]; &quot;=&quot; &amp; [.E117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947" calcext:value-type="float">
            <text:p>947</text:p>
          </table:table-cell>
          <table:table-cell table:style-name="ce1" office:value-type="string" calcext:value-type="string">
            <text:p>Brambleghast</text:p>
          </table:table-cell>
          <table:table-cell table:style-name="ce4"/>
          <table:table-cell table:style-name="ce6"/>
          <table:table-cell table:style-name="ce22" table:formula="of:=AND(NOT(ISBLANK([.E1172])); COUNTIF([.E:.E]; &quot;=&quot; &amp; [.E117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2" calcext:value-type="float">
            <text:p>1172</text:p>
          </table:table-cell>
          <table:table-cell office:value-type="float" office:value="948" calcext:value-type="float">
            <text:p>948</text:p>
          </table:table-cell>
          <table:table-cell table:style-name="ce1" office:value-type="string" calcext:value-type="string">
            <text:p>Toedscool</text:p>
          </table:table-cell>
          <table:table-cell table:style-name="ce4"/>
          <table:table-cell table:style-name="ce6"/>
          <table:table-cell table:style-name="ce22" table:formula="of:=AND(NOT(ISBLANK([.E1173])); COUNTIF([.E:.E]; &quot;=&quot; &amp; [.E117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949" calcext:value-type="float">
            <text:p>949</text:p>
          </table:table-cell>
          <table:table-cell table:style-name="ce1" office:value-type="string" calcext:value-type="string">
            <text:p>Toedscruel</text:p>
          </table:table-cell>
          <table:table-cell table:style-name="ce4"/>
          <table:table-cell table:style-name="ce6"/>
          <table:table-cell table:style-name="ce22" table:formula="of:=AND(NOT(ISBLANK([.E1174])); COUNTIF([.E:.E]; &quot;=&quot; &amp; [.E117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950" calcext:value-type="float">
            <text:p>950</text:p>
          </table:table-cell>
          <table:table-cell table:style-name="ce1" office:value-type="string" calcext:value-type="string">
            <text:p>Klawf</text:p>
          </table:table-cell>
          <table:table-cell table:style-name="ce4"/>
          <table:table-cell table:style-name="ce6"/>
          <table:table-cell table:style-name="ce22" table:formula="of:=AND(NOT(ISBLANK([.E1175])); COUNTIF([.E:.E]; &quot;=&quot; &amp; [.E117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5" calcext:value-type="float">
            <text:p>1175</text:p>
          </table:table-cell>
          <table:table-cell office:value-type="float" office:value="951" calcext:value-type="float">
            <text:p>951</text:p>
          </table:table-cell>
          <table:table-cell table:style-name="ce1" office:value-type="string" calcext:value-type="string">
            <text:p>Capsakid</text:p>
          </table:table-cell>
          <table:table-cell table:style-name="ce4"/>
          <table:table-cell table:style-name="ce6"/>
          <table:table-cell table:style-name="ce22" table:formula="of:=AND(NOT(ISBLANK([.E1176])); COUNTIF([.E:.E]; &quot;=&quot; &amp; [.E117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952" calcext:value-type="float">
            <text:p>952</text:p>
          </table:table-cell>
          <table:table-cell table:style-name="ce1" office:value-type="string" calcext:value-type="string">
            <text:p>Scovillain</text:p>
          </table:table-cell>
          <table:table-cell table:style-name="ce4"/>
          <table:table-cell table:style-name="ce6"/>
          <table:table-cell table:style-name="ce22" table:formula="of:=AND(NOT(ISBLANK([.E1177])); COUNTIF([.E:.E]; &quot;=&quot; &amp; [.E117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7" calcext:value-type="float">
            <text:p>1177</text:p>
          </table:table-cell>
          <table:table-cell office:value-type="float" office:value="953" calcext:value-type="float">
            <text:p>953</text:p>
          </table:table-cell>
          <table:table-cell table:style-name="ce1" office:value-type="string" calcext:value-type="string">
            <text:p>Rellor</text:p>
          </table:table-cell>
          <table:table-cell table:style-name="ce4"/>
          <table:table-cell table:style-name="ce6"/>
          <table:table-cell table:style-name="ce22" table:formula="of:=AND(NOT(ISBLANK([.E1178])); COUNTIF([.E:.E]; &quot;=&quot; &amp; [.E117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954" calcext:value-type="float">
            <text:p>954</text:p>
          </table:table-cell>
          <table:table-cell table:style-name="ce1" office:value-type="string" calcext:value-type="string">
            <text:p>Rabsca</text:p>
          </table:table-cell>
          <table:table-cell table:style-name="ce4"/>
          <table:table-cell table:style-name="ce6"/>
          <table:table-cell table:style-name="ce22" table:formula="of:=AND(NOT(ISBLANK([.E1179])); COUNTIF([.E:.E]; &quot;=&quot; &amp; [.E117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955" calcext:value-type="float">
            <text:p>955</text:p>
          </table:table-cell>
          <table:table-cell table:style-name="ce1" office:value-type="string" calcext:value-type="string">
            <text:p>Flittle</text:p>
          </table:table-cell>
          <table:table-cell table:style-name="ce4"/>
          <table:table-cell table:style-name="ce6"/>
          <table:table-cell table:style-name="ce22" table:formula="of:=AND(NOT(ISBLANK([.E1180])); COUNTIF([.E:.E]; &quot;=&quot; &amp; [.E118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956" calcext:value-type="float">
            <text:p>956</text:p>
          </table:table-cell>
          <table:table-cell table:style-name="ce1" office:value-type="string" calcext:value-type="string">
            <text:p>Espathra</text:p>
          </table:table-cell>
          <table:table-cell table:style-name="ce4"/>
          <table:table-cell table:style-name="ce6"/>
          <table:table-cell table:style-name="ce22" table:formula="of:=AND(NOT(ISBLANK([.E1181])); COUNTIF([.E:.E]; &quot;=&quot; &amp; [.E118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957" calcext:value-type="float">
            <text:p>957</text:p>
          </table:table-cell>
          <table:table-cell table:style-name="ce1" office:value-type="string" calcext:value-type="string">
            <text:p>Tinkatink</text:p>
          </table:table-cell>
          <table:table-cell table:style-name="ce4"/>
          <table:table-cell table:style-name="ce6"/>
          <table:table-cell table:style-name="ce22" table:formula="of:=AND(NOT(ISBLANK([.E1182])); COUNTIF([.E:.E]; &quot;=&quot; &amp; [.E118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2" calcext:value-type="float">
            <text:p>1182</text:p>
          </table:table-cell>
          <table:table-cell office:value-type="float" office:value="958" calcext:value-type="float">
            <text:p>958</text:p>
          </table:table-cell>
          <table:table-cell table:style-name="ce1" office:value-type="string" calcext:value-type="string">
            <text:p>Tinkatuff</text:p>
          </table:table-cell>
          <table:table-cell table:style-name="ce4"/>
          <table:table-cell table:style-name="ce6"/>
          <table:table-cell table:style-name="ce22" table:formula="of:=AND(NOT(ISBLANK([.E1183])); COUNTIF([.E:.E]; &quot;=&quot; &amp; [.E118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3" calcext:value-type="float">
            <text:p>1183</text:p>
          </table:table-cell>
          <table:table-cell office:value-type="float" office:value="959" calcext:value-type="float">
            <text:p>959</text:p>
          </table:table-cell>
          <table:table-cell table:style-name="ce1" office:value-type="string" calcext:value-type="string">
            <text:p>Tinkaton</text:p>
          </table:table-cell>
          <table:table-cell table:style-name="ce4"/>
          <table:table-cell table:style-name="ce6"/>
          <table:table-cell table:style-name="ce22" table:formula="of:=AND(NOT(ISBLANK([.E1184])); COUNTIF([.E:.E]; &quot;=&quot; &amp; [.E118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960" calcext:value-type="float">
            <text:p>960</text:p>
          </table:table-cell>
          <table:table-cell table:style-name="ce1" office:value-type="string" calcext:value-type="string">
            <text:p>Wiglett</text:p>
          </table:table-cell>
          <table:table-cell table:style-name="ce4"/>
          <table:table-cell table:style-name="ce6"/>
          <table:table-cell table:style-name="ce22" table:formula="of:=AND(NOT(ISBLANK([.E1185])); COUNTIF([.E:.E]; &quot;=&quot; &amp; [.E118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5" calcext:value-type="float">
            <text:p>1185</text:p>
          </table:table-cell>
          <table:table-cell office:value-type="float" office:value="961" calcext:value-type="float">
            <text:p>961</text:p>
          </table:table-cell>
          <table:table-cell table:style-name="ce1" office:value-type="string" calcext:value-type="string">
            <text:p>Wugtrio</text:p>
          </table:table-cell>
          <table:table-cell table:style-name="ce4"/>
          <table:table-cell table:style-name="ce6"/>
          <table:table-cell table:style-name="ce22" table:formula="of:=AND(NOT(ISBLANK([.E1186])); COUNTIF([.E:.E]; &quot;=&quot; &amp; [.E118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962" calcext:value-type="float">
            <text:p>962</text:p>
          </table:table-cell>
          <table:table-cell table:style-name="ce1" office:value-type="string" calcext:value-type="string">
            <text:p>Bombirdier</text:p>
          </table:table-cell>
          <table:table-cell table:style-name="ce4"/>
          <table:table-cell table:style-name="ce6"/>
          <table:table-cell table:style-name="ce22" table:formula="of:=AND(NOT(ISBLANK([.E1187])); COUNTIF([.E:.E]; &quot;=&quot; &amp; [.E118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963" calcext:value-type="float">
            <text:p>963</text:p>
          </table:table-cell>
          <table:table-cell table:style-name="ce1" office:value-type="string" calcext:value-type="string">
            <text:p>Finizen</text:p>
          </table:table-cell>
          <table:table-cell table:style-name="ce4"/>
          <table:table-cell table:style-name="ce6"/>
          <table:table-cell table:style-name="ce22" table:formula="of:=AND(NOT(ISBLANK([.E1188])); COUNTIF([.E:.E]; &quot;=&quot; &amp; [.E118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8" calcext:value-type="float">
            <text:p>1188</text:p>
          </table:table-cell>
          <table:table-cell office:value-type="float" office:value="964" calcext:value-type="float">
            <text:p>964</text:p>
          </table:table-cell>
          <table:table-cell table:style-name="ce1" office:value-type="string" calcext:value-type="string">
            <text:p>Palafin</text:p>
          </table:table-cell>
          <table:table-cell table:style-name="ce4"/>
          <table:table-cell table:style-name="ce6"/>
          <table:table-cell table:style-name="ce22" table:formula="of:=AND(NOT(ISBLANK([.E1189])); COUNTIF([.E:.E]; &quot;=&quot; &amp; [.E118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9" calcext:value-type="float">
            <text:p>1189</text:p>
          </table:table-cell>
          <table:table-cell office:value-type="float" office:value="965" calcext:value-type="float">
            <text:p>965</text:p>
          </table:table-cell>
          <table:table-cell table:style-name="ce1" office:value-type="string" calcext:value-type="string">
            <text:p>Varoom</text:p>
          </table:table-cell>
          <table:table-cell table:style-name="ce4"/>
          <table:table-cell table:style-name="ce6"/>
          <table:table-cell table:style-name="ce22" table:formula="of:=AND(NOT(ISBLANK([.E1190])); COUNTIF([.E:.E]; &quot;=&quot; &amp; [.E119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0" calcext:value-type="float">
            <text:p>1190</text:p>
          </table:table-cell>
          <table:table-cell office:value-type="float" office:value="966" calcext:value-type="float">
            <text:p>966</text:p>
          </table:table-cell>
          <table:table-cell table:style-name="ce1" office:value-type="string" calcext:value-type="string">
            <text:p>Revavroom</text:p>
          </table:table-cell>
          <table:table-cell table:style-name="ce4"/>
          <table:table-cell table:style-name="ce6"/>
          <table:table-cell table:style-name="ce22" table:formula="of:=AND(NOT(ISBLANK([.E1191])); COUNTIF([.E:.E]; &quot;=&quot; &amp; [.E119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1" calcext:value-type="float">
            <text:p>1191</text:p>
          </table:table-cell>
          <table:table-cell office:value-type="float" office:value="967" calcext:value-type="float">
            <text:p>967</text:p>
          </table:table-cell>
          <table:table-cell table:style-name="ce1" office:value-type="string" calcext:value-type="string">
            <text:p>Cyclizar</text:p>
          </table:table-cell>
          <table:table-cell table:style-name="ce4"/>
          <table:table-cell table:style-name="ce6"/>
          <table:table-cell table:style-name="ce22" table:formula="of:=AND(NOT(ISBLANK([.E1192])); COUNTIF([.E:.E]; &quot;=&quot; &amp; [.E119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2" calcext:value-type="float">
            <text:p>1192</text:p>
          </table:table-cell>
          <table:table-cell office:value-type="float" office:value="968" calcext:value-type="float">
            <text:p>968</text:p>
          </table:table-cell>
          <table:table-cell table:style-name="ce1" office:value-type="string" calcext:value-type="string">
            <text:p>Orthworm</text:p>
          </table:table-cell>
          <table:table-cell table:style-name="ce4"/>
          <table:table-cell table:style-name="ce6"/>
          <table:table-cell table:style-name="ce22" table:formula="of:=AND(NOT(ISBLANK([.E1193])); COUNTIF([.E:.E]; &quot;=&quot; &amp; [.E119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table:style-name="ce1" office:value-type="string" calcext:value-type="string">
            <text:p>Glimmet</text:p>
          </table:table-cell>
          <table:table-cell table:style-name="ce4"/>
          <table:table-cell table:style-name="ce6"/>
          <table:table-cell table:style-name="ce22" table:formula="of:=AND(NOT(ISBLANK([.E1194])); COUNTIF([.E:.E]; &quot;=&quot; &amp; [.E119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4" calcext:value-type="float">
            <text:p>1194</text:p>
          </table:table-cell>
          <table:table-cell office:value-type="float" office:value="970" calcext:value-type="float">
            <text:p>970</text:p>
          </table:table-cell>
          <table:table-cell table:style-name="ce1" office:value-type="string" calcext:value-type="string">
            <text:p>Glimmora</text:p>
          </table:table-cell>
          <table:table-cell table:style-name="ce4"/>
          <table:table-cell table:style-name="ce6"/>
          <table:table-cell table:style-name="ce22" table:formula="of:=AND(NOT(ISBLANK([.E1195])); COUNTIF([.E:.E]; &quot;=&quot; &amp; [.E119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5" calcext:value-type="float">
            <text:p>1195</text:p>
          </table:table-cell>
          <table:table-cell office:value-type="float" office:value="971" calcext:value-type="float">
            <text:p>971</text:p>
          </table:table-cell>
          <table:table-cell table:style-name="ce1" office:value-type="string" calcext:value-type="string">
            <text:p>Greavard</text:p>
          </table:table-cell>
          <table:table-cell table:style-name="ce4"/>
          <table:table-cell table:style-name="ce6"/>
          <table:table-cell table:style-name="ce22" table:formula="of:=AND(NOT(ISBLANK([.E1196])); COUNTIF([.E:.E]; &quot;=&quot; &amp; [.E119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table:style-name="ce1" office:value-type="string" calcext:value-type="string">
            <text:p>Houndstone</text:p>
          </table:table-cell>
          <table:table-cell table:style-name="ce4"/>
          <table:table-cell table:style-name="ce6"/>
          <table:table-cell table:style-name="ce22" table:formula="of:=AND(NOT(ISBLANK([.E1197])); COUNTIF([.E:.E]; &quot;=&quot; &amp; [.E119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7" calcext:value-type="float">
            <text:p>1197</text:p>
          </table:table-cell>
          <table:table-cell office:value-type="float" office:value="973" calcext:value-type="float">
            <text:p>973</text:p>
          </table:table-cell>
          <table:table-cell table:style-name="ce1" office:value-type="string" calcext:value-type="string">
            <text:p>Flamigo</text:p>
          </table:table-cell>
          <table:table-cell table:style-name="ce4"/>
          <table:table-cell table:style-name="ce6"/>
          <table:table-cell table:style-name="ce22" table:formula="of:=AND(NOT(ISBLANK([.E1198])); COUNTIF([.E:.E]; &quot;=&quot; &amp; [.E119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974" calcext:value-type="float">
            <text:p>974</text:p>
          </table:table-cell>
          <table:table-cell table:style-name="ce1" office:value-type="string" calcext:value-type="string">
            <text:p>Cetoddle</text:p>
          </table:table-cell>
          <table:table-cell table:style-name="ce4"/>
          <table:table-cell table:style-name="ce6"/>
          <table:table-cell table:style-name="ce22" table:formula="of:=AND(NOT(ISBLANK([.E1199])); COUNTIF([.E:.E]; &quot;=&quot; &amp; [.E119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9" calcext:value-type="float">
            <text:p>1199</text:p>
          </table:table-cell>
          <table:table-cell office:value-type="float" office:value="975" calcext:value-type="float">
            <text:p>975</text:p>
          </table:table-cell>
          <table:table-cell table:style-name="ce1" office:value-type="string" calcext:value-type="string">
            <text:p>Cetitan</text:p>
          </table:table-cell>
          <table:table-cell table:style-name="ce4"/>
          <table:table-cell table:style-name="ce6"/>
          <table:table-cell table:style-name="ce22" table:formula="of:=AND(NOT(ISBLANK([.E1200])); COUNTIF([.E:.E]; &quot;=&quot; &amp; [.E120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0" calcext:value-type="float">
            <text:p>1200</text:p>
          </table:table-cell>
          <table:table-cell office:value-type="float" office:value="976" calcext:value-type="float">
            <text:p>976</text:p>
          </table:table-cell>
          <table:table-cell table:style-name="ce1" office:value-type="string" calcext:value-type="string">
            <text:p>Veluza</text:p>
          </table:table-cell>
          <table:table-cell table:style-name="ce4"/>
          <table:table-cell table:style-name="ce6"/>
          <table:table-cell table:style-name="ce22" table:formula="of:=AND(NOT(ISBLANK([.E1201])); COUNTIF([.E:.E]; &quot;=&quot; &amp; [.E120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1" calcext:value-type="float">
            <text:p>1201</text:p>
          </table:table-cell>
          <table:table-cell office:value-type="float" office:value="977" calcext:value-type="float">
            <text:p>977</text:p>
          </table:table-cell>
          <table:table-cell table:style-name="ce1" office:value-type="string" calcext:value-type="string">
            <text:p>Dondozo</text:p>
          </table:table-cell>
          <table:table-cell table:style-name="ce4"/>
          <table:table-cell table:style-name="ce6"/>
          <table:table-cell table:style-name="ce22" table:formula="of:=AND(NOT(ISBLANK([.E1202])); COUNTIF([.E:.E]; &quot;=&quot; &amp; [.E120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978" calcext:value-type="float">
            <text:p>978</text:p>
          </table:table-cell>
          <table:table-cell table:style-name="ce1" office:value-type="string" calcext:value-type="string">
            <text:p>Tatsugiri</text:p>
          </table:table-cell>
          <table:table-cell table:style-name="ce4"/>
          <table:table-cell table:style-name="ce6"/>
          <table:table-cell table:style-name="ce22" table:formula="of:=AND(NOT(ISBLANK([.E1203])); COUNTIF([.E:.E]; &quot;=&quot; &amp; [.E120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3" calcext:value-type="float">
            <text:p>1203</text:p>
          </table:table-cell>
          <table:table-cell office:value-type="float" office:value="979" calcext:value-type="float">
            <text:p>979</text:p>
          </table:table-cell>
          <table:table-cell table:style-name="ce1" office:value-type="string" calcext:value-type="string">
            <text:p>Annihilape</text:p>
          </table:table-cell>
          <table:table-cell table:style-name="ce4"/>
          <table:table-cell table:style-name="ce6"/>
          <table:table-cell table:style-name="ce22" table:formula="of:=AND(NOT(ISBLANK([.E1204])); COUNTIF([.E:.E]; &quot;=&quot; &amp; [.E120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4" calcext:value-type="float">
            <text:p>1204</text:p>
          </table:table-cell>
          <table:table-cell office:value-type="float" office:value="980" calcext:value-type="float">
            <text:p>980</text:p>
          </table:table-cell>
          <table:table-cell table:style-name="ce1" office:value-type="string" calcext:value-type="string">
            <text:p>Clodsire</text:p>
          </table:table-cell>
          <table:table-cell table:style-name="ce4"/>
          <table:table-cell table:style-name="ce6"/>
          <table:table-cell table:style-name="ce22" table:formula="of:=AND(NOT(ISBLANK([.E1205])); COUNTIF([.E:.E]; &quot;=&quot; &amp; [.E120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5" calcext:value-type="float">
            <text:p>1205</text:p>
          </table:table-cell>
          <table:table-cell office:value-type="float" office:value="981" calcext:value-type="float">
            <text:p>981</text:p>
          </table:table-cell>
          <table:table-cell table:style-name="ce1" office:value-type="string" calcext:value-type="string">
            <text:p>Farigiraf</text:p>
          </table:table-cell>
          <table:table-cell table:style-name="ce4"/>
          <table:table-cell table:style-name="ce6"/>
          <table:table-cell table:style-name="ce22" table:formula="of:=AND(NOT(ISBLANK([.E1206])); COUNTIF([.E:.E]; &quot;=&quot; &amp; [.E120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6" calcext:value-type="float">
            <text:p>1206</text:p>
          </table:table-cell>
          <table:table-cell office:value-type="float" office:value="982" calcext:value-type="float">
            <text:p>982</text:p>
          </table:table-cell>
          <table:table-cell table:style-name="ce1" office:value-type="string" calcext:value-type="string">
            <text:p>Dudunsparce</text:p>
          </table:table-cell>
          <table:table-cell table:style-name="ce4"/>
          <table:table-cell table:style-name="ce6"/>
          <table:table-cell table:style-name="ce22" table:formula="of:=AND(NOT(ISBLANK([.E1207])); COUNTIF([.E:.E]; &quot;=&quot; &amp; [.E120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7" calcext:value-type="float">
            <text:p>1207</text:p>
          </table:table-cell>
          <table:table-cell office:value-type="float" office:value="983" calcext:value-type="float">
            <text:p>983</text:p>
          </table:table-cell>
          <table:table-cell table:style-name="ce1" office:value-type="string" calcext:value-type="string">
            <text:p>Kingambit</text:p>
          </table:table-cell>
          <table:table-cell table:style-name="ce4"/>
          <table:table-cell table:style-name="ce6"/>
          <table:table-cell table:style-name="ce22" table:formula="of:=AND(NOT(ISBLANK([.E1208])); COUNTIF([.E:.E]; &quot;=&quot; &amp; [.E120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8" calcext:value-type="float">
            <text:p>1208</text:p>
          </table:table-cell>
          <table:table-cell office:value-type="float" office:value="984" calcext:value-type="float">
            <text:p>984</text:p>
          </table:table-cell>
          <table:table-cell table:style-name="ce1" office:value-type="string" calcext:value-type="string">
            <text:p>Great Tusk</text:p>
          </table:table-cell>
          <table:table-cell table:style-name="ce4"/>
          <table:table-cell table:style-name="ce6"/>
          <table:table-cell table:style-name="ce22" table:formula="of:=AND(NOT(ISBLANK([.E1209])); COUNTIF([.E:.E]; &quot;=&quot; &amp; [.E120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985" calcext:value-type="float">
            <text:p>985</text:p>
          </table:table-cell>
          <table:table-cell table:style-name="ce1" office:value-type="string" calcext:value-type="string">
            <text:p>Scream Tail</text:p>
          </table:table-cell>
          <table:table-cell table:style-name="ce4"/>
          <table:table-cell table:style-name="ce6"/>
          <table:table-cell table:style-name="ce22" table:formula="of:=AND(NOT(ISBLANK([.E1210])); COUNTIF([.E:.E]; &quot;=&quot; &amp; [.E121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986" calcext:value-type="float">
            <text:p>986</text:p>
          </table:table-cell>
          <table:table-cell table:style-name="ce1" office:value-type="string" calcext:value-type="string">
            <text:p>Brute Bonnet</text:p>
          </table:table-cell>
          <table:table-cell table:style-name="ce4"/>
          <table:table-cell table:style-name="ce6"/>
          <table:table-cell table:style-name="ce22" table:formula="of:=AND(NOT(ISBLANK([.E1211])); COUNTIF([.E:.E]; &quot;=&quot; &amp; [.E121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1" calcext:value-type="float">
            <text:p>1211</text:p>
          </table:table-cell>
          <table:table-cell office:value-type="float" office:value="987" calcext:value-type="float">
            <text:p>987</text:p>
          </table:table-cell>
          <table:table-cell table:style-name="ce1" office:value-type="string" calcext:value-type="string">
            <text:p>Flutter Mane</text:p>
          </table:table-cell>
          <table:table-cell table:style-name="ce4"/>
          <table:table-cell table:style-name="ce6"/>
          <table:table-cell table:style-name="ce22" table:formula="of:=AND(NOT(ISBLANK([.E1212])); COUNTIF([.E:.E]; &quot;=&quot; &amp; [.E121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988" calcext:value-type="float">
            <text:p>988</text:p>
          </table:table-cell>
          <table:table-cell table:style-name="ce1" office:value-type="string" calcext:value-type="string">
            <text:p>Slither Wing</text:p>
          </table:table-cell>
          <table:table-cell table:style-name="ce4"/>
          <table:table-cell table:style-name="ce6"/>
          <table:table-cell table:style-name="ce22" table:formula="of:=AND(NOT(ISBLANK([.E1213])); COUNTIF([.E:.E]; &quot;=&quot; &amp; [.E121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989" calcext:value-type="float">
            <text:p>989</text:p>
          </table:table-cell>
          <table:table-cell table:style-name="ce1" office:value-type="string" calcext:value-type="string">
            <text:p>Sandy Shocks</text:p>
          </table:table-cell>
          <table:table-cell table:style-name="ce4"/>
          <table:table-cell table:style-name="ce6"/>
          <table:table-cell table:style-name="ce22" table:formula="of:=AND(NOT(ISBLANK([.E1214])); COUNTIF([.E:.E]; &quot;=&quot; &amp; [.E121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990" calcext:value-type="float">
            <text:p>990</text:p>
          </table:table-cell>
          <table:table-cell table:style-name="ce1" office:value-type="string" calcext:value-type="string">
            <text:p>Iron Treads</text:p>
          </table:table-cell>
          <table:table-cell table:style-name="ce4"/>
          <table:table-cell table:style-name="ce6"/>
          <table:table-cell table:style-name="ce22" table:formula="of:=AND(NOT(ISBLANK([.E1215])); COUNTIF([.E:.E]; &quot;=&quot; &amp; [.E121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991" calcext:value-type="float">
            <text:p>991</text:p>
          </table:table-cell>
          <table:table-cell table:style-name="ce1" office:value-type="string" calcext:value-type="string">
            <text:p>Iron Bundle</text:p>
          </table:table-cell>
          <table:table-cell table:style-name="ce4"/>
          <table:table-cell table:style-name="ce6"/>
          <table:table-cell table:style-name="ce22" table:formula="of:=AND(NOT(ISBLANK([.E1216])); COUNTIF([.E:.E]; &quot;=&quot; &amp; [.E121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6" calcext:value-type="float">
            <text:p>1216</text:p>
          </table:table-cell>
          <table:table-cell office:value-type="float" office:value="992" calcext:value-type="float">
            <text:p>992</text:p>
          </table:table-cell>
          <table:table-cell table:style-name="ce1" office:value-type="string" calcext:value-type="string">
            <text:p>Iron Hands</text:p>
          </table:table-cell>
          <table:table-cell table:style-name="ce4"/>
          <table:table-cell table:style-name="ce6"/>
          <table:table-cell table:style-name="ce22" table:formula="of:=AND(NOT(ISBLANK([.E1217])); COUNTIF([.E:.E]; &quot;=&quot; &amp; [.E121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993" calcext:value-type="float">
            <text:p>993</text:p>
          </table:table-cell>
          <table:table-cell table:style-name="ce1" office:value-type="string" calcext:value-type="string">
            <text:p>Iron Jugulis</text:p>
          </table:table-cell>
          <table:table-cell table:style-name="ce4"/>
          <table:table-cell table:style-name="ce6"/>
          <table:table-cell table:style-name="ce22" table:formula="of:=AND(NOT(ISBLANK([.E1218])); COUNTIF([.E:.E]; &quot;=&quot; &amp; [.E121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994" calcext:value-type="float">
            <text:p>994</text:p>
          </table:table-cell>
          <table:table-cell table:style-name="ce1" office:value-type="string" calcext:value-type="string">
            <text:p>Iron Moth</text:p>
          </table:table-cell>
          <table:table-cell table:style-name="ce4"/>
          <table:table-cell table:style-name="ce6"/>
          <table:table-cell table:style-name="ce22" table:formula="of:=AND(NOT(ISBLANK([.E1219])); COUNTIF([.E:.E]; &quot;=&quot; &amp; [.E121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9" calcext:value-type="float">
            <text:p>1219</text:p>
          </table:table-cell>
          <table:table-cell office:value-type="float" office:value="995" calcext:value-type="float">
            <text:p>995</text:p>
          </table:table-cell>
          <table:table-cell table:style-name="ce1" office:value-type="string" calcext:value-type="string">
            <text:p>Iron Thorns</text:p>
          </table:table-cell>
          <table:table-cell table:style-name="ce4"/>
          <table:table-cell table:style-name="ce6"/>
          <table:table-cell table:style-name="ce22" table:formula="of:=AND(NOT(ISBLANK([.E1220])); COUNTIF([.E:.E]; &quot;=&quot; &amp; [.E122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0" calcext:value-type="float">
            <text:p>1220</text:p>
          </table:table-cell>
          <table:table-cell office:value-type="float" office:value="996" calcext:value-type="float">
            <text:p>996</text:p>
          </table:table-cell>
          <table:table-cell table:style-name="ce1" office:value-type="string" calcext:value-type="string">
            <text:p>Frigibax</text:p>
          </table:table-cell>
          <table:table-cell table:style-name="ce4"/>
          <table:table-cell table:style-name="ce6"/>
          <table:table-cell table:style-name="ce22" table:formula="of:=AND(NOT(ISBLANK([.E1221])); COUNTIF([.E:.E]; &quot;=&quot; &amp; [.E122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997" calcext:value-type="float">
            <text:p>997</text:p>
          </table:table-cell>
          <table:table-cell table:style-name="ce1" office:value-type="string" calcext:value-type="string">
            <text:p>Arctibax</text:p>
          </table:table-cell>
          <table:table-cell table:style-name="ce4"/>
          <table:table-cell table:style-name="ce6"/>
          <table:table-cell table:style-name="ce22" table:formula="of:=AND(NOT(ISBLANK([.E1222])); COUNTIF([.E:.E]; &quot;=&quot; &amp; [.E122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998" calcext:value-type="float">
            <text:p>998</text:p>
          </table:table-cell>
          <table:table-cell table:style-name="ce1" office:value-type="string" calcext:value-type="string">
            <text:p>Baxcalibur</text:p>
          </table:table-cell>
          <table:table-cell table:style-name="ce4"/>
          <table:table-cell table:style-name="ce6"/>
          <table:table-cell table:style-name="ce22" table:formula="of:=AND(NOT(ISBLANK([.E1223])); COUNTIF([.E:.E]; &quot;=&quot; &amp; [.E122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3" calcext:value-type="float">
            <text:p>1223</text:p>
          </table:table-cell>
          <table:table-cell office:value-type="float" office:value="999" calcext:value-type="float">
            <text:p>999</text:p>
          </table:table-cell>
          <table:table-cell table:style-name="ce1" office:value-type="string" calcext:value-type="string">
            <text:p>Gimmighoul</text:p>
          </table:table-cell>
          <table:table-cell table:style-name="ce4"/>
          <table:table-cell table:style-name="ce6"/>
          <table:table-cell table:style-name="ce22" table:formula="of:=AND(NOT(ISBLANK([.E1224])); COUNTIF([.E:.E]; &quot;=&quot; &amp; [.E122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4" calcext:value-type="float">
            <text:p>1224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Gholdengo</text:p>
          </table:table-cell>
          <table:table-cell table:style-name="ce4"/>
          <table:table-cell table:style-name="ce6"/>
          <table:table-cell table:style-name="ce22" table:formula="of:=AND(NOT(ISBLANK([.E1225])); COUNTIF([.E:.E]; &quot;=&quot; &amp; [.E122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1001" calcext:value-type="float">
            <text:p>1001</text:p>
          </table:table-cell>
          <table:table-cell table:style-name="ce1" office:value-type="string" calcext:value-type="string">
            <text:p>Wo-Chien</text:p>
          </table:table-cell>
          <table:table-cell table:style-name="ce4"/>
          <table:table-cell table:style-name="ce6"/>
          <table:table-cell table:style-name="ce22" table:formula="of:=AND(NOT(ISBLANK([.E1226])); COUNTIF([.E:.E]; &quot;=&quot; &amp; [.E122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6" calcext:value-type="float">
            <text:p>1226</text:p>
          </table:table-cell>
          <table:table-cell office:value-type="float" office:value="1002" calcext:value-type="float">
            <text:p>1002</text:p>
          </table:table-cell>
          <table:table-cell table:style-name="ce1" office:value-type="string" calcext:value-type="string">
            <text:p>Chien-Pao</text:p>
          </table:table-cell>
          <table:table-cell table:style-name="ce4"/>
          <table:table-cell table:style-name="ce6"/>
          <table:table-cell table:style-name="ce22" table:formula="of:=AND(NOT(ISBLANK([.E1227])); COUNTIF([.E:.E]; &quot;=&quot; &amp; [.E122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7" calcext:value-type="float">
            <text:p>1227</text:p>
          </table:table-cell>
          <table:table-cell office:value-type="float" office:value="1003" calcext:value-type="float">
            <text:p>1003</text:p>
          </table:table-cell>
          <table:table-cell table:style-name="ce1" office:value-type="string" calcext:value-type="string">
            <text:p>Ting-Lu</text:p>
          </table:table-cell>
          <table:table-cell table:style-name="ce4"/>
          <table:table-cell table:style-name="ce6"/>
          <table:table-cell table:style-name="ce22" table:formula="of:=AND(NOT(ISBLANK([.E1228])); COUNTIF([.E:.E]; &quot;=&quot; &amp; [.E122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8" calcext:value-type="float">
            <text:p>1228</text:p>
          </table:table-cell>
          <table:table-cell office:value-type="float" office:value="1004" calcext:value-type="float">
            <text:p>1004</text:p>
          </table:table-cell>
          <table:table-cell table:style-name="ce1" office:value-type="string" calcext:value-type="string">
            <text:p>Chi-Yu</text:p>
          </table:table-cell>
          <table:table-cell table:style-name="ce4"/>
          <table:table-cell table:style-name="ce6"/>
          <table:table-cell table:style-name="ce22" table:formula="of:=AND(NOT(ISBLANK([.E1229])); COUNTIF([.E:.E]; &quot;=&quot; &amp; [.E122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9" calcext:value-type="float">
            <text:p>1229</text:p>
          </table:table-cell>
          <table:table-cell office:value-type="float" office:value="1005" calcext:value-type="float">
            <text:p>1005</text:p>
          </table:table-cell>
          <table:table-cell table:style-name="ce1" office:value-type="string" calcext:value-type="string">
            <text:p>Roaring Moon</text:p>
          </table:table-cell>
          <table:table-cell table:style-name="ce4"/>
          <table:table-cell table:style-name="ce6"/>
          <table:table-cell table:style-name="ce22" table:formula="of:=AND(NOT(ISBLANK([.E1230])); COUNTIF([.E:.E]; &quot;=&quot; &amp; [.E123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1006" calcext:value-type="float">
            <text:p>1006</text:p>
          </table:table-cell>
          <table:table-cell table:style-name="ce1" office:value-type="string" calcext:value-type="string">
            <text:p>Iron Valiant</text:p>
          </table:table-cell>
          <table:table-cell table:style-name="ce4"/>
          <table:table-cell table:style-name="ce6"/>
          <table:table-cell table:style-name="ce22" table:formula="of:=AND(NOT(ISBLANK([.E1231])); COUNTIF([.E:.E]; &quot;=&quot; &amp; [.E123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1" calcext:value-type="float">
            <text:p>1231</text:p>
          </table:table-cell>
          <table:table-cell office:value-type="float" office:value="1007" calcext:value-type="float">
            <text:p>1007</text:p>
          </table:table-cell>
          <table:table-cell table:style-name="ce1" office:value-type="string" calcext:value-type="string">
            <text:p>KoraidonL</text:p>
          </table:table-cell>
          <table:table-cell table:style-name="ce4"/>
          <table:table-cell table:style-name="ce6"/>
          <table:table-cell table:style-name="ce22" table:formula="of:=AND(NOT(ISBLANK([.E1232])); COUNTIF([.E:.E]; &quot;=&quot; &amp; [.E123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1008" calcext:value-type="float">
            <text:p>1008</text:p>
          </table:table-cell>
          <table:table-cell table:style-name="ce1" office:value-type="string" calcext:value-type="string">
            <text:p>MiraidonL</text:p>
          </table:table-cell>
          <table:table-cell table:style-name="ce4"/>
          <table:table-cell table:style-name="ce6"/>
          <table:table-cell table:style-name="ce22" table:formula="of:=AND(NOT(ISBLANK([.E1233])); COUNTIF([.E:.E]; &quot;=&quot; &amp; [.E123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3" calcext:value-type="float">
            <text:p>1233</text:p>
          </table:table-cell>
          <table:table-cell office:value-type="float" office:value="1009" calcext:value-type="float">
            <text:p>1009</text:p>
          </table:table-cell>
          <table:table-cell table:style-name="ce1" office:value-type="string" calcext:value-type="string">
            <text:p>Walking Wake</text:p>
          </table:table-cell>
          <table:table-cell table:style-name="ce4"/>
          <table:table-cell table:style-name="ce6"/>
          <table:table-cell table:style-name="ce22" table:formula="of:=AND(NOT(ISBLANK([.E1234])); COUNTIF([.E:.E]; &quot;=&quot; &amp; [.E123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4" calcext:value-type="float">
            <text:p>1234</text:p>
          </table:table-cell>
          <table:table-cell office:value-type="float" office:value="1010" calcext:value-type="float">
            <text:p>1010</text:p>
          </table:table-cell>
          <table:table-cell table:style-name="ce1" office:value-type="string" calcext:value-type="string">
            <text:p>Iron Leaves</text:p>
          </table:table-cell>
          <table:table-cell table:style-name="ce4"/>
          <table:table-cell table:style-name="ce6"/>
          <table:table-cell table:style-name="ce22" table:formula="of:=AND(NOT(ISBLANK([.E1235])); COUNTIF([.E:.E]; &quot;=&quot; &amp; [.E123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5" calcext:value-type="float">
            <text:p>1235</text:p>
          </table:table-cell>
          <table:table-cell office:value-type="float" office:value="1011" calcext:value-type="float">
            <text:p>1011</text:p>
          </table:table-cell>
          <table:table-cell table:style-name="ce1" office:value-type="string" calcext:value-type="string">
            <text:p>Dipplin</text:p>
          </table:table-cell>
          <table:table-cell table:style-name="ce4"/>
          <table:table-cell table:style-name="ce6"/>
          <table:table-cell table:style-name="ce22" table:formula="of:=AND(NOT(ISBLANK([.E1236])); COUNTIF([.E:.E]; &quot;=&quot; &amp; [.E123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1012" calcext:value-type="float">
            <text:p>1012</text:p>
          </table:table-cell>
          <table:table-cell table:style-name="ce1" office:value-type="string" calcext:value-type="string">
            <text:p>Poltchageist</text:p>
          </table:table-cell>
          <table:table-cell table:style-name="ce4"/>
          <table:table-cell table:style-name="ce6"/>
          <table:table-cell table:style-name="ce22" table:formula="of:=AND(NOT(ISBLANK([.E1237])); COUNTIF([.E:.E]; &quot;=&quot; &amp; [.E123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7" calcext:value-type="float">
            <text:p>1237</text:p>
          </table:table-cell>
          <table:table-cell office:value-type="float" office:value="1013" calcext:value-type="float">
            <text:p>1013</text:p>
          </table:table-cell>
          <table:table-cell table:style-name="ce1" office:value-type="string" calcext:value-type="string">
            <text:p>Sinistcha</text:p>
          </table:table-cell>
          <table:table-cell table:style-name="ce4"/>
          <table:table-cell table:style-name="ce6"/>
          <table:table-cell table:style-name="ce22" table:formula="of:=AND(NOT(ISBLANK([.E1238])); COUNTIF([.E:.E]; &quot;=&quot; &amp; [.E123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8" calcext:value-type="float">
            <text:p>1238</text:p>
          </table:table-cell>
          <table:table-cell office:value-type="float" office:value="1014" calcext:value-type="float">
            <text:p>1014</text:p>
          </table:table-cell>
          <table:table-cell table:style-name="ce1" office:value-type="string" calcext:value-type="string">
            <text:p>Okidogi</text:p>
          </table:table-cell>
          <table:table-cell table:style-name="ce4"/>
          <table:table-cell table:style-name="ce6"/>
          <table:table-cell table:style-name="ce22" table:formula="of:=AND(NOT(ISBLANK([.E1239])); COUNTIF([.E:.E]; &quot;=&quot; &amp; [.E123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9" calcext:value-type="float">
            <text:p>1239</text:p>
          </table:table-cell>
          <table:table-cell office:value-type="float" office:value="1015" calcext:value-type="float">
            <text:p>1015</text:p>
          </table:table-cell>
          <table:table-cell table:style-name="ce1" office:value-type="string" calcext:value-type="string">
            <text:p>Munkidori</text:p>
          </table:table-cell>
          <table:table-cell table:style-name="ce4"/>
          <table:table-cell table:style-name="ce6"/>
          <table:table-cell table:style-name="ce22" table:formula="of:=AND(NOT(ISBLANK([.E1240])); COUNTIF([.E:.E]; &quot;=&quot; &amp; [.E124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0" calcext:value-type="float">
            <text:p>1240</text:p>
          </table:table-cell>
          <table:table-cell office:value-type="float" office:value="1016" calcext:value-type="float">
            <text:p>1016</text:p>
          </table:table-cell>
          <table:table-cell table:style-name="ce1" office:value-type="string" calcext:value-type="string">
            <text:p>Fezandipiti</text:p>
          </table:table-cell>
          <table:table-cell table:style-name="ce4"/>
          <table:table-cell table:style-name="ce6"/>
          <table:table-cell table:style-name="ce22" table:formula="of:=AND(NOT(ISBLANK([.E1241])); COUNTIF([.E:.E]; &quot;=&quot; &amp; [.E1241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table:style-name="ce1" office:value-type="string" calcext:value-type="string">
            <text:p>Ogerpon</text:p>
          </table:table-cell>
          <table:table-cell table:style-name="ce4"/>
          <table:table-cell table:style-name="ce6"/>
          <table:table-cell table:style-name="ce22" table:formula="of:=AND(NOT(ISBLANK([.E1242])); COUNTIF([.E:.E]; &quot;=&quot; &amp; [.E1242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1018" calcext:value-type="float">
            <text:p>1018</text:p>
          </table:table-cell>
          <table:table-cell table:style-name="ce1" office:value-type="string" calcext:value-type="string">
            <text:p>Archaludon</text:p>
          </table:table-cell>
          <table:table-cell table:style-name="ce4"/>
          <table:table-cell table:style-name="ce6"/>
          <table:table-cell table:style-name="ce22" table:formula="of:=AND(NOT(ISBLANK([.E1243])); COUNTIF([.E:.E]; &quot;=&quot; &amp; [.E1243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1019" calcext:value-type="float">
            <text:p>1019</text:p>
          </table:table-cell>
          <table:table-cell table:style-name="ce1" office:value-type="string" calcext:value-type="string">
            <text:p>Hydrapple</text:p>
          </table:table-cell>
          <table:table-cell table:style-name="ce4"/>
          <table:table-cell table:style-name="ce6"/>
          <table:table-cell table:style-name="ce22" table:formula="of:=AND(NOT(ISBLANK([.E1244])); COUNTIF([.E:.E]; &quot;=&quot; &amp; [.E1244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8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4" calcext:value-type="float">
            <text:p>1244</text:p>
          </table:table-cell>
          <table:table-cell office:value-type="float" office:value="1020" calcext:value-type="float">
            <text:p>1020</text:p>
          </table:table-cell>
          <table:table-cell table:style-name="ce1" office:value-type="string" calcext:value-type="string">
            <text:p>Gouging Fire</text:p>
          </table:table-cell>
          <table:table-cell table:style-name="ce4"/>
          <table:table-cell table:style-name="ce6"/>
          <table:table-cell table:style-name="ce22" table:formula="of:=AND(NOT(ISBLANK([.E1245])); COUNTIF([.E:.E]; &quot;=&quot; &amp; [.E1245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5" calcext:value-type="float">
            <text:p>1245</text:p>
          </table:table-cell>
          <table:table-cell office:value-type="float" office:value="1021" calcext:value-type="float">
            <text:p>1021</text:p>
          </table:table-cell>
          <table:table-cell table:style-name="ce1" office:value-type="string" calcext:value-type="string">
            <text:p>Raging Bolt</text:p>
          </table:table-cell>
          <table:table-cell table:style-name="ce4"/>
          <table:table-cell table:style-name="ce6"/>
          <table:table-cell table:style-name="ce22" table:formula="of:=AND(NOT(ISBLANK([.E1246])); COUNTIF([.E:.E]; &quot;=&quot; &amp; [.E1246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6" calcext:value-type="float">
            <text:p>1246</text:p>
          </table:table-cell>
          <table:table-cell office:value-type="float" office:value="1022" calcext:value-type="float">
            <text:p>1022</text:p>
          </table:table-cell>
          <table:table-cell table:style-name="ce1" office:value-type="string" calcext:value-type="string">
            <text:p>Iron Boulder</text:p>
          </table:table-cell>
          <table:table-cell table:style-name="ce4"/>
          <table:table-cell table:style-name="ce6"/>
          <table:table-cell table:style-name="ce22" table:formula="of:=AND(NOT(ISBLANK([.E1247])); COUNTIF([.E:.E]; &quot;=&quot; &amp; [.E1247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7" calcext:value-type="float">
            <text:p>1247</text:p>
          </table:table-cell>
          <table:table-cell office:value-type="float" office:value="1023" calcext:value-type="float">
            <text:p>1023</text:p>
          </table:table-cell>
          <table:table-cell table:style-name="ce1" office:value-type="string" calcext:value-type="string">
            <text:p>Iron Crown</text:p>
          </table:table-cell>
          <table:table-cell table:style-name="ce4"/>
          <table:table-cell table:style-name="ce6"/>
          <table:table-cell table:style-name="ce22" table:formula="of:=AND(NOT(ISBLANK([.E1248])); COUNTIF([.E:.E]; &quot;=&quot; &amp; [.E1248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6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1024" calcext:value-type="float">
            <text:p>1024</text:p>
          </table:table-cell>
          <table:table-cell table:style-name="ce1" office:value-type="string" calcext:value-type="string">
            <text:p>Terapagos</text:p>
          </table:table-cell>
          <table:table-cell table:style-name="ce4"/>
          <table:table-cell table:style-name="ce6"/>
          <table:table-cell table:style-name="ce22" table:formula="of:=AND(NOT(ISBLANK([.E1249])); COUNTIF([.E:.E]; &quot;=&quot; &amp; [.E1249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1025" calcext:value-type="float">
            <text:p>1025</text:p>
          </table:table-cell>
          <table:table-cell table:style-name="ce1" office:value-type="string" calcext:value-type="string">
            <text:p>Pecharunt</text:p>
          </table:table-cell>
          <table:table-cell table:style-name="ce4"/>
          <table:table-cell table:style-name="ce6"/>
          <table:table-cell table:style-name="ce22" table:formula="of:=AND(NOT(ISBLANK([.E1250])); COUNTIF([.E:.E]; &quot;=&quot; &amp; [.E1250])&gt;1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3" table:style-name="ce1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/>
          <table:table-cell table:style-name="ce8" table:number-columns-repeated="2"/>
          <table:table-cell/>
          <table:table-cell table:style-name="ce10" table:number-columns-repeated="7"/>
          <table:table-cell table:number-columns-repeated="2"/>
        </table:table-row>
        <table:table-row table:style-name="ro1" table:number-rows-repeated="925">
          <table:table-cell table:number-columns-repeated="4"/>
          <table:table-cell table:style-name="ce8" table:number-columns-repeated="2"/>
          <table:table-cell table:number-columns-repeated="10"/>
        </table:table-row>
        <table:table-row table:style-name="ro1" table:number-rows-repeated="104639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F1:Sheet1.F1 Sheet1.F227:Sheet1.F2176 Sheet1.E1:Sheet1.E2176">
            <calcext:condition calcext:apply-style-name="Untitled1" calcext:value="formula-is([.$F1]=1)" calcext:base-cell-address="Sheet1.E1"/>
          </calcext:conditional-format>
          <calcext:conditional-format calcext:target-range-address="Sheet1.D1:Sheet1.D1048576">
            <calcext:condition calcext:apply-style-name="Untitled1" calcext:value="formula-is([.$F1]=1)" calcext:base-cell-address="Sheet1.D1"/>
          </calcext:conditional-format>
          <calcext:conditional-format calcext:target-range-address="Sheet1.C1:Sheet1.C1048576">
            <calcext:condition calcext:apply-style-name="Untitled1" calcext:value="duplicate" calcext:base-cell-address="Sheet1.C1"/>
          </calcext:conditional-format>
        </calcext:conditional-formats>
      </table:table>
      <table:named-expressions/>
      <table:database-ranges>
        <table:database-range table:name="__Anonymous_Sheet_DB__0" table:target-range-address="Sheet1.H226:Sheet1.H11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20:41:19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9:20:01.220000000</meta:creation-date>
    <dc:date>2025-02-25T20:42:57.273000000</dc:date>
    <meta:editing-duration>PT1H19M51S</meta:editing-duration>
    <meta:editing-cycles>18</meta:editing-cycles>
    <meta:generator>LibreOffice/24.2.0.3$Windows_X86_64 LibreOffice_project/da48488a73ddd66ea24cf16bbc4f7b9c08e9bea1</meta:generator>
    <meta:document-statistic meta:table-count="1" meta:cell-count="15335" meta:object-count="0"/>
  </office:meta>
</office:document-meta>
</file>